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90000001A4FE866CD.jpg" manifest:media-type="image/jpeg"/>
  <manifest:file-entry manifest:full-path="Pictures/10000000000000290000001BC0C8F988.jpg" manifest:media-type="image/jpeg"/>
  <manifest:file-entry manifest:full-path="Pictures/10000000000000280000001BBFC47544.jpg" manifest:media-type="image/jpeg"/>
  <manifest:file-entry manifest:full-path="Pictures/10000000000000290000001BB1CD82DD.jpg" manifest:media-type="image/jpeg"/>
  <manifest:file-entry manifest:full-path="Pictures/10000000000000290000001A1ECEF1D9.jpg" manifest:media-type="image/jpeg"/>
  <manifest:file-entry manifest:full-path="Pictures/10000000000000280000001BC8116D09.jpg" manifest:media-type="image/jpeg"/>
  <manifest:file-entry manifest:full-path="Pictures/10000000000000270000001B21B5EC26.jpg" manifest:media-type="image/jpeg"/>
  <manifest:file-entry manifest:full-path="Pictures/10000000000000260000001B9D3427C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Calibri" svg:font-family="Calibri"/>
    <style:font-face style:name="Consolas" svg:font-family="Consolas"/>
    <style:font-face style:name="Georgia" svg:font-family="Georgia"/>
    <style:font-face style:name="Sylfaen" svg:font-family="Sylfae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327in" style:page-number="auto"/>
      <style:text-properties fo:font-size="7.65000009536743pt" style:font-size-asian="7.65000009536743pt" style:font-size-complex="7.65000009536743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98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65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835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02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99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01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98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34in" style:type="right"/>
        </style:tab-stops>
      </style:paragraph-properties>
    </style:style>
    <style:style style:name="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65in" style:type="right"/>
        </style:tab-stops>
      </style:paragraph-properties>
    </style:style>
    <style:style style:name="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71in" style:type="right"/>
        </style:tab-stops>
      </style:paragraph-properties>
    </style:style>
    <style:style style:name="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65in" style:type="right"/>
        </style:tab-stops>
      </style:paragraph-properties>
    </style:style>
    <style:style style:name="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465in" style:type="right"/>
        </style:tab-stops>
      </style:paragraph-properties>
    </style:style>
    <style:style style:name="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35in" style:type="right"/>
        </style:tab-stops>
      </style:paragraph-properties>
    </style:style>
    <style:style style:name="P1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866in" style:type="right"/>
        </style:tab-stops>
      </style:paragraph-properties>
    </style:style>
    <style:style style:name="P2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28in" style:type="right"/>
        </style:tab-stops>
      </style:paragraph-properties>
    </style:style>
    <style:style style:name="P21"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22"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5in"/>
        </style:tab-stops>
      </style:paragraph-properties>
    </style:style>
    <style:style style:name="P23"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465in"/>
        </style:tab-stops>
      </style:paragraph-properties>
    </style:style>
    <style:style style:name="P24"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5"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1.8465in"/>
        </style:tab-stops>
      </style:paragraph-properties>
    </style:style>
    <style:style style:name="P26"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4134in"/>
        </style:tab-stops>
      </style:paragraph-properties>
    </style:style>
    <style:style style:name="P27"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98in"/>
        </style:tab-stops>
      </style:paragraph-properties>
    </style:style>
    <style:style style:name="P28"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29"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30" style:family="paragraph" style:parent-style-name="Body_20_text_20__28_2_29_" style:master-page-name="">
      <style:paragraph-properties fo:margin-left="0in" fo:margin-right="0in" fo:margin-top="0in" fo:margin-bottom="0in" loext:contextual-spacing="false" fo:line-height="0.1335in" fo:text-align="justify" style:justify-single-word="false" fo:text-indent="0in" style:auto-text-indent="false" style:page-number="auto"/>
    </style:style>
    <style:style style:name="P31" style:family="paragraph" style:parent-style-name="Body_20_text_20__28_2_29_" style:master-page-name="">
      <style:paragraph-properties fo:margin-left="0in" fo:margin-right="0in" fo:margin-top="0in" fo:margin-bottom="0in" loext:contextual-spacing="false" fo:line-height="0.1335in" fo:text-align="justify" style:justify-single-word="false" fo:text-indent="0in" style:auto-text-indent="false" style:page-number="auto">
        <style:tab-stops>
          <style:tab-stop style:position="1.7311in"/>
        </style:tab-stops>
      </style:paragraph-properties>
    </style:style>
    <style:style style:name="P32"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fo:break-after="column"/>
    </style:style>
    <style:style style:name="P33"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column"/>
    </style:style>
    <style:style style:name="P34"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page"/>
    </style:style>
    <style:style style:name="P35" style:family="paragraph" style:parent-style-name="Body_20_text_20__28_7_29_" style:master-page-name="">
      <style:paragraph-properties fo:margin-left="0in" fo:margin-right="0in" fo:margin-top="0in" fo:margin-bottom="0in" loext:contextual-spacing="false" fo:text-align="justify" style:justify-single-word="false" fo:text-indent="0in" style:auto-text-indent="false" style:page-number="auto" fo:break-after="page"/>
    </style:style>
    <style:style style:name="P36" style:family="paragraph" style:parent-style-name="Body_20_text_20__28_7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37" style:family="paragraph" style:parent-style-name="Body_20_text_20__28_7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307in"/>
        </style:tab-stops>
      </style:paragraph-properties>
    </style:style>
    <style:style style:name="P38" style:family="paragraph" style:parent-style-name="Body_20_text_20__28_10_29_" style:master-page-name="">
      <style:paragraph-properties fo:margin-left="0in" fo:margin-right="0in" fo:margin-top="0in" fo:margin-bottom="0.0236in" loext:contextual-spacing="false" fo:line-height="0.0835in" fo:text-indent="0in" style:auto-text-indent="false" style:page-number="auto"/>
    </style:style>
    <style:style style:name="P39" style:family="paragraph" style:parent-style-name="Body_20_text_20__28_2_29_" style:master-page-name="">
      <style:paragraph-properties fo:margin-left="0in" fo:margin-right="0in" fo:margin-top="0in" fo:margin-bottom="0.0791in" loext:contextual-spacing="false" fo:text-align="start" style:justify-single-word="false" fo:text-indent="0in" style:auto-text-indent="false" style:page-number="auto"/>
    </style:style>
    <style:style style:name="P40"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41"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42"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style:style>
    <style:style style:name="P43" style:family="paragraph" style:parent-style-name="Body_20_text_20__28_5_29_" style:master-page-name="">
      <style:paragraph-properties fo:margin-left="0in" fo:margin-right="0.1945in" fo:margin-top="0in" fo:margin-bottom="0in" loext:contextual-spacing="false" fo:line-height="0.1272in" fo:text-align="justify" style:justify-single-word="false" fo:text-indent="0in" style:auto-text-indent="false" style:page-number="auto"/>
    </style:style>
    <style:style style:name="P44" style:family="paragraph" style:parent-style-name="Body_20_text_20__28_2_29_" style:master-page-name="">
      <style:paragraph-properties fo:margin-left="0.4583in" fo:margin-right="0.1945in" fo:margin-top="0in" fo:margin-bottom="0in" loext:contextual-spacing="false" fo:text-align="justify" style:justify-single-word="false" fo:text-indent="-0.0972in" style:auto-text-indent="false" style:page-number="auto"/>
    </style:style>
    <style:style style:name="P45"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style:style>
    <style:style style:name="P46" style:family="paragraph" style:parent-style-name="Body_20_text_20__28_2_29_" style:master-page-name="">
      <style:paragraph-properties fo:margin-left="0.5138in" fo:margin-right="0in" fo:margin-top="0in" fo:margin-bottom="0in" loext:contextual-spacing="false" fo:line-height="0.1299in" fo:text-align="start" style:justify-single-word="false" fo:text-indent="-0.2362in" style:auto-text-indent="false" style:page-number="auto"/>
    </style:style>
    <style:style style:name="P47"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style:style>
    <style:style style:name="P48"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49"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50"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tab-stops>
          <style:tab-stop style:position="1.4071in"/>
        </style:tab-stops>
      </style:paragraph-properties>
    </style:style>
    <style:style style:name="P51"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fo:break-after="page"/>
    </style:style>
    <style:style style:name="P52" style:family="paragraph" style:parent-style-name="Body_20_text_20__28_9_29_" style:master-page-name="">
      <style:paragraph-properties fo:margin-left="0in" fo:margin-right="0in" fo:margin-top="0in" fo:margin-bottom="0in" loext:contextual-spacing="false" fo:line-height="0.0902in" fo:text-indent="0.1528in" style:auto-text-indent="false" style:page-number="auto" fo:break-after="page"/>
    </style:style>
    <style:style style:name="P53" style:family="paragraph" style:parent-style-name="Body_20_text_20__28_9_29_" style:master-page-name="">
      <style:paragraph-properties fo:margin-left="0in" fo:margin-right="0in" fo:margin-top="0in" fo:margin-bottom="0in" loext:contextual-spacing="false" fo:text-indent="0.1528in" style:auto-text-indent="false" style:page-number="auto"/>
    </style:style>
    <style:style style:name="P54" style:family="paragraph" style:parent-style-name="Body_20_text_20__28_8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55" style:family="paragraph" style:parent-style-name="Body_20_text_20__28_2_29_" style:master-page-name="">
      <style:paragraph-properties fo:margin-left="0.3055in" fo:margin-right="0in" fo:margin-top="0in" fo:margin-bottom="0in" loext:contextual-spacing="false" fo:text-align="start" style:justify-single-word="false" fo:text-indent="0in" style:auto-text-indent="false" style:page-number="auto"/>
    </style:style>
    <style:style style:name="P56" style:family="paragraph" style:parent-style-name="Body_20_text_20__28_5_29_" style:master-page-name="">
      <style:paragraph-properties fo:margin-left="0.361in" fo:margin-right="0in" fo:margin-top="0in" fo:margin-bottom="0in" loext:contextual-spacing="false" fo:line-height="0.1272in" fo:text-align="start" style:justify-single-word="false" fo:text-indent="-0.1252in" style:auto-text-indent="false" style:page-number="auto"/>
    </style:style>
    <style:style style:name="P57" style:family="paragraph" style:parent-style-name="Body_20_text_20__28_2_29_" style:master-page-name="">
      <style:paragraph-properties fo:margin-left="0.361in" fo:margin-right="0in" fo:margin-top="0in" fo:margin-bottom="0in" loext:contextual-spacing="false" fo:text-align="start" style:justify-single-word="false" fo:text-indent="-0.1252in" style:auto-text-indent="false" style:page-number="auto"/>
    </style:style>
    <style:style style:name="P58" style:family="paragraph" style:parent-style-name="Body_20_text_20__28_2_29_" style:master-page-name="">
      <style:paragraph-properties fo:margin-left="0.361in" fo:margin-right="0in" fo:margin-top="0in" fo:margin-bottom="0.0835in" loext:contextual-spacing="false" fo:text-align="start" style:justify-single-word="false" fo:text-indent="-0.1252in" style:auto-text-indent="false" style:page-number="auto"/>
    </style:style>
    <style:style style:name="P59" style:family="paragraph" style:parent-style-name="Body_20_text_20__28_2_29_" style:master-page-name="">
      <style:paragraph-properties fo:margin-left="0.4583in" fo:margin-right="0in" fo:margin-top="0in" fo:margin-bottom="0in" loext:contextual-spacing="false" fo:text-align="start" style:justify-single-word="false" fo:text-indent="-0.0972in" style:auto-text-indent="false" style:page-number="auto"/>
    </style:style>
    <style:style style:name="P60" style:family="paragraph" style:parent-style-name="Body_20_text_20__28_2_29_" style:master-page-name="">
      <style:paragraph-properties fo:margin-left="0.2083in" fo:margin-right="0in" fo:margin-top="0in" fo:margin-bottom="0in" loext:contextual-spacing="false" fo:text-align="justify" style:justify-single-word="false" fo:text-indent="-0.2083in" style:auto-text-indent="false" style:page-number="auto"/>
    </style:style>
    <style:style style:name="P61" style:family="paragraph" style:parent-style-name="Body_20_text_20__28_2_29_"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62" style:family="paragraph" style:parent-style-name="Body_20_text_20__28_9_29_" style:master-page-name="">
      <style:paragraph-properties fo:margin-left="0.2083in" fo:margin-right="0in" fo:margin-top="0in" fo:margin-bottom="0in" loext:contextual-spacing="false" fo:line-height="0.1665in" fo:text-indent="-0.2083in" style:auto-text-indent="false" style:page-number="auto"/>
    </style:style>
    <style:style style:name="P63" style:family="paragraph" style:parent-style-name="Body_20_text_20__28_2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64" style:family="paragraph" style:parent-style-name="Body_20_text_20__28_2_29_" style:master-page-name="">
      <style:paragraph-properties fo:margin-left="0.139in" fo:margin-right="0in" fo:margin-top="0in" fo:margin-bottom="0in" loext:contextual-spacing="false" fo:text-align="start" style:justify-single-word="false" fo:text-indent="0in" style:auto-text-indent="false" style:page-number="auto">
        <style:tab-stops>
          <style:tab-stop style:position="0.2272in"/>
        </style:tab-stops>
      </style:paragraph-properties>
    </style:style>
    <style:style style:name="P65" style:family="paragraph" style:parent-style-name="Body_20_text_20__28_2_29_" style:master-page-name="">
      <style:paragraph-properties fo:margin-left="0.139in" fo:margin-right="0in" fo:margin-top="0in" fo:margin-bottom="0in" loext:contextual-spacing="false" fo:text-align="start" style:justify-single-word="false" fo:text-indent="0in" style:auto-text-indent="false" style:page-number="auto">
        <style:tab-stops>
          <style:tab-stop style:position="1.7272in"/>
        </style:tab-stops>
      </style:paragraph-properties>
    </style:style>
    <style:style style:name="P66" style:family="paragraph" style:parent-style-name="Body_20_text_20__28_2_29_" style:master-page-name="">
      <style:paragraph-properties fo:margin-left="0.139in" fo:margin-right="0in" fo:margin-top="0in" fo:margin-bottom="0in" loext:contextual-spacing="false" fo:line-height="0.1299in" fo:text-align="start" style:justify-single-word="false" fo:text-indent="0in" style:auto-text-indent="false" style:page-number="auto"/>
    </style:style>
    <style:style style:name="P67" style:family="paragraph" style:parent-style-name="Body_20_text_20__28_7_29_" style:master-page-name="">
      <style:paragraph-properties fo:margin-left="0.139in" fo:margin-right="0in" fo:margin-top="0in" fo:margin-bottom="0in" loext:contextual-spacing="false" fo:line-height="0.1299in" fo:text-align="start" style:justify-single-word="false" fo:text-indent="0in" style:auto-text-indent="false" style:page-number="auto"/>
    </style:style>
    <style:style style:name="P68" style:family="paragraph" style:parent-style-name="Body_20_text_20__28_5_29_" style:master-page-name="">
      <style:paragraph-properties fo:margin-left="0.139in" fo:margin-right="0in" fo:margin-top="0in" fo:margin-bottom="0in" loext:contextual-spacing="false" fo:line-height="0.1272in" fo:text-align="start" style:justify-single-word="false" fo:text-indent="0in" style:auto-text-indent="false" style:page-number="auto"/>
    </style:style>
    <style:style style:name="P69" style:family="paragraph" style:parent-style-name="Body_20_text_20__28_9_29_" style:master-page-name="">
      <style:paragraph-properties fo:margin-left="0.139in" fo:margin-right="0in" fo:margin-top="0in" fo:margin-bottom="0in" loext:contextual-spacing="false" fo:line-height="0.1665in" fo:text-indent="0in" style:auto-text-indent="false" style:page-number="auto" fo:break-after="page"/>
    </style:style>
    <style:style style:name="P70" style:family="paragraph" style:parent-style-name="Body_20_text_20__28_7_29_" style:master-page-name="">
      <style:paragraph-properties fo:margin-left="0.139in" fo:margin-right="0in" fo:margin-top="0in" fo:margin-bottom="0.078in" loext:contextual-spacing="false" fo:line-height="0.1299in" fo:text-align="start" style:justify-single-word="false" fo:text-indent="0in" style:auto-text-indent="false" style:page-number="auto"/>
    </style:style>
    <style:style style:name="P71"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72" style:family="paragraph" style:parent-style-name="Body_20_text_20__28_2_29_" style:master-page-name="">
      <style:paragraph-properties fo:margin-left="0.361in" fo:margin-right="0in" fo:margin-top="0in" fo:margin-bottom="0in" loext:contextual-spacing="false" fo:text-align="start" style:justify-single-word="false" fo:text-indent="-0.361in" style:auto-text-indent="false" style:page-number="auto"/>
    </style:style>
    <style:style style:name="P73" style:family="paragraph" style:parent-style-name="Body_20_text_20__28_7_29_" style:master-page-name="">
      <style:paragraph-properties fo:margin-left="0.361in" fo:margin-right="0in" fo:margin-top="0in" fo:margin-bottom="0in" loext:contextual-spacing="false" fo:line-height="0.1335in" fo:text-align="start" style:justify-single-word="false" fo:text-indent="-0.361in" style:auto-text-indent="false" style:page-number="auto"/>
    </style:style>
    <style:style style:name="P74" style:family="paragraph" style:parent-style-name="Body_20_text_20__28_7_29_" style:master-page-name="">
      <style:paragraph-properties fo:margin-left="0.361in" fo:margin-right="0in" fo:margin-top="0in" fo:margin-bottom="0in" loext:contextual-spacing="false" fo:text-align="start" style:justify-single-word="false" fo:text-indent="-0.361in" style:auto-text-indent="false" style:page-number="auto"/>
    </style:style>
    <style:style style:name="P75" style:family="paragraph" style:parent-style-name="Body_20_text_20__28_2_29_" style:master-page-name="">
      <style:paragraph-properties fo:margin-left="0.4165in" fo:margin-right="0in" fo:margin-top="0in" fo:margin-bottom="0in" loext:contextual-spacing="false" fo:text-align="start" style:justify-single-word="false" fo:text-indent="0in" style:auto-text-indent="false" style:page-number="auto"/>
    </style:style>
    <style:style style:name="P76" style:family="paragraph" style:parent-style-name="Body_20_text_20__28_2_29_" style:master-page-name="">
      <style:paragraph-properties fo:margin-left="0.4165in" fo:margin-right="0in" fo:margin-top="0in" fo:margin-bottom="0in" loext:contextual-spacing="false" fo:line-height="0.1299in" fo:text-align="start" style:justify-single-word="false" fo:text-indent="0in" style:auto-text-indent="false" style:page-number="auto"/>
    </style:style>
    <style:style style:name="P77" style:family="paragraph" style:parent-style-name="Body_20_text_20__28_5_29_" style:master-page-name="">
      <style:paragraph-properties fo:margin-left="0.4165in" fo:margin-right="0in" fo:margin-top="0in" fo:margin-bottom="0in" loext:contextual-spacing="false" fo:line-height="0.1272in" fo:text-align="end" style:justify-single-word="false" fo:text-indent="0in" style:auto-text-indent="false" style:page-number="auto"/>
    </style:style>
    <style:style style:name="P78" style:family="paragraph" style:parent-style-name="Body_20_text_20__28_2_29_" style:master-page-name="">
      <style:paragraph-properties fo:margin-left="0.6528in" fo:margin-right="0in" fo:margin-top="0in" fo:margin-bottom="0in" loext:contextual-spacing="false" fo:text-align="justify" style:justify-single-word="false" fo:text-indent="0in" style:auto-text-indent="false" style:page-number="auto"/>
    </style:style>
    <style:style style:name="P79" style:family="paragraph" style:parent-style-name="Body_20_text_20__28_2_29_" style:master-page-name="">
      <style:paragraph-properties fo:margin-left="0.6528in" fo:margin-right="0in" fo:margin-top="0in" fo:margin-bottom="0in" loext:contextual-spacing="false" fo:line-height="0.1299in" fo:text-align="justify" style:justify-single-word="false" fo:text-indent="0in" style:auto-text-indent="false" style:page-number="auto"/>
    </style:style>
    <style:style style:name="P80"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81"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82" style:family="paragraph" style:parent-style-name="Body_20_text_20__28_2_29_" style:master-page-name="">
      <style:paragraph-properties fo:margin-left="0.4583in" fo:margin-right="0in" fo:margin-top="0in" fo:margin-bottom="0in" loext:contextual-spacing="false" fo:text-align="start" style:justify-single-word="false" fo:text-indent="-0.222in" style:auto-text-indent="false" style:page-number="auto"/>
    </style:style>
    <style:style style:name="P83" style:family="paragraph" style:parent-style-name="Body_20_text_20__28_2_29_" style:master-page-name="">
      <style:paragraph-properties fo:margin-left="0.639in" fo:margin-right="0in" fo:margin-top="0in" fo:margin-bottom="0in" loext:contextual-spacing="false" fo:text-align="justify" style:justify-single-word="false" fo:text-indent="0in" style:auto-text-indent="false" style:page-number="auto"/>
    </style:style>
    <style:style style:name="P84" style:family="paragraph" style:parent-style-name="Body_20_text_20__28_6_29_" style:master-page-name="">
      <style:paragraph-properties fo:margin-left="0.1528in" fo:margin-right="0in" fo:margin-top="0in" fo:margin-bottom="0in" loext:contextual-spacing="false" fo:line-height="0.1528in" fo:text-indent="0in" style:auto-text-indent="false" style:page-number="auto">
        <style:tab-stops>
          <style:tab-stop style:position="1.1465in"/>
        </style:tab-stops>
      </style:paragraph-properties>
    </style:style>
    <style:style style:name="P85" style:family="paragraph" style:parent-style-name="Body_20_text_20__28_2_29_" style:master-page-name="">
      <style:paragraph-properties fo:margin-left="0.1528in" fo:margin-right="0in" fo:margin-top="0in" fo:margin-bottom="0in" loext:contextual-spacing="false" fo:text-align="start" style:justify-single-word="false" fo:text-indent="0in" style:auto-text-indent="false" style:page-number="auto"/>
    </style:style>
    <style:style style:name="P86" style:family="paragraph" style:parent-style-name="Body_20_text_20__28_5_29_" style:master-page-name="">
      <style:paragraph-properties fo:margin-left="0.1528in" fo:margin-right="0in" fo:margin-top="0in" fo:margin-bottom="0in" loext:contextual-spacing="false" fo:line-height="0.1272in" fo:text-align="start" style:justify-single-word="false" fo:text-indent="0in" style:auto-text-indent="false" style:page-number="auto"/>
    </style:style>
    <style:style style:name="P87"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88"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1.0571in"/>
        </style:tab-stops>
      </style:paragraph-properties>
    </style:style>
    <style:style style:name="P89"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90" style:family="paragraph" style:parent-style-name="Body_20_text_20__28_5_29_" style:master-page-name="">
      <style:paragraph-properties fo:margin-left="0in" fo:margin-right="0in" fo:margin-top="0in" fo:margin-bottom="0in" loext:contextual-spacing="false" fo:line-height="0.1272in" fo:text-align="start" style:justify-single-word="false" fo:text-indent="0.139in" style:auto-text-indent="false" style:page-number="auto"/>
    </style:style>
    <style:style style:name="P91" style:family="paragraph" style:parent-style-name="Body_20_text_20__28_7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92"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fo:break-after="page"/>
    </style:style>
    <style:style style:name="P93" style:family="paragraph" style:parent-style-name="Body_20_text_20__28_2_29_" style:master-page-name="">
      <style:paragraph-properties fo:margin-left="0in" fo:margin-right="0in" fo:margin-top="0in" fo:margin-bottom="0.0764in" loext:contextual-spacing="false" fo:text-align="start" style:justify-single-word="false" fo:text-indent="0.139in" style:auto-text-indent="false" style:page-number="auto"/>
    </style:style>
    <style:style style:name="P94" style:family="paragraph" style:parent-style-name="Body_20_text_20__28_5_29_" style:master-page-name="">
      <style:paragraph-properties fo:margin-left="0.361in" fo:margin-right="0in" fo:margin-top="0in" fo:margin-bottom="0in" loext:contextual-spacing="false" fo:line-height="0.1272in" fo:text-align="start" style:justify-single-word="false" fo:text-indent="-0.222in" style:auto-text-indent="false" style:page-number="auto"/>
    </style:style>
    <style:style style:name="P95" style:family="paragraph" style:parent-style-name="Body_20_text_20__28_2_29_" style:master-page-name="">
      <style:paragraph-properties fo:margin-left="0.361in" fo:margin-right="0in" fo:margin-top="0in" fo:margin-bottom="0in" loext:contextual-spacing="false" fo:text-align="start" style:justify-single-word="false" fo:text-indent="-0.222in" style:auto-text-indent="false" style:page-number="auto"/>
    </style:style>
    <style:style style:name="P96" style:family="paragraph" style:parent-style-name="Body_20_text_20__28_2_29_" style:master-page-name="">
      <style:paragraph-properties fo:margin-left="0.361in" fo:margin-right="0in" fo:margin-top="0in" fo:margin-bottom="0in" loext:contextual-spacing="false" fo:line-height="0.1299in" fo:text-align="start" style:justify-single-word="false" fo:text-indent="-0.222in" style:auto-text-indent="false" style:page-number="auto"/>
    </style:style>
    <style:style style:name="P97" style:family="paragraph" style:parent-style-name="Body_20_text_20__28_7_29_" style:master-page-name="">
      <style:paragraph-properties fo:margin-left="0.361in" fo:margin-right="0in" fo:margin-top="0in" fo:margin-bottom="0in" loext:contextual-spacing="false" fo:text-align="start" style:justify-single-word="false" fo:text-indent="-0.222in" style:auto-text-indent="false" style:page-number="auto"/>
    </style:style>
    <style:style style:name="P98" style:family="paragraph" style:parent-style-name="Body_20_text_20__28_7_29_" style:master-page-name="">
      <style:paragraph-properties fo:margin-left="0.361in" fo:margin-right="0in" fo:margin-top="0in" fo:margin-bottom="0in" loext:contextual-spacing="false" fo:line-height="0.1335in" fo:text-align="start" style:justify-single-word="false" fo:text-indent="-0.222in" style:auto-text-indent="false" style:page-number="auto"/>
    </style:style>
    <style:style style:name="P99" style:family="paragraph" style:parent-style-name="Body_20_text_20__28_2_29_" style:master-page-name="">
      <style:paragraph-properties fo:margin-left="0.3752in" fo:margin-right="0in" fo:margin-top="0in" fo:margin-bottom="0in" loext:contextual-spacing="false" fo:text-align="start" style:justify-single-word="false" fo:text-indent="-0.222in" style:auto-text-indent="false" style:page-number="auto"/>
    </style:style>
    <style:style style:name="P100" style:family="paragraph" style:parent-style-name="Body_20_text_20__28_5_29_" style:master-page-name="">
      <style:paragraph-properties fo:margin-left="0.3752in" fo:margin-right="0in" fo:margin-top="0in" fo:margin-bottom="0in" loext:contextual-spacing="false" fo:line-height="0.1272in" fo:text-align="start" style:justify-single-word="false" fo:text-indent="-0.222in" style:auto-text-indent="false" style:page-number="auto"/>
    </style:style>
    <style:style style:name="P101" style:family="paragraph" style:parent-style-name="Body_20_text_20__28_9_29_" style:master-page-name="">
      <style:paragraph-properties fo:margin-left="0.3752in" fo:margin-right="0in" fo:margin-top="0in" fo:margin-bottom="0in" loext:contextual-spacing="false" fo:line-height="0.1665in" fo:text-align="start" style:justify-single-word="false" fo:text-indent="-0.222in" style:auto-text-indent="false" style:page-number="auto" fo:break-after="page"/>
    </style:style>
    <style:style style:name="P102" style:family="paragraph" style:parent-style-name="Body_20_text_20__28_2_29_" style:master-page-name="">
      <style:paragraph-properties fo:margin-left="0.5417in" fo:margin-right="0in" fo:margin-top="0in" fo:margin-bottom="0in" loext:contextual-spacing="false" fo:text-align="justify" style:justify-single-word="false" fo:text-indent="-0.111in" style:auto-text-indent="false" style:page-number="auto"/>
    </style:style>
    <style:style style:name="P103" style:family="paragraph" style:parent-style-name="Body_20_text_20__28_2_29_" style:master-page-name="">
      <style:paragraph-properties fo:margin-left="0.5417in" fo:margin-right="0in" fo:margin-top="0in" fo:margin-bottom="0in" loext:contextual-spacing="false" fo:text-align="start" style:justify-single-word="false" fo:text-indent="-0.111in" style:auto-text-indent="false" style:page-number="auto"/>
    </style:style>
    <style:style style:name="P104" style:family="paragraph" style:parent-style-name="Body_20_text_20__28_2_29_" style:master-page-name="">
      <style:paragraph-properties fo:margin-left="0.361in" fo:margin-right="0in" fo:margin-top="0in" fo:margin-bottom="0in" loext:contextual-spacing="false" fo:text-align="start" style:justify-single-word="false" fo:text-indent="0in" style:auto-text-indent="false" style:page-number="auto"/>
    </style:style>
    <style:style style:name="P105" style:family="paragraph" style:parent-style-name="Body_20_text_20__28_5_29_" style:master-page-name="">
      <style:paragraph-properties fo:margin-left="0.361in" fo:margin-right="0in" fo:margin-top="0in" fo:margin-bottom="0in" loext:contextual-spacing="false" fo:text-align="start" style:justify-single-word="false" fo:text-indent="0in" style:auto-text-indent="false" style:page-number="auto"/>
    </style:style>
    <style:style style:name="P106" style:family="paragraph" style:parent-style-name="Body_20_text_20__28_2_29_" style:master-page-name="">
      <style:paragraph-properties fo:margin-left="0.2083in" fo:margin-right="0in" fo:margin-top="0in" fo:margin-bottom="0in" loext:contextual-spacing="false" fo:text-align="justify" style:justify-single-word="false" fo:text-indent="0in" style:auto-text-indent="false" style:page-number="auto"/>
    </style:style>
    <style:style style:name="P107" style:family="paragraph" style:parent-style-name="Body_20_text_20__28_9_29_" style:master-page-name="">
      <style:paragraph-properties fo:margin-left="0.2083in" fo:margin-right="0in" fo:margin-top="0in" fo:margin-bottom="0in" loext:contextual-spacing="false" fo:line-height="0.1665in" fo:text-indent="0in" style:auto-text-indent="false" style:page-number="auto">
        <style:tab-stops>
          <style:tab-stop style:position="1.2535in"/>
        </style:tab-stops>
      </style:paragraph-properties>
    </style:style>
    <style:style style:name="P108" style:family="paragraph" style:parent-style-name="Body_20_text_20__28_5_29_" style:master-page-name="">
      <style:paragraph-properties fo:margin-left="0.1528in" fo:margin-right="0in" fo:margin-top="0in" fo:margin-bottom="0in" loext:contextual-spacing="false" fo:line-height="0.1272in" fo:text-align="start" style:justify-single-word="false" fo:text-indent="0.0972in" style:auto-text-indent="false" style:page-number="auto"/>
    </style:style>
    <style:style style:name="P109" style:family="paragraph" style:parent-style-name="Body_20_text_20__28_2_29_" style:master-page-name="">
      <style:paragraph-properties fo:margin-left="0.361in" fo:margin-right="0.1945in" fo:margin-top="0in" fo:margin-bottom="0in" loext:contextual-spacing="false" fo:text-align="justify" style:justify-single-word="false" fo:text-indent="-0.1252in" style:auto-text-indent="false" style:page-number="auto"/>
    </style:style>
    <style:style style:name="P110" style:family="paragraph" style:parent-style-name="Body_20_text_20__28_5_29_" style:master-page-name="">
      <style:paragraph-properties fo:margin-left="0.361in" fo:margin-right="0.1945in" fo:margin-top="0in" fo:margin-bottom="0in" loext:contextual-spacing="false" fo:line-height="0.1272in" fo:text-align="justify" style:justify-single-word="false" fo:text-indent="-0.1252in" style:auto-text-indent="false" style:page-number="auto"/>
    </style:style>
    <style:style style:name="P111" style:family="paragraph" style:parent-style-name="Body_20_text_20__28_2_29_" style:master-page-name="">
      <style:paragraph-properties fo:margin-left="0.528in" fo:margin-right="0in" fo:margin-top="0in" fo:margin-bottom="0in" loext:contextual-spacing="false" fo:text-align="start" style:justify-single-word="false" fo:text-indent="-0.111in" style:auto-text-indent="false" style:page-number="auto"/>
    </style:style>
    <style:style style:name="P112" style:family="paragraph" style:parent-style-name="Body_20_text_20__28_2_29_" style:master-page-name="">
      <style:paragraph-properties fo:margin-left="0.528in" fo:margin-right="0in" fo:margin-top="0in" fo:margin-bottom="0in" loext:contextual-spacing="false" fo:text-align="justify" style:justify-single-word="false" fo:text-indent="-0.111in" style:auto-text-indent="false" style:page-number="auto"/>
    </style:style>
    <style:style style:name="P113" style:family="paragraph" style:parent-style-name="Body_20_text_20__28_2_29_" style:master-page-name="">
      <style:paragraph-properties fo:margin-left="0.6528in" fo:margin-right="0in" fo:margin-top="0in" fo:margin-bottom="0in" loext:contextual-spacing="false" fo:text-align="justify" style:justify-single-word="false" fo:text-indent="-0.1252in" style:auto-text-indent="false" style:page-number="auto"/>
    </style:style>
    <style:style style:name="P114" style:family="paragraph" style:parent-style-name="Body_20_text_20__28_2_29_" style:master-page-name="">
      <style:paragraph-properties fo:margin-left="0.4165in" fo:margin-right="0in" fo:margin-top="0in" fo:margin-bottom="0in" loext:contextual-spacing="false" fo:text-align="start" style:justify-single-word="false" fo:text-indent="0.111in" style:auto-text-indent="false" style:page-number="auto"/>
    </style:style>
    <style:style style:name="P115" style:family="paragraph" style:parent-style-name="Body_20_text_20__28_2_29_" style:master-page-name="">
      <style:paragraph-properties fo:margin-left="0.5417in" fo:margin-right="0in" fo:margin-top="0in" fo:margin-bottom="0in" loext:contextual-spacing="false" fo:text-align="justify" style:justify-single-word="false" fo:text-indent="0in" style:auto-text-indent="false" style:page-number="auto"/>
    </style:style>
    <style:style style:name="P116" style:family="paragraph" style:parent-style-name="Body_20_text_20__28_5_29_" style:master-page-name="">
      <style:paragraph-properties fo:margin-left="0.5417in" fo:margin-right="0in" fo:margin-top="0in" fo:margin-bottom="0in" loext:contextual-spacing="false" fo:line-height="0.1272in" fo:text-align="justify" style:justify-single-word="false" fo:text-indent="0in" style:auto-text-indent="false" style:page-number="auto"/>
    </style:style>
    <style:style style:name="P117" style:family="paragraph" style:parent-style-name="Body_20_text_20__28_2_29_" style:master-page-name="">
      <style:paragraph-properties fo:margin-left="0.2917in" fo:margin-right="0in" fo:margin-top="0in" fo:margin-bottom="0in" loext:contextual-spacing="false" fo:text-align="start" style:justify-single-word="false" fo:text-indent="0.2362in" style:auto-text-indent="false" style:page-number="auto"/>
    </style:style>
    <style:style style:name="P118" style:family="paragraph" style:parent-style-name="Body_20_text_20__28_2_29_" style:master-page-name="">
      <style:paragraph-properties fo:margin-left="0.611in" fo:margin-right="0in" fo:margin-top="0in" fo:margin-bottom="0in" loext:contextual-spacing="false" fo:text-align="justify" style:justify-single-word="false" fo:text-indent="-0.222in" style:auto-text-indent="false" style:page-number="auto"/>
    </style:style>
    <style:style style:name="P119" style:family="paragraph" style:parent-style-name="Body_20_text_20__28_2_29_" style:master-page-name="">
      <style:paragraph-properties fo:margin-left="0.25in" fo:margin-right="0.1945in" fo:margin-top="0in" fo:margin-bottom="0in" loext:contextual-spacing="false" fo:text-align="justify" style:justify-single-word="false" fo:text-indent="-0.25in" style:auto-text-indent="false" style:page-number="auto"/>
    </style:style>
    <style:style style:name="P120" style:family="paragraph" style:parent-style-name="Body_20_text_20__28_2_29_" style:master-page-name="">
      <style:paragraph-properties fo:margin-left="0.528in" fo:margin-right="0in" fo:margin-top="0in" fo:margin-bottom="0in" loext:contextual-spacing="false" fo:text-align="start" style:justify-single-word="false" fo:text-indent="-0.222in" style:auto-text-indent="false" style:page-number="auto"/>
    </style:style>
    <style:style style:name="P121" style:family="paragraph" style:parent-style-name="Body_20_text_20__28_2_29_" style:master-page-name="">
      <style:paragraph-properties fo:margin-left="0.389in" fo:margin-right="0in" fo:margin-top="0in" fo:margin-bottom="0in" loext:contextual-spacing="false" fo:text-align="start" style:justify-single-word="false" fo:text-indent="0.222in" style:auto-text-indent="false" style:page-number="auto"/>
    </style:style>
    <style:style style:name="P122" style:family="paragraph" style:parent-style-name="Body_20_text_20__28_2_29_" style:master-page-name="">
      <style:paragraph-properties fo:margin-left="0.6528in" fo:margin-right="0in" fo:margin-top="0in" fo:margin-bottom="0in" loext:contextual-spacing="false" fo:line-height="0.1299in" fo:text-align="justify" style:justify-single-word="false" fo:text-indent="-0.2362in" style:auto-text-indent="false" style:page-number="auto"/>
    </style:style>
    <style:style style:name="P123" style:family="paragraph" style:parent-style-name="Body_20_text_20__28_5_29_" style:master-page-name="">
      <style:paragraph-properties fo:margin-left="0.3752in" fo:margin-right="0in" fo:margin-top="0in" fo:margin-bottom="0in" loext:contextual-spacing="false" fo:line-height="0.1272in" fo:text-align="start" style:justify-single-word="false" fo:text-indent="-0.111in" style:auto-text-indent="false" style:page-number="auto"/>
    </style:style>
    <style:style style:name="P124" style:family="paragraph" style:parent-style-name="Body_20_text_20__28_2_29_" style:master-page-name="">
      <style:paragraph-properties fo:margin-left="0in" fo:margin-right="0in" fo:margin-top="0in" fo:margin-bottom="0in" loext:contextual-spacing="false" fo:text-align="start" style:justify-single-word="false" fo:text-indent="0.361in" style:auto-text-indent="false" style:page-number="auto"/>
    </style:style>
    <style:style style:name="P125" style:family="paragraph" style:parent-style-name="Body_20_text_20__28_2_29_" style:master-page-name="">
      <style:paragraph-properties fo:margin-left="0.4028in" fo:margin-right="0in" fo:margin-top="0in" fo:margin-bottom="0in" loext:contextual-spacing="false" fo:text-align="start" style:justify-single-word="false" fo:text-indent="0in" style:auto-text-indent="false" style:page-number="auto"/>
    </style:style>
    <style:style style:name="P126" style:family="paragraph" style:parent-style-name="Body_20_text_20__28_2_29_" style:master-page-name="">
      <style:paragraph-properties fo:margin-left="0.4028in" fo:margin-right="0in" fo:margin-top="0in" fo:margin-bottom="0in" loext:contextual-spacing="false" fo:text-align="justify" style:justify-single-word="false" fo:text-indent="0in" style:auto-text-indent="false" style:page-number="auto"/>
    </style:style>
    <style:style style:name="P127" style:family="paragraph" style:parent-style-name="Body_20_text_20__28_2_29_" style:master-page-name="">
      <style:paragraph-properties fo:margin-left="0.278in" fo:margin-right="0in" fo:margin-top="0in" fo:margin-bottom="0in" loext:contextual-spacing="false" fo:text-align="start" style:justify-single-word="false" fo:text-indent="-0.1252in" style:auto-text-indent="false" style:page-number="auto"/>
    </style:style>
    <style:style style:name="P128" style:family="paragraph" style:parent-style-name="Body_20_text_20__28_5_29_" style:master-page-name="">
      <style:paragraph-properties fo:margin-left="0.528in" fo:margin-right="0in" fo:margin-top="0in" fo:margin-bottom="0in" loext:contextual-spacing="false" fo:line-height="0.1272in" fo:text-align="start" style:justify-single-word="false" fo:text-indent="-0.2362in" style:auto-text-indent="false" style:page-number="auto"/>
    </style:style>
    <style:style style:name="P129" style:family="paragraph" style:parent-style-name="Body_20_text_20__28_2_29_" style:master-page-name="">
      <style:paragraph-properties fo:margin-left="0.361in" fo:margin-right="0in" fo:margin-top="0in" fo:margin-bottom="0in" loext:contextual-spacing="false" fo:line-height="0.1299in" fo:text-align="start" style:justify-single-word="false" fo:text-indent="-0.111in" style:auto-text-indent="false" style:page-number="auto"/>
    </style:style>
    <style:style style:name="P130" style:family="paragraph" style:parent-style-name="Body_20_text_20__28_2_29_" style:master-page-name="">
      <style:paragraph-properties fo:margin-left="0.361in" fo:margin-right="0in" fo:margin-top="0in" fo:margin-bottom="0in" loext:contextual-spacing="false" fo:text-align="start" style:justify-single-word="false" fo:text-indent="-0.111in" style:auto-text-indent="false" style:page-number="auto"/>
    </style:style>
    <style:style style:name="P131" style:family="paragraph" style:parent-style-name="Body_20_text_20__28_2_29_" style:master-page-name="">
      <style:paragraph-properties fo:margin-left="0.361in" fo:margin-right="0in" fo:margin-top="0in" fo:margin-bottom="0in" loext:contextual-spacing="false" fo:line-height="0.1335in" fo:text-align="start" style:justify-single-word="false" fo:text-indent="-0.111in" style:auto-text-indent="false" style:page-number="auto"/>
    </style:style>
    <style:style style:name="P132" style:family="paragraph" style:parent-style-name="Body_20_text_20__28_7_29_" style:master-page-name="">
      <style:paragraph-properties fo:margin-left="0.361in" fo:margin-right="0in" fo:margin-top="0in" fo:margin-bottom="0in" loext:contextual-spacing="false" fo:line-height="0.1335in" fo:text-align="start" style:justify-single-word="false" fo:text-indent="-0.111in" style:auto-text-indent="false" style:page-number="auto"/>
    </style:style>
    <style:style style:name="P133" style:family="paragraph" style:parent-style-name="Body_20_text_20__28_7_29_" style:master-page-name="">
      <style:paragraph-properties fo:margin-left="0.361in" fo:margin-right="0in" fo:margin-top="0in" fo:margin-bottom="0in" loext:contextual-spacing="false" fo:text-align="start" style:justify-single-word="false" fo:text-indent="-0.111in" style:auto-text-indent="false" style:page-number="auto"/>
    </style:style>
    <style:style style:name="P134" style:family="paragraph" style:parent-style-name="Body_20_text_20__28_2_29_" style:master-page-name="">
      <style:paragraph-properties fo:margin-left="0.4862in" fo:margin-right="0in" fo:margin-top="0in" fo:margin-bottom="0in" loext:contextual-spacing="false" fo:text-align="start" style:justify-single-word="false" fo:text-indent="-0.2362in" style:auto-text-indent="false" style:page-number="auto"/>
    </style:style>
    <style:style style:name="P135" style:family="paragraph" style:parent-style-name="Body_20_text_20__28_2_29_" style:master-page-name="">
      <style:paragraph-properties fo:margin-left="0.1665in" fo:margin-right="0in" fo:margin-top="0in" fo:margin-bottom="0in" loext:contextual-spacing="false" fo:line-height="0.1299in" fo:text-align="start" style:justify-single-word="false" fo:text-indent="0in" style:auto-text-indent="false" style:page-number="auto"/>
    </style:style>
    <style:style style:name="P136"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807in" style:auto-text-indent="false" style:page-number="auto"/>
    </style:style>
    <style:style style:name="P137" style:family="paragraph" style:parent-style-name="Body_20_text_20__28_2_29_" style:master-page-name="">
      <style:paragraph-properties fo:margin-left="0in" fo:margin-right="0in" fo:margin-top="0in" fo:margin-bottom="0in" loext:contextual-spacing="false" fo:text-align="start" style:justify-single-word="false" fo:text-indent="0.1807in" style:auto-text-indent="false" style:page-number="auto"/>
    </style:style>
    <style:style style:name="P138" style:family="paragraph" style:parent-style-name="Body_20_text_20__28_9_29_" style:master-page-name="">
      <style:paragraph-properties fo:margin-left="0in" fo:margin-right="0in" fo:margin-top="0in" fo:margin-bottom="0in" loext:contextual-spacing="false" fo:text-indent="0.1807in" style:auto-text-indent="false" style:page-number="auto"/>
    </style:style>
    <style:style style:name="P139" style:family="paragraph" style:parent-style-name="Body_20_text_20__28_2_29_" style:master-page-name="">
      <style:paragraph-properties fo:margin-left="0.361in" fo:margin-right="0in" fo:margin-top="0in" fo:margin-bottom="0in" loext:contextual-spacing="false" fo:line-height="0.1299in" fo:text-align="start" style:justify-single-word="false" fo:text-indent="-0.2083in" style:auto-text-indent="false" style:page-number="auto"/>
    </style:style>
    <style:style style:name="P140" style:family="paragraph" style:parent-style-name="Body_20_text_20__28_2_29_" style:master-page-name="">
      <style:paragraph-properties fo:margin-left="0.3055in" fo:margin-right="0in" fo:margin-top="0in" fo:margin-bottom="0in" loext:contextual-spacing="false" fo:text-align="start" style:justify-single-word="false" fo:text-indent="0.3335in" style:auto-text-indent="false" style:page-number="auto"/>
    </style:style>
    <style:style style:name="P141" style:family="paragraph" style:parent-style-name="Body_20_text_20__28_2_29_" style:master-page-name="">
      <style:paragraph-properties fo:margin-left="0.6528in" fo:margin-right="0in" fo:margin-top="0in" fo:margin-bottom="0in" loext:contextual-spacing="false" fo:text-align="justify" style:justify-single-word="false" fo:text-indent="-0.3472in" style:auto-text-indent="false" style:page-number="auto"/>
    </style:style>
    <style:style style:name="P142" style:family="paragraph" style:parent-style-name="Body_20_text_20__28_2_29_" style:master-page-name="">
      <style:paragraph-properties fo:margin-left="0.6528in" fo:margin-right="0in" fo:margin-top="0in" fo:margin-bottom="0in" loext:contextual-spacing="false" fo:line-height="0.1299in" fo:text-align="justify" style:justify-single-word="false" fo:text-indent="-0.3472in" style:auto-text-indent="false" style:page-number="auto"/>
    </style:style>
    <style:style style:name="P143" style:family="paragraph" style:parent-style-name="Body_20_text_20__28_2_29_" style:master-page-name="">
      <style:paragraph-properties fo:margin-left="0.361in" fo:margin-right="0in" fo:margin-top="0in" fo:margin-bottom="0in" loext:contextual-spacing="false" fo:text-align="start" style:justify-single-word="false" fo:text-indent="-0.2362in" style:auto-text-indent="false" style:page-number="auto"/>
    </style:style>
    <style:style style:name="P144" style:family="paragraph" style:parent-style-name="Body_20_text_20__28_5_29_" style:master-page-name="">
      <style:paragraph-properties fo:margin-left="0.361in" fo:margin-right="0in" fo:margin-top="0in" fo:margin-bottom="0in" loext:contextual-spacing="false" fo:line-height="0.1272in" fo:text-align="start" style:justify-single-word="false" fo:text-indent="-0.2362in" style:auto-text-indent="false" style:page-number="auto"/>
    </style:style>
    <style:style style:name="P145" style:family="paragraph" style:parent-style-name="Body_20_text_20__28_5_29_" style:master-page-name="">
      <style:paragraph-properties fo:margin-left="0.25in" fo:margin-right="0in" fo:margin-top="0in" fo:margin-bottom="0in" loext:contextual-spacing="false" fo:line-height="0.1272in" fo:text-align="start" style:justify-single-word="false" fo:text-indent="0in" style:auto-text-indent="false" style:page-number="auto"/>
    </style:style>
    <style:style style:name="P146" style:family="paragraph" style:parent-style-name="Body_20_text_20__28_2_29_" style:master-page-name="">
      <style:paragraph-properties fo:margin-left="0.25in" fo:margin-right="0in" fo:margin-top="0in" fo:margin-bottom="0in" loext:contextual-spacing="false" fo:text-align="justify" style:justify-single-word="false" fo:text-indent="0in" style:auto-text-indent="false" style:page-number="auto">
        <style:tab-stops>
          <style:tab-stop style:position="1.5917in"/>
        </style:tab-stops>
      </style:paragraph-properties>
    </style:style>
    <style:style style:name="P147" style:family="paragraph" style:parent-style-name="Body_20_text_20__28_2_29_" style:master-page-name="">
      <style:paragraph-properties fo:margin-left="0.25in" fo:margin-right="0in" fo:margin-top="0in" fo:margin-bottom="0in" loext:contextual-spacing="false" fo:text-align="start" style:justify-single-word="false" fo:text-indent="0in" style:auto-text-indent="false" style:page-number="auto"/>
    </style:style>
    <style:style style:name="P148" style:family="paragraph" style:parent-style-name="Body_20_text_20__28_2_29_" style:master-page-name="">
      <style:paragraph-properties fo:margin-left="0.25in" fo:margin-right="0in" fo:margin-top="0in" fo:margin-bottom="0in" loext:contextual-spacing="false" fo:text-align="start" style:justify-single-word="false" fo:text-indent="-0.0972in" style:auto-text-indent="false" style:page-number="auto"/>
    </style:style>
    <style:style style:name="P149" style:family="paragraph" style:parent-style-name="Body_20_text_20__28_2_29_" style:master-page-name="">
      <style:paragraph-properties fo:margin-left="0.4445in" fo:margin-right="0in" fo:margin-top="0in" fo:margin-bottom="0in" loext:contextual-spacing="false" fo:text-align="start" style:justify-single-word="false" fo:text-indent="-0.111in" style:auto-text-indent="false" style:page-number="auto"/>
    </style:style>
    <style:style style:name="P150" style:family="paragraph" style:parent-style-name="Body_20_text_20__28_7_29_" style:master-page-name="">
      <style:paragraph-properties fo:margin-left="0.4445in" fo:margin-right="0in" fo:margin-top="0in" fo:margin-bottom="0in" loext:contextual-spacing="false" fo:text-align="start" style:justify-single-word="false" fo:text-indent="-0.111in" style:auto-text-indent="false" style:page-number="auto"/>
    </style:style>
    <style:style style:name="P151" style:family="paragraph" style:parent-style-name="Body_20_text_20__28_5_29_" style:master-page-name="">
      <style:paragraph-properties fo:margin-left="0.1252in" fo:margin-right="0in" fo:margin-top="0in" fo:margin-bottom="0in" loext:contextual-spacing="false" fo:line-height="0.1272in" fo:text-align="start" style:justify-single-word="false" fo:text-indent="0.111in" style:auto-text-indent="false" style:page-number="auto"/>
    </style:style>
    <style:style style:name="P152" style:family="paragraph" style:parent-style-name="Body_20_text_20__28_2_29_" style:master-page-name="">
      <style:paragraph-properties fo:margin-left="0.1252in" fo:margin-right="0in" fo:margin-top="0in" fo:margin-bottom="0in" loext:contextual-spacing="false" fo:text-align="start" style:justify-single-word="false" fo:text-indent="0.111in" style:auto-text-indent="false" style:page-number="auto"/>
    </style:style>
    <style:style style:name="P153" style:family="paragraph" style:parent-style-name="Body_20_text_20__28_2_29_" style:master-page-name="">
      <style:paragraph-properties fo:margin-left="0.639in" fo:margin-right="0in" fo:margin-top="0in" fo:margin-bottom="0in" loext:contextual-spacing="false" fo:text-align="justify" style:justify-single-word="false" fo:text-indent="-0.3335in" style:auto-text-indent="false" style:page-number="auto"/>
    </style:style>
    <style:style style:name="P154" style:family="paragraph" style:parent-style-name="Body_20_text_20__28_9_29_" style:master-page-name="">
      <style:paragraph-properties fo:margin-left="0in" fo:margin-right="0in" fo:margin-top="0in" fo:margin-bottom="0in" loext:contextual-spacing="false" fo:line-height="0.0902in" fo:text-align="start" style:justify-single-word="false" fo:text-indent="0.2083in" style:auto-text-indent="false" style:page-number="auto"/>
    </style:style>
    <style:style style:name="P155" style:family="paragraph" style:parent-style-name="Body_20_text_20__28_2_29_" style:master-page-name="">
      <style:paragraph-properties fo:margin-left="0in" fo:margin-right="0in" fo:margin-top="0in" fo:margin-bottom="0in" loext:contextual-spacing="false" fo:text-align="start" style:justify-single-word="false" fo:text-indent="0.4165in" style:auto-text-indent="false" style:page-number="auto"/>
    </style:style>
    <style:style style:name="P156" style:family="paragraph" style:parent-style-name="Body_20_text_20__28_2_29_" style:master-page-name="">
      <style:paragraph-properties fo:margin-left="0.639in" fo:margin-right="0in" fo:margin-top="0in" fo:margin-bottom="0in" loext:contextual-spacing="false" fo:text-align="justify" style:justify-single-word="false" fo:text-indent="-0.111in" style:auto-text-indent="false" style:page-number="auto"/>
    </style:style>
    <style:style style:name="P157" style:family="paragraph" style:parent-style-name="Body_20_text_20__28_2_29_" style:master-page-name="">
      <style:paragraph-properties fo:margin-left="0in" fo:margin-right="0in" fo:margin-top="0in" fo:margin-bottom="0in" loext:contextual-spacing="false" fo:text-align="start" style:justify-single-word="false" fo:text-indent="0.1252in" style:auto-text-indent="false" style:page-number="auto"/>
    </style:style>
    <style:style style:name="P158" style:family="paragraph" style:parent-style-name="Body_20_text_20__28_2_29_" style:master-page-name="">
      <style:paragraph-properties fo:margin-left="0.2917in" fo:margin-right="0in" fo:margin-top="0in" fo:margin-bottom="0in" loext:contextual-spacing="false" fo:text-align="start" style:justify-single-word="false" fo:text-indent="0.3472in" style:auto-text-indent="false" style:page-number="auto"/>
    </style:style>
    <style:style style:name="P159" style:family="paragraph" style:parent-style-name="Body_20_text_20__28_2_29_" style:master-page-name="">
      <style:paragraph-properties fo:margin-left="0.5417in" fo:margin-right="0in" fo:margin-top="0in" fo:margin-bottom="0in" loext:contextual-spacing="false" fo:text-align="start" style:justify-single-word="false" fo:text-indent="-0.2362in" style:auto-text-indent="false" style:page-number="auto"/>
    </style:style>
    <style:style style:name="P160" style:family="paragraph" style:parent-style-name="Body_20_text_20__28_2_29_" style:master-page-name="">
      <style:paragraph-properties fo:margin-left="0.528in" fo:margin-right="0in" fo:margin-top="0in" fo:margin-bottom="0in" loext:contextual-spacing="false" fo:text-align="start" style:justify-single-word="false" fo:text-indent="0.1252in" style:auto-text-indent="false" style:page-number="auto"/>
    </style:style>
    <style:style style:name="P161" style:family="paragraph" style:parent-style-name="Body_20_text_20__28_2_29_" style:master-page-name="">
      <style:paragraph-properties fo:margin-left="0.4165in" fo:margin-right="0in" fo:margin-top="0in" fo:margin-bottom="0in" loext:contextual-spacing="false" fo:text-align="start" style:justify-single-word="false" fo:text-indent="0.222in" style:auto-text-indent="false" style:page-number="auto"/>
    </style:style>
    <style:style style:name="P162" style:family="paragraph" style:parent-style-name="Body_20_text_20__28_5_29_" style:master-page-name="">
      <style:paragraph-properties fo:margin-left="0.4165in" fo:margin-right="0in" fo:margin-top="0in" fo:margin-bottom="0in" loext:contextual-spacing="false" fo:line-height="0.1272in" fo:text-align="start" style:justify-single-word="false" fo:text-indent="0.222in" style:auto-text-indent="false" style:page-number="auto"/>
    </style:style>
    <style:style style:name="P163" style:family="paragraph" style:parent-style-name="Body_20_text_20__28_2_29_" style:master-page-name="">
      <style:paragraph-properties fo:margin-left="0.4862in" fo:margin-right="0in" fo:margin-top="0in" fo:margin-bottom="0in" loext:contextual-spacing="false" fo:text-align="start" style:justify-single-word="false" fo:text-indent="-0.3335in" style:auto-text-indent="false" style:page-number="auto"/>
    </style:style>
    <style:style style:name="P164" style:family="paragraph" style:parent-style-name="Body_20_text_20__28_2_29_" style:master-page-name="">
      <style:paragraph-properties fo:margin-left="0.528in" fo:margin-right="0in" fo:margin-top="0in" fo:margin-bottom="0in" loext:contextual-spacing="false" fo:text-align="justify" style:justify-single-word="false" fo:text-indent="0in" style:auto-text-indent="false" style:page-number="auto"/>
    </style:style>
    <style:style style:name="P165" style:family="paragraph" style:parent-style-name="Body_20_text_20__28_5_29_" style:master-page-name="">
      <style:paragraph-properties fo:margin-left="0.528in" fo:margin-right="0in" fo:margin-top="0in" fo:margin-bottom="0in" loext:contextual-spacing="false" fo:line-height="0.1272in" fo:text-align="justify" style:justify-single-word="false" fo:text-indent="0in" style:auto-text-indent="false" style:page-number="auto"/>
    </style:style>
    <style:style style:name="P166" style:family="paragraph" style:parent-style-name="Body_20_text_20__28_5_29_" style:master-page-name="">
      <style:paragraph-properties fo:margin-left="0.4165in" fo:margin-right="0in" fo:margin-top="0in" fo:margin-bottom="0in" loext:contextual-spacing="false" fo:line-height="0.1272in" fo:text-align="start" style:justify-single-word="false" fo:text-indent="-0.1252in" style:auto-text-indent="false" style:page-number="auto"/>
    </style:style>
    <style:style style:name="P167" style:family="paragraph" style:parent-style-name="Body_20_text_20__28_2_29_" style:master-page-name="">
      <style:paragraph-properties fo:margin-left="0.4165in" fo:margin-right="0in" fo:margin-top="0in" fo:margin-bottom="0in" loext:contextual-spacing="false" fo:text-align="start" style:justify-single-word="false" fo:text-indent="-0.1252in" style:auto-text-indent="false" style:page-number="auto"/>
    </style:style>
    <style:style style:name="P168" style:family="paragraph" style:parent-style-name="Body_20_text_20__28_2_29_" style:master-page-name="">
      <style:paragraph-properties fo:margin-left="0.6528in" fo:margin-right="0in" fo:margin-top="0in" fo:margin-bottom="0in" loext:contextual-spacing="false" fo:text-align="start" style:justify-single-word="false" fo:text-indent="-0.25in" style:auto-text-indent="false" style:page-number="auto"/>
    </style:style>
    <style:style style:name="P169"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style>
    <style:style style:name="P170"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tab-stops>
          <style:tab-stop style:position="1.4598in"/>
        </style:tab-stops>
      </style:paragraph-properties>
    </style:style>
    <style:style style:name="P171" style:family="paragraph" style:parent-style-name="Body_20_text_20__28_2_29_" style:master-page-name="">
      <style:paragraph-properties fo:margin-left="0.1807in" fo:margin-right="0in" fo:margin-top="0in" fo:margin-bottom="0in" loext:contextual-spacing="false" fo:text-align="start" style:justify-single-word="false" fo:text-indent="0in" style:auto-text-indent="false" style:page-number="auto"/>
    </style:style>
    <style:style style:name="P172" style:family="paragraph" style:parent-style-name="Body_20_text_20__28_2_29_" style:master-page-name="">
      <style:paragraph-properties fo:margin-left="0.3472in" fo:margin-right="0in" fo:margin-top="0in" fo:margin-bottom="0in" loext:contextual-spacing="false" fo:text-align="start" style:justify-single-word="false" fo:text-indent="0.1252in" style:auto-text-indent="false" style:page-number="auto"/>
    </style:style>
    <style:style style:name="P173" style:family="paragraph" style:parent-style-name="Body_20_text_20__28_5_29_" style:master-page-name="">
      <style:paragraph-properties fo:margin-left="0.361in" fo:margin-right="0.1945in" fo:margin-top="0in" fo:margin-bottom="0in" loext:contextual-spacing="false" fo:line-height="0.1272in" fo:text-align="justify" style:justify-single-word="false" fo:text-indent="-0.222in" style:auto-text-indent="false" style:page-number="auto"/>
    </style:style>
    <style:style style:name="P174" style:family="paragraph" style:parent-style-name="Body_20_text_20__28_7_29_" style:master-page-name="">
      <style:paragraph-properties fo:margin-left="0.361in" fo:margin-right="0.1945in" fo:margin-top="0in" fo:margin-bottom="0in" loext:contextual-spacing="false" fo:text-align="justify" style:justify-single-word="false" fo:text-indent="-0.222in" style:auto-text-indent="false" style:page-number="auto"/>
    </style:style>
    <style:style style:name="P175" style:family="paragraph" style:parent-style-name="Body_20_text_20__28_2_29_" style:master-page-name="">
      <style:paragraph-properties fo:margin-left="0.472in" fo:margin-right="0.2083in" fo:margin-top="0in" fo:margin-bottom="0in" loext:contextual-spacing="false" fo:text-align="justify" style:justify-single-word="false" fo:text-indent="-0.3335in" style:auto-text-indent="false" style:page-number="auto"/>
    </style:style>
    <style:style style:name="P176" style:family="paragraph" style:parent-style-name="Body_20_text_20__28_2_29_" style:master-page-name="">
      <style:paragraph-properties fo:margin-left="0.3193in" fo:margin-right="0in" fo:margin-top="0in" fo:margin-bottom="0in" loext:contextual-spacing="false" fo:text-align="start" style:justify-single-word="false" fo:text-indent="0.222in" style:auto-text-indent="false" style:page-number="auto"/>
    </style:style>
    <style:style style:name="P177" style:family="paragraph" style:parent-style-name="Body_20_text_20__28_2_29_" style:master-page-name="">
      <style:paragraph-properties fo:margin-left="0.139in" fo:margin-right="0in" fo:margin-top="0in" fo:margin-bottom="0in" loext:contextual-spacing="false" fo:text-align="start" style:justify-single-word="false" fo:text-indent="0.111in" style:auto-text-indent="false" style:page-number="auto"/>
    </style:style>
    <style:style style:name="P178" style:family="paragraph" style:parent-style-name="Body_20_text_20__28_5_29_" style:master-page-name="">
      <style:paragraph-properties fo:margin-left="0.3752in" fo:margin-right="0in" fo:margin-top="0in" fo:margin-bottom="0in" loext:contextual-spacing="false" fo:line-height="0.1272in" fo:text-align="start" style:justify-single-word="false" fo:text-indent="-0.2362in" style:auto-text-indent="false" style:page-number="auto"/>
    </style:style>
    <style:style style:name="P179" style:family="paragraph" style:parent-style-name="Body_20_text_20__28_2_29_" style:master-page-name="">
      <style:paragraph-properties fo:margin-left="0.3752in" fo:margin-right="0in" fo:margin-top="0in" fo:margin-bottom="0in" loext:contextual-spacing="false" fo:text-align="start" style:justify-single-word="false" fo:text-indent="-0.2362in" style:auto-text-indent="false" style:page-number="auto"/>
    </style:style>
    <style:style style:name="P180" style:family="paragraph" style:parent-style-name="Body_20_text_20__28_2_29_" style:master-page-name="">
      <style:paragraph-properties fo:margin-left="0.472in" fo:margin-right="0in" fo:margin-top="0in" fo:margin-bottom="0in" loext:contextual-spacing="false" fo:text-align="start" style:justify-single-word="false" fo:text-indent="-0.3335in" style:auto-text-indent="false" style:page-number="auto"/>
    </style:style>
    <style:style style:name="P181" style:family="paragraph" style:parent-style-name="Body_20_text_20__28_7_29_" style:master-page-name="">
      <style:paragraph-properties fo:margin-left="0.472in" fo:margin-right="0in" fo:margin-top="0in" fo:margin-bottom="0in" loext:contextual-spacing="false" fo:text-align="start" style:justify-single-word="false" fo:text-indent="-0.3335in" style:auto-text-indent="false" style:page-number="auto"/>
    </style:style>
    <style:style style:name="P182" style:family="paragraph" style:parent-style-name="Body_20_text_20__28_5_29_" style:master-page-name="">
      <style:paragraph-properties fo:margin-left="0in" fo:margin-right="0.4028in" fo:margin-top="0in" fo:margin-bottom="0in" loext:contextual-spacing="false" fo:line-height="0.1272in" fo:text-align="end" style:justify-single-word="false" fo:text-indent="0in" style:auto-text-indent="false" style:page-number="auto"/>
    </style:style>
    <style:style style:name="P183" style:family="paragraph" style:parent-style-name="Body_20_text_20__28_2_29_" style:master-page-name="">
      <style:paragraph-properties fo:margin-left="0.4307in" fo:margin-right="0in" fo:margin-top="0in" fo:margin-bottom="0in" loext:contextual-spacing="false" fo:text-align="start" style:justify-single-word="false" fo:text-indent="0.111in" style:auto-text-indent="false" style:page-number="auto"/>
    </style:style>
    <style:style style:name="P184" style:family="paragraph" style:parent-style-name="Body_20_text_20__28_9_29_" style:master-page-name="">
      <style:paragraph-properties fo:margin-left="0in" fo:margin-right="0in" fo:margin-top="0in" fo:margin-bottom="0in" loext:contextual-spacing="false" fo:text-indent="0.1945in" style:auto-text-indent="false" style:page-number="auto"/>
    </style:style>
    <style:style style:name="P185" style:family="paragraph" style:parent-style-name="Body_20_text_20__28_2_29_" style:master-page-name="">
      <style:paragraph-properties fo:margin-left="0.639in" fo:margin-right="0in" fo:margin-top="0in" fo:margin-bottom="0in" loext:contextual-spacing="false" fo:text-align="start" style:justify-single-word="false" fo:text-indent="-0.2083in" style:auto-text-indent="false" style:page-number="auto"/>
    </style:style>
    <style:style style:name="P186" style:family="paragraph" style:parent-style-name="Body_20_text_20__28_2_29_" style:master-page-name="">
      <style:paragraph-properties fo:margin-left="0.639in" fo:margin-right="0in" fo:margin-top="0in" fo:margin-bottom="0.0417in" loext:contextual-spacing="false" fo:text-align="start" style:justify-single-word="false" fo:text-indent="-0.2083in" style:auto-text-indent="false" style:page-number="auto"/>
    </style:style>
    <style:style style:name="P187" style:family="paragraph" style:parent-style-name="Body_20_text_20__28_2_29_" style:master-page-name="">
      <style:paragraph-properties fo:margin-left="0.3055in" fo:margin-right="0in" fo:margin-top="0in" fo:margin-bottom="0in" loext:contextual-spacing="false" fo:text-align="start" style:justify-single-word="false" fo:text-indent="-0.111in" style:auto-text-indent="false" style:page-number="auto"/>
    </style:style>
    <style:style style:name="P188" style:family="paragraph" style:parent-style-name="Body_20_text_20__28_2_29_" style:master-page-name="">
      <style:paragraph-properties fo:margin-left="0.3055in" fo:margin-right="0in" fo:margin-top="0in" fo:margin-bottom="0.0835in" loext:contextual-spacing="false" fo:text-align="start" style:justify-single-word="false" fo:text-indent="0.222in" style:auto-text-indent="false" style:page-number="auto"/>
    </style:style>
    <style:style style:name="P189" style:family="paragraph" style:parent-style-name="Body_20_text_20__28_2_29_" style:master-page-name="">
      <style:paragraph-properties fo:margin-left="0in" fo:margin-right="0.222in" fo:margin-top="0in" fo:margin-bottom="0in" loext:contextual-spacing="false" fo:text-align="end" style:justify-single-word="false" fo:text-indent="0in" style:auto-text-indent="false" style:page-number="auto"/>
    </style:style>
    <style:style style:name="P190" style:family="paragraph" style:parent-style-name="Body_20_text_20__28_2_29_" style:master-page-name="">
      <style:paragraph-properties fo:margin-left="0.639in" fo:margin-right="0in" fo:margin-top="0in" fo:margin-bottom="0in" loext:contextual-spacing="false" fo:text-align="start" style:justify-single-word="false" fo:text-indent="-0.222in" style:auto-text-indent="false" style:page-number="auto"/>
    </style:style>
    <style:style style:name="P191" style:family="paragraph" style:parent-style-name="Body_20_text_20__28_2_29_" style:master-page-name="">
      <style:paragraph-properties fo:margin-left="0.639in" fo:margin-right="0in" fo:margin-top="0in" fo:margin-bottom="0in" loext:contextual-spacing="false" fo:text-align="justify" style:justify-single-word="false" fo:text-indent="-0.3472in" style:auto-text-indent="false" style:page-number="auto"/>
    </style:style>
    <style:style style:name="P192" style:family="paragraph" style:parent-style-name="Body_20_text_20__28_2_29_" style:master-page-name="">
      <style:paragraph-properties fo:margin-left="0.4583in" fo:margin-right="0in" fo:margin-top="0in" fo:margin-bottom="0in" loext:contextual-spacing="false" fo:text-align="start" style:justify-single-word="false" fo:text-indent="0in" style:auto-text-indent="false" style:page-number="auto"/>
    </style:style>
    <style:style style:name="P193" style:family="paragraph" style:parent-style-name="Body_20_text_20__28_2_29_" style:master-page-name="">
      <style:paragraph-properties fo:margin-left="0.4028in" fo:margin-right="0in" fo:margin-top="0in" fo:margin-bottom="0in" loext:contextual-spacing="false" fo:text-align="start" style:justify-single-word="false" fo:text-indent="-0.222in" style:auto-text-indent="false" style:page-number="auto"/>
    </style:style>
    <style:style style:name="P194" style:family="paragraph" style:parent-style-name="Body_20_text_20__28_2_29_" style:master-page-name="">
      <style:paragraph-properties fo:margin-left="0.3752in" fo:margin-right="0in" fo:margin-top="0in" fo:margin-bottom="0in" loext:contextual-spacing="false" fo:text-align="start" style:justify-single-word="false" fo:text-indent="-0.1252in" style:auto-text-indent="false" style:page-number="auto"/>
    </style:style>
    <style:style style:name="P195" style:family="paragraph" style:parent-style-name="Body_20_text_20__28_2_29_" style:master-page-name="">
      <style:paragraph-properties fo:margin-left="0.528in" fo:margin-right="0.4028in" fo:margin-top="0in" fo:margin-bottom="0in" loext:contextual-spacing="false" fo:text-align="start" style:justify-single-word="false" fo:text-indent="0.1252in" style:auto-text-indent="false" style:page-number="auto"/>
    </style:style>
    <style:style style:name="P196" style:family="paragraph" style:parent-style-name="Body_20_text_20__28_2_29_" style:master-page-name="">
      <style:paragraph-properties fo:margin-left="0.528in" fo:margin-right="0in" fo:margin-top="0in" fo:margin-bottom="0in" loext:contextual-spacing="false" fo:text-align="start" style:justify-single-word="false" fo:text-indent="0.111in" style:auto-text-indent="false" style:page-number="auto"/>
    </style:style>
    <style:style style:name="P197" style:family="paragraph" style:parent-style-name="Body_20_text_20__28_2_29_" style:master-page-name="">
      <style:paragraph-properties fo:margin-left="0.472in" fo:margin-right="0in" fo:margin-top="0in" fo:margin-bottom="0in" loext:contextual-spacing="false" fo:text-align="start" style:justify-single-word="false" fo:text-indent="-0.222in" style:auto-text-indent="false" style:page-number="auto"/>
    </style:style>
    <style:style style:name="P198" style:family="paragraph" style:parent-style-name="Body_20_text_20__28_7_29_" style:master-page-name="">
      <style:paragraph-properties fo:margin-left="0.472in" fo:margin-right="0in" fo:margin-top="0in" fo:margin-bottom="0in" loext:contextual-spacing="false" fo:line-height="0.1335in" fo:text-align="start" style:justify-single-word="false" fo:text-indent="-0.222in" style:auto-text-indent="false" style:page-number="auto"/>
    </style:style>
    <style:style style:name="P199" style:family="paragraph" style:parent-style-name="Body_20_text_20__28_2_29_" style:master-page-name="">
      <style:paragraph-properties fo:margin-left="0in" fo:margin-right="0.028in" fo:margin-top="0in" fo:margin-bottom="0in" loext:contextual-spacing="false" fo:text-align="center" style:justify-single-word="false" fo:text-indent="0in" style:auto-text-indent="false" style:page-number="auto"/>
    </style:style>
    <style:style style:name="P200" style:family="paragraph" style:parent-style-name="Body_20_text_20__28_2_29_" style:master-page-name="">
      <style:paragraph-properties fo:margin-left="0.2362in" fo:margin-right="0in" fo:margin-top="0in" fo:margin-bottom="0in" loext:contextual-spacing="false" fo:text-align="start" style:justify-single-word="false" fo:text-indent="0in" style:auto-text-indent="false" style:page-number="auto"/>
    </style:style>
    <style:style style:name="P201" style:family="paragraph" style:parent-style-name="Body_20_text_20__28_2_29_" style:master-page-name="">
      <style:paragraph-properties fo:margin-left="0in" fo:margin-right="0.2083in" fo:margin-top="0in" fo:margin-bottom="0in" loext:contextual-spacing="false" fo:text-align="justify" style:justify-single-word="false" fo:text-indent="0.139in" style:auto-text-indent="false" style:page-number="auto"/>
    </style:style>
    <style:style style:name="P202" style:family="paragraph" style:parent-style-name="Body_20_text_20__28_2_29_" style:master-page-name="">
      <style:paragraph-properties fo:margin-left="0in" fo:margin-right="0.139in" fo:margin-top="0in" fo:margin-bottom="0in" loext:contextual-spacing="false" fo:text-align="center" style:justify-single-word="false" fo:text-indent="0in" style:auto-text-indent="false" style:page-number="auto"/>
    </style:style>
    <style:style style:name="P203" style:family="paragraph" style:parent-style-name="Body_20_text_20__28_2_29_" style:master-page-name="">
      <style:paragraph-properties fo:margin-left="0.4165in" fo:margin-right="0in" fo:margin-top="0in" fo:margin-bottom="0in" loext:contextual-spacing="false" fo:text-align="start" style:justify-single-word="false" fo:text-indent="-0.111in" style:auto-text-indent="false" style:page-number="auto"/>
    </style:style>
    <style:style style:name="P204" style:family="paragraph" style:parent-style-name="Body_20_text_20__28_7_29_" style:master-page-name="">
      <style:paragraph-properties fo:margin-left="0.4862in" fo:margin-right="0.2083in" fo:margin-top="0in" fo:margin-bottom="0in" loext:contextual-spacing="false" fo:text-align="justify" style:justify-single-word="false" fo:text-indent="-0.2362in" style:auto-text-indent="false" style:page-number="auto"/>
    </style:style>
    <style:style style:name="P205" style:family="paragraph" style:parent-style-name="Body_20_text_20__28_2_29_" style:master-page-name="">
      <style:paragraph-properties fo:margin-left="0.611in" fo:margin-right="0in" fo:margin-top="0in" fo:margin-bottom="0in" loext:contextual-spacing="false" fo:text-align="justify" style:justify-single-word="false" fo:text-indent="-0.3472in" style:auto-text-indent="false" style:page-number="auto"/>
    </style:style>
    <style:style style:name="P206" style:family="paragraph" style:parent-style-name="Body_20_text_20__28_2_29_" style:master-page-name="">
      <style:paragraph-properties fo:margin-left="0.6528in" fo:margin-right="0in" fo:margin-top="0in" fo:margin-bottom="0in" loext:contextual-spacing="false" fo:line-height="0.1299in" fo:text-align="justify" style:justify-single-word="false" fo:text-indent="-0.111in" style:auto-text-indent="false" style:page-number="auto"/>
    </style:style>
    <style:style style:name="P207" style:family="paragraph" style:parent-style-name="Body_20_text_20__28_2_29_" style:master-page-name="">
      <style:paragraph-properties fo:margin-left="0.6528in" fo:margin-right="0in" fo:margin-top="0in" fo:margin-bottom="0in" loext:contextual-spacing="false" fo:text-align="start" style:justify-single-word="false" fo:text-indent="-0.111in" style:auto-text-indent="false" style:page-number="auto"/>
    </style:style>
    <style:style style:name="P208" style:family="paragraph" style:parent-style-name="Body_20_text_20__28_2_29_" style:master-page-name="">
      <style:paragraph-properties fo:margin-left="0in" fo:margin-right="0.1945in" fo:margin-top="0in" fo:margin-bottom="0in" loext:contextual-spacing="false" fo:text-align="justify" style:justify-single-word="false" fo:text-indent="0.139in" style:auto-text-indent="false" style:page-number="auto"/>
    </style:style>
    <style:style style:name="P209" style:family="paragraph" style:parent-style-name="Body_20_text_20__28_2_29_" style:master-page-name="">
      <style:paragraph-properties fo:margin-left="0.611in" fo:margin-right="0in" fo:margin-top="0in" fo:margin-bottom="0in" loext:contextual-spacing="false" fo:text-align="justify" style:justify-single-word="false" fo:text-indent="0in" style:auto-text-indent="false" style:page-number="auto"/>
    </style:style>
    <style:style style:name="P210" style:family="paragraph" style:parent-style-name="Body_20_text_20__28_2_29_" style:master-page-name="">
      <style:paragraph-properties fo:margin-left="0.5138in" fo:margin-right="0in" fo:margin-top="0in" fo:margin-bottom="0in" loext:contextual-spacing="false" fo:line-height="0.1299in" fo:text-align="start" style:justify-single-word="false" fo:text-indent="-0.3472in" style:auto-text-indent="false" style:page-number="auto"/>
    </style:style>
    <style:style style:name="P211"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25in" style:auto-text-indent="false" style:page-number="auto"/>
    </style:style>
    <style:style style:name="P212" style:family="paragraph" style:parent-style-name="Body_20_text_20__28_2_29_" style:master-page-name="">
      <style:paragraph-properties fo:margin-left="0.4028in" fo:margin-right="0in" fo:margin-top="0in" fo:margin-bottom="0in" loext:contextual-spacing="false" fo:text-align="justify" style:justify-single-word="false" fo:text-indent="-0.0972in" style:auto-text-indent="false" style:page-number="auto"/>
    </style:style>
    <style:style style:name="P213" style:family="paragraph" style:parent-style-name="Body_20_text_20__28_3_29_" style:master-page-name="PageStyle0">
      <style:paragraph-properties fo:margin-left="0in" fo:margin-right="0in" fo:margin-top="0in" fo:margin-bottom="0.0516in" loext:contextual-spacing="false" fo:line-height="0.111in" fo:text-indent="0in" style:auto-text-indent="false" style:page-number="1"/>
    </style:style>
    <style:style style:name="P214" style:family="paragraph" style:parent-style-name="Heading_20__23_1" style:master-page-name="">
      <style:paragraph-properties fo:margin-left="0in" fo:margin-right="0in" fo:margin-top="0in" fo:margin-bottom="0in" loext:contextual-spacing="false" fo:line-height="0.1665in" fo:keep-together="always" fo:text-indent="0in" style:auto-text-indent="false" style:page-number="auto" fo:keep-with-next="always"/>
    </style:style>
    <style:style style:name="P215" style:family="paragraph" style:parent-style-name="Body_20_text_20__28_5_29_" style:list-style-name="L4"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02in"/>
        </style:tab-stops>
      </style:paragraph-properties>
    </style:style>
    <style:style style:name="P216" style:family="paragraph" style:parent-style-name="Body_20_text_20__28_5_29_" style:list-style-name="L45" style:master-page-name="">
      <style:paragraph-properties fo:margin-left="0.2083in" fo:margin-right="0in" fo:margin-top="0in" fo:margin-bottom="0in" loext:contextual-spacing="false" fo:line-height="0.1272in" fo:text-align="justify" style:justify-single-word="false" fo:text-indent="-0.2083in" style:auto-text-indent="false" style:page-number="auto">
        <style:tab-stops>
          <style:tab-stop style:position="-0.011in"/>
        </style:tab-stops>
      </style:paragraph-properties>
    </style:style>
    <style:style style:name="P217" style:family="paragraph" style:parent-style-name="Body_20_text_20__28_5_29_" style:list-style-name="L5"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862in"/>
        </style:tab-stops>
      </style:paragraph-properties>
    </style:style>
    <style:style style:name="P218" style:family="paragraph" style:parent-style-name="Body_20_text_20__28_5_29_" style:list-style-name="L5"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2055in"/>
        </style:tab-stops>
      </style:paragraph-properties>
    </style:style>
    <style:style style:name="P219" style:family="paragraph" style:parent-style-name="Body_20_text_20__28_5_29_" style:list-style-name="L51"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26in"/>
        </style:tab-stops>
      </style:paragraph-properties>
    </style:style>
    <style:style style:name="P220" style:family="paragraph" style:parent-style-name="Body_20_text_20__28_5_29_" style:list-style-name="L54"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335in"/>
        </style:tab-stops>
      </style:paragraph-properties>
    </style:style>
    <style:style style:name="P221" style:family="paragraph" style:parent-style-name="Standard" style:master-page-name="PageStyle25">
      <style:paragraph-properties style:page-number="109"/>
      <style:text-properties fo:font-size="1pt" style:font-size-asian="1pt" style:font-size-complex="1pt"/>
    </style:style>
    <style:style style:name="P222" style:family="paragraph" style:parent-style-name="Body_20_text_20__28_2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661in"/>
        </style:tab-stops>
      </style:paragraph-properties>
    </style:style>
    <style:style style:name="P223" style:family="paragraph" style:parent-style-name="Body_20_text_20__28_2_29_" style:list-style-name="L2"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661in"/>
        </style:tab-stops>
      </style:paragraph-properties>
    </style:style>
    <style:style style:name="P224" style:family="paragraph" style:parent-style-name="Body_20_text_20__28_2_29_" style:list-style-name="L15"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846in"/>
        </style:tab-stops>
      </style:paragraph-properties>
    </style:style>
    <style:style style:name="P225" style:family="paragraph" style:parent-style-name="Body_20_text_20__28_2_29_" style:list-style-name="L24"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902in"/>
        </style:tab-stops>
      </style:paragraph-properties>
    </style:style>
    <style:style style:name="P226" style:family="paragraph" style:parent-style-name="Body_20_text_20__28_2_29_" style:list-style-name="L3" style:master-page-name="">
      <style:paragraph-properties fo:margin-left="0in" fo:margin-right="0in" fo:margin-top="0in" fo:margin-bottom="0in" loext:contextual-spacing="false" fo:line-height="0.1299in" fo:text-align="start" style:justify-single-word="false" fo:text-indent="0in" style:auto-text-indent="false" style:page-number="auto">
        <style:tab-stops>
          <style:tab-stop style:position="0.1571in"/>
        </style:tab-stops>
      </style:paragraph-properties>
    </style:style>
    <style:style style:name="P227" style:family="paragraph" style:parent-style-name="Body_20_text_20__28_2_29_" style:list-style-name="L33" style:master-page-name="">
      <style:paragraph-properties fo:margin-left="0in" fo:margin-right="0in" fo:margin-top="0in" fo:margin-bottom="0in" loext:contextual-spacing="false" fo:line-height="0.1299in" fo:text-align="start" style:justify-single-word="false" fo:text-indent="0in" style:auto-text-indent="false" style:page-number="auto">
        <style:tab-stops>
          <style:tab-stop style:position="0.1602in"/>
        </style:tab-stops>
      </style:paragraph-properties>
    </style:style>
    <style:style style:name="P228" style:family="paragraph" style:parent-style-name="Body_20_text_20__28_2_29_" style:list-style-name="L24" style:master-page-name="">
      <style:paragraph-properties fo:margin-left="0in" fo:margin-right="0in" fo:margin-top="0in" fo:margin-bottom="0in" loext:contextual-spacing="false" fo:line-height="0.1299in" fo:text-align="justify" style:justify-single-word="false" fo:text-indent="0in" style:auto-text-indent="false" style:page-number="auto">
        <style:tab-stops>
          <style:tab-stop style:position="0.2043in"/>
        </style:tab-stops>
      </style:paragraph-properties>
    </style:style>
    <style:style style:name="P229" style:family="paragraph" style:parent-style-name="Body_20_text_20__28_2_29_" style:list-style-name="L1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43in"/>
          <style:tab-stop style:position="1.7311in"/>
        </style:tab-stops>
      </style:paragraph-properties>
    </style:style>
    <style:style style:name="P230" style:family="paragraph" style:parent-style-name="Body_20_text_20__28_2_29_" style:list-style-name="L3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3244in"/>
        </style:tab-stops>
      </style:paragraph-properties>
    </style:style>
    <style:style style:name="P231" style:family="paragraph" style:parent-style-name="Body_20_text_20__28_2_29_" style:list-style-name="L3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846in"/>
        </style:tab-stops>
      </style:paragraph-properties>
    </style:style>
    <style:style style:name="P232" style:family="paragraph" style:parent-style-name="Body_20_text_20__28_2_29_" style:master-page-name="PageStyle14">
      <style:paragraph-properties fo:margin-left="0in" fo:margin-right="0in" fo:margin-top="0in" fo:margin-bottom="0in" loext:contextual-spacing="false" fo:text-align="end" style:justify-single-word="false" fo:text-indent="0in" style:auto-text-indent="false" style:page-number="88"/>
    </style:style>
    <style:style style:name="P233" style:family="paragraph" style:parent-style-name="Body_20_text_20__28_2_29_" style:master-page-name="PageStyle20">
      <style:paragraph-properties fo:margin-left="0in" fo:margin-right="0in" fo:margin-top="0in" fo:margin-bottom="0in" loext:contextual-spacing="false" fo:text-align="end" style:justify-single-word="false" fo:text-indent="0in" style:auto-text-indent="false" style:page-number="97"/>
    </style:style>
    <style:style style:name="P234" style:family="paragraph" style:parent-style-name="Body_20_text_20__28_2_29_" style:master-page-name="PageStyle22">
      <style:paragraph-properties fo:margin-left="0in" fo:margin-right="0in" fo:margin-top="0in" fo:margin-bottom="0in" loext:contextual-spacing="false" fo:text-align="end" style:justify-single-word="false" fo:text-indent="0in" style:auto-text-indent="false" style:page-number="103"/>
    </style:style>
    <style:style style:name="P235" style:family="paragraph" style:parent-style-name="Body_20_text_20__28_2_29_" style:list-style-name="L4" style:master-page-name="PageStyle1">
      <style:paragraph-properties fo:margin-left="0.2083in" fo:margin-right="0in" fo:margin-top="0in" fo:margin-bottom="0in" loext:contextual-spacing="false" fo:text-align="justify" style:justify-single-word="false" fo:text-indent="-0.2083in" style:auto-text-indent="false" style:page-number="70">
        <style:tab-stops>
          <style:tab-stop style:position="0.072in"/>
        </style:tab-stops>
      </style:paragraph-properties>
    </style:style>
    <style:style style:name="P236"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237" style:family="paragraph" style:parent-style-name="Body_20_text_20__28_2_29_" style:list-style-name="L1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238" style:family="paragraph" style:parent-style-name="Body_20_text_20__28_2_29_" style:list-style-name="L2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239" style:family="paragraph" style:parent-style-name="Body_20_text_20__28_2_29_" style:list-style-name="L4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240" style:family="paragraph" style:parent-style-name="Body_20_text_20__28_2_29_" style:list-style-name="L4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241"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2in"/>
        </style:tab-stops>
      </style:paragraph-properties>
    </style:style>
    <style:style style:name="P242"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43" style:family="paragraph" style:parent-style-name="Body_20_text_20__28_2_29_" style:list-style-name="L3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44" style:family="paragraph" style:parent-style-name="Body_20_text_20__28_2_29_" style:list-style-name="L3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45" style:family="paragraph" style:parent-style-name="Body_20_text_20__28_2_29_" style:list-style-name="L4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46" style:family="paragraph" style:parent-style-name="Body_20_text_20__28_2_29_" style:list-style-name="L4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47" style:family="paragraph" style:parent-style-name="Body_20_text_20__28_2_29_" style:list-style-name="L1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56in"/>
        </style:tab-stops>
      </style:paragraph-properties>
    </style:style>
    <style:style style:name="P248" style:family="paragraph" style:parent-style-name="Body_20_text_20__28_2_29_" style:list-style-name="L1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1882in"/>
        </style:tab-stops>
      </style:paragraph-properties>
    </style:style>
    <style:style style:name="P249" style:family="paragraph" style:parent-style-name="Body_20_text_20__28_2_29_" style:list-style-name="L1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250" style:family="paragraph" style:parent-style-name="Body_20_text_20__28_2_29_" style:list-style-name="L50"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251" style:family="paragraph" style:parent-style-name="Body_20_text_20__28_2_29_" style:list-style-name="L4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252" style:family="paragraph" style:parent-style-name="Body_20_text_20__28_2_29_" style:list-style-name="L1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618in"/>
        </style:tab-stops>
      </style:paragraph-properties>
    </style:style>
    <style:style style:name="P253" style:family="paragraph" style:parent-style-name="Body_20_text_20__28_2_29_" style:list-style-name="L1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254" style:family="paragraph" style:parent-style-name="Body_20_text_20__28_2_29_" style:list-style-name="L3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255" style:family="paragraph" style:parent-style-name="Body_20_text_20__28_2_29_" style:list-style-name="L4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256" style:family="paragraph" style:parent-style-name="Body_20_text_20__28_2_29_" style:list-style-name="L3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44in"/>
        </style:tab-stops>
      </style:paragraph-properties>
    </style:style>
    <style:style style:name="P257" style:family="paragraph" style:parent-style-name="Body_20_text_20__28_2_29_" style:list-style-name="L2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26in"/>
        </style:tab-stops>
      </style:paragraph-properties>
    </style:style>
    <style:style style:name="P258" style:family="paragraph" style:parent-style-name="Body_20_text_20__28_2_29_" style:list-style-name="L2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99in"/>
        </style:tab-stops>
      </style:paragraph-properties>
    </style:style>
    <style:style style:name="P259" style:family="paragraph" style:parent-style-name="Body_20_text_20__28_2_29_" style:list-style-name="L2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260" style:family="paragraph" style:parent-style-name="Body_20_text_20__28_2_29_" style:list-style-name="L3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46in"/>
        </style:tab-stops>
      </style:paragraph-properties>
    </style:style>
    <style:style style:name="P261" style:family="paragraph" style:parent-style-name="Body_20_text_20__28_2_29_" style:list-style-name="L3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262" style:family="paragraph" style:parent-style-name="Body_20_text_20__28_2_29_" style:list-style-name="L3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17in"/>
        </style:tab-stops>
      </style:paragraph-properties>
    </style:style>
    <style:style style:name="P263" style:family="paragraph" style:parent-style-name="Body_20_text_20__28_2_29_" style:list-style-name="L49"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83in"/>
        </style:tab-stops>
      </style:paragraph-properties>
    </style:style>
    <style:style style:name="P264" style:family="paragraph" style:parent-style-name="Body_20_text_20__28_2_29_" style:list-style-name="L50"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543in"/>
        </style:tab-stops>
      </style:paragraph-properties>
    </style:style>
    <style:style style:name="P265" style:family="paragraph" style:parent-style-name="Body_20_text_20__28_2_29_" style:list-style-name="L50"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516in"/>
        </style:tab-stops>
      </style:paragraph-properties>
    </style:style>
    <style:style style:name="P266" style:family="paragraph" style:parent-style-name="Body_20_text_20__28_2_29_" style:list-style-name="L4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1in"/>
        </style:tab-stops>
      </style:paragraph-properties>
    </style:style>
    <style:style style:name="P267" style:family="paragraph" style:parent-style-name="Body_20_text_20__28_2_29_" style:list-style-name="L4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52in"/>
        </style:tab-stops>
      </style:paragraph-properties>
    </style:style>
    <style:style style:name="P268" style:family="paragraph" style:parent-style-name="Body_20_text_20__28_2_29_" style:list-style-name="L50" style:master-page-name="">
      <style:paragraph-properties fo:margin-left="0.2083in" fo:margin-right="0in" fo:margin-top="0in" fo:margin-bottom="0in" loext:contextual-spacing="false" fo:text-align="justify" style:justify-single-word="false" fo:text-indent="-0.2083in" style:auto-text-indent="false" style:page-number="auto" fo:break-after="column">
        <style:tab-stops>
          <style:tab-stop style:position="-0.0043in"/>
        </style:tab-stops>
      </style:paragraph-properties>
    </style:style>
    <style:style style:name="P269" style:family="paragraph" style:parent-style-name="Body_20_text_20__28_2_29_" style:list-style-name="L17" style:master-page-name="">
      <style:paragraph-properties fo:margin-left="0.2083in" fo:margin-right="0in" fo:margin-top="0in" fo:margin-bottom="0.0417in" loext:contextual-spacing="false" fo:text-align="justify" style:justify-single-word="false" fo:text-indent="-0.2083in" style:auto-text-indent="false" style:page-number="auto">
        <style:tab-stops>
          <style:tab-stop style:position="0.0055in"/>
        </style:tab-stops>
      </style:paragraph-properties>
    </style:style>
    <style:style style:name="P270" style:family="paragraph" style:parent-style-name="Body_20_text_20__28_2_29_" style:list-style-name="L21" style:master-page-name="">
      <style:paragraph-properties fo:margin-left="0.2083in" fo:margin-right="0in" fo:margin-top="0in" fo:margin-bottom="0.0098in" loext:contextual-spacing="false" fo:text-align="justify" style:justify-single-word="false" fo:text-indent="-0.2083in" style:auto-text-indent="false" style:page-number="auto">
        <style:tab-stops>
          <style:tab-stop style:position="0.0126in"/>
        </style:tab-stops>
      </style:paragraph-properties>
    </style:style>
    <style:style style:name="P271" style:family="paragraph" style:parent-style-name="Body_20_text_20__28_2_29_" style:list-style-name="L5" style:master-page-name="PageStyle2">
      <style:paragraph-properties fo:margin-left="0.1945in" fo:margin-right="0in" fo:margin-top="0in" fo:margin-bottom="0in" loext:contextual-spacing="false" fo:text-align="justify" style:justify-single-word="false" fo:text-indent="-0.1945in" style:auto-text-indent="false" style:page-number="71">
        <style:tab-stops>
          <style:tab-stop style:position="0.0098in"/>
        </style:tab-stops>
      </style:paragraph-properties>
    </style:style>
    <style:style style:name="P272"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62in"/>
        </style:tab-stops>
      </style:paragraph-properties>
    </style:style>
    <style:style style:name="P273"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274"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275"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276"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277" style:family="paragraph" style:parent-style-name="Body_20_text_20__28_2_29_" style:list-style-name="L2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278"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279" style:family="paragraph" style:parent-style-name="Body_20_text_20__28_2_29_" style:list-style-name="L3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280"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281" style:family="paragraph" style:parent-style-name="Body_20_text_20__28_2_29_" style:list-style-name="L2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282" style:family="paragraph" style:parent-style-name="Body_20_text_20__28_2_29_" style:list-style-name="L3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283"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284" style:family="paragraph" style:parent-style-name="Body_20_text_20__28_2_29_" style:list-style-name="L4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285" style:family="paragraph" style:parent-style-name="Body_20_text_20__28_2_29_" style:list-style-name="L5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286"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87"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88"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89"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90" style:family="paragraph" style:parent-style-name="Body_20_text_20__28_2_29_" style:list-style-name="L4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91" style:family="paragraph" style:parent-style-name="Body_20_text_20__28_2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92" style:family="paragraph" style:parent-style-name="Body_20_text_20__28_2_29_" style:list-style-name="L4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93" style:family="paragraph" style:parent-style-name="Body_20_text_20__28_2_29_" style:list-style-name="L5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94"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39in"/>
        </style:tab-stops>
      </style:paragraph-properties>
    </style:style>
    <style:style style:name="P295"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96"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97" style:family="paragraph" style:parent-style-name="Body_20_text_20__28_2_29_" style:list-style-name="L2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98" style:family="paragraph" style:parent-style-name="Body_20_text_20__28_2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299" style:family="paragraph" style:parent-style-name="Body_20_text_20__28_2_29_" style:list-style-name="L4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300" style:family="paragraph" style:parent-style-name="Body_20_text_20__28_2_29_" style:list-style-name="L5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301" style:family="paragraph" style:parent-style-name="Body_20_text_20__28_2_29_" style:list-style-name="L5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302" style:family="paragraph" style:parent-style-name="Body_20_text_20__28_2_29_" style:list-style-name="L5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303" style:family="paragraph" style:parent-style-name="Body_20_text_20__28_2_29_" style:list-style-name="L5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304"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05"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06"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07" style:family="paragraph" style:parent-style-name="Body_20_text_20__28_2_29_" style:list-style-name="L2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08"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09"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10" style:family="paragraph" style:parent-style-name="Body_20_text_20__28_2_29_" style:list-style-name="L2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11" style:family="paragraph" style:parent-style-name="Body_20_text_20__28_2_29_" style:list-style-name="L3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12" style:family="paragraph" style:parent-style-name="Body_20_text_20__28_2_29_" style:list-style-name="L4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13" style:family="paragraph" style:parent-style-name="Body_20_text_20__28_2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14" style:family="paragraph" style:parent-style-name="Body_20_text_20__28_2_29_" style:list-style-name="L4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15" style:family="paragraph" style:parent-style-name="Body_20_text_20__28_2_29_" style:list-style-name="L5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16" style:family="paragraph" style:parent-style-name="Body_20_text_20__28_2_29_" style:list-style-name="L5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17" style:family="paragraph" style:parent-style-name="Body_20_text_20__28_2_29_" style:list-style-name="L5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18" style:family="paragraph" style:parent-style-name="Body_20_text_20__28_2_29_" style:list-style-name="L5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19" style:family="paragraph" style:parent-style-name="Body_20_text_20__28_2_29_" style:list-style-name="L5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20"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321"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322" style:family="paragraph" style:parent-style-name="Body_20_text_20__28_2_29_" style:list-style-name="L5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323"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07in"/>
        </style:tab-stops>
      </style:paragraph-properties>
    </style:style>
    <style:style style:name="P324"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325"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326" style:family="paragraph" style:parent-style-name="Body_20_text_20__28_2_29_" style:list-style-name="L4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327" style:family="paragraph" style:parent-style-name="Body_20_text_20__28_2_29_" style:list-style-name="L5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328"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329" style:family="paragraph" style:parent-style-name="Body_20_text_20__28_2_29_" style:list-style-name="L2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330" style:family="paragraph" style:parent-style-name="Body_20_text_20__28_2_29_" style:list-style-name="L5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331"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02in"/>
        </style:tab-stops>
      </style:paragraph-properties>
    </style:style>
    <style:style style:name="P332"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02in"/>
        </style:tab-stops>
      </style:paragraph-properties>
    </style:style>
    <style:style style:name="P333"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02in"/>
        </style:tab-stops>
      </style:paragraph-properties>
    </style:style>
    <style:style style:name="P334" style:family="paragraph" style:parent-style-name="Body_20_text_20__28_2_29_" style:list-style-name="L3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02in"/>
        </style:tab-stops>
      </style:paragraph-properties>
    </style:style>
    <style:style style:name="P335"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3126in"/>
        </style:tab-stops>
      </style:paragraph-properties>
    </style:style>
    <style:style style:name="P336"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2008in"/>
        </style:tab-stops>
      </style:paragraph-properties>
    </style:style>
    <style:style style:name="P337"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338"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339" style:family="paragraph" style:parent-style-name="Body_20_text_20__28_2_29_" style:list-style-name="L2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340"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56in"/>
        </style:tab-stops>
      </style:paragraph-properties>
    </style:style>
    <style:style style:name="P341"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1055in"/>
        </style:tab-stops>
      </style:paragraph-properties>
    </style:style>
    <style:style style:name="P342" style:family="paragraph" style:parent-style-name="Body_20_text_20__28_2_29_" style:list-style-name="L2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46in"/>
        </style:tab-stops>
      </style:paragraph-properties>
    </style:style>
    <style:style style:name="P343" style:family="paragraph" style:parent-style-name="Body_20_text_20__28_2_29_" style:list-style-name="L2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46in"/>
        </style:tab-stops>
      </style:paragraph-properties>
    </style:style>
    <style:style style:name="P344" style:family="paragraph" style:parent-style-name="Body_20_text_20__28_2_29_" style:list-style-name="L5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46in"/>
        </style:tab-stops>
      </style:paragraph-properties>
    </style:style>
    <style:style style:name="P345"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1299in"/>
        </style:tab-stops>
      </style:paragraph-properties>
    </style:style>
    <style:style style:name="P346" style:family="paragraph" style:parent-style-name="Body_20_text_20__28_2_29_" style:list-style-name="L3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347"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348" style:family="paragraph" style:parent-style-name="Body_20_text_20__28_2_29_" style:list-style-name="L4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349" style:family="paragraph" style:parent-style-name="Body_20_text_20__28_2_29_" style:list-style-name="L4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350" style:family="paragraph" style:parent-style-name="Body_20_text_20__28_2_29_" style:list-style-name="L3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139in"/>
        </style:tab-stops>
      </style:paragraph-properties>
    </style:style>
    <style:style style:name="P351" style:family="paragraph" style:parent-style-name="Body_20_text_20__28_2_29_" style:list-style-name="L3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64in"/>
        </style:tab-stops>
      </style:paragraph-properties>
    </style:style>
    <style:style style:name="P352" style:family="paragraph" style:parent-style-name="Body_20_text_20__28_2_29_" style:list-style-name="L3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35in"/>
        </style:tab-stops>
      </style:paragraph-properties>
    </style:style>
    <style:style style:name="P353"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665in"/>
        </style:tab-stops>
      </style:paragraph-properties>
    </style:style>
    <style:style style:name="P354" style:family="paragraph" style:parent-style-name="Body_20_text_20__28_2_29_" style:list-style-name="L4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355" style:family="paragraph" style:parent-style-name="Body_20_text_20__28_2_29_" style:list-style-name="L4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356" style:family="paragraph" style:parent-style-name="Body_20_text_20__28_2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357" style:family="paragraph" style:parent-style-name="Body_20_text_20__28_2_29_" style:list-style-name="L4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57in"/>
        </style:tab-stops>
      </style:paragraph-properties>
    </style:style>
    <style:style style:name="P358" style:family="paragraph" style:parent-style-name="Body_20_text_20__28_2_29_" style:list-style-name="L5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359" style:family="paragraph" style:parent-style-name="Body_20_text_20__28_2_29_" style:list-style-name="L5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74in"/>
        </style:tab-stops>
      </style:paragraph-properties>
    </style:style>
    <style:style style:name="P360" style:family="paragraph" style:parent-style-name="Body_20_text_20__28_2_29_" style:list-style-name="L5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361" style:family="paragraph" style:parent-style-name="Body_20_text_20__28_2_29_" style:list-style-name="L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098in"/>
        </style:tab-stops>
      </style:paragraph-properties>
    </style:style>
    <style:style style:name="P362" style:family="paragraph" style:parent-style-name="Body_20_text_20__28_2_29_" style:list-style-name="L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898in"/>
        </style:tab-stops>
      </style:paragraph-properties>
    </style:style>
    <style:style style:name="P363" style:family="paragraph" style:parent-style-name="Body_20_text_20__28_2_29_" style:list-style-name="L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228in"/>
        </style:tab-stops>
      </style:paragraph-properties>
    </style:style>
    <style:style style:name="P364" style:family="paragraph" style:parent-style-name="Body_20_text_20__28_2_29_" style:list-style-name="L8"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202in"/>
        </style:tab-stops>
      </style:paragraph-properties>
    </style:style>
    <style:style style:name="P365" style:family="paragraph" style:parent-style-name="Body_20_text_20__28_2_29_" style:list-style-name="L43" style:master-page-name="">
      <style:paragraph-properties fo:margin-left="0.1945in" fo:margin-right="0in" fo:margin-top="0in" fo:margin-bottom="0in" loext:contextual-spacing="false" fo:line-height="0.1181in" fo:text-align="justify" style:justify-single-word="false" fo:text-indent="-0.1945in" style:auto-text-indent="false" style:page-number="auto">
        <style:tab-stops>
          <style:tab-stop style:position="0.0783in"/>
        </style:tab-stops>
      </style:paragraph-properties>
    </style:style>
    <style:style style:name="P366" style:family="paragraph" style:parent-style-name="Body_20_text_20__28_2_29_" style:list-style-name="L40"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339in"/>
        </style:tab-stops>
      </style:paragraph-properties>
    </style:style>
    <style:style style:name="P367" style:family="paragraph" style:parent-style-name="Body_20_text_20__28_2_29_" style:list-style-name="L42"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374in"/>
        </style:tab-stops>
      </style:paragraph-properties>
    </style:style>
    <style:style style:name="P368" style:family="paragraph" style:parent-style-name="Body_20_text_20__28_2_29_" style:list-style-name="L58"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402in"/>
        </style:tab-stops>
      </style:paragraph-properties>
    </style:style>
    <style:style style:name="P369" style:family="paragraph" style:parent-style-name="Body_20_text_20__28_2_29_" style:list-style-name="L11" style:master-page-name="PageStyle6">
      <style:paragraph-properties fo:margin-left="0.1945in" fo:margin-right="0in" fo:margin-top="0in" fo:margin-bottom="0in" loext:contextual-spacing="false" fo:text-align="justify" style:justify-single-word="false" fo:text-indent="-0.1945in" style:auto-text-indent="false" style:page-number="78">
        <style:tab-stops>
          <style:tab-stop style:position="0.0063in"/>
        </style:tab-stops>
      </style:paragraph-properties>
    </style:style>
    <style:style style:name="P370" style:family="paragraph" style:parent-style-name="Body_20_text_20__28_2_29_" style:list-style-name="L21" style:master-page-name="PageStyle11">
      <style:paragraph-properties fo:margin-left="0.1945in" fo:margin-right="0in" fo:margin-top="0in" fo:margin-bottom="0in" loext:contextual-spacing="false" fo:text-align="justify" style:justify-single-word="false" fo:text-indent="-0.1945in" style:auto-text-indent="false" style:page-number="84">
        <style:tab-stops>
          <style:tab-stop style:position="0.0819in"/>
        </style:tab-stops>
      </style:paragraph-properties>
    </style:style>
    <style:style style:name="P371" style:family="paragraph" style:parent-style-name="Body_20_text_20__28_2_29_" style:list-style-name="L56" style:master-page-name="PageStyle26">
      <style:paragraph-properties fo:margin-left="0.1945in" fo:margin-right="0in" fo:margin-top="0in" fo:margin-bottom="0in" loext:contextual-spacing="false" fo:text-align="justify" style:justify-single-word="false" fo:text-indent="-0.1945in" style:auto-text-indent="false" style:page-number="110">
        <style:tab-stops>
          <style:tab-stop style:position="0.0161in"/>
        </style:tab-stops>
      </style:paragraph-properties>
    </style:style>
    <style:style style:name="P372" style:family="paragraph" style:parent-style-name="Body_20_text_20__28_2_29_" style:list-style-name="L26" style:master-page-name="">
      <style:paragraph-properties fo:margin-left="0.1945in" fo:margin-right="0in" fo:margin-top="0in" fo:margin-bottom="0.0835in" loext:contextual-spacing="false" fo:text-align="justify" style:justify-single-word="false" fo:text-indent="-0.1945in" style:auto-text-indent="false" style:page-number="auto">
        <style:tab-stops>
          <style:tab-stop style:position="0.0193in"/>
        </style:tab-stops>
      </style:paragraph-properties>
    </style:style>
    <style:style style:name="P373" style:family="paragraph" style:parent-style-name="Body_20_text_20__28_2_29_" style:list-style-name="L43" style:master-page-name="">
      <style:paragraph-properties fo:margin-left="0.1945in" fo:margin-right="0in" fo:margin-top="0in" fo:margin-bottom="0.0835in" loext:contextual-spacing="false" fo:text-align="justify" style:justify-single-word="false" fo:text-indent="-0.1945in" style:auto-text-indent="false" style:page-number="auto">
        <style:tab-stops>
          <style:tab-stop style:position="0.0063in"/>
        </style:tab-stops>
      </style:paragraph-properties>
    </style:style>
    <style:style style:name="P374" style:family="paragraph" style:parent-style-name="Body_20_text_20__28_2_29_" style:list-style-name="L43" style:master-page-name="">
      <style:paragraph-properties fo:margin-left="0.1945in" fo:margin-right="0in" fo:margin-top="0in" fo:margin-bottom="0.0902in" loext:contextual-spacing="false" fo:text-align="justify" style:justify-single-word="false" fo:text-indent="-0.1945in" style:auto-text-indent="false" style:page-number="auto">
        <style:tab-stops>
          <style:tab-stop style:position="0.0063in"/>
        </style:tab-stops>
      </style:paragraph-properties>
    </style:style>
    <style:style style:name="P375"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376" style:family="paragraph" style:parent-style-name="Body_20_text_20__28_2_29_" style:list-style-name="L4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377" style:family="paragraph" style:parent-style-name="Body_20_text_20__28_2_29_" style:list-style-name="L5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378"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681in"/>
        </style:tab-stops>
      </style:paragraph-properties>
    </style:style>
    <style:style style:name="P379"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380" style:family="paragraph" style:parent-style-name="Body_20_text_20__28_2_29_" style:list-style-name="L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381" style:family="paragraph" style:parent-style-name="Body_20_text_20__28_2_29_" style:list-style-name="L4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382" style:family="paragraph" style:parent-style-name="Body_20_text_20__28_2_29_" style:list-style-name="L5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383"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384" style:family="paragraph" style:parent-style-name="Body_20_text_20__28_2_29_" style:list-style-name="L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385"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386" style:family="paragraph" style:parent-style-name="Body_20_text_20__28_2_29_" style:list-style-name="L5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387"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388" style:family="paragraph" style:parent-style-name="Body_20_text_20__28_2_29_" style:list-style-name="L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389" style:family="paragraph" style:parent-style-name="Body_20_text_20__28_2_29_" style:list-style-name="L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390" style:family="paragraph" style:parent-style-name="Body_20_text_20__28_2_29_" style:list-style-name="L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335in"/>
        </style:tab-stops>
      </style:paragraph-properties>
    </style:style>
    <style:style style:name="P391" style:family="paragraph" style:parent-style-name="Body_20_text_20__28_2_29_" style:list-style-name="L5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335in"/>
        </style:tab-stops>
      </style:paragraph-properties>
    </style:style>
    <style:style style:name="P392" style:family="paragraph" style:parent-style-name="Body_20_text_20__28_2_29_" style:list-style-name="L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09in"/>
        </style:tab-stops>
      </style:paragraph-properties>
    </style:style>
    <style:style style:name="P393" style:family="paragraph" style:parent-style-name="Body_20_text_20__28_2_29_" style:list-style-name="L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394" style:family="paragraph" style:parent-style-name="Body_20_text_20__28_2_29_" style:list-style-name="L4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395" style:family="paragraph" style:parent-style-name="Body_20_text_20__28_2_29_" style:list-style-name="L5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396" style:family="paragraph" style:parent-style-name="Body_20_text_20__28_2_29_" style:list-style-name="L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397" style:family="paragraph" style:parent-style-name="Body_20_text_20__28_2_29_" style:list-style-name="L5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398" style:family="paragraph" style:parent-style-name="Body_20_text_20__28_2_29_" style:list-style-name="L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399" style:family="paragraph" style:parent-style-name="Body_20_text_20__28_2_29_" style:list-style-name="L5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400"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043in"/>
        </style:tab-stops>
      </style:paragraph-properties>
    </style:style>
    <style:style style:name="P401" style:family="paragraph" style:parent-style-name="Body_20_text_20__28_2_29_" style:list-style-name="L2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402" style:family="paragraph" style:parent-style-name="Body_20_text_20__28_2_29_" style:list-style-name="L4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403" style:family="paragraph" style:parent-style-name="Body_20_text_20__28_2_29_" style:list-style-name="L5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404" style:family="paragraph" style:parent-style-name="Body_20_text_20__28_2_29_" style:list-style-name="L5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405" style:family="paragraph" style:parent-style-name="Body_20_text_20__28_2_29_" style:list-style-name="L4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457in"/>
        </style:tab-stops>
      </style:paragraph-properties>
    </style:style>
    <style:style style:name="P406" style:family="paragraph" style:parent-style-name="Body_20_text_20__28_2_29_" style:list-style-name="L5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457in"/>
        </style:tab-stops>
      </style:paragraph-properties>
    </style:style>
    <style:style style:name="P407" style:family="paragraph" style:parent-style-name="Body_20_text_20__28_2_29_" style:list-style-name="L4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071in"/>
        </style:tab-stops>
      </style:paragraph-properties>
    </style:style>
    <style:style style:name="P408" style:family="paragraph" style:parent-style-name="Body_20_text_20__28_2_29_" style:list-style-name="L5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1028in"/>
        </style:tab-stops>
      </style:paragraph-properties>
    </style:style>
    <style:style style:name="P409" style:family="paragraph" style:parent-style-name="Body_20_text_20__28_2_29_" style:list-style-name="L5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366in"/>
        </style:tab-stops>
      </style:paragraph-properties>
    </style:style>
    <style:style style:name="P410" style:family="paragraph" style:parent-style-name="Body_20_text_20__28_2_29_" style:list-style-name="L44" style:master-page-name="">
      <style:paragraph-properties fo:margin-left="0.1807in" fo:margin-right="0in" fo:margin-top="0in" fo:margin-bottom="0in" loext:contextual-spacing="false" fo:line-height="0.1299in" fo:text-align="justify" style:justify-single-word="false" fo:text-indent="-0.1807in" style:auto-text-indent="false" style:page-number="auto">
        <style:tab-stops>
          <style:tab-stop style:position="0.0228in"/>
        </style:tab-stops>
      </style:paragraph-properties>
    </style:style>
    <style:style style:name="P411" style:family="paragraph" style:parent-style-name="Body_20_text_20__28_2_29_" style:list-style-name="L44" style:master-page-name="">
      <style:paragraph-properties fo:margin-left="0.1807in" fo:margin-right="0in" fo:margin-top="0in" fo:margin-bottom="0in" loext:contextual-spacing="false" fo:line-height="0.1299in" fo:text-align="justify" style:justify-single-word="false" fo:text-indent="-0.1807in" style:auto-text-indent="false" style:page-number="auto">
        <style:tab-stops>
          <style:tab-stop style:position="0.098in"/>
        </style:tab-stops>
      </style:paragraph-properties>
    </style:style>
    <style:style style:name="P412" style:family="paragraph" style:parent-style-name="Body_20_text_20__28_2_29_" style:list-style-name="L44" style:master-page-name="">
      <style:paragraph-properties fo:margin-left="0.1807in" fo:margin-right="0in" fo:margin-top="0in" fo:margin-bottom="0in" loext:contextual-spacing="false" fo:line-height="0.1299in" fo:text-align="justify" style:justify-single-word="false" fo:text-indent="-0.1807in" style:auto-text-indent="false" style:page-number="auto">
        <style:tab-stops>
          <style:tab-stop style:position="0.0335in"/>
        </style:tab-stops>
      </style:paragraph-properties>
    </style:style>
    <style:style style:name="P413" style:family="paragraph" style:parent-style-name="Body_20_text_20__28_2_29_" style:list-style-name="L46"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tab-stops>
          <style:tab-stop style:position="0.0165in"/>
        </style:tab-stops>
      </style:paragraph-properties>
    </style:style>
    <style:style style:name="P414" style:family="paragraph" style:parent-style-name="Body_20_text_20__28_2_29_" style:list-style-name="L55"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tab-stops>
          <style:tab-stop style:position="-0.0228in"/>
        </style:tab-stops>
      </style:paragraph-properties>
    </style:style>
    <style:style style:name="P415" style:family="paragraph" style:parent-style-name="Body_20_text_20__28_2_29_" style:list-style-name="L7" style:master-page-name="PageStyle4">
      <style:paragraph-properties fo:margin-left="0.1807in" fo:margin-right="0in" fo:margin-top="0in" fo:margin-bottom="0in" loext:contextual-spacing="false" fo:text-align="justify" style:justify-single-word="false" fo:text-indent="-0.1807in" style:auto-text-indent="false" style:page-number="74">
        <style:tab-stops>
          <style:tab-stop style:position="-0.0299in"/>
        </style:tab-stops>
      </style:paragraph-properties>
    </style:style>
    <style:style style:name="P416" style:family="paragraph" style:parent-style-name="Body_20_text_20__28_2_29_" style:list-style-name="L24" style:master-page-name="PageStyle21">
      <style:paragraph-properties fo:margin-left="0.1807in" fo:margin-right="0in" fo:margin-top="0in" fo:margin-bottom="0in" loext:contextual-spacing="false" fo:line-height="0.1299in" fo:text-align="justify" style:justify-single-word="false" fo:text-indent="-0.1807in" style:auto-text-indent="false" style:page-number="100">
        <style:tab-stops>
          <style:tab-stop style:position="-0.0228in"/>
        </style:tab-stops>
      </style:paragraph-properties>
    </style:style>
    <style:style style:name="P417" style:family="paragraph" style:parent-style-name="Body_20_text_20__28_2_29_" style:master-page-name="PageStyle3">
      <style:paragraph-properties fo:margin-left="0.222in" fo:margin-right="0in" fo:margin-top="0in" fo:margin-bottom="0in" loext:contextual-spacing="false" fo:text-align="justify" style:justify-single-word="false" fo:text-indent="0in" style:auto-text-indent="false" style:page-number="73"/>
    </style:style>
    <style:style style:name="P418" style:family="paragraph" style:parent-style-name="Body_20_text_20__28_2_29_" style:list-style-name="L6" style:master-page-name="">
      <style:paragraph-properties fo:margin-left="0.222in" fo:margin-right="0in" fo:margin-top="0in" fo:margin-bottom="0in" loext:contextual-spacing="false" fo:text-align="justify" style:justify-single-word="false" fo:text-indent="-0.222in" style:auto-text-indent="false" style:page-number="auto">
        <style:tab-stops>
          <style:tab-stop style:position="-0.0154in"/>
        </style:tab-stops>
      </style:paragraph-properties>
    </style:style>
    <style:style style:name="P419" style:family="paragraph" style:parent-style-name="Body_20_text_20__28_2_29_" style:list-style-name="L6" style:master-page-name="">
      <style:paragraph-properties fo:margin-left="0.222in" fo:margin-right="0in" fo:margin-top="0in" fo:margin-bottom="0in" loext:contextual-spacing="false" fo:text-align="justify" style:justify-single-word="false" fo:text-indent="-0.222in" style:auto-text-indent="false" style:page-number="auto">
        <style:tab-stops>
          <style:tab-stop style:position="0.0646in"/>
        </style:tab-stops>
      </style:paragraph-properties>
    </style:style>
    <style:style style:name="P420" style:family="paragraph" style:parent-style-name="Body_20_text_20__28_2_29_" style:list-style-name="L6" style:master-page-name="">
      <style:paragraph-properties fo:margin-left="0.222in" fo:margin-right="0in" fo:margin-top="0in" fo:margin-bottom="0in" loext:contextual-spacing="false" fo:text-align="justify" style:justify-single-word="false" fo:text-indent="-0.222in" style:auto-text-indent="false" style:page-number="auto">
        <style:tab-stops>
          <style:tab-stop style:position="-0.0118in"/>
        </style:tab-stops>
      </style:paragraph-properties>
    </style:style>
    <style:style style:name="P421" style:family="paragraph" style:parent-style-name="Body_20_text_20__28_2_29_" style:list-style-name="L6" style:master-page-name="">
      <style:paragraph-properties fo:margin-left="0.222in" fo:margin-right="0in" fo:margin-top="0in" fo:margin-bottom="0in" loext:contextual-spacing="false" fo:text-align="justify" style:justify-single-word="false" fo:text-indent="-0.222in" style:auto-text-indent="false" style:page-number="auto">
        <style:tab-stops>
          <style:tab-stop style:position="-0.0083in"/>
        </style:tab-stops>
      </style:paragraph-properties>
    </style:style>
    <style:style style:name="P422" style:family="paragraph" style:parent-style-name="Body_20_text_20__28_2_29_" style:master-page-name="PageStyle5">
      <style:paragraph-properties fo:margin-left="0.1945in" fo:margin-right="0in" fo:margin-top="0in" fo:margin-bottom="0in" loext:contextual-spacing="false" fo:text-align="justify" style:justify-single-word="false" fo:text-indent="0in" style:auto-text-indent="false" style:page-number="77"/>
    </style:style>
    <style:style style:name="P423" style:family="paragraph" style:parent-style-name="Body_20_text_20__28_2_29_" style:master-page-name="PageStyle7">
      <style:paragraph-properties fo:margin-left="0.1945in" fo:margin-right="0in" fo:margin-top="0in" fo:margin-bottom="0in" loext:contextual-spacing="false" fo:text-align="justify" style:justify-single-word="false" fo:text-indent="0in" style:auto-text-indent="false" style:page-number="11"/>
    </style:style>
    <style:style style:name="P424" style:family="paragraph" style:parent-style-name="Body_20_text_20__28_2_29_" style:master-page-name="PageStyle12">
      <style:paragraph-properties fo:margin-left="0.1945in" fo:margin-right="0in" fo:margin-top="0in" fo:margin-bottom="0in" loext:contextual-spacing="false" fo:text-align="justify" style:justify-single-word="false" fo:text-indent="0in" style:auto-text-indent="false" style:page-number="85"/>
    </style:style>
    <style:style style:name="P425" style:family="paragraph" style:parent-style-name="Body_20_text_20__28_2_29_" style:master-page-name="PageStyle19">
      <style:paragraph-properties fo:margin-left="0.1945in" fo:margin-right="0in" fo:margin-top="0in" fo:margin-bottom="0in" loext:contextual-spacing="false" fo:text-align="justify" style:justify-single-word="false" fo:text-indent="0in" style:auto-text-indent="false" style:page-number="28"/>
    </style:style>
    <style:style style:name="P426" style:family="paragraph" style:parent-style-name="Body_20_text_20__28_2_29_" style:master-page-name="PageStyle24">
      <style:paragraph-properties fo:margin-left="0.1945in" fo:margin-right="0in" fo:margin-top="0in" fo:margin-bottom="0in" loext:contextual-spacing="false" fo:text-align="justify" style:justify-single-word="false" fo:text-indent="0in" style:auto-text-indent="false" style:page-number="108"/>
    </style:style>
    <style:style style:name="P427" style:family="paragraph" style:parent-style-name="Body_20_text_20__28_2_29_" style:master-page-name="PageStyle27">
      <style:paragraph-properties fo:margin-left="0.1945in" fo:margin-right="0in" fo:margin-top="0in" fo:margin-bottom="0in" loext:contextual-spacing="false" fo:text-align="justify" style:justify-single-word="false" fo:text-indent="0in" style:auto-text-indent="false" style:page-number="111"/>
    </style:style>
    <style:style style:name="P428" style:family="paragraph" style:parent-style-name="Body_20_text_20__28_2_29_" style:list-style-name="L11" style:master-page-name="">
      <style:paragraph-properties fo:margin-left="0.6528in" fo:margin-right="0in" fo:margin-top="0in" fo:margin-bottom="0in" loext:contextual-spacing="false" fo:text-align="justify" style:justify-single-word="false" fo:text-indent="-0.6528in" style:auto-text-indent="false" style:page-number="auto">
        <style:tab-stops>
          <style:tab-stop style:position="-0.3728in"/>
        </style:tab-stops>
      </style:paragraph-properties>
    </style:style>
    <style:style style:name="P429" style:family="paragraph" style:parent-style-name="Body_20_text_20__28_2_29_" style:list-style-name="L11" style:master-page-name="">
      <style:paragraph-properties fo:margin-left="0.6528in" fo:margin-right="0in" fo:margin-top="0in" fo:margin-bottom="0in" loext:contextual-spacing="false" fo:text-align="justify" style:justify-single-word="false" fo:text-indent="-0.6528in" style:auto-text-indent="false" style:page-number="auto">
        <style:tab-stops>
          <style:tab-stop style:position="-0.4457in"/>
        </style:tab-stops>
      </style:paragraph-properties>
    </style:style>
    <style:style style:name="P430" style:family="paragraph" style:parent-style-name="Body_20_text_20__28_2_29_" style:master-page-name="PageStyle8">
      <style:paragraph-properties fo:margin-left="0.639in" fo:margin-right="0in" fo:margin-top="0in" fo:margin-bottom="0in" loext:contextual-spacing="false" fo:text-align="justify" style:justify-single-word="false" fo:text-indent="0in" style:auto-text-indent="false" style:page-number="80"/>
    </style:style>
    <style:style style:name="P431" style:family="paragraph" style:parent-style-name="Body_20_text_20__28_2_29_" style:master-page-name="PageStyle9">
      <style:paragraph-properties fo:margin-left="0.111in" fo:margin-right="0in" fo:margin-top="0in" fo:margin-bottom="0in" loext:contextual-spacing="false" fo:text-align="justify" style:justify-single-word="false" fo:text-indent="0.0972in" style:auto-text-indent="false" style:page-number="81"/>
    </style:style>
    <style:style style:name="P432" style:family="paragraph" style:parent-style-name="Body_20_text_20__28_2_29_" style:master-page-name="PageStyle10">
      <style:paragraph-properties fo:margin-left="0.4165in" fo:margin-right="0in" fo:margin-top="0in" fo:margin-bottom="0in" loext:contextual-spacing="false" fo:text-align="start" style:justify-single-word="false" fo:text-indent="0in" style:auto-text-indent="false" style:page-number="82"/>
    </style:style>
    <style:style style:name="P433" style:family="paragraph" style:parent-style-name="Body_20_text_20__28_2_29_" style:master-page-name="PageStyle13">
      <style:paragraph-properties fo:margin-left="0.4165in" fo:margin-right="0in" fo:margin-top="0in" fo:margin-bottom="0in" loext:contextual-spacing="false" fo:text-align="start" style:justify-single-word="false" fo:text-indent="0in" style:auto-text-indent="false" style:page-number="87"/>
    </style:style>
    <style:style style:name="P434" style:family="paragraph" style:parent-style-name="Body_20_text_20__28_2_29_" style:list-style-name="L30" style:master-page-name="">
      <style:paragraph-properties fo:margin-left="0.639in" fo:margin-right="0in" fo:margin-top="0in" fo:margin-bottom="0in" loext:contextual-spacing="false" fo:text-align="start" style:justify-single-word="false" fo:text-indent="-0.639in" style:auto-text-indent="false" style:page-number="auto">
        <style:tab-stops>
          <style:tab-stop style:position="-0.3146in"/>
        </style:tab-stops>
      </style:paragraph-properties>
    </style:style>
    <style:style style:name="P435" style:family="paragraph" style:parent-style-name="Body_20_text_20__28_2_29_" style:master-page-name="PageStyle15">
      <style:paragraph-properties fo:margin-left="0in" fo:margin-right="0.0417in" fo:margin-top="0in" fo:margin-bottom="0in" loext:contextual-spacing="false" fo:text-align="center" style:justify-single-word="false" fo:text-indent="0in" style:auto-text-indent="false" style:page-number="90"/>
    </style:style>
    <style:style style:name="P436" style:family="paragraph" style:parent-style-name="Body_20_text_20__28_2_29_" style:master-page-name="PageStyle16">
      <style:paragraph-properties fo:margin-left="0in" fo:margin-right="0in" fo:margin-top="0in" fo:margin-bottom="0in" loext:contextual-spacing="false" fo:line-height="0.1299in" fo:text-align="justify" style:justify-single-word="false" fo:text-indent="0.1945in" style:auto-text-indent="false" style:page-number="91"/>
    </style:style>
    <style:style style:name="P437" style:family="paragraph" style:parent-style-name="Body_20_text_20__28_2_29_" style:master-page-name="PageStyle17">
      <style:paragraph-properties fo:margin-left="0.6665in" fo:margin-right="0in" fo:margin-top="0in" fo:margin-bottom="0in" loext:contextual-spacing="false" fo:text-align="justify" style:justify-single-word="false" fo:text-indent="0in" style:auto-text-indent="false" style:page-number="93"/>
    </style:style>
    <style:style style:name="P438" style:family="paragraph" style:parent-style-name="Body_20_text_20__28_2_29_" style:list-style-name="L34" style:master-page-name="">
      <style:paragraph-properties fo:margin-left="0.472in" fo:margin-right="0in" fo:margin-top="0in" fo:margin-bottom="0in" loext:contextual-spacing="false" fo:line-height="0.1366in" fo:text-align="start" style:justify-single-word="false" fo:text-indent="-0.3335in" style:auto-text-indent="false" style:page-number="auto">
        <style:tab-stops>
          <style:tab-stop style:position="-0.1799in"/>
        </style:tab-stops>
      </style:paragraph-properties>
    </style:style>
    <style:style style:name="P439" style:family="paragraph" style:parent-style-name="Body_20_text_20__28_2_29_" style:list-style-name="L35" style:master-page-name="">
      <style:paragraph-properties fo:margin-left="0.139in" fo:margin-right="0in" fo:margin-top="0in" fo:margin-bottom="0in" loext:contextual-spacing="false" fo:line-height="0.1335in" fo:text-align="justify" style:justify-single-word="false" fo:text-indent="0in" style:auto-text-indent="false" style:page-number="auto">
        <style:tab-stops>
          <style:tab-stop style:position="0.1508in"/>
        </style:tab-stops>
      </style:paragraph-properties>
    </style:style>
    <style:style style:name="P440" style:family="paragraph" style:parent-style-name="Body_20_text_20__28_2_29_" style:master-page-name="PageStyle18">
      <style:paragraph-properties fo:margin-left="0.639in" fo:margin-right="0in" fo:margin-top="0in" fo:margin-bottom="0in" loext:contextual-spacing="false" fo:text-align="start" style:justify-single-word="false" fo:text-indent="-0.222in" style:auto-text-indent="false" style:page-number="94"/>
    </style:style>
    <style:style style:name="P441" style:family="paragraph" style:parent-style-name="Body_20_text_20__28_2_29_" style:master-page-name="PageStyle23">
      <style:paragraph-properties fo:margin-left="0.1807in" fo:margin-right="0in" fo:margin-top="0in" fo:margin-bottom="0in" loext:contextual-spacing="false" fo:text-align="justify" style:justify-single-word="false" fo:text-indent="0in" style:auto-text-indent="false" style:page-number="107"/>
    </style:style>
    <style:style style:name="P442" style:family="paragraph" style:parent-style-name="Body_20_text_20__28_7_29_" style:list-style-name="L2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443" style:family="paragraph" style:parent-style-name="Body_20_text_20__28_7_29_" style:list-style-name="L3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17in"/>
        </style:tab-stops>
      </style:paragraph-propertie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0264in" fo:margin-bottom="0.0083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Frame">
      <style:graphic-properties fo:margin-left="0.0398in" fo:margin-right="0.0398in" fo:margin-top="0.0264in" fo:margin-bottom="0.05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Frame">
      <style:graphic-properties fo:margin-left="0.0398in" fo:margin-right="0.0398in" fo:margin-top="0.0236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Frame">
      <style:graphic-properties fo:margin-left="0.0398in" fo:margin-right="0.0398in" fo:margin-top="0.1016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Frame">
      <style:graphic-properties fo:margin-left="0.0398in" fo:margin-right="0.0398in" fo:margin-top="0.0264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Frame">
      <style:graphic-properties fo:margin-left="0.0398in" fo:margin-right="0.0398in" fo:margin-top="0.0236in" fo:margin-bottom="0.0335in" style:wrap="right" style:number-wrapped-paragraphs="no-limit" style:wrap-contour="true" style:wrap-contour-mode="full" style:vertical-pos="from-top" style:vertical-rel="paragraph-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2.3583in" fo:margin-right="2.0244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3583in" fo:margin-right="2.0244in" style:editable="false">
        <style:columns fo:column-count="2" fo:column-gap="0.1098in">
          <style:column style:rel-width="32767*" fo:start-indent="0in" fo:end-indent="0.0547in"/>
          <style:column style:rel-width="32768*" fo:start-indent="0.0547in" fo:end-indent="0in"/>
        </style:columns>
      </style:section-properties>
    </style:style>
    <style:style style:name="Sect4" style:family="section">
      <style:section-properties fo:margin-left="2.1083in" fo:margin-right="2.2417in" style:editable="false">
        <style:columns fo:column-count="2" fo:column-gap="0.0709in">
          <style:column style:rel-width="32767*" fo:start-indent="0in" fo:end-indent="0.0354in"/>
          <style:column style:rel-width="32768*" fo:start-indent="0.0354in" fo:end-indent="0in"/>
        </style:columns>
      </style:section-properties>
    </style:style>
    <style:style style:name="Sect5" style:family="section">
      <style:section-properties fo:margin-left="1.398in" fo:margin-right="2.9661in" style:editable="false">
        <style:columns fo:column-count="2" fo:column-gap="0.0972in">
          <style:column style:rel-width="32767*" fo:start-indent="0in" fo:end-indent="0.0484in"/>
          <style:column style:rel-width="32768*" fo:start-indent="0.0484in" fo:end-indent="0in"/>
        </style:columns>
      </style:section-properties>
    </style:style>
    <text:list-style style:name="L1">
      <text:list-level-style-number text:level="1" text:style-name="CharStyle11"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1"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1"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9" style:num-format="1" text:start-value="5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20" style:num-format="1" text:start-value="3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1"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11" style:num-format="1" text:start-value="3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11"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11"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20" style:num-format="1" text:start-value="3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11"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11" style:num-format="1" text:start-value="3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11"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11"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11" style:num-format="1" text:start-value="3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1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21" style:num-format="1" text:start-value="3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11"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11"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11" style:num-format="1" text:start-value="2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11" style:num-format="1" text:start-value="5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11"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11"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11" style:num-format="1" text:start-value="4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11" style:num-format="1" text:start-value="5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11"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11"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11"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11"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CharStyle11"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Style20" style:num-format="1" text:start-value="5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CharStyle11"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CharStyle11"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CharStyle20" style:num-format="1" text:start-value="3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CharStyle1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CharStyle11"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CharStyle20"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CharStyle11"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CharStyle1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CharStyle11"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CharStyle54" style:num-format="1" text:start-value="2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CharStyle11"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CharStyle11" style:num-format="1" text:start-value="4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CharStyle11"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CharStyle20" style:num-format="1" text:start-value="3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CharStyle11" style:num-format="1" text:start-value="6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CharStyle20"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CharStyle11"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CharStyle11" style:num-format="1" text:start-value="5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CharStyle11"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213"><text:span text:style-name="CharStyle4">THE GOSPEL ACCORDING TO</text:span></text:p>
        <text:h text:style-name="P214" text:outline-level="1"><text:bookmark-start text:name="bookmark0"/><text:span text:style-name="CharStyle6">S. LUKE</text:span><text:bookmark-end text:name="bookmark0"/></text:h>
      </text:section>
      <text:section text:style-name="Sect2" text:name="Section1">
        <text:p text:style-name="P2"/>
        <text:p text:style-name="P1"/>
      </text:section>
      <text:section text:style-name="Sect3" text:name="Section2">
        <text:p text:style-name="Body_20_text_20__28_4_29__20__2b__20_DropCap4">1<text:span text:style-name="CharStyle8"><text:tab/>Inasmuch as a number of writers have essayed to draw up a narrative of the established 2 facts in our religion, exactly as these have been handed down to us by the original eye-witnesses who were in the service of the 3 Gospel Message, and inasmuch as I have gone carefully over them all myself from the very beginning, I have decided, O Theophilus, to write them out in 4 order for your excellency, to let you know the solid truth of what you have been taught.</text:span></text:p>
        <text:list xml:id="list6077792719815858603" text:style-name="L1">
          <text:list-item>
            <text:p text:style-name="P222"><text:span text:style-name="CharStyle11"><text:tab/>In the days of Herod king of Judsea there was a priest called Zechariah, who belonged to the division of Abijah; he had a wife who belonged to the daughters of Aaron, and her name was 6 Elizabeth. They were both just in the sight of God, blameless in their obedience to all the com­mands and regulations of God; 7 but they had no child, for Eliza­beth was barren. Both of them were advanced in years.</text:span></text:p>
          </text:list-item>
        </text:list>
        <text:list xml:id="list2779550117310791495" text:style-name="L2">
          <text:list-item>
            <text:p text:style-name="P223"><text:span text:style-name="CharStyle11"><text:tab/>Now while he was officiating before God in the due course of 9 his division, it fell to him by lot, as was the custom of the priest­hood, to enter the sanctuary of io the Lord and burn incense, the mass of the people all remaining in prayer outside at the hour of n incense. And an angel of the Lord appeared to him, standing on the right side of the altar of 12 incense. On seeing him, Zecha­riah was troubled, and fear fell 13 on him; but the angel said to him, “Fear not, Zechariah, your prayer has been heard; your wife Elizabeth will bear a son to you, and you must call his name John.</text:span></text:p>
          </text:list-item>
        </text:list>
        <text:p text:style-name="P96"><text:span text:style-name="CharStyle11">It will be joy and gladness for 14 you,</text:span></text:p>
        <text:p text:style-name="P129"><text:span text:style-name="CharStyle11">and many will rejoice over his birth:</text:span></text:p>
        <text:p text:style-name="P66"><text:span text:style-name="CharStyle11">for he shall be great in the 15 sight of the Lord, </text:span><text:span text:style-name="CharStyle12">he will drink neither wine nor strong drink,</text:span></text:p>
        <text:p text:style-name="P66"><text:span text:style-name="CharStyle11">he will be filled with the holy Spirit from his very birth; he will turn many of the sons 16 of Israel to the Lord their God,</text:span></text:p>
        <text:p text:style-name="P96"><text:span text:style-name="CharStyle11">he will go in front of Him with 17 the spirit and power </text:span><text:span text:style-name="CharStyle12">of</text:span></text:p>
        <text:p text:style-name="P105"><text:span text:style-name="CharStyle14">Elijah,</text:span></text:p>
        <text:p text:style-name="P211"><text:span text:style-name="CharStyle12">to turn the hearts of fathers to their children, </text:span><text:span text:style-name="CharStyle11">turning the disobedient to the wisdom of the just, to make a people ready and prepared for the Lord.” Zechariah said to the angel, 18 “But how am I to be sure of this?</text:span></text:p>
        <text:list xml:id="list889752727319818114" text:style-name="L3">
          <text:list-item>
            <text:p text:style-name="P226"><text:span text:style-name="CharStyle11"><text:tab/>am an old man myself, and my wife is advanced in years.” The 19 angel replied, “I am Gabriel, I stand before God; I have been sent to speak to you and to tell you this good news. But you 20 will be silent and unable to speak till the day this happens, be­cause you have not believed what I told you; it will be accom­plished, for all that, in due time.” Now the people were waiting 21 for Zechariah and wondering that he stayed so long inside the sanctuary. When he did come 22 out, he could not speak to them; so they realized that he had seen a vision in the sanctuary; he made signs to them and re­mained dumb. Then, after his 23 term of service had elapsed, he went home.</text:span></text:p>
          </text:list-item>
        </text:list>
      </text:section>
      <text:section text:style-name="Sect4" text:name="Section3">
        <text:list xml:id="list3218521791570375448" text:style-name="L4">
          <text:list-item>
            <text:p text:style-name="P235"><text:span text:style-name="CharStyle11"><text:tab/>After those days his wife Elizabeth conceived; and for five months she concealed herself.</text:span></text:p>
          </text:list-item>
          <text:list-item>
            <text:p text:style-name="P236"><text:span text:style-name="CharStyle11"><text:tab/>“The Lord has done this for me,” she said, “he has now deigned to remove my reproach among men.”</text:span></text:p>
          </text:list-item>
          <text:list-item>
            <text:p text:style-name="P241"><text:span text:style-name="CharStyle11"><text:tab/>In the sixth month the angel Gabriel was sent by God to a town in Galilee called Nazaret,</text:span></text:p>
          </text:list-item>
          <text:list-item>
            <text:p text:style-name="P242"><text:span text:style-name="CharStyle11"><text:tab/>to a maiden who was betrothed to a man called Joseph, belong­ing to the house of David. The</text:span></text:p>
          </text:list-item>
          <text:list-item>
            <text:p text:style-name="P242"><text:span text:style-name="CharStyle11"><text:tab/>maiden’s name was Mary. The angel went in and said to her, “Hail, O favoured one! the Lord</text:span></text:p>
          </text:list-item>
          <text:list-item>
            <text:p text:style-name="P236"><text:span text:style-name="CharStyle11"><text:tab/>be with you!” At this she was startled; she thought to herself, whatever can this greeting</text:span></text:p>
          </text:list-item>
          <text:list-item>
            <text:p text:style-name="P236"><text:span text:style-name="CharStyle11"><text:tab/>mean? But the angel said to her, “Fear not, Mary, you have</text:span></text:p>
          </text:list-item>
          <text:list-item>
            <text:p text:style-name="P236"><text:span text:style-name="CharStyle11"><text:tab/>found favour with God. You are to conceive and bear a son, and you must call his name Jesus.</text:span></text:p>
          </text:list-item>
          <text:list-item>
            <text:p text:style-name="P241"><text:span text:style-name="CharStyle11"><text:tab/>He will be great, he will be</text:span></text:p>
          </text:list-item>
        </text:list>
        <text:p text:style-name="P115"><text:span text:style-name="CharStyle11">called the Son of the Most High,</text:span></text:p>
        <text:p text:style-name="P102"><text:span text:style-name="CharStyle11">and the Lord God will give him </text:span><text:span text:style-name="CharStyle12">the throne of David </text:span><text:span text:style-name="CharStyle11">his father;</text:span></text:p>
        <text:list xml:id="list190839941962785" text:continue-numbering="true" text:style-name="L4">
          <text:list-item>
            <text:p text:style-name="P241"><text:span text:style-name="CharStyle11"><text:tab/></text:span><text:span text:style-name="CharStyle12">he will reign</text:span><text:span text:style-name="CharStyle11"> over the house of</text:span></text:p>
          </text:list-item>
        </text:list>
        <text:p text:style-name="P183"><text:span text:style-name="CharStyle11">Jacob </text:span><text:span text:style-name="CharStyle12">for ever, </text:span><text:span text:style-name="CharStyle11">and to his reign there shall be no end.”</text:span></text:p>
        <text:list xml:id="list190838498230477" text:continue-numbering="true" text:style-name="L4">
          <text:list-item>
            <text:p text:style-name="P241"><text:span text:style-name="CharStyle11"><text:tab/>“How can this be?” said Mary to the angel, “I have no hus-</text:span></text:p>
          </text:list-item>
          <text:list-item>
            <text:p text:style-name="P242"><text:span text:style-name="CharStyle11"><text:tab/>band.” The angel answered her, “The holy Spirit will come upon you, the power of the Most High will overshadow you; hence what is bora </text:span><text:span text:style-name="CharStyle12">will be called holy,</text:span><text:span text:style-name="CharStyle11"> Son</text:span></text:p>
          </text:list-item>
          <text:list-item>
            <text:p text:style-name="P242"><text:span text:style-name="CharStyle11"><text:tab/>of God. Look, there is your kinswoman Elizabeth! Even she has conceived a son in her old age, and she who was called bar­ren is now in her sixth month;</text:span></text:p>
          </text:list-item>
          <text:list-item>
            <text:p text:style-name="P215"><text:span text:style-name="CharStyle19"><text:tab/>for </text:span><text:span text:style-name="CharStyle14">with God nothing is ever im-</text:span></text:p>
          </text:list-item>
          <text:list-item>
            <text:p text:style-name="P242"><text:span text:style-name="CharStyle11"><text:tab/></text:span><text:span text:style-name="CharStyle12">possible.”</text:span><text:span text:style-name="CharStyle11"> Mary said, “I am here to serve the Lord. Let it be as you have said.” Then the angel went away.</text:span></text:p>
          </text:list-item>
        </text:list>
        <text:p text:style-name="P49"><text:span text:style-name="CharStyle11">In those days Mary started </text:span><text:span text:style-name="CharStyle20">39 </text:span><text:span text:style-name="CharStyle11">with haste for the hill-country, for a town of Judah; she entered 40 the house of Zechariah and sa­luted Elizabeth, and when Eliza- 4</text:span><text:span text:style-name="CharStyle11"><text:span text:style-name="T1">1 </text:span></text:span><text:span text:style-name="CharStyle11">beth heard the salutation of Mary, the babe leapt in her womb. Then Elizabeth was filled with the holy Spirit; she called 4</text:span><text:span text:style-name="CharStyle11"><text:span text:style-name="T1">2 </text:span></text:span><text:span text:style-name="CharStyle11">out with a loud cry,</text:span></text:p>
        <text:p text:style-name="P119"><text:span text:style-name="CharStyle11">“Blessed among women are you, and blessed is the fruit of your womb!</text:span></text:p>
        <text:p text:style-name="P24"><text:span text:style-name="CharStyle11">What have I done, to have the 43 mother of my Lord come to me? Why, as soon as the sound of 44 your salutation reached my ears, the babe leapt for joy within my womb. And blessed is she who 45 believed that the Lord’s words to her would be fulfilled.” Then 46 Mary said,</text:span></text:p>
        <text:p text:style-name="P86"><text:span text:style-name="CharStyle14">“My sold</text:span><text:span text:style-name="CharStyle19"> magnifies </text:span><text:span text:style-name="CharStyle14">the Lord, </text:span><text:span text:style-name="CharStyle19">My spirit </text:span><text:span text:style-name="CharStyle14">has joy in God my</text:span><text:span text:style-name="CharStyle19"> 47 </text:span><text:span text:style-name="CharStyle14">Saviour:</text:span></text:p>
        <text:p text:style-name="P85"><text:span text:style-name="CharStyle11">for </text:span><text:span text:style-name="CharStyle12">he has considered the hu-</text:span><text:span text:style-name="CharStyle11"> 48 </text:span><text:span text:style-name="CharStyle12">miliation of his servant. </text:span><text:span text:style-name="CharStyle11">From this time forth all gen­erations shall call me blessed,</text:span></text:p>
        <text:p text:style-name="P108"><text:span text:style-name="CharStyle19">for He who is Mighty has 49 done great things for me. </text:span><text:span text:style-name="CharStyle14">His name is holy, his mercy is on generation</text:span><text:span text:style-name="CharStyle19"> 50 </text:span><text:span text:style-name="CharStyle14">after generation, for those who reverence him.</text:span></text:p>
        <text:p text:style-name="P99"><text:span text:style-name="CharStyle11">He has done a deed of might 51 </text:span><text:span text:style-name="CharStyle12">with his arm,</text:span></text:p>
        <text:p text:style-name="P100"><text:span text:style-name="CharStyle14">he has scattered the proud</text:span><text:span text:style-name="CharStyle19"> and their purposes,</text:span></text:p>
        <text:p text:style-name="P86"><text:span text:style-name="CharStyle14">princes he has dethroned</text:span><text:span text:style-name="CharStyle19"> and 52 </text:span><text:span text:style-name="CharStyle14">the poor he has uplifted, he has satisfied the hungry</text:span><text:span text:style-name="CharStyle19"> 53 </text:span><text:span text:style-name="CharStyle14">with good things</text:span><text:span text:style-name="CharStyle19"> and </text:span><text:span text:style-name="CharStyle14">sent the rich away empty.</text:span></text:p>
        <text:p text:style-name="P100"><text:span text:style-name="CharStyle14">He has succoured his servant</text:span><text:span text:style-name="CharStyle19"> 54 </text:span><text:span text:style-name="CharStyle14">Israel,</text:span></text:p>
        <text:p text:style-name="P86"><text:span text:style-name="CharStyle14">mindful of his mercy</text:span><text:span text:style-name="CharStyle19">— </text:span><text:span text:style-name="CharStyle14">as he promised our fathers,</text:span><text:span text:style-name="CharStyle19"> </text:span><text:span text:style-name="CharStyle18">55 </text:span><text:span text:style-name="CharStyle14">to have mercy on Abraham and his offspring</text:span><text:span text:style-name="CharStyle19"> for ever.”</text:span></text:p>
        <text:list xml:id="list7341030671436748094" text:style-name="L5">
          <text:list-item>
            <text:p text:style-name="P271"><text:span text:style-name="CharStyle11"><text:tab/>Mary stayed with her about three months and then returned home.</text:span></text:p>
          </text:list-item>
          <text:list-item>
            <text:p text:style-name="P272"><text:span text:style-name="CharStyle11"><text:tab/>Now the time for Elizabeth’s delivery had elapsed, and she</text:span></text:p>
          </text:list-item>
          <text:list-item>
            <text:p text:style-name="P273"><text:span text:style-name="CharStyle11"><text:tab/>gave birth to a son. When her neighbours and kinsfolk heard of the Lord’s great mercy to her,</text:span></text:p>
          </text:list-item>
          <text:list-item>
            <text:p text:style-name="P280"><text:span text:style-name="CharStyle11"><text:tab/>they rejoiced with her, and on the eighth day came to circum­cise the child. They were going to call it by the name of its</text:span></text:p>
          </text:list-item>
          <text:list-item>
            <text:p text:style-name="P286"><text:span text:style-name="CharStyle11"><text:tab/>father Zechariah, but the mother told them, “No, the child is to</text:span></text:p>
          </text:list-item>
          <text:list-item>
            <text:p text:style-name="P286"><text:span text:style-name="CharStyle11"><text:tab/>be called John.” They said to her, “None of your family is</text:span></text:p>
          </text:list-item>
          <text:list-item>
            <text:p text:style-name="P286"><text:span text:style-name="CharStyle11"><text:tab/>called by that name.” Then they made signs to the father, to find out what he wanted the</text:span></text:p>
          </text:list-item>
          <text:list-item>
            <text:p text:style-name="P286"><text:span text:style-name="CharStyle11"><text:tab/>child to be called; he asked for a writing-tablet and wrote down, “His name is John,” to the as-</text:span></text:p>
          </text:list-item>
          <text:list-item>
            <text:p text:style-name="P286"><text:span text:style-name="CharStyle11"><text:tab/>tonishment of all. Instantly his mouth was opened, his tongue loosed, and he spoke out blessing</text:span></text:p>
          </text:list-item>
          <text:list-item>
            <text:p text:style-name="P286"><text:span text:style-name="CharStyle11"><text:tab/>God. Then fear fell on all their neighbours, and all these events were talked of through the whole of the hill-country of Judaea.</text:span></text:p>
          </text:list-item>
          <text:list-item>
            <text:p text:style-name="P286"><text:span text:style-name="CharStyle11"><text:tab/>All who heard of it bore it in mind; they said, “Whatever will this child become?” For the hand of the Lord was indeed with him.</text:span></text:p>
          </text:list-item>
          <text:list-item>
            <text:p text:style-name="P272"><text:span text:style-name="CharStyle11"><text:tab/>And Zechariah his father was filled with the holy Spirit; he prophesied in these words,</text:span></text:p>
          </text:list-item>
          <text:list-item>
            <text:p text:style-name="P217"><text:span text:style-name="CharStyle19"><text:tab/></text:span><text:span text:style-name="CharStyle14">“Blessed be the Lord the God</text:span></text:p>
          </text:list-item>
        </text:list>
        <text:p text:style-name="P116"><text:span text:style-name="CharStyle14">of Israel,</text:span></text:p>
        <text:p text:style-name="P102"><text:span text:style-name="CharStyle11">for he has cared </text:span><text:span text:style-name="CharStyle12">for his peo­ple</text:span><text:span text:style-name="CharStyle11"> and wrought them </text:span><text:span text:style-name="CharStyle12">re­demption;</text:span></text:p>
        <text:list xml:id="list190838242228254" text:continue-numbering="true" text:style-name="L5">
          <text:list-item>
            <text:p text:style-name="P217"><text:span text:style-name="CharStyle19"><text:tab/>he </text:span><text:span text:style-name="CharStyle14">has raised up a strong</text:span><text:span text:style-name="CharStyle19"> sa­</text:span></text:p>
          </text:list-item>
        </text:list>
        <text:p text:style-name="P115"><text:span text:style-name="CharStyle11">viour for us</text:span></text:p>
        <text:p text:style-name="P102"><text:span text:style-name="CharStyle11">in the house of his servant David—</text:span></text:p>
        <text:list xml:id="list190838572386455" text:continue-numbering="true" text:style-name="L5">
          <text:list-item>
            <text:p text:style-name="P272"><text:span text:style-name="CharStyle11"><text:tab/>as he promised of old by the</text:span></text:p>
          </text:list-item>
        </text:list>
        <text:p text:style-name="P115"><text:span text:style-name="CharStyle11">lips of his prophets—</text:span></text:p>
        <text:list xml:id="list190839188802357" text:continue-numbering="true" text:style-name="L5">
          <text:list-item>
            <text:p text:style-name="P218"><text:span text:style-name="CharStyle19"><text:tab/></text:span><text:span text:style-name="CharStyle14">to save us from our foes and</text:span></text:p>
          </text:list-item>
        </text:list>
        <text:p text:style-name="P116"><text:span text:style-name="CharStyle14">from the hand of</text:span><text:span text:style-name="CharStyle19"> all </text:span><text:span text:style-name="CharStyle14">who hate us,</text:span></text:p>
        <text:p text:style-name="P144"><text:span text:style-name="CharStyle14">to deal mercifully with our</text:span><text:span text:style-name="CharStyle19"> 72 </text:span><text:span text:style-name="CharStyle14">fathers</text:span></text:p>
        <text:p text:style-name="P110"><text:span text:style-name="CharStyle19">and </text:span><text:span text:style-name="CharStyle14">to be mindful of his </text:span><text:span text:style-name="CharStyle19">holy </text:span><text:span text:style-name="CharStyle14">covenant,</text:span></text:p>
        <text:p text:style-name="P56"><text:span text:style-name="CharStyle14">of the oath he swore to</text:span><text:span text:style-name="CharStyle19"> </text:span><text:span text:style-name="CharStyle18">73 </text:span><text:span text:style-name="CharStyle14">Abraham</text:span><text:span text:style-name="CharStyle19"> our father,</text:span></text:p>
        <text:p text:style-name="P152"><text:span text:style-name="CharStyle11">that, freed from fear and </text:span><text:span text:style-name="CharStyle21">74 </text:span><text:span text:style-name="CharStyle11">from the hand of our foes, we should worship him in holi- </text:span><text:span text:style-name="CharStyle20">75 </text:span><text:span text:style-name="CharStyle11">ness and uprightness</text:span></text:p>
        <text:p text:style-name="P109"><text:span text:style-name="CharStyle11">all our days within his pres­ence.</text:span></text:p>
        <text:p text:style-name="P143"><text:span text:style-name="CharStyle11">And you, my child, shall be 76 called a prophet of the Most High;</text:span></text:p>
        <text:p text:style-name="P110"><text:span text:style-name="CharStyle19">for you shall go </text:span><text:span text:style-name="CharStyle14">in front of the Lord to make his ways ready,</text:span></text:p>
        <text:p text:style-name="P143"><text:span text:style-name="CharStyle11">to bring his people knowledge 77 of salvation</text:span></text:p>
        <text:p text:style-name="P109"><text:span text:style-name="CharStyle11">through the remission of their sins—</text:span></text:p>
        <text:p text:style-name="P143"><text:span text:style-name="CharStyle11">thanks to the tender mercy of 78 our God,</text:span></text:p>
        <text:p text:style-name="P151"><text:span text:style-name="CharStyle22">who will cause the Dawn to visit us from on high, </text:span><text:span text:style-name="CharStyle14">to shine on those who sit in</text:span><text:span text:style-name="CharStyle19"> </text:span><text:span text:style-name="CharStyle18">79 </text:span><text:span text:style-name="CharStyle14">darkness and in the shad­ow of death,</text:span></text:p>
        <text:p text:style-name="P109"><text:span text:style-name="CharStyle11">to guide our steps into the way of peace.”</text:span></text:p>
        <text:p text:style-name="P157"><text:span text:style-name="CharStyle11">And the child grew, he became 80 strong in the Spirit, and re­mained in the desert till the day when he made his appearance before Israel.</text:span></text:p>
        <text:p text:style-name="P157"><text:span text:style-name="CharStyle11">Now in those days an edict </text:span><text:span text:style-name="CharStyle12">ey </text:span><text:span text:style-name="CharStyle11">was issued by Caesar Augus- “ tus for a census of the whole world. (This was the first cen- 2 sus, and it took place when Qui- rinius was governor of Syria.) So 3 everyone went to be registered, each at his own town; and as 4 Joseph belonged to the house and family of David, he went up from Galilee to Judaea, from the town of Nazaret to David’s town called Bethlehem, to be regis- </text:span><text:span text:style-name="CharStyle20">5 </text:span><text:span text:style-name="CharStyle11">tered along with Mary his wife.</text:span></text:p>
        <text:list xml:id="list190817460367937" text:style-name="L1">
          <text:list-item>
            <text:p text:style-name="P375"><text:span text:style-name="CharStyle11"><text:tab/>She was pregnant, and while they were there, the days elapsed</text:span></text:p>
          </text:list-item>
          <text:list-item>
            <text:p text:style-name="P375"><text:span text:style-name="CharStyle11"><text:tab/>for her delivery; she gave birth to her first-born son, and as there was no room for them inside the khan, she wrapped him up and laid him in a stall for cattle.</text:span></text:p>
          </text:list-item>
          <text:list-item>
            <text:p text:style-name="P378"><text:soft-page-break/><text:span text:style-name="CharStyle11"><text:tab/>There were some shepherds in the district, out in the fields keeping guard over their flocks</text:span></text:p>
          </text:list-item>
          <text:list-item>
            <text:p text:style-name="P379"><text:span text:style-name="CharStyle11"><text:tab/>by night; and an angel of the Lord flashed upon them, the glory of the Lord shone all round them. They were terribly afraid,</text:span></text:p>
          </text:list-item>
          <text:list-item>
            <text:p text:style-name="P383"><text:span text:style-name="CharStyle11"><text:tab/>but the angel said to them, “Have no fear. This is good news I am bringing you, news of a great joy that is meant for</text:span></text:p>
          </text:list-item>
          <text:list-item>
            <text:p text:style-name="P383"><text:span text:style-name="CharStyle11"><text:tab/>all the People. To-day you have a saviour born in the town of</text:span></text:p>
          </text:list-item>
          <text:list-item>
            <text:p text:style-name="P383"><text:span text:style-name="CharStyle11"><text:tab/>David, the Lord messiah. And here is a proof for you: you will find a baby wrapped up and ly-</text:span></text:p>
          </text:list-item>
          <text:list-item>
            <text:p text:style-name="P383"><text:span text:style-name="CharStyle11"><text:tab/>ing in a stall for cattle.” Then a host of heaven’s army sud­denly appeared beside the angel, extolling God and saying,</text:span></text:p>
          </text:list-item>
          <text:list-item>
            <text:p text:style-name="P387"><text:span text:style-name="CharStyle11"><text:tab/>“Glory to God in high heaven,</text:span></text:p>
          </text:list-item>
        </text:list>
        <text:p text:style-name="P167"><text:span text:style-name="CharStyle11">and peace on earth for men whom he favours!”</text:span></text:p>
        <text:list xml:id="list190839865739399" text:continue-numbering="true" text:style-name="L1">
          <text:list-item>
            <text:p text:style-name="P378"><text:span text:style-name="CharStyle11"><text:tab/>Now when the angels had left them and gone away to heaven, the shepherds said to one an­other, “Let us be off to Bethle­hem to see this thing that the</text:span></text:p>
          </text:list-item>
          <text:list-item>
            <text:p text:style-name="P383"><text:span text:style-name="CharStyle11"><text:tab/>Lord has told us of.” So they made haste and discovered Mary and Joseph and the baby lying</text:span></text:p>
          </text:list-item>
          <text:list-item>
            <text:p text:style-name="P383"><text:span text:style-name="CharStyle11"><text:tab/>in the stall for cattle. When they saw this, they told people of the word which had been spoken to them about the child;</text:span></text:p>
          </text:list-item>
          <text:list-item>
            <text:p text:style-name="P383"><text:span text:style-name="CharStyle11"><text:tab/>all who heard it were astonished at the story of the shepherds,</text:span></text:p>
          </text:list-item>
          <text:list-item>
            <text:p text:style-name="P383"><text:span text:style-name="CharStyle11"><text:tab/>and, as for Mary, she treasured it all up and mused upon it.</text:span></text:p>
          </text:list-item>
          <text:list-item>
            <text:p text:style-name="P390"><text:span text:style-name="CharStyle11"><text:tab/>Then the shepherds went away back, glorifying and extolling God for all that they had heard and seen—as they had been told they would.</text:span></text:p>
          </text:list-item>
        </text:list>
        <text:p text:style-name="P87"><text:span text:style-name="CharStyle11">When the eight days had at passed for his circumcision, he was named Jesus—the name given by the angel before he had been conceived in the womb.</text:span></text:p>
        <text:p text:style-name="P87"><text:span text:style-name="CharStyle11">When the days for their puri- 22. fication in terms of the Mosaic law had elapsed, they brought him up to Jerusalem to present him to the Lord (as it is written 23 in the law of the Lord: </text:span><text:span text:style-name="CharStyle12">every male that opens the womb must be considered consecrated to the Lord),</text:span><text:span text:style-name="CharStyle11"> and also to offer the sac- 24 rifice prescribed in the law of the Lord, </text:span><text:span text:style-name="CharStyle12">a pair of turtledoves or two young pigeons.</text:span></text:p>
        <text:p text:style-name="P87"><text:span text:style-name="CharStyle11">Now there was a man in Je- 25 rusalem called Symeon, an up­right and devout man, on the outlook for the Consolation of Israel. The holy Spirit was upon him; indeed it had been 26 revealed to him by the holy Spirit that he was not to see death before he had seen the Lord messiah. By an inspira- 27 tion of the Spirit he came to the temple, and when the parents of the child Jesus carried him in to perform the customary regula­tions of the law for him, then 28 Symeon took him in his arms, blessed God, and said,</text:span></text:p>
        <text:p text:style-name="P24"><text:span text:style-name="CharStyle11">“Now, Master, thou canst let 29 thy servant go, and go in peace, as thou didst promise;</text:span></text:p>
        <text:p text:style-name="P178"><text:span text:style-name="CharStyle19">for mine eyes </text:span><text:span text:style-name="CharStyle14">have seen thy</text:span><text:span text:style-name="CharStyle19"> 30 </text:span><text:span text:style-name="CharStyle14">saving power,</text:span></text:p>
        <text:p text:style-name="P179"><text:span text:style-name="CharStyle11">which thou hast prepared </text:span><text:span text:style-name="CharStyle12">for</text:span><text:span text:style-name="CharStyle11"> 31 </text:span><text:span text:style-name="CharStyle12">all peoples,</text:span></text:p>
        <text:p text:style-name="P178"><text:span text:style-name="CharStyle14">to be a light of revelation for</text:span><text:span text:style-name="CharStyle19"> 32 </text:span><text:span text:style-name="CharStyle14">the Gentiles,</text:span></text:p>
        <text:p text:style-name="P123"><text:span text:style-name="CharStyle19">and </text:span><text:span text:style-name="CharStyle14">a glory to</text:span><text:span text:style-name="CharStyle19"> thy people </text:span><text:span text:style-name="CharStyle14">Israel.”</text:span></text:p>
        <text:p text:style-name="P24"><text:span text:style-name="CharStyle11">His father and mother were as- 33 tonished at these words about him, but Symeon blessed them, 34 and to his mother Mary he said, “This child is destined for the</text:span></text:p>
      </text:section>
      <text:section text:style-name="Sect4" text:name="Section4">
        <text:p text:style-name="P417"><text:span text:style-name="CharStyle11">downfall as well as for the rise of many a one in Israel; destined to be a Sign for man’s attack— to bring out the secret aims of</text:span></text:p>
        <text:list xml:id="list5364350756367955081" text:style-name="L6">
          <text:list-item>
            <text:p text:style-name="P418"><text:span text:style-name="CharStyle11"><text:tab/>many a heart. And your own soul will be pierced by a spear.”</text:span></text:p>
          </text:list-item>
          <text:list-item>
            <text:p text:style-name="P419"><text:span text:style-name="CharStyle11"><text:tab/>There was also a prophetess, Hannah the daughter of Pha- nuel, who belonged to the tribe of Asher; she was advanced in years, having lived seven years with her husband after her girl-</text:span></text:p>
          </text:list-item>
          <text:list-item>
            <text:p text:style-name="P420"><text:span text:style-name="CharStyle11"><text:tab/>hood and having been a widow for eighty-four years. She was never away from the temple; night and day she worshipped,</text:span></text:p>
          </text:list-item>
          <text:list-item>
            <text:p text:style-name="P420"><text:span text:style-name="CharStyle11"><text:tab/>fasting and praying. Now at that very hour she came up, and she offered praise to God and spoke of him to all who were on the outlook for the redemption of Jerusalem.</text:span></text:p>
          </text:list-item>
          <text:list-item>
            <text:p text:style-name="P419"><text:span text:style-name="CharStyle11"><text:tab/>When they had finished all the regulations of the law of the Lord, they returned to Galilee, to their own town of Nazaret.</text:span></text:p>
          </text:list-item>
          <text:list-item>
            <text:p text:style-name="P421"><text:span text:style-name="CharStyle11"><text:tab/>And the child grew and became strong; he was filled with wis­dom, and the favour of Gcd was</text:span></text:p>
          </text:list-item>
          <text:list-item>
            <text:p text:style-name="P421"><text:span text:style-name="CharStyle11"><text:tab/>on him. Every year his parents used to travel to Jerusalem at</text:span></text:p>
          </text:list-item>
          <text:list-item>
            <text:p text:style-name="P421"><text:span text:style-name="CharStyle11"><text:tab/>the passover festival; and when he was twelve years old, they went up as usual to the fi ■stival.</text:span></text:p>
          </text:list-item>
          <text:list-item>
            <text:p text:style-name="P421"><text:span text:style-name="CharStyle11"><text:tab/>After spending the full n umber of days they came back, but the boy Jesus stayed behind] in Je­rusalem. His parents did not</text:span></text:p>
          </text:list-item>
          <text:list-item>
            <text:p text:style-name="P421"><text:span text:style-name="CharStyle11"><text:tab/>know of this; they supposed he was in the caravan, and trav­elled on for a day, searching for him among their kinsfolk and</text:span></text:p>
          </text:list-item>
          <text:list-item>
            <text:p text:style-name="P421"><text:span text:style-name="CharStyle11"><text:tab/>acquaintances. Then, as they failed to find him, they went back to Jerusalem in search for</text:span></text:p>
          </text:list-item>
          <text:list-item>
            <text:p text:style-name="P421"><text:span text:style-name="CharStyle11"><text:tab/>him. Three days later, they found him in the temple, seated among the teachers, listening to them and asking them questions,</text:span></text:p>
          </text:list-item>
          <text:list-item>
            <text:p text:style-name="P421"><text:span text:style-name="CharStyle11"><text:tab/>till all his hearers were amazed at the intelligence of his own an­</text:span></text:p>
          </text:list-item>
        </text:list>
        <text:p text:style-name="P24"><text:span text:style-name="CharStyle11">swers. When his parents saw 48 him, they were astounded, and his mother said to him, “My son, why have you behaved like this to us? Here have your father and I been looking for you anxiously!” “Why did you look 49 for me?” he said. “Did you not know I had to be at my Father’s house?” But they did not un- 50 derstand what he said. Then he 51 went down along with them to Nazaret, and did as they told him. His mother treasured up everything in her heart. And 52 Jesus </text:span><text:span text:style-name="CharStyle12">increased</text:span><text:span text:style-name="CharStyle11"> in wisdom and in stature, and </text:span><text:span text:style-name="CharStyle12">in favour with God and man.</text:span></text:p>
        <text:p text:style-name="P87"><text:span text:style-name="CharStyle11">Now in the fifteenth year O of the reign of Tiberius ” Csesar, when Pontius Pilate was governor of Judaea, Herod being tetrarch of Galilee, Philip his brother tetrarch of the country of Ituraea and Trachonitis, and Lysias tetrarch of Abilene, dur- 2 ing the high priesthood of An­nas and Caiaphas, the word of God came to John the son of Zechariah in the desert; and he 3 went into all the Jordan-district preaching a baptism of repent­ance for the remission of ,sins— as it is written in the book of the 4 sayings of the prophet Isaiah,</text:span></text:p>
        <text:p text:style-name="P94"><text:span text:style-name="CharStyle14">The voice of one who cries in the desert,</text:span></text:p>
        <text:p text:style-name="P94"><text:span text:style-name="CharStyle14">‘Make the way ready for the Lord,</text:span></text:p>
        <text:p text:style-name="P94"><text:span text:style-name="CharStyle14">level the paths for him.</text:span></text:p>
        <text:p text:style-name="P90"><text:span text:style-name="CharStyle14">Every valley shall be filled up,</text:span><text:span text:style-name="CharStyle19"> 5 </text:span><text:span text:style-name="CharStyle14">every hill and mound laid low,</text:span></text:p>
        <text:p text:style-name="P182"><text:span text:style-name="CharStyle14">the crooked made straight, the rough roads smooth;</text:span></text:p>
        <text:p text:style-name="P94"><text:span text:style-name="CharStyle14">so shall all flesh see the saving</text:span><text:span text:style-name="CharStyle19"> 6 </text:span><text:span text:style-name="CharStyle14">power of God.’</text:span></text:p>
        <text:p text:style-name="P24"><text:span text:style-name="CharStyle11">To the crowds who came out to 7 get baptized by him, John said, “You brood of vipers, who told you to flee from the coming</text:span></text:p>
        <text:list xml:id="list748163723260729479" text:style-name="L7">
          <text:list-item>
            <text:p text:style-name="P415"><text:span text:style-name="CharStyle11"><text:tab/>Wrath? Now, produce fruits that answer to your repentance, instead of beginning to say to yourselves, ‘We have a father in Abraham/ I tell you, God can raise up children for Abraham</text:span></text:p>
          </text:list-item>
          <text:list-item>
            <text:p text:style-name="P380"><text:span text:style-name="CharStyle11"><text:tab/>from these stones! The axe is lying all ready at the root of the trees; any tree that is not pro­ducing good fruit will be cut down and thrown into the fire.”</text:span></text:p>
          </text:list-item>
          <text:list-item>
            <text:p text:style-name="P392"><text:span text:style-name="CharStyle11"><text:tab/>The crowds asked him, “Then</text:span></text:p>
          </text:list-item>
          <text:list-item>
            <text:p text:style-name="P388"><text:span text:style-name="CharStyle11"><text:tab/>what are we to do?” He replied, “Let everyone who possesses two shirts share with him who has none, and let him who has food</text:span></text:p>
          </text:list-item>
          <text:list-item>
            <text:p text:style-name="P384"><text:span text:style-name="CharStyle11"><text:tab/>do likewise.” Taxgatherers also came to get baptized, and they said to him, “Teacher, what are</text:span></text:p>
          </text:list-item>
          <text:list-item>
            <text:p text:style-name="P384"><text:span text:style-name="CharStyle11"><text:tab/>we to do?” He said to them, “Never exact more than your</text:span></text:p>
          </text:list-item>
          <text:list-item>
            <text:p text:style-name="P388"><text:span text:style-name="CharStyle11"><text:tab/>fixed rate.” Soldiers also asked him, “And what are we to do?” He said to them, “Never extort money, never lay a false charge, but be content with your pay.”</text:span></text:p>
          </text:list-item>
          <text:list-item>
            <text:p text:style-name="P392"><text:span text:style-name="CharStyle11"><text:tab/>Now as people’s expectations were roused and as everybody thought to himself about John,</text:span></text:p>
          </text:list-item>
          <text:list-item>
            <text:p text:style-name="P393"><text:span text:style-name="CharStyle11"><text:tab/>“Can he be the Christ?” John said to them all,</text:span></text:p>
          </text:list-item>
        </text:list>
        <text:p text:style-name="P55"><text:span text:style-name="CharStyle11">“I baptize you with water, but after me one who is mightier will come, and I am not fit to untie the string of his sandals; he will baptize you with the holy Spirit and fire.</text:span></text:p>
        <text:list xml:id="list190839959761592" text:continue-numbering="true" text:style-name="L7">
          <text:list-item>
            <text:p text:style-name="P392"><text:span text:style-name="CharStyle11"><text:tab/>His winnowing-fan is in his</text:span></text:p>
          </text:list-item>
        </text:list>
        <text:p text:style-name="P164"><text:span text:style-name="CharStyle11">hand to purge his thresh­ing-floor,</text:span></text:p>
        <text:p text:style-name="P120"><text:span text:style-name="CharStyle11">to gather the wheat into his granary</text:span></text:p>
        <text:p text:style-name="P120"><text:span text:style-name="CharStyle11">and burn the straw with fire unquenchable.”</text:span></text:p>
        <text:list xml:id="list190839644579685" text:continue-numbering="true" text:style-name="L7">
          <text:list-item>
            <text:p text:style-name="P392"><text:span text:style-name="CharStyle11"><text:tab/>Thus with many another ap­peal he spoke his message to the</text:span></text:p>
          </text:list-item>
          <text:list-item>
            <text:p text:style-name="P388"><text:span text:style-name="CharStyle11"><text:tab/>people. But Herod the tetrarch, who had been reproved by him for Herodias his brother’s wife, as well as for all the wickedness</text:span></text:p>
          </text:list-item>
        </text:list>
        <text:p text:style-name="P28"><text:span text:style-name="CharStyle11">that he, Herod, had committed, crowned all by shutting John up 20 in prison.</text:span></text:p>
        <text:p text:style-name="P47"><text:span text:style-name="CharStyle11">Now when all the people had 21 been baptized, and when Jesus had been baptized and was pray­ing, heaven opened and the holy 22 Spirit descended in bodily form like a dove upon him; then came a voice from heaven,</text:span></text:p>
        <text:p text:style-name="P139"><text:span text:style-name="CharStyle11">“Thou art my son, the Be­loved,</text:span></text:p>
        <text:p text:style-name="P129"><text:span text:style-name="CharStyle11">to-day have I become thy father.” *</text:span></text:p>
        <text:p text:style-name="P47"><text:span text:style-name="CharStyle11">At the outset Jesus was about 23 thirty years of age; he Was the son, as people supposed, of Jo­seph, the son of Heli, the son of 24 Matthat, the son of Levi, the son of Melchi, the son of Jannai, the son of Joseph, the son of 25 Mattathias, the son of Amos, the son of Nahum, the son of Esli, the son of Naggai, the son of 26 Maath, the son of Mattathias, the son of Semein,- the son of Jo- sech, the son of Joda, the son of 27 Joanan, the son of Rhesa, the son of Zerubbabel, the son of Shealtiel, the son of Neri, the 28 son of Melchi, the son of Addi, the son of Kosam, the son of Elmadam, the son of Er, the son 29 of Jesus, the son of Eliezer, the son of Jorim, the son of Matthat, the son of Symeon, the son of 30 Judas, the son of Joseph, the son of Jonam, the son of Elia- kim, the son of Melea, the son of 31 Menna, the son of Mattatha, the son of Nathan, the son of Da­vid, the son of Jessai, the son of 32 Jobed, the son of Boaz, the son of Sala, the son of Nahshon, the 33 son of Aminadab, the son of Ad­min, the son of Arni, the son of Hezron, the son of Perez, the son of Judah, the son of Jacob, the 34 son of Isaac, the son of Abra-</text:span></text:p>
        <text:p text:style-name="P84"><text:span text:style-name="CharStyle25">* Reading </text:span><text:span text:style-name="CharStyle24">kyfo<text:tab/>ytyi\vx,6 on.</text:span></text:p>
        <text:p text:style-name="P137"><text:span text:style-name="CharStyle11">ham, the son of Terah, the son</text:span></text:p>
        <text:list xml:id="list2095827878130557264" text:style-name="L8">
          <text:list-item>
            <text:p text:style-name="P389"><text:span text:style-name="CharStyle11"><text:tab/>of Nachor, the son of Serug, the son of lieu, the son of Peleg, the son of Eber, the son of Sala,</text:span></text:p>
          </text:list-item>
          <text:list-item>
            <text:p text:style-name="P389"><text:span text:style-name="CharStyle11"><text:tab/>the son of Kainan, the son of Arphaxad, the son of Shem, the son of Noah, the son of La-</text:span></text:p>
          </text:list-item>
          <text:list-item>
            <text:p text:style-name="P396"><text:soft-page-break/><text:span text:style-name="CharStyle11"><text:tab/>mech, the son of Methuselah, the son of Enoch, the son of Jared, the son of Maleleel, the</text:span></text:p>
          </text:list-item>
          <text:list-item>
            <text:p text:style-name="P398"><text:span text:style-name="CharStyle11"><text:tab/>son of Kainan, the son of Enos, the son of Seth, the son of Adam, the son of God.</text:span></text:p>
          </text:list-item>
        </text:list>
        <text:p text:style-name="Body_20_text_20__28_4_29__20__2b__20_DropCap1">4<text:span text:style-name="CharStyle8"> From the Jordan, Jesus came back full of the holy Spirit, 2 and for forty days he was led by the Spirit in the desert, while the devil tempted him. During these days he ate nothing, and when they were over he felt hungry. 3 The devil said to him, “If you are God’s son, tell this stone to 4 become a loaf.” Jesus replied to him, “It is written, </text:span><text:span text:style-name="CharStyle27">Man is not to live on bread alone.’' </text:span><text:span text:style-name="CharStyle8">5 Then he lifted Jesus up and showed him all the realms of the 6 universe in a single instant; and the devil said to him, “I will give you all their power and grandeur, for it has been made over to me and I can give it to 7 anyone I choose. If you will worship before me, then it shall 8 all be yours.” Jesus answered him, “It is written, Fow </text:span><text:span text:style-name="CharStyle27">must worship the Lord your God, and </text:span><text:span text:style-name="CharStyle8">9 </text:span><text:span text:style-name="CharStyle27">serve him alone.”</text:span><text:span text:style-name="CharStyle8"> Then he brought him to Jerusalem, and placing him on the pinnacle of the temple said to him, “If you are God’s son, throw yourself xo down; for it is written,</text:span></text:p>
        <text:p text:style-name="P128"><text:span text:style-name="CharStyle14">He will give his angels charge of you, to protect you,</text:span></text:p>
        <text:p text:style-name="P45"><text:span text:style-name="CharStyle11">11 and</text:span></text:p>
        <text:p text:style-name="P128"><text:span text:style-name="CharStyle14">They will bear you on their hands,</text:span></text:p>
        <text:p text:style-name="P128"><text:span text:style-name="CharStyle14">lest you strike your foot against a stone.”</text:span></text:p>
        <text:p text:style-name="P45"><text:span text:style-name="CharStyle11">12 Jesus answered him, “It has been</text:span></text:p>
        <text:p text:style-name="P24"><text:span text:style-name="CharStyle11">said, </text:span><text:span text:style-name="CharStyle12">You shall not tempt the Lord your God.”</text:span><text:span text:style-name="CharStyle11"> And after ex- 13 hausting every kind of tempta­tion, the devil left him till a fit opportunity arrived.</text:span></text:p>
        <text:p text:style-name="P87"><text:span text:style-name="CharStyle11">Then Jesus came back in the 14 power of the Spirit to Galilee, and the news of him spread over all the surrounding country. He 15 taught in their synagogues and was glorified by all. Coming to 16 Nazaret, where he had been brought up, on the sabbath he entered the synagogue as was his custom. He stood up to read 17 the lesson, and was handed the book of the prophet Isaiah; on opening the book he came upon the place where it was written,</text:span></text:p>
        <text:p text:style-name="P94"><text:span text:style-name="CharStyle14">The Spirit of the Lord is upon</text:span><text:span text:style-name="CharStyle19"> 18 </text:span><text:span text:style-name="CharStyle14">me:</text:span></text:p>
        <text:p text:style-name="P173"><text:span text:style-name="CharStyle14">for he has consecrated me to preach the gospel to the poor,</text:span></text:p>
        <text:p text:style-name="P68"><text:span text:style-name="CharStyle14">he has sent me to proclaim re­lease for captives and recovery of sight for the blind,</text:span></text:p>
        <text:p text:style-name="P68"><text:span text:style-name="CharStyle14">to set free the oppressed, to proclaim the Lord’s year</text:span><text:span text:style-name="CharStyle19"> 19 </text:span><text:span text:style-name="CharStyle14">of favour.</text:span></text:p>
        <text:p text:style-name="P87"><text:span text:style-name="CharStyle11">Then, folding up the book, he 20 handed it back to the attendant and sat down. The eyes of all in the synagogue were fixed on him, and he proceeded to tell 21 them that “To-day, this scrip­ture is fulfilled in your hearing.”</text:span></text:p>
        <text:p text:style-name="P24"><text:span text:style-name="CharStyle11">All spoke well of him, marvelling 22 at the gracious words that came from his lips; they said, “Is this not Joseph’s son?” So he said 23 to them, “No doubt you will re­peat to me this proverb, ‘Doctor, cure yourself!’ ‘Do here in your own country all that we have heard you did in Capharna- hum.’ ” He added, “I tell you 24 truly, no prophet is ever wel­come in his native place. I tell 25 you for a fact,</text:span></text:p>
        <text:p text:style-name="P191"><text:span text:style-name="CharStyle11">In Israel there were many widows during the days of Elijah,</text:span></text:p>
        <text:p text:style-name="P156"><text:span text:style-name="CharStyle11">when the sky was closed for three years and six months,</text:span></text:p>
        <text:p text:style-name="P156"><text:span text:style-name="CharStyle11">when a great famine came over all the land:</text:span></text:p>
        <text:list xml:id="list2257935387521738831" text:style-name="L9">
          <text:list-item>
            <text:p text:style-name="P294"><text:span text:style-name="CharStyle11"><text:tab/>yet Elijah was not sent to any</text:span></text:p>
          </text:list-item>
        </text:list>
        <text:p text:style-name="P158"><text:span text:style-name="CharStyle11">of these,</text:span></text:p>
        <text:p text:style-name="P77"><text:span text:style-name="CharStyle19">but only </text:span><text:span text:style-name="CharStyle14">to a widow woman at Zare'phath in Sidon.</text:span></text:p>
        <text:list xml:id="list190839461762590" text:continue-numbering="true" text:style-name="L9">
          <text:list-item>
            <text:p text:style-name="P294"><text:span text:style-name="CharStyle11"><text:tab/>And in Israel there were many</text:span></text:p>
          </text:list-item>
        </text:list>
        <text:p text:style-name="P158"><text:span text:style-name="CharStyle11">lepers in the time of the prophet Elisha, yet none of these was cleansed, but only Naaman the Sy­rian.”</text:span></text:p>
        <text:list xml:id="list190839975738441" text:continue-numbering="true" text:style-name="L9">
          <text:list-item>
            <text:p text:style-name="P295"><text:soft-page-break/><text:span text:style-name="CharStyle11"><text:tab/>When they heard this, all in the synagogue were filled with rage;</text:span></text:p>
          </text:list-item>
          <text:list-item>
            <text:p text:style-name="P304"><text:span text:style-name="CharStyle11"><text:tab/>they rose up, put him out of the town, and brought him to the brow of the hill on which their town was built, in order to hurl</text:span></text:p>
          </text:list-item>
          <text:list-item>
            <text:p text:style-name="P304"><text:span text:style-name="CharStyle11"><text:tab/>him down. But he made his way through them and went off.</text:span></text:p>
          </text:list-item>
          <text:list-item>
            <text:p text:style-name="P294"><text:span text:style-name="CharStyle11"><text:tab/>Then he came down to Ca- pharnahum, a town of Galilee, and on the sabbath Re taught</text:span></text:p>
          </text:list-item>
          <text:list-item>
            <text:p text:style-name="P295"><text:span text:style-name="CharStyle11"><text:tab/>the people; they were astounded at his teaching, for his word</text:span></text:p>
          </text:list-item>
          <text:list-item>
            <text:p text:style-name="P304"><text:span text:style-name="CharStyle11"><text:tab/>came with authority. Now in the synagogue there was a man possessed by the spirit of an un­clean daemon, who shrieked</text:span></text:p>
          </text:list-item>
          <text:list-item>
            <text:p text:style-name="P304"><text:span text:style-name="CharStyle11"><text:tab/>aloud, “Ha! Jesus of Nazaret, what business have you with us? Have you come to destroy us? I know who you are, you are</text:span></text:p>
          </text:list-item>
          <text:list-item>
            <text:p text:style-name="P304"><text:span text:style-name="CharStyle11"><text:tab/>God’s holy One!” But Jesus checked it, saying, “Be quiet, come out of him.” After throw­ing him down before them, the dsemon did come out of him, without doing him any</text:span></text:p>
          </text:list-item>
          <text:list-item>
            <text:p text:style-name="P304"><text:span text:style-name="CharStyle11"><text:tab/>harm. Then amazement came over them all; they talked it over among themselves, saying, “What does this mean? He orders the unclean spirits with authority and power, and they</text:span></text:p>
          </text:list-item>
        </text:list>
        <text:p text:style-name="P36"><text:span text:style-name="CharStyle29">come out!” And the report of </text:span><text:span text:style-name="CharStyle30">37 </text:span><text:span text:style-name="CharStyle29">him spread over all the surround­ing country.</text:span></text:p>
        <text:p text:style-name="P88"><text:span text:style-name="CharStyle11">Rising to leave the synagogue, 38 he went to the house of Simon. Now Simon’s mother-in-law was laid up with a severe attack of fever, so they besought him for her; he stood over her and 39 checked the fever, and it left her. Then she instantly got up and ministered to them. At sun- 40 set all who had any people ill with any sort of disease brought them to him:<text:tab/>he laid his</text:span></text:p>
        <text:p text:style-name="P21"><text:span text:style-name="CharStyle11">hands on everyone and healed them. From many people 41 daemons were also driven out, clamouring aloud, </text:span><text:span text:style-name="CharStyle31">“You </text:span><text:span text:style-name="CharStyle11">are God’s son!” But he checked them and refused to let them say anything, as they knew he was the Christ. When day broke he 42 went away out to a lonely spot, but the crowds made inquiries about him, came to where he was, and tried to keep him from leaving them. He answered 43 them, “I must preach the glad news of the Reign of God to the other towns as well, for that is what I have been sent to do.”</text:span></text:p>
        <text:p text:style-name="P37"><text:span text:style-name="CharStyle29">So<text:tab/>he went preaching through </text:span><text:span text:style-name="CharStyle32">44 </text:span><text:span text:style-name="CharStyle29">the synagogues of Judaea.</text:span></text:p>
        <text:p text:style-name="P87"><text:span text:style-name="CharStyle11">Now as the crowd were e* pressing on him to listen to the word of God, he saw, as he 2 stood beside the lake of Gen- nesaret, two boats on the beach of the lake; the fishermen had disembarked and were washing their nets. So he entered one of 3 the boats, which belonged to Si­mon, and asked him to push out a little from the land. Then he sat down and taught the people from the boat. When he 4 stopped speaking, he said to Si­mon, “Push out to the deep water and lower your nets for a take.” Simon replied, “Master, 5</text:span></text:p>
      </text:section>
      <text:section text:style-name="Sect4" text:name="Section5">
        <text:p text:style-name="P422"><text:span text:style-name="CharStyle11">we worked all night and got nothing! However, I will lower the nets at your command.”</text:span></text:p>
        <text:list xml:id="list6383487087906878550" text:style-name="L10">
          <text:list-item>
            <text:p text:style-name="P320"><text:span text:style-name="CharStyle11"><text:tab/>And when they did so, they en­closed a huge shoal of fish, so that their nets began to break.</text:span></text:p>
          </text:list-item>
          <text:list-item>
            <text:p text:style-name="P320"><text:span text:style-name="CharStyle11"><text:tab/>Then they made signals to their mates in the other boat to come and assist them. They came and filled both the boats, till</text:span></text:p>
          </text:list-item>
          <text:list-item>
            <text:p text:style-name="P320"><text:span text:style-name="CharStyle11"><text:tab/>they began to sink. But when Simon Peter saw it, he fell at the knees of Jesus, crying, “Lord, leave me; I am a sinful man.”</text:span></text:p>
          </text:list-item>
          <text:list-item>
            <text:p text:style-name="P320"><text:span text:style-name="CharStyle11"><text:tab/>For amazement had seized him and all his companions at the</text:span></text:p>
          </text:list-item>
          <text:list-item>
            <text:p text:style-name="P274"><text:span text:style-name="CharStyle11"><text:tab/>take of fish they had caught; as was the case with James and John, the sons of Zebedasus, who were partners of Simon. Then said Jesus to Simon,“Have no fear; from now your catch will</text:span></text:p>
          </text:list-item>
          <text:list-item>
            <text:p text:style-name="P274"><text:span text:style-name="CharStyle11"><text:tab/>be men.” Then they brought the boats to land, and leaving all they followed him.</text:span></text:p>
          </text:list-item>
          <text:list-item>
            <text:p text:style-name="P323"><text:span text:style-name="CharStyle11"><text:tab/>When he was in one of their towns, there was a man full of leprosy, who, seeing Jesus, fell on his face and besought him, “If you only choose, sir, you</text:span></text:p>
          </text:list-item>
          <text:list-item>
            <text:p text:style-name="P324"><text:span text:style-name="CharStyle11"><text:tab/>can cleanse me.” So he stretched his hand out and touched him, with the words, “I do choose, be cleansed.” And the leprosy at</text:span></text:p>
          </text:list-item>
          <text:list-item>
            <text:p text:style-name="P324"><text:span text:style-name="CharStyle11"><text:tab/>once left him. Jesus ordered him not to say a word to any­body, but to “Go off and show yourself to the priest, and offer whatever Moses prescribed for your cleansing, to notify men.”</text:span></text:p>
          </text:list-item>
          <text:list-item>
            <text:p text:style-name="P324"><text:span text:style-name="CharStyle11"><text:tab/>But the news of him spread abroad more and more; large crowds gathered to hear him and to be healed of their complaints,</text:span></text:p>
          </text:list-item>
          <text:list-item>
            <text:p text:style-name="P324"><text:span text:style-name="CharStyle11"><text:tab/>while he kept in lonely places and prayed.</text:span></text:p>
          </text:list-item>
          <text:list-item>
            <text:p text:style-name="P323"><text:span text:style-name="CharStyle11"><text:tab/>One day he was teaching, and near him sat Pharisees and doc­tors of the Law who had come from every village of Galilee and Judsea as well as from Je­</text:span></text:p>
          </text:list-item>
        </text:list>
        <text:p text:style-name="P24"><text:span text:style-name="CharStyle11">rusalem. Now the power of the Lord was present for the work of healing. Some men came up, 18 carrying a man who was para­lysed; they tried to carry him in­side and lay him in front of Jesus, but when they could not 19 find any means of getting him in, on account of the crowd, they climbed to the top of the house and let him down through the tiles, mattress and all, among people in front of Jesus. When 20 he saw their faith, he said, “Man, your sins are forgiven you.” Then the scribes and 21 Pharisees began to argue, “Who is this blasphemer? Who can forgive sins, who but God alone?” Conscious that they 22 were arguing to themselves, Jesus addressed them, saying, “Why argue in your hearts? Which is the easier thing, to say, 23 ‘Your sins are forgiven,’ or to say, ‘Rise and walk’? But to 24 let you see the Son of man has power on earth to forgive sins”— he said to the paralysed man, “Rise, I tell you, lift your mat­tress and go home.” Instantly he 25 got up before them, lifted what he had been lying on, and went home glorifying God. And all 26 were seized with astonishment; they glorified God and were filled with awe, saying, “We have seen incredible things to-day.”</text:span></text:p>
        <text:p text:style-name="P87"><text:span text:style-name="CharStyle11">On going outside after this, he 27 noticed a taxgatherer called Levi sitting at the tax-office, and said to him, “Follow me”; he rose, 28 left everything and followed him. Levi held a great banquet 29 for him in his house; there was a large company present of tax- gatherers and others who were guests along with them. But 30 the Pharisees and their scribes complained to his disciples, “Why do you eat and drink with</text:span></text:p>
        <text:list xml:id="list5739148828493669507" text:style-name="L11">
          <text:list-item>
            <text:p text:style-name="P369"><text:span text:style-name="CharStyle11"><text:tab/>taxgatherers and sinners?” Jesus replied to them.</text:span></text:p>
          </text:list-item>
        </text:list>
        <text:p text:style-name="P212"><text:span text:style-name="CharStyle11">‘‘Healthy people have no need of a doctor, but those who are ill:</text:span></text:p>
        <text:list xml:id="list190838251701079" text:continue-numbering="true" text:style-name="L11">
          <text:list-item>
            <text:p text:style-name="P428"><text:span text:style-name="CharStyle11"><text:tab/>I have not come to call just</text:span></text:p>
          </text:list-item>
        </text:list>
        <text:p text:style-name="P126"><text:span text:style-name="CharStyle11">men but sinners to repent­ance.”</text:span></text:p>
        <text:list xml:id="list190839036851676" text:continue-numbering="true" text:style-name="L11">
          <text:list-item>
            <text:p text:style-name="P328"><text:span text:style-name="CharStyle11"><text:tab/>He was told, “The disciples of John fast frequently and offer prayers, as do the disciples of the Pharisees; but your ad-</text:span></text:p>
          </text:list-item>
          <text:list-item>
            <text:p text:style-name="P287"><text:span text:style-name="CharStyle11"><text:tab/>herents eat and drink.” Jesus said to them,</text:span></text:p>
          </text:list-item>
        </text:list>
        <text:p text:style-name="P141"><text:span text:style-name="CharStyle11">“Can you make friends at a wedding fast, while the bridegroom is beside them?</text:span></text:p>
        <text:list xml:id="list190838843775339" text:continue-numbering="true" text:style-name="L11">
          <text:list-item>
            <text:p text:style-name="P428"><text:span text:style-name="CharStyle11"><text:tab/>A time will come when the</text:span></text:p>
          </text:list-item>
        </text:list>
        <text:p text:style-name="P78"><text:span text:style-name="CharStyle11">bridegroom is taken from them, and then they will fast at that time.”</text:span></text:p>
        <text:list xml:id="list190839571335550" text:continue-numbering="true" text:style-name="L11">
          <text:list-item>
            <text:p text:style-name="P429"><text:span text:style-name="CharStyle11"><text:tab/>He also told them a parable:</text:span></text:p>
          </text:list-item>
        </text:list>
        <text:p text:style-name="P141"><text:span text:style-name="CharStyle11">“No one tears a piece from a new cloak and sews it on an old cloak;</text:span></text:p>
        <text:p text:style-name="P168"><text:span text:style-name="CharStyle11">otherwise he will tear the new cloak,</text:span></text:p>
        <text:p text:style-name="P207"><text:span text:style-name="CharStyle11">and the new piece will not match with the old.</text:span></text:p>
        <text:list xml:id="list190838944450852" text:continue-numbering="true" text:style-name="L11">
          <text:list-item>
            <text:p text:style-name="P428"><text:span text:style-name="CharStyle11"><text:tab/>No one pours fresh wine into</text:span></text:p>
          </text:list-item>
        </text:list>
        <text:p text:style-name="P78"><text:span text:style-name="CharStyle11">old wineskins;</text:span></text:p>
        <text:p text:style-name="P125"><text:span text:style-name="CharStyle11">otherwise the fresh wine will burst the wineskins, the wine will be spilt and the wineskins ruined.</text:span></text:p>
        <text:list xml:id="list190838579579185" text:continue-numbering="true" text:style-name="L11">
          <text:list-item>
            <text:p text:style-name="P428"><text:span text:style-name="CharStyle11"><text:tab/>No, fresh wine must be poured</text:span></text:p>
          </text:list-item>
        </text:list>
        <text:p text:style-name="P78"><text:span text:style-name="CharStyle11">into new wineskins.</text:span></text:p>
        <text:list xml:id="list190839939450808" text:continue-numbering="true" text:style-name="L11">
          <text:list-item>
            <text:p text:style-name="P428"><text:span text:style-name="CharStyle11"><text:tab/>Besides, no one wants new wine immediately after drinking old;</text:span></text:p>
          </text:list-item>
        </text:list>
        <text:p text:style-name="P168"><text:span text:style-name="CharStyle11">‘The old,’ he says, ‘is bet­ter.’”</text:span></text:p>
        <text:p text:style-name="P29"><text:span text:style-name="CharStyle11">One sabbath, it happened that as he was crossing the cornfields liis disciples pulled some ears of corn and ate them, rubbing them in their hands. 2 Some of the Pharisees said,“Why are you doing what is not allowed</text:span></text:p>
        <text:p text:style-name="P24"><text:soft-page-break/><text:span text:style-name="CharStyle11">on the sabbath?” But Jesus an- </text:span><text:span text:style-name="CharStyle20">3 </text:span><text:span text:style-name="CharStyle11">swered them, “And have you never read what David did when he and his men were hungry? He 4 went into the house of God, took </text:span><text:span text:style-name="CharStyle12">the loaves of the Presence</text:span><text:span text:style-name="CharStyle11"> and ate them, giving them to his men as well—bread that no one is allowed to eat except the priests.” And he said to them, </text:span><text:span text:style-name="CharStyle20">5 </text:span><text:span text:style-name="CharStyle11">“The Son of man is the Lord even over the sabbath.”</text:span></text:p>
        <text:p text:style-name="P87"><text:span text:style-name="CharStyle11">Another sabbath, he happened 6 to go into the synagogue and teach. Now a man was there who had his right hand withered, and the scribes and Pharisees 7 watched to see if he would heal on the sabbath, so as to discover some charge against him. He 8 knew what was in their minds; so he told the man with the withered hand, “Rise and stand forward.” He rose and stood be­fore them. Then Jesus said to 9 them, “I ask you, is it right on the sabbath to help or to hurt, to save life or to kill?” And 10 glancing round at them all in anger, he said to the man, “Stretch out your hand.” He did so, and his hand was quite restored. This filled them with 11 fury, and they discussed what they could do to Jesus.</text:span></text:p>
        <text:p text:style-name="P87"><text:span text:style-name="CharStyle11">It was in these days that he 12 went off to the hillside to pray.</text:span></text:p>
        <text:p text:style-name="P24"><text:span text:style-name="CharStyle11">He spent the whole night in prayer to God, and when day 13 broke he summoned his disciples, choosing twelve of them, to whom he gave the name of ‘apostles’; Simon (to whom he 14 gave the name of Peter), An­drew his brother, James, John, Philip, Bartholomew, Matthew, 15 Thomas, James the son of Al- phseus, Simon (who was called ‘the Zealot’), Judas the son of 16 James, and Judas Iscariot (who turned traitor). With them 17</text:span></text:p>
      </text:section>
      <text:section text:style-name="Sect4" text:name="Section6">
        <text:p text:style-name="P423"><text:span text:style-name="CharStyle11">he came down the hill and stood on a level spot. There was a great company of his disciples with him, and a large multitude of people from all Judaea, from Jerusalem, and from the coast of Tyre and Sidon, who had come to hear him and to get</text:span></text:p>
        <text:p text:style-name="P40"><text:span text:style-name="CharStyle20">)8</text:span><text:span text:style-name="CharStyle11"> cured of their diseases. Those who were annoyed with unclean</text:span></text:p>
        <text:list xml:id="list1301825579773732863" text:style-name="L12">
          <text:list-item>
            <text:p text:style-name="P275"><text:span text:style-name="CharStyle11"><text:tab/>spirits also were healed. Indeed the whole of the crowd made ef­forts to touch him, for power is­sued from him and cured every-</text:span></text:p>
          </text:list-item>
          <text:list-item>
            <text:p text:style-name="P305"><text:span text:style-name="CharStyle11"><text:tab/>body. Then, raising his eyes, he looked at his disciples and said:</text:span></text:p>
          </text:list-item>
        </text:list>
        <text:p text:style-name="P141"><text:span text:style-name="CharStyle11">“Blessed are you poor!</text:span></text:p>
        <text:p text:style-name="P113"><text:span text:style-name="CharStyle11">the Realm of God is yours.</text:span></text:p>
        <text:list xml:id="list190839046474892" text:continue-numbering="true" text:style-name="L12">
          <text:list-item>
            <text:p text:style-name="P331"><text:span text:style-name="CharStyle11"><text:tab/>Blessed are you who hunger</text:span></text:p>
          </text:list-item>
        </text:list>
        <text:p text:style-name="P160"><text:span text:style-name="CharStyle11">to-day!</text:span></text:p>
        <text:p text:style-name="P113"><text:span text:style-name="CharStyle11">you shall be satisfied.</text:span></text:p>
        <text:p text:style-name="P141"><text:span text:style-name="CharStyle11">Blessed are you who weep to­day!</text:span></text:p>
        <text:p text:style-name="P113"><text:span text:style-name="CharStyle11">you shall laugh.</text:span></text:p>
        <text:list xml:id="list190840037403473" text:continue-numbering="true" text:style-name="L12">
          <text:list-item>
            <text:p text:style-name="P331"><text:span text:style-name="CharStyle11"><text:tab/>Blessed are you when men will</text:span></text:p>
          </text:list-item>
        </text:list>
        <text:p text:style-name="P160"><text:span text:style-name="CharStyle11">hate you,</text:span></text:p>
        <text:p text:style-name="P141"><text:span text:style-name="CharStyle11">when they will excommuni­cate you and denounce you and defame you as wicked, on account of the Son of man;</text:span></text:p>
        <text:list xml:id="list7988214705790201068" text:style-name="L13">
          <text:list-item>
            <text:p text:style-name="P335"><text:span text:style-name="CharStyle11"><text:tab/>rejoice on that day and</text:span></text:p>
          </text:list-item>
        </text:list>
        <text:p text:style-name="P160"><text:span text:style-name="CharStyle11">leap for joy!</text:span></text:p>
        <text:p text:style-name="P113"><text:span text:style-name="CharStyle11">rich is your reward in heaven—</text:span></text:p>
        <text:p text:style-name="P113"><text:span text:style-name="CharStyle11">for their fathers did the very same to the proph­ets.</text:span></text:p>
        <text:list xml:id="list4838788493369241522" text:style-name="L14">
          <text:list-item>
            <text:p text:style-name="P332"><text:span text:style-name="CharStyle11"><text:tab/></text:span><text:span text:style-name="CharStyle31">But </text:span><text:span text:style-name="CharStyle11">woe to you rich folk!</text:span></text:p>
          </text:list-item>
        </text:list>
        <text:p text:style-name="P113"><text:span text:style-name="CharStyle11">you get all the comforts you will ever get.</text:span></text:p>
        <text:list xml:id="list190816819889018" text:style-name="L12">
          <text:list-item>
            <text:p text:style-name="P331"><text:span text:style-name="CharStyle11"><text:tab/>Woe to you who have your</text:span></text:p>
          </text:list-item>
        </text:list>
        <text:p text:style-name="P195"><text:soft-page-break/><text:span text:style-name="CharStyle11">fill to-day! you will be hungry.</text:span></text:p>
        <text:p text:style-name="P199"><text:span text:style-name="CharStyle11">Woe to you who laugh to-day!<text:line-break/>you will wail and weep.</text:span></text:p>
        <text:list xml:id="list4238688223744997653" text:style-name="L15">
          <text:list-item>
            <text:p text:style-name="P224"><text:span text:style-name="CharStyle11"><text:tab/>Woe to you when all men speak well of you! that is just what their fathers did to the false prophets.</text:span></text:p>
          </text:list-item>
        </text:list>
        <text:list xml:id="list6942906887808632596" text:style-name="L16">
          <text:list-item>
            <text:p text:style-name="P229"><text:span text:style-name="CharStyle11"><text:tab/>tell you, my hearers,<text:tab/>27</text:span></text:p>
          </text:list-item>
        </text:list>
        <text:p text:style-name="P63"><text:span text:style-name="CharStyle11">love your enemies, do good to those who hate you: bless those wiio curse you, 28 pray for those who abuse you.</text:span></text:p>
        <text:p text:style-name="P72"><text:span text:style-name="CharStyle31">If </text:span><text:span text:style-name="CharStyle11">a man strikes you on the 29 one cheek,</text:span></text:p>
        <text:p text:style-name="P95"><text:span text:style-name="CharStyle11">offer him the other as well:</text:span></text:p>
        <text:p text:style-name="P24"><text:span text:style-name="CharStyle11">if anyone takes your coat, do not deny him your shirt as well;</text:span></text:p>
        <text:p text:style-name="P24"><text:span text:style-name="CharStyle11">give to anyone w</text:span><text:span text:style-name="CharStyle11"><text:span text:style-name="T1">r</text:span></text:span><text:span text:style-name="CharStyle11">ho asks you, 30 and never ask your goods back from anyone who has taken them.</text:span></text:p>
        <text:p text:style-name="P72"><text:span text:style-name="CharStyle31">As </text:span><text:span text:style-name="CharStyle11">you would like men to do 31 to you,</text:span></text:p>
        <text:p text:style-name="P95"><text:span text:style-name="CharStyle11">so do to them.</text:span></text:p>
        <text:p text:style-name="P72"><text:span text:style-name="CharStyle31">If </text:span><text:span text:style-name="CharStyle11">you love only those who 32 love you, what credit is that to you?</text:span></text:p>
        <text:p text:style-name="P95"><text:span text:style-name="CharStyle11">Why, even sinful men love those who love them.</text:span></text:p>
        <text:p text:style-name="P74"><text:span text:style-name="CharStyle29">If you help only those who 33 help you, what merit is that to you?</text:span></text:p>
        <text:p text:style-name="P97"><text:span text:style-name="CharStyle29">Why, even </text:span><text:span text:style-name="CharStyle32">sinful </text:span><text:span text:style-name="CharStyle29">men </text:span><text:span text:style-name="CharStyle32">do </text:span><text:span text:style-name="CharStyle29">that.</text:span></text:p>
        <text:p text:style-name="P74"><text:span text:style-name="CharStyle29">If you only lend to those from </text:span><text:span text:style-name="CharStyle30">34 </text:span><text:span text:style-name="CharStyle29">whom you hope to get something, what credit is that to you?</text:span></text:p>
        <text:p text:style-name="P174"><text:span text:style-name="CharStyle29">Even sinful men lend to one another, so as to get a fair return.</text:span></text:p>
        <text:p text:style-name="P73"><text:span text:style-name="CharStyle29">No, you must love your ene- </text:span><text:span text:style-name="CharStyle30">35 </text:span><text:span text:style-name="CharStyle29">mies and help them,</text:span></text:p>
        <text:p text:style-name="P73"><text:span text:style-name="CharStyle29">you must lend to them with­out expecting any re­turn;</text:span></text:p>
        <text:p text:style-name="P132"><text:span text:style-name="CharStyle29">then you will have a rich reward,</text:span></text:p>
        <text:p text:style-name="P98"><text:span text:style-name="CharStyle29">vou will be sons of the Most High-</text:span></text:p>
        <text:p text:style-name="P131"><text:soft-page-break/><text:span text:style-name="CharStyle11">for he is kind even to the ungrateful and the evil.</text:span></text:p>
        <text:p text:style-name="P31"><text:span text:style-name="CharStyle11">Be merciful,<text:tab/>36</text:span></text:p>
        <text:p text:style-name="P131"><text:span text:style-name="CharStyle11">as your Father is merciful.</text:span></text:p>
        <text:p text:style-name="P30"><text:span text:style-name="CharStyle11">Also, judge not, and you will 37</text:span></text:p>
      </text:section>
      <text:section text:style-name="Sect4" text:name="Section7">
        <text:p text:style-name="P430"><text:span text:style-name="CharStyle11">not be judged your­selves:</text:span></text:p>
        <text:p text:style-name="P153"><text:span text:style-name="CharStyle11">condemn not, and you will not be condemned:</text:span></text:p>
        <text:p text:style-name="P153"><text:span text:style-name="CharStyle11">pardon, and you will be par­doned yourselves:</text:span></text:p>
        <text:list xml:id="list955952040350462095" text:style-name="L17">
          <text:list-item>
            <text:p text:style-name="P247"><text:span text:style-name="CharStyle11"><text:tab/>give, and you will have ample</text:span></text:p>
          </text:list-item>
        </text:list>
        <text:p text:style-name="P140"><text:span text:style-name="CharStyle11">measure given you— they w</text:span><text:span text:style-name="CharStyle11"><text:span text:style-name="T1">r</text:span></text:span><text:span text:style-name="CharStyle11">ill pour into your lap measure pressed down, shaken together, and run­ning over;</text:span></text:p>
        <text:p text:style-name="P153"><text:span text:style-name="CharStyle11">for the measure you deal out to others will be dealt back to yourselves.”</text:span></text:p>
        <text:list xml:id="list190838853942741" text:continue-numbering="true" text:style-name="L17">
          <text:list-item>
            <text:p text:style-name="P247"><text:span text:style-name="CharStyle11"><text:tab/>He also told them a parabolic</text:span></text:p>
          </text:list-item>
        </text:list>
        <text:p text:style-name="P140"><text:span text:style-name="CharStyle11">word:</text:span></text:p>
        <text:p text:style-name="P153"><text:span text:style-name="CharStyle11">“Can one blind man lead an­other?</text:span></text:p>
        <text:p text:style-name="P185"><text:span text:style-name="CharStyle11">will they not both fall into a pit?</text:span></text:p>
        <text:list xml:id="list190838411824335" text:continue-numbering="true" text:style-name="L17">
          <text:list-item>
            <text:p text:style-name="P247"><text:span text:style-name="CharStyle11"><text:tab/>A scholar is not above his</text:span></text:p>
          </text:list-item>
        </text:list>
        <text:p text:style-name="P140"><text:span text:style-name="CharStyle11">teacher:</text:span></text:p>
        <text:p text:style-name="P186"><text:span text:style-name="CharStyle11">but if he is perfectly trained, he will be like his teacher.</text:span></text:p>
        <text:list xml:id="list190840075476945" text:continue-numbering="true" text:style-name="L17">
          <text:list-item>
            <text:p text:style-name="P247"><text:span text:style-name="CharStyle11"><text:tab/>Why note the splinter in your brother’s eye, and fail to see the</text:span></text:p>
          </text:list-item>
          <text:list-item>
            <text:p text:style-name="P269"><text:span text:style-name="CharStyle11"><text:tab/>plank in your own eye? How dare you say to your brother, ‘Brother, let me take out the splinter that is in your eye,’ and yet you never notice the plank in your own eye? You hypo­crite! take the plank out of your own eye first, and then you will see properly to take out the splinter in your brother’s eye.</text:span></text:p>
          </text:list-item>
          <text:list-item>
            <text:p text:style-name="P247"><text:span text:style-name="CharStyle11"><text:tab/>No sound tree bears rotten</text:span></text:p>
          </text:list-item>
        </text:list>
        <text:p text:style-name="P115"><text:span text:style-name="CharStyle11">fruit,</text:span></text:p>
        <text:p text:style-name="P103"><text:span text:style-name="CharStyle11">nor again does a rotten tree bear sound fruit:</text:span></text:p>
        <text:list xml:id="list190838315866118" text:continue-numbering="true" text:style-name="L17">
          <text:list-item>
            <text:p text:style-name="P248"><text:span text:style-name="CharStyle11"><text:tab/>each tree is known by its</text:span></text:p>
          </text:list-item>
        </text:list>
        <text:p text:style-name="P115"><text:span text:style-name="CharStyle11">fruit.</text:span></text:p>
        <text:p text:style-name="P159"><text:span text:style-name="CharStyle11">Figs are not gathered from thorns,</text:span></text:p>
        <text:p text:style-name="P103"><text:soft-page-break/><text:span text:style-name="CharStyle11">and grapes are not plucked from a bramble-bush.</text:span></text:p>
        <text:list xml:id="list190838675896851" text:continue-numbering="true" text:style-name="L17">
          <text:list-item>
            <text:p text:style-name="P247"><text:span text:style-name="CharStyle11"><text:tab/>The good man produces good</text:span></text:p>
          </text:list-item>
        </text:list>
        <text:p text:style-name="P115"><text:span text:style-name="CharStyle11">from the good stored in his heart,</text:span></text:p>
        <text:p text:style-name="P57"><text:span text:style-name="CharStyle11">and the evil man evil from his evil:</text:span></text:p>
        <text:p text:style-name="P58"><text:span text:style-name="CharStyle11">for a man’s mouth utters what his heart is full of.</text:span></text:p>
        <text:p text:style-name="P87"><text:span text:style-name="CharStyle11">Why call me, ‘Lord, Lord!’ and 46 obey me not? Everyone who </text:span><text:span text:style-name="CharStyle12">47 </text:span><text:span text:style-name="CharStyle11">comes to me and listens to my words and acts upon them, I will show you whom he is like. He 48 is like a man engaged in building a house, who dug deep down and laid his foundation on the rock; when a flood came, the river dashed against that house but could not shake it, for it had been well built. He who has 49 listened and has not obeyed, is like a man who built a house on the earth with no foundation; the river dashed against it and it collapsed at once, and the ruin of that house was great.”</text:span></text:p>
        <text:p text:style-name="P208"><text:span text:style-name="CharStyle11">When he had finished what </text:span><text:span text:style-name="CharStyle12">rj </text:span><text:span text:style-name="CharStyle11">he had to say in the hearing * of the people, he went into Ca- pharnahum.</text:span></text:p>
        <text:p text:style-name="P87"><text:span text:style-name="CharStyle11">Now there was an army-cap- 2 tain who had a servant ill, whom he valued very highly. This man was at the point of death; so, when the captain 3 heard about Jesus, he sent some Jewish elders to him, asking him to come and make his servant well. When they reached Jesus, 4 they asked him earnestly to do this. “He deserves to have this favour from you,” they said, “for he is a lover of our nation; 5 it was he who built our syna­gogue.” So Jesus went with 6 them. But he was not far from the house when the captain sent some friends to tell him, “Do not trouble yourself, sir; I am not fit to have you under my roof, and so I did not consider myself 7 fit even to come to you. Just say the word, and let my servant be cured. For though I am a 8</text:span></text:p>
      </text:section>
      <text:section text:style-name="Sect4" text:name="Section8">
        <text:p text:style-name="P431"><text:span text:style-name="CharStyle11">man under authority myself, I have soldiers under me; I tell one man to go, and he goes, I tell another to come, and he comes, I tell my servant, ‘Do </text:span><text:span text:style-name="CharStyle20">9</text:span><text:span text:style-name="CharStyle11"> this,’ and he does it.” When Jesus heard this, he marvelled at him, and turning to the crowd that followed he said, “I tell you, I have never met faith like this anywhere even in</text:span></text:p>
        <text:p text:style-name="P61"><text:span text:style-name="CharStyle11">io<text:tab/>Israel.” Then the messengers went back to the house and found that the sick servant was quite well.</text:span></text:p>
        <text:p text:style-name="P60"><text:span text:style-name="CharStyle11">ir It was shortly afterwards that he made his way to a town called Nain, accompanied by his disciples and a large crowd.</text:span></text:p>
        <text:list xml:id="list8344428024483109101" text:style-name="L18">
          <text:list-item>
            <text:p text:style-name="P249"><text:span text:style-name="CharStyle11"><text:tab/>Just as he was near the gate of the town, there was a dead man being carried out; he was the only son of his mother, and she was a widow. Numbers from</text:span></text:p>
          </text:list-item>
          <text:list-item>
            <text:p text:style-name="P249"><text:span text:style-name="CharStyle11"><text:tab/>the town were with her. And when the Lord saw her, he felt pity for her and said to her, “Do</text:span></text:p>
          </text:list-item>
          <text:list-item>
            <text:p text:style-name="P249"><text:span text:style-name="CharStyle11"><text:tab/>not weep.” Then he went for­ward and touched the bier; the bearers stopped. “Young man,”</text:span></text:p>
          </text:list-item>
          <text:list-item>
            <text:p text:style-name="P249"><text:span text:style-name="CharStyle11"><text:tab/>he said, “I bid you rise.” Then the corpse sat up and began to speak; and Jesus gave him back</text:span></text:p>
          </text:list-item>
          <text:list-item>
            <text:p text:style-name="P249"><text:span text:style-name="CharStyle11"><text:tab/>to his mother. All were seized with awe and glorified God. “A great prophet has appeared among us,” they said; “God has</text:span></text:p>
          </text:list-item>
          <text:list-item>
            <text:p text:style-name="P249"><text:span text:style-name="CharStyle11"><text:tab/>visited his people.” And this story of Jesus spread through the whole of Judaea and all the surrounding country.</text:span></text:p>
          </text:list-item>
          <text:list-item>
            <text:p text:style-name="P252"><text:span text:style-name="CharStyle11"><text:tab/>John’s disciples reported all</text:span></text:p>
          </text:list-item>
          <text:list-item>
            <text:p text:style-name="P253"><text:span text:style-name="CharStyle11"><text:tab/>this to him. So John sum­moned two of his disciples and sent them to ask the Lord, “Are you the Coming One? Or are we to look out for someone else?”</text:span></text:p>
          </text:list-item>
          <text:list-item>
            <text:p text:style-name="P237"><text:span text:style-name="CharStyle11"><text:tab/>When the men reached Jesus they said, “John the Baptist has sent us to you to ask if you are the Coming One, or if</text:span></text:p>
          </text:list-item>
        </text:list>
        <text:p text:style-name="P36"><text:span text:style-name="CharStyle29">we are to look out for someone else?” Jesus at that moment was </text:span><text:span text:style-name="CharStyle32">21 </text:span><text:span text:style-name="CharStyle29">healing many people of diseases and complaints and evil spirits; he also bestowed sight on many blind folk. So he replied, “Go </text:span><text:span text:style-name="CharStyle32">23 </text:span><text:span text:style-name="CharStyle29">and report to John what you have seen and heard; that </text:span><text:span text:style-name="CharStyle34">the blind see,</text:span><text:span text:style-name="CharStyle32"> </text:span><text:span text:style-name="CharStyle29">the lame walk, lepers are cleansed, the deaf hear, the dead are raised, and </text:span><text:span text:style-name="CharStyle34">to the -poor the gospel is preached.</text:span><text:span text:style-name="CharStyle32"> </text:span><text:span text:style-name="CharStyle29">And </text:span><text:span text:style-name="CharStyle32">23 </text:span><text:span text:style-name="CharStyle29">blessed is he who is repelled by nothing in me!”</text:span></text:p>
        <text:p text:style-name="P49"><text:span text:style-name="CharStyle11">When John’s messengers had 24 gone, he proceeded to speak to the crowds about John:</text:span></text:p>
        <text:p text:style-name="P163"><text:span text:style-name="CharStyle11">“What did you go out to the desert to see?</text:span></text:p>
        <text:p text:style-name="P147"><text:span text:style-name="CharStyle11">A reed swayed by the wind?</text:span></text:p>
        <text:p text:style-name="P163"><text:span text:style-name="CharStyle11">Come, what did you go out to 25 see?</text:span></text:p>
        <text:p text:style-name="P147"><text:span text:style-name="CharStyle11">A man arrayed in soft robes?</text:span></text:p>
        <text:p text:style-name="P204"><text:span text:style-name="CharStyle29">Those who are gorgeously dressed and luxurious five in royal palaces.</text:span></text:p>
        <text:p text:style-name="P163"><text:span text:style-name="CharStyle11">Come, what did you go out to 26 see? A prophet?</text:span></text:p>
        <text:p text:style-name="P134"><text:span text:style-name="CharStyle11">Yes, I tell you,, and far more than a prophet.</text:span></text:p>
        <text:p text:style-name="P163"><text:soft-page-break/><text:span text:style-name="CharStyle11">This is he of whom it is writ- 27 ten,</text:span></text:p>
        <text:p text:style-name="P145"><text:span text:style-name="CharStyle14">Here I send my messenger before your face, to prepare the way for you.</text:span></text:p>
        <text:p text:style-name="P24"><text:span text:style-name="CharStyle11">I tell you, among the sons of 28 women no prophet is greater than John; and yet the least in the Realm of God is greater than he is.” (On hearing this, all the 29 people and the taxgatherers ac­knowledged the justice of God, as they had been baptized with the baptism of John; but the 30 Pharisees and jurists, who had refused his baptism, frustrated God’s purpose for themselves.)</text:span></text:p>
        <text:p text:style-name="P163"><text:span text:style-name="CharStyle11">“To what then shall I compare 31 the men of this genera­tion?</text:span></text:p>
        <text:p text:style-name="P432"><text:span text:style-name="CharStyle11">What are they like?</text:span></text:p>
        <text:list xml:id="list6062240657214396245" text:style-name="L19">
          <text:list-item>
            <text:p text:style-name="P296"><text:span text:style-name="CharStyle11"><text:tab/>Like children sitting in the marketplace and calling to one another,</text:span></text:p>
          </text:list-item>
        </text:list>
        <text:p text:style-name="P75"><text:span text:style-name="CharStyle11">‘We piped to you and you would not dance, we lamented and you would not weep.’</text:span></text:p>
        <text:list xml:id="list190839435190679" text:continue-numbering="true" text:style-name="L19">
          <text:list-item>
            <text:p text:style-name="P336"><text:span text:style-name="CharStyle11"><text:tab/>For John the Baptist has</text:span></text:p>
          </text:list-item>
        </text:list>
        <text:p text:style-name="P196"><text:span text:style-name="CharStyle11">come, eating no bread and drinking no wine, and you say, ‘He has a devil’;</text:span></text:p>
        <text:list xml:id="list190839012902438" text:continue-numbering="true" text:style-name="L19">
          <text:list-item>
            <text:p text:style-name="P336"><text:span text:style-name="CharStyle11"><text:tab/>the Son of man has come</text:span></text:p>
          </text:list-item>
        </text:list>
        <text:p text:style-name="P196"><text:span text:style-name="CharStyle11">eating and drinking, and you say, ‘Here is a glutton and a drunkard, a friend of taxgatherers and sinners!’</text:span></text:p>
        <text:list xml:id="list190839430931546" text:continue-numbering="true" text:style-name="L19">
          <text:list-item>
            <text:p text:style-name="P306"><text:span text:style-name="CharStyle11"><text:tab/>Nevertheless, Wisdom is vin­</text:span></text:p>
          </text:list-item>
        </text:list>
        <text:p text:style-name="P83"><text:span text:style-name="CharStyle11">dicated by all her chil­dren.”</text:span></text:p>
        <text:list xml:id="list190839204678087" text:continue-numbering="true" text:style-name="L19">
          <text:list-item>
            <text:p text:style-name="P296"><text:span text:style-name="CharStyle11"><text:tab/>One of the Pharisees asked him to dinner, and entering the house of the Pharisee he re-</text:span></text:p>
          </text:list-item>
          <text:list-item>
            <text:p text:style-name="P296"><text:span text:style-name="CharStyle11"><text:tab/>elined at table. Now there was a woman in the town who was a sinner, and when she found out that Jesus was at table in the house of the Pharisee, she brought an alabaster flask of</text:span></text:p>
          </text:list-item>
          <text:list-item>
            <text:p text:style-name="P296"><text:span text:style-name="CharStyle11"><text:tab/>perfume and stood behind him at his feet in tears; as her tears began to wet his feet, she wiped them with the hair of her head, pressed kisses on them, and anointed them with the perfume.</text:span></text:p>
          </text:list-item>
          <text:list-item>
            <text:p text:style-name="P306"><text:span text:style-name="CharStyle11"><text:tab/>When his host the Pharisee noticed this, he said to himself, “If he was a prophet, he would know what sort of a woman this is who is touching him; for she</text:span></text:p>
          </text:list-item>
          <text:list-item>
            <text:p text:style-name="P337"><text:span text:style-name="CharStyle11"><text:tab/>is a sinner.” Then Jesus ad­dressed him. “Simon,” he said, “I have something to say to you.” “Speak, teacher,” he said.</text:span></text:p>
          </text:list-item>
          <text:list-item>
            <text:p text:style-name="P337"><text:span text:style-name="CharStyle11"><text:tab/>“There was a moneylender w</text:span><text:span text:style-name="CharStyle11"><text:span text:style-name="T1">T</text:span></text:span><text:span text:style-name="CharStyle11">ho had two debtors; one owed him</text:span></text:p>
          </text:list-item>
          <text:list-item>
            <text:p text:style-name="P337"><text:span text:style-name="CharStyle11"><text:tab/>fifty pounds, the other five. As they were unable to pay, he freely forgave them both. Tell</text:span></text:p>
          </text:list-item>
        </text:list>
        <text:p text:style-name="P24"><text:span text:style-name="CharStyle11">me, now, which of them will love him most?” “I suppose,” 43 said Simon, “the man who had most forgiven.” “Quite right,” he said. Then turning to the </text:span><text:span text:style-name="CharStyle20">44 </text:span><text:span text:style-name="CharStyle11">woman he said to Simon, “You see this woman? When I came into your house, you never gave me water for my feet,</text:span></text:p>
        <text:p text:style-name="P177"><text:span text:style-name="CharStyle11">while she has wet my feet with her tears and wiped them with her hair; you never gave me a kiss, </text:span><text:span text:style-name="CharStyle20">45 </text:span><text:span text:style-name="CharStyle11">while ever since she came in she has kept pressing kisses on my feet; you never anointed my head 46 with oil,</text:span></text:p>
        <text:p text:style-name="P130"><text:span text:style-name="CharStyle11">while she has anointed my feet with perfume.</text:span></text:p>
        <text:p text:style-name="P24"><text:span text:style-name="CharStyle11">Therefore I tell you, many as her 47 sins are, they are forgiven, for her love is great; whereas he to whom little is forgiven has but little love.” And he said to her, 48 “Your sins are forgiven.” His 49 fellow guests began to say to themselves, “Who is this, to forgive even sins?” But he said 50 to the woman, “Your faith has saved you; go in peace.”</text:span></text:p>
        <text:p text:style-name="P89"><text:span text:style-name="CharStyle11">Shortly afterwards he went O travelling from one town and O village to another, preaching and telling the good news of the Reign of God; he was accom- 2 panied by the twelve and by some women who had been healed of evil spirits and ill­nesses, Mary called Magdalene (out of whom seven daemons had been driven), Joanna the wife of 3 Chuza the chancellor of Herod, Susanna, and a number of others, who ministered to him out of their means.</text:span></text:p>
        <text:p text:style-name="P87"><text:soft-page-break/><text:span text:style-name="CharStyle11">As a large crowd was gather- 4 ing and as people were resort­ing to him from town after town, he addressed them in a parable:</text:span></text:p>
        <text:list xml:id="list3249084495977777635" text:style-name="L20">
          <text:list-item>
            <text:p text:style-name="P400"><text:span text:style-name="CharStyle11"><text:tab/>“A sower went out to sow his</text:span></text:p>
          </text:list-item>
        </text:list>
        <text:p text:style-name="P117"><text:span text:style-name="CharStyle11">seed. And as he sowed, some seed fell on the road and was trampled down, and wild birds ate it up;</text:span></text:p>
        <text:list xml:id="list190838783034563" text:continue-numbering="true" text:style-name="L20">
          <text:list-item>
            <text:p text:style-name="P400"><text:span text:style-name="CharStyle11"><text:tab/>some other seed dropped on</text:span></text:p>
          </text:list-item>
        </text:list>
        <text:p text:style-name="P117"><text:span text:style-name="CharStyle11">the rock,</text:span></text:p>
        <text:p text:style-name="P112"><text:span text:style-name="CharStyle11">but it withered away when it sprang up, because it had no moisture;</text:span></text:p>
        <text:list xml:id="list190839450051200" text:continue-numbering="true" text:style-name="L20">
          <text:list-item>
            <text:p text:style-name="P400"><text:span text:style-name="CharStyle11"><text:tab/>some other seed fell among</text:span></text:p>
          </text:list-item>
        </text:list>
        <text:p text:style-name="P117"><text:span text:style-name="CharStyle11">thorns,</text:span></text:p>
        <text:p text:style-name="P112"><text:span text:style-name="CharStyle11">and the thorns sprang up with it and choked it;</text:span></text:p>
        <text:list xml:id="list190839132455299" text:continue-numbering="true" text:style-name="L20">
          <text:list-item>
            <text:p text:style-name="P400"><text:span text:style-name="CharStyle11"><text:tab/>some other seed fell on sound</text:span></text:p>
          </text:list-item>
        </text:list>
        <text:p text:style-name="P117"><text:span text:style-name="CharStyle11">soil,</text:span></text:p>
        <text:p text:style-name="P112"><text:span text:style-name="CharStyle11">and springing up bore a crop, a hundredfold.”</text:span></text:p>
        <text:p text:style-name="P169"><text:span text:style-name="CharStyle11">So saying, he called out, “He who has an ear, let him listen to</text:span></text:p>
        <text:list xml:id="list190839925483081" text:continue-numbering="true" text:style-name="L20">
          <text:list-item>
            <text:p text:style-name="P401"><text:span text:style-name="CharStyle11"><text:tab/>this.” The disciples ques­tioned him about the meaning</text:span></text:p>
          </text:list-item>
          <text:list-item>
            <text:p text:style-name="P385"><text:span text:style-name="CharStyle11"><text:tab/>of the parable; so he said, “It is granted you to understand the open secrets of the Reign of God, but the others get it in parables, so that</text:span></text:p>
          </text:list-item>
        </text:list>
        <text:p text:style-name="P166"><text:span text:style-name="CharStyle14">for all their seeing they may not see</text:span><text:span text:style-name="CharStyle19">,</text:span></text:p>
        <text:p text:style-name="P166"><text:span text:style-name="CharStyle14">and for all their hearing they may not understand.</text:span></text:p>
        <text:list xml:id="list190840266731813" text:continue-numbering="true" text:style-name="L20">
          <text:list-item>
            <text:p text:style-name="P385"><text:span text:style-name="CharStyle11"><text:tab/>This is what the parable means. The seed is the word of God.</text:span></text:p>
          </text:list-item>
          <text:list-item>
            <text:p text:style-name="P385"><text:span text:style-name="CharStyle11"><text:tab/>Those ‘on the road’ are people who hear; but then the devil comes and carries off the word from their hearts, that they may</text:span></text:p>
          </text:list-item>
          <text:list-item>
            <text:p text:style-name="P385"><text:span text:style-name="CharStyle11"><text:tab/>not believe and be saved. Those ‘on the rock’ are people who on hearing the word welcome it with enthusiasm, but they have no root; they believe for a while, and fall away in the hour of</text:span></text:p>
          </text:list-item>
          <text:list-item>
            <text:p text:style-name="P385"><text:span text:style-name="CharStyle11"><text:tab/>trial. As for the seed that fell among thorns, that means peo­ple who hear but who go and get choked with worries and money and the pleasures of life, so that</text:span></text:p>
          </text:list-item>
          <text:list-item>
            <text:p text:style-name="P385"><text:soft-page-break/><text:span text:style-name="CharStyle11"><text:tab/>they never ripen. As for the seed in the good soil, that means</text:span></text:p>
          </text:list-item>
        </text:list>
        <text:p text:style-name="P42"><text:span text:style-name="CharStyle11">those who hear and hold fast the word in a good, sound heart, and so bear fruit steadfastly.</text:span></text:p>
        <text:p text:style-name="P63"><text:span text:style-name="CharStyle11">No one lights a lamp and hides 16 it under a vessel or puts it below the bed: he puts it on a stand, so that those who come in can see the light.</text:span></text:p>
        <text:p text:style-name="P63"><text:span text:style-name="CharStyle11">For nothing is hidden that 17 shall not be disclosed, nothing concealed that shall not be known and revealed.</text:span></text:p>
        <text:p text:style-name="P63"><text:span text:style-name="CharStyle11">So take care how you listen; 18 for he who has, to him shall more be given, while as for him who has not, from him shall be taken even what he thinks he has.”</text:span></text:p>
        <text:p text:style-name="P91"><text:span text:style-name="CharStyle32">His </text:span><text:span text:style-name="CharStyle29">mother and brothers </text:span><text:span text:style-name="CharStyle32">19 </text:span><text:span text:style-name="CharStyle29">reached him, but they were un­able to join him for the crowd. Word was brought to him that </text:span><text:span text:style-name="CharStyle32">20 </text:span><text:span text:style-name="CharStyle29">“your mother and brothers are standing outside; they wish to see you.” But he answered, </text:span><text:span text:style-name="CharStyle32">21 </text:span><text:span text:style-name="CharStyle29">“My mother and brothers are those who listen to the word of God and obey it.”</text:span></text:p>
        <text:p text:style-name="P89"><text:span text:style-name="CharStyle11">It happened on one of these 22 days that he embarked in a boat alone with his disciples, and said to them, “Let us cross to the other side of the lake.” So they set sail. During the voyage he 23 fell asleep. But when a gale of wind came down on the lake and they were being sWamped and in peril, they went and woke him up. “Master, master,” they 24 cried, “we are drowning!” So he woke up and checked the wind and the surf: they ceased and there was a calm. Then he said 25 to them, “Where is your faith?” They marvelled in awe, saying to one another, “Whatever can he be? He gives orders to the very winds and w</text:span><text:span text:style-name="CharStyle11"><text:span text:style-name="T1">r</text:span></text:span><text:span text:style-name="CharStyle11">aters, and they obey him!”</text:span></text:p>
      </text:section>
      <text:section text:style-name="Sect4" text:name="Section9">
        <text:list xml:id="list447351451701206656" text:style-name="L21">
          <text:list-item>
            <text:p text:style-name="P370"><text:span text:style-name="CharStyle11"><text:tab/>They put in at the country of the Gergesenes, on the shore fac-</text:span></text:p>
          </text:list-item>
          <text:list-item>
            <text:p text:style-name="P307"><text:span text:style-name="CharStyle11"><text:tab/>ing Galilee. As he stepped out on land, he was met by a man from the town who had daemons in him; for a long while he had worn no clothing, and he stayed not in a house but among the</text:span></text:p>
          </text:list-item>
        </text:list>
        <text:p text:style-name="P40"><text:span text:style-name="CharStyle11">e8 tombs. On catching sight of Jesus he shrieked aloud and prayed him with a loud cry, “Jesus, son of God most High, what business have you with me? Do not torture me, I beg</text:span></text:p>
        <text:list xml:id="list5154163583782981025" text:style-name="L22">
          <text:list-item>
            <text:p text:style-name="P340"><text:span text:style-name="CharStyle11"><text:tab/>of you.” (For he had charged the unclean spirit to come out of the man. Many a time, when it had seized hold of him, he had been fastened secure in fetters and chains, but he would snap his bonds and be driven by the</text:span></text:p>
          </text:list-item>
          <text:list-item>
            <text:p text:style-name="P340"><text:span text:style-name="CharStyle11"><text:tab/>daemon into the desert.) So Jesus asked him, “What is your name?” “Legion,” he said, for a number of daemons had entered</text:span></text:p>
          </text:list-item>
          <text:list-item>
            <text:p text:style-name="P340"><text:span text:style-name="CharStyle11"><text:tab/>him. And they begged him not to order them off to the abyss.</text:span></text:p>
          </text:list-item>
          <text:list-item>
            <text:p text:style-name="P340"><text:span text:style-name="CharStyle11"><text:tab/>As a considerable drove of swine was grazing there on the hillside, the daemons begged him for leave to enter them. He gave</text:span></text:p>
          </text:list-item>
          <text:list-item>
            <text:p text:style-name="P340"><text:span text:style-name="CharStyle11"><text:tab/>them leave, and the daemons came out of the man and went into the swine; the drove rushed down the steep slope into the lake</text:span></text:p>
          </text:list-item>
          <text:list-item>
            <text:p text:style-name="P340"><text:span text:style-name="CharStyle11"><text:tab/>and were suffocated. When the herdsmen saw what had oc­curred, they fled and reported it to the town and the hamlets.</text:span></text:p>
          </text:list-item>
          <text:list-item>
            <text:p text:style-name="P340"><text:span text:style-name="CharStyle11"><text:tab/>The people came out to see what had occurred, and when they reached Jesus they discovered the man whom the daemons had left, seated at the feet of Jesus, clothed and sane. That fright-</text:span></text:p>
          </text:list-item>
          <text:list-item>
            <text:p text:style-name="P340"><text:span text:style-name="CharStyle11"><text:tab/>ened them. They got a report from those who had seen how</text:span></text:p>
          </text:list-item>
          <text:list-item>
            <text:p text:style-name="P340"><text:span text:style-name="CharStyle11"><text:tab/>the lunatic was cured, and then all the inhabitants of the sur­rounding country of the Gerge­senes asked him to leave them,</text:span></text:p>
          </text:list-item>
        </text:list>
        <text:p text:style-name="P24"><text:span text:style-name="CharStyle11">they were so seized with terror.</text:span></text:p>
        <text:p text:style-name="P24"><text:span text:style-name="CharStyle11">He embarked in the boat and w’ent back. The man whom the 38 daemons had left begged that he might accompany him; Jesus, however, sent him away, say­ing, “Go home and describe all 39 that God has done for you.” So he W’ent off to proclaim through the whole town all that Jesus had done for him.</text:span></text:p>
        <text:p text:style-name="P50"><text:span text:style-name="CharStyle11">On his return Jesus was wel- 40 corned by the crowd; they were all looking out for him. A man 41 called Jairus came, who was a president of the synagogue, and falling at the feet of Jesus en­treated him to come to his house, for he had an only daugh- 42 ter about twelve years old, and she was dying. As Jesus went, the crowds kept crushing him, and a 43 woman who had had a hemor­rhage for twelve years,* which no one could cure, came up behind 44 him and touched the tassel of his robe. Her hemorrhage instantly ceased. Jesus said,<text:tab/>“Who 45</text:span></text:p>
        <text:p text:style-name="P24"><text:span text:style-name="CharStyle11">touched me?” As everyone de­nied it, Peter and his compan­ions said, “Master, the crowds are all round you pressing hard!” Jesus said, “Somebody did touch 46 me, for I felt power had passed from me.” So when the woman 47 saw she had not escaped notice, she came trembling, and falling down before him she told before all the people why she had touched him and how she had been instantly cured. “Daugh- 48 ter,” he said to her, “your faith has made you well; depart in peace.” He was still speak- 49 ing when someone came from the house of the synagogue-president to say, “Your daughter is dead.</text:span></text:p>
        <text:p text:style-name="P39"><text:span text:style-name="CharStyle11">Do not trouble the teacher any further.” But when Jesus heard 50</text:span></text:p>
        <text:p text:style-name="P54"><text:span text:style-name="CharStyle37">* Omitting Icrtgolg jrpooavttXt&amp;aaaa oAov xdv Stov</text:span></text:p>
        <text:p text:style-name="P424"><text:span text:style-name="CharStyle11">it, he said to him, “Have no fear, only believe and she shall get</text:span></text:p>
        <text:list xml:id="list519182005332714779" text:style-name="L23">
          <text:list-item>
            <text:p text:style-name="P276"><text:span text:style-name="CharStyle11"><text:tab/>well.” When he reached the house, he would not allow any­one to come in with him except Peter and James and John, and the child’s father and mother.</text:span></text:p>
          </text:list-item>
          <text:list-item>
            <text:p text:style-name="P308"><text:span text:style-name="CharStyle11"><text:tab/>Everyone was weeping and be­wailing her, but he said, “Stop weeping; she is not dead but</text:span></text:p>
          </text:list-item>
          <text:list-item>
            <text:p text:style-name="P308"><text:span text:style-name="CharStyle11"><text:tab/>asleep.” They laughed at him, knowing that she was dead.</text:span></text:p>
          </text:list-item>
          <text:list-item>
            <text:p text:style-name="P308"><text:span text:style-name="CharStyle11"><text:tab/>But he took her hand and called</text:span></text:p>
          </text:list-item>
          <text:list-item>
            <text:p text:style-name="P308"><text:span text:style-name="CharStyle11"><text:tab/>to her, “Rise, little girl.” And her spirit returned, she got up instantly, and he ordered them to give her something to eat.</text:span></text:p>
          </text:list-item>
          <text:list-item>
            <text:p text:style-name="P308"><text:span text:style-name="CharStyle11"><text:tab/>Her parents were amazed, but he charged them not to tell any­one what had happened.</text:span></text:p>
          </text:list-item>
        </text:list>
        <text:p text:style-name="Body_20_text_20__28_2_29__20__2b__20_DropCap2">9<text:span text:style-name="CharStyle11"><text:tab/>Calling the twelve apostles together, he gave them power and authority over all daemons 2 as well as to heal diseases, send­ing them out to preach the Reign of God and to cure the </text:span><text:span text:style-name="CharStyle20">3</text:span><text:span text:style-name="CharStyle11"> sick. And he told them, “Take nothing for the journey, neither stick nor wallet nor bread nor silver, and do not carry two 4 shirts. Whatever house you go into, stay there and leave from 5 there. Whoever will not receive you, leave that town and shake off the very dust from your feet, 6 in testimony against them.” So they went from village to vil­lage, preaching the gospel and healing everywhere.</text:span></text:p>
        <text:list xml:id="list1903982919306432570" text:style-name="L24">
          <text:list-item>
            <text:p text:style-name="P225"><text:span text:style-name="CharStyle20"><text:tab/></text:span><text:span text:style-name="CharStyle11">When Herod the tetrarch heard all that was going on, he was quite at a loss; for some said that John had risen from 8 the dead, some that Elijah had appeared, and others that one of the ancient prophets had 9 arisen. Herod said, “John I be­headed. But who is this, of whom I hear such tales?” And he made efforts to see him.</text:span></text:p>
          </text:list-item>
        </text:list>
        <text:list xml:id="list190816211250267" text:style-name="L2">
          <text:list-item>
            <text:p text:style-name="P341"><text:span text:style-name="CharStyle11"><text:tab/>Then the apostles came back</text:span></text:p>
          </text:list-item>
        </text:list>
        <text:p text:style-name="P24"><text:span text:style-name="CharStyle11">and described to Jesus all that they had done. He took them and retired in private to a town called Bethsaida, but the crowds 11 learned this and followed him.</text:span></text:p>
        <text:p text:style-name="P24"><text:span text:style-name="CharStyle11">He welcomed them, spoke to them of the Reign of God, and cured those who needed to be healed. As the day began to 12 decline, the twelve came up to him and said, “Send the crowd off to lodge in the villages and farms around and get provisions there, for here we are in a desert place.” He said to them, 13 “Give them some food your­selves.” They said, “We have only got five loaves and two fish. Unless—are we to go and buy food for the whole of this peo­ple?” (There were about five 14 thousand men of them.) He said to his disciples, “Make them lie down in rows of about fifty.” They did so, and made them all 15 lie down. Then taking the five 16 loaves and the two fish and look­ing up to heaven, he blessed them, broke them in pieces and handed them to the disciples to set before the crowd. And they 17 all ate and had enough. What they had left over was picked up, twelve baskets full of fragments.</text:span></text:p>
        <text:p text:style-name="P87"><text:span text:style-name="CharStyle11">Now it happened that while he 18 was praying by himself, his dis­ciples were beside him. So he in­quired of them, “Who do the crowds say that I am?” They 19 replied, “John the Baptist; though some say Elijah, and some say that one of the ancient prophets has arisen.” He said to 20 them, “And who do you say that I am?” Peter replied, “The Christ of God.” Then he for- 21 bade them strictly to tell this to anyone. The Son of man, he 22 said, has to endure great suffer­ing, to be rejected by the elders and high priests and scribes, to</text:span></text:p>
        <text:p text:style-name="P80"><text:span text:style-name="CharStyle11">be killed, and on the third day to be raised.</text:span></text:p>
        <text:list xml:id="list8610045651335151763" text:style-name="L25">
          <text:list-item>
            <text:p text:style-name="P333"><text:span text:style-name="CharStyle11"><text:tab/>He said to all, “If anyone wishes to come after me, let him deny himself, take up his cross day after day, and so follow me;</text:span></text:p>
          </text:list-item>
          <text:list-item>
            <text:p text:style-name="P333"><text:span text:style-name="CharStyle11"><text:tab/>for whoever wants to save his</text:span></text:p>
          </text:list-item>
        </text:list>
        <text:p text:style-name="P75"><text:span text:style-name="CharStyle11">life will lose it,</text:span></text:p>
        <text:p text:style-name="P203"><text:span text:style-name="CharStyle11">and whoever loses his life for my sake, he will save it.</text:span></text:p>
        <text:list xml:id="list190838281300198" text:continue-numbering="true" text:style-name="L25">
          <text:list-item>
            <text:p text:style-name="P288"><text:span text:style-name="CharStyle11"><text:tab/>What profit will it be for a man to gain the whole world and lose</text:span></text:p>
          </text:list-item>
          <text:list-item>
            <text:p text:style-name="P309"><text:span text:style-name="CharStyle11"><text:tab/>or forfeit himself? For who­ever is ashamed of me and my words, of him will the Son of man be ashamed when he comes in his glory and in the glory of the Father and of the holy</text:span></text:p>
          </text:list-item>
          <text:list-item>
            <text:p text:style-name="P288"><text:span text:style-name="CharStyle11"><text:tab/>angels. I tell you plainly, there are some of those standing here who will not taste death, till they see the Reign of God.”</text:span></text:p>
          </text:list-item>
          <text:list-item>
            <text:p text:style-name="P333"><text:soft-page-break/><text:span text:style-name="CharStyle11"><text:tab/>It was about eight days after he said this, when he took Peter, John, and James, and went up</text:span></text:p>
          </text:list-item>
          <text:list-item>
            <text:p text:style-name="P338"><text:span text:style-name="CharStyle11"><text:tab/>the hillside to pray. While he was praying, the appearance of his face altered and his dress</text:span></text:p>
          </text:list-item>
          <text:list-item>
            <text:p text:style-name="P338"><text:span text:style-name="CharStyle11"><text:tab/>turned dazzling white. There two men were, conversing with</text:span></text:p>
          </text:list-item>
          <text:list-item>
            <text:p text:style-name="P338"><text:span text:style-name="CharStyle11"><text:tab/>him, Moses and Elijah, who ap­peared in a vision of glory, tell­ing how he must go through with his death and departure at</text:span></text:p>
          </text:list-item>
          <text:list-item>
            <text:p text:style-name="P338"><text:span text:style-name="CharStyle11"><text:tab/>Jerusalem! Now Peter and his companions had been over­powered with sleep, but on wak­ing up they saw his glory and the two men who were standing</text:span></text:p>
          </text:list-item>
          <text:list-item>
            <text:p text:style-name="P338"><text:span text:style-name="CharStyle11"><text:tab/>beside him. When they were parting from him, Peter said to Jesus, “Master, it is a good thing we are here; let us put up three tents, one for you, one for Moses, and one for Elijah” (not know-</text:span></text:p>
          </text:list-item>
          <text:list-item>
            <text:p text:style-name="P338"><text:span text:style-name="CharStyle11"><text:tab/>ing what he was saying). As he spoke, a cloud came and over­shadowed them; they were awe­struck as they passed into the</text:span></text:p>
          </text:list-item>
          <text:list-item>
            <text:p text:style-name="P338"><text:span text:style-name="CharStyle11"><text:tab/>cloud, but a voice came from</text:span></text:p>
          </text:list-item>
        </text:list>
        <text:p text:style-name="P24"><text:span text:style-name="CharStyle11">the cloud, “This is my Son, my Chosen one; listen to him.” When 36 the voice ceased, they found themselves alone with Jesus. In those days they kept silence, tell­ing nobody anything of what they had seen.</text:span></text:p>
        <text:p text:style-name="P87"><text:span text:style-name="CharStyle11">Next day, when they came </text:span><text:span text:style-name="CharStyle20">37 </text:span><text:span text:style-name="CharStyle11">down the hill, a large crowd met him. “Teacher,” shouted a man 38 from the crowd, “look at my son,</text:span></text:p>
        <text:p text:style-name="P24"><text:span text:style-name="CharStyle11">I beg of you, for he is my only boy, and a spirit gets hold of </text:span><text:span text:style-name="CharStyle20">39 </text:span><text:span text:style-name="CharStyle11">him till he suddenly shrieks; it convulses him till he foams; in­deed it will hardly leave off tear­ing him to pieces. I begged your 40 disciples to cast it out, but they could not.” Jesus answered, “O 41 faithless and perverse genera­tion, how long must I still be with you and bear with you? Fetch your son here.” Before the 42 boy could reach Jesus, the daemon dashed him down and convulsed him; but Jesus checked the unclean spirit, cured the boy, and handed him back to his father. All were astound- 43 ed at this grand display of God. But while everyone marvelled at all he did, he said to his dis­ciples. “Let these words sink 44 into your ears: ‘the Son of man is to be betrayed into the hands of men.’ ” Yet they did not un- 45 derstand this saying—indeed it was kept a secret from them, to prevent them from fathoming it —and they were afraid to ask him about this saying.</text:span></text:p>
        <text:p text:style-name="P87"><text:span text:style-name="CharStyle11">A dispute arose among them 46 as to which of them was the greatest. Jesus knew the dispute 47 that occupied their minds, so he took hold of a little child and set it by his side; then he said to 48 them,</text:span></text:p>
        <text:p text:style-name="P174"><text:span text:style-name="CharStyle29">“Whoever receives this little child in my name receives me,</text:span></text:p>
      </text:section>
      <text:section text:style-name="Sect4" text:name="Section10">
        <text:p text:style-name="P433"><text:span text:style-name="CharStyle11">and whoever receives me re­ceives him who sent me. For it is the lowliest of you all who is great.”</text:span></text:p>
        <text:list xml:id="list2050920365705769319" text:style-name="L26">
          <text:list-item>
            <text:p text:style-name="P329"><text:span text:style-name="CharStyle11"><text:tab/>John said to him, “Master, we saw a man casting out daemons in your name, but we stopped him because he is not a fol-</text:span></text:p>
          </text:list-item>
          <text:list-item>
            <text:p text:style-name="P372"><text:span text:style-name="CharStyle11"><text:tab/>lower of ours.” Jesus said to him, “Do not stop him; * he who is not against you is for you.”</text:span></text:p>
          </text:list-item>
          <text:list-item>
            <text:p text:style-name="P329"><text:span text:style-name="CharStyle11"><text:tab/>As the time for his assumption was now due, he set his face for</text:span></text:p>
          </text:list-item>
        </text:list>
        <text:p text:style-name="P41"><text:span text:style-name="CharStyle11">S</text:span><text:span text:style-name="CharStyle20">3<text:tab/></text:span><text:span text:style-name="CharStyle11">the journey to Jerusalem. He sent messengers in front of him. They went and entered a Sa­maritan village to make prepara-</text:span></text:p>
        <text:list xml:id="list8462092233153338772" text:style-name="L27">
          <text:list-item>
            <text:p text:style-name="P297"><text:span text:style-name="CharStyle11"><text:tab/>tions for him, but the people would not receive him because his face was turned in the direc-</text:span></text:p>
          </text:list-item>
          <text:list-item>
            <text:p text:style-name="P297"><text:span text:style-name="CharStyle11"><text:tab/>tion of Jerusalem. So when the disciples James and John saw this, they said, “Lord, will you have us bid </text:span><text:span text:style-name="CharStyle12">fire come down from heaven and consume them?”</text:span></text:p>
          </text:list-item>
          <text:list-item>
            <text:p text:style-name="P297"><text:span text:style-name="CharStyle11"><text:tab/>But he turned and checked</text:span></text:p>
          </text:list-item>
          <text:list-item>
            <text:p text:style-name="P297"><text:span text:style-name="CharStyle11"><text:tab/>them. Then they journeyed to</text:span></text:p>
          </text:list-item>
          <text:list-item>
            <text:p text:style-name="P442"><text:span text:style-name="CharStyle29"><text:tab/>another village. And as they journeyed along the road, a man said to him, “I will follow you</text:span></text:p>
          </text:list-item>
          <text:list-item>
            <text:p text:style-name="P310"><text:span text:style-name="CharStyle11"><text:tab/>anywhere.” Jesus said to him,</text:span></text:p>
          </text:list-item>
        </text:list>
        <text:p text:style-name="P55"><text:span text:style-name="CharStyle11">“Foxes have holes, wild birds have nests, but the Son of man has no­where to lay his head.”</text:span></text:p>
        <text:list xml:id="list190839931149077" text:continue-numbering="true" text:style-name="L27">
          <text:list-item>
            <text:p text:style-name="P310"><text:span text:style-name="CharStyle11"><text:tab/>He said to another man, “Fol­low me”; but he said, “Let me go and bury my father first of all.”</text:span></text:p>
          </text:list-item>
          <text:list-item>
            <text:p text:style-name="P339"><text:span text:style-name="CharStyle11"><text:tab/>Jesus said to him, “Leave the dead to bury their own dead; you go and spread the news of</text:span></text:p>
          </text:list-item>
          <text:list-item>
            <text:p text:style-name="P339"><text:span text:style-name="CharStyle11"><text:tab/>the Reign of God.” Another man also said to him, “I will fol­low you, Lord. But let me first say good-bye to my people at</text:span></text:p>
          </text:list-item>
          <text:list-item>
            <text:p text:style-name="P339"><text:span text:style-name="CharStyle11"><text:tab/>home.” Jesus said to him, “No one is any use to the Reign of God who puts his hand to the </text:span><text:span text:style-name="CharStyle39">* Omitting [ov 7a</text:span><text:span text:style-name="CharStyle40">q</text:span><text:span text:style-name="CharStyle39"> £&lt;mv xaft’ fyiffiv].</text:span></text:p>
          </text:list-item>
        </text:list>
        <text:p text:style-name="P24"><text:span text:style-name="CharStyle11">plough and then looks behind him.”</text:span></text:p>
        <text:p text:style-name="P87"><text:span text:style-name="CharStyle11">After that the Lord com- </text:span><text:span text:style-name="CharStyle41">1</text:span><text:span text:style-name="CharStyle42"> a </text:span><text:span text:style-name="CharStyle11">missioned other seventy disciples, sending them in front of him two by two to every town and place that he intended to visit himself. He said to them, 2 “The harvest is rich, but the la­bourers are few; so pray the Lord of the harvest to send la­bourers to gather his harvest.</text:span></text:p>
        <text:p text:style-name="P24"><text:span text:style-name="CharStyle11">Go your way; I am sending 3 you out like lambs among wolves. Carry no purse, no 4 wallet, no sandals. Never stop to salute anybody on the road. Whatever house you enter, 5 first say, ‘Peace be to this household!’ Then, if there is 6 a soul there breathing peace, your peace will rest on him; otherwise it will come back to you. Stay at the same house, 7 eating and drinking what the people provide (for the workman deserves his wages); you are not to shift from one house to an­other. Wherever you are re- 8 ceived, on entering any town, eat what is provided for you, heal those in the town who are 9 ill, and tell them, ‘The Reign of God is nearly on you.’ But 19 wherever you are not received, on entering any town, go out into the streets of the town and cry, ‘The very dust of your II town that clings to us, we wipe off from our feet as a protest. But mark this, the Reign of God is near!’ I tell you, on the great 12 Day it will be more bearable for Sodom than for that town.</text:span></text:p>
        <text:p text:style-name="P24"><text:span text:style-name="CharStyle11">Woe to you, Khorazin! woe to 13 you, Bethsaida! Had the mira­cles performed in you been per­formed in Tyre and Sidon, they would long ago have been sit­ting penitent in sackcloth and ashes. But it will be more </text:span><text:span text:style-name="CharStyle20">&gt;4</text:span></text:p>
        <text:p text:style-name="P232"><text:span text:style-name="CharStyle11">bearable for Tyre and Sidon at</text:span></text:p>
        <text:list xml:id="list1637840188488385015" text:style-name="L28">
          <text:list-item>
            <text:p text:style-name="P277"><text:span text:style-name="CharStyle11"><text:tab/>the judgment than for you. And you, O Capharnahum! </text:span><text:span text:style-name="CharStyle12">Exalted to heaven? No, you will sink to Hades!</text:span></text:p>
          </text:list-item>
          <text:list-item>
            <text:p text:style-name="P342"><text:span text:style-name="CharStyle11"><text:tab/>He who listens to you listens</text:span></text:p>
          </text:list-item>
        </text:list>
        <text:p text:style-name="P114"><text:span text:style-name="CharStyle11">to me,</text:span></text:p>
        <text:p text:style-name="P112"><text:span text:style-name="CharStyle11">he who rejects you rejects me,</text:span></text:p>
        <text:p text:style-name="P112"><text:span text:style-name="CharStyle11">and he who rejects me re­jects him who sent me.”</text:span></text:p>
        <text:list xml:id="list190840053577455" text:continue-numbering="true" text:style-name="L28">
          <text:list-item>
            <text:p text:style-name="P342"><text:span text:style-name="CharStyle11"><text:tab/>The seventy came back with joy. “Lord,” they said, “the very daemons obey us in your</text:span></text:p>
          </text:list-item>
          <text:list-item>
            <text:p text:style-name="P281"><text:span text:style-name="CharStyle11"><text:tab/>name.” He said to them, “Yes, I watched Satan fall from heaven like a flash of lightning.</text:span></text:p>
          </text:list-item>
          <text:list-item>
            <text:p text:style-name="P281"><text:span text:style-name="CharStyle11"><text:tab/>I have indeed given you the power of </text:span><text:span text:style-name="CharStyle12">treading on serpents </text:span><text:span text:style-name="CharStyle11">and scorpions and of trampling down all the power of the Enemy; nothing shall injure you.</text:span></text:p>
          </text:list-item>
        </text:list>
        <text:p text:style-name="P40"><text:span text:style-name="CharStyle11">ao Only,</text:span></text:p>
        <text:p text:style-name="P120"><text:span text:style-name="CharStyle11">rejoice not because the spirits obey you:</text:span></text:p>
        <text:p text:style-name="P29"><text:span text:style-name="CharStyle11">rejoice because your names are enrolled in heaven.”</text:span></text:p>
        <text:p text:style-name="P40"><text:span text:style-name="CharStyle11">ai He thrilled with joy at that hour in the holy Spirit, saying, “I praise thee, Father, Lord of heaven and earth, for concealing this from the wise and learned and revealing it to the simple- minded; yes, Father, I praise thee that such was thy chosen purpose.” Then turning to the disciples, he said,</text:span></text:p>
        <text:list xml:id="list2595226972288086671" text:style-name="L29">
          <text:list-item>
            <text:p text:style-name="P343"><text:span text:style-name="CharStyle11"><text:tab/>“All has been handed over to</text:span></text:p>
          </text:list-item>
        </text:list>
        <text:p text:style-name="P114"><text:span text:style-name="CharStyle11">me by my Father: and no one knows who the Son is except the Father, or who the Father is except the Son,</text:span></text:p>
        <text:p text:style-name="P112"><text:span text:style-name="CharStyle11">and he to whom the Son chooses to reveal him.”</text:span></text:p>
        <text:list xml:id="list190839631208944" text:continue-numbering="true" text:style-name="L29">
          <text:list-item>
            <text:p text:style-name="P343"><text:span text:style-name="CharStyle11"><text:tab/>Turning to the disciples he</text:span></text:p>
          </text:list-item>
        </text:list>
        <text:p text:style-name="P114"><text:span text:style-name="CharStyle11">said privately,</text:span></text:p>
        <text:p text:style-name="P120"><text:span text:style-name="CharStyle11">“Blessed are the eyes that see what you see!</text:span></text:p>
        <text:list xml:id="list190838304364815" text:continue-numbering="true" text:style-name="L29">
          <text:list-item>
            <text:p text:style-name="P343"><text:span text:style-name="CharStyle11"><text:tab/>For I tell you many prophets</text:span></text:p>
          </text:list-item>
        </text:list>
        <text:p text:style-name="P124"><text:span text:style-name="CharStyle11">and kings have desired to see what you see, but they have not seen it: and to hear what you hear, but they have not heard it.” Now a jurist got up to tempt 25 him. “Teacher,” he said, “what am I to do to inherit life eter­nal?” He said to him, “What 26 is written in the law? What do you read there?” He replied, 27 </text:span><text:span text:style-name="CharStyle12">“You must love the Lord your God with your whole heart, with your whole soul, with your whole strength, and with your whole mind.</text:span><text:span text:style-name="CharStyle11"> Also </text:span><text:span text:style-name="CharStyle12">your neighbour as yourself.”</text:span><text:span text:style-name="CharStyle11"> “A right answer!” 28 said Jesus; </text:span><text:span text:style-name="CharStyle12">“do that and you will live.”</text:span><text:span text:style-name="CharStyle11"> Anxious to make an ex- 29 cuse for himself, however, he said to Jesus, “But who is my neighbour?” Jesus rejoined, “A 30 man going down from Jerusalem to Jericho fell among robbers, who stripped and belaboured him and then went off, leaving him half-dead. Now it so 31 chanced that a priest was going down the same road, but on see­ing him he went past on the op­posite side. So did a Levite who 32 came to the spot; he looked at him but passed on the opposite side. However a Samaritan 33 traveller came to where he was, and felt pity when he saw him; he went to him, bound his 34 wounds up, pouring oil and wine into them, mounted him on his own steed, took him to an inn, and attended to him. Next 35 morning he took out a couple of shillings and gave them to the iimkeeper, saying, ‘Attend to him, and if you are put to any extra expense, I will refund you on my way back.’ Which of 36 these three men, in your opinion, proved a neighbour to the man who fell among the robbers?”</text:span></text:p>
        <text:p text:style-name="P24"><text:soft-page-break/><text:span text:style-name="CharStyle11">He said, “The man who took 37</text:span></text:p>
        <text:p text:style-name="P80"><text:span text:style-name="CharStyle11">pity on him.” Jesus said to him, “Then go and do the same.”</text:span></text:p>
        <text:list xml:id="list190816280700438" text:style-name="L22">
          <text:list-item>
            <text:p text:style-name="P345"><text:span text:style-name="CharStyle11"><text:tab/>In the course of their journey he entered a certain village, and a woman called Martha wel-</text:span></text:p>
          </text:list-item>
          <text:list-item>
            <text:p text:style-name="P289"><text:span text:style-name="CharStyle11"><text:tab/>corned him to her house. She had a sister called Mary, who seated herself at the feet of the</text:span></text:p>
          </text:list-item>
          <text:list-item>
            <text:p text:style-name="P289"><text:span text:style-name="CharStyle11"><text:tab/>Lord to listen to his talk. Now Martha was so busy attending to them that she grew worried; she came up and said, “Lord, is it all one to you that my sister has left me to do all the work alone? Come, tell her to lend</text:span></text:p>
          </text:list-item>
          <text:list-item>
            <text:p text:style-name="P289"><text:span text:style-name="CharStyle11"><text:tab/>me a hand.” The Lord an­swered her, “Martha, Martha,*</text:span></text:p>
          </text:list-item>
          <text:list-item>
            <text:p text:style-name="P289"><text:span text:style-name="CharStyle11"><text:tab/>Mary has chosen the best dish, and she is not to be dragged away from it.”</text:span></text:p>
          </text:list-item>
        </text:list>
        <text:p text:style-name="Body_20_text_20__28_4_29__20__2b__20_DropCap3">n<text:span text:style-name="CharStyle8">He was praying at a cer­tain place, and when he stopped one of his disciples said to him, “Lord, teach us to pray, as John taught his disciples.” 2 He said to them,</text:span></text:p>
        <text:p text:style-name="P187"><text:span text:style-name="CharStyle11">“When you pray, say—Father, thy name be revered, thy Reign begin;</text:span></text:p>
        <text:list xml:id="list4186390539719201715" text:style-name="L30">
          <text:list-item>
            <text:p text:style-name="P434"><text:span text:style-name="CharStyle11"><text:tab/>give us our bread for the morrow day by day,</text:span></text:p>
          </text:list-item>
          <text:list-item>
            <text:p text:style-name="P230"><text:span text:style-name="CharStyle11"><text:tab/>and forgive us our sins,</text:span></text:p>
          </text:list-item>
        </text:list>
        <text:p text:style-name="P114"><text:span text:style-name="CharStyle11">for we do forgive every­one who has offended us; and lead us not into tempta­tion.”</text:span></text:p>
        <text:p text:style-name="P27"><text:span text:style-name="CharStyle11">S<text:tab/>Then he said to them, “Suppose one of you has a friend, and you go to him at midnight and say to him, ‘Friend, let me have 6 three loaves; for a friend of mine travelling has come to my house and I have nothing to set before </text:span><text:span text:style-name="CharStyle43">7</text:span><text:span text:style-name="CharStyle11"> him.’ And suppose he answers from the inside, ‘Don’t bother me; the door is locked by this</text:span></text:p>
        <text:p text:style-name="P184"><text:span text:style-name="CharStyle46">* Omitting ut-outvie . . . </text:span><text:span text:style-name="CharStyle47">xui iu</text:span><text:span text:style-name="CharStyle46"> (D add­ing doevPdSn). I translate peelSa by ‘dish,’ to bring out the point and play of the saying. Jesus means that Mary has chosen well in selecting the nourishment of his teaching.</text:span></text:p>
        <text:p text:style-name="P23"><text:span text:style-name="CharStyle11">time, and my children are in bed with me. I can’t get up and give you anything.’ I tell 8 you, though he will not get up and give you anything be­cause you are a friend of his, he will at least rise and give you whatever you want, because you persist. So I tell you,<text:tab/>9</text:span></text:p>
        <text:p text:style-name="P63"><text:span text:style-name="CharStyle11">ask and the gift will be yours, seek and you will find, knock and the door will open to you;</text:span></text:p>
        <text:p text:style-name="P63"><text:span text:style-name="CharStyle11">for everyone who asks receives, 10 the seeker finds, the door is opened to any­one who knocks.</text:span></text:p>
        <text:p text:style-name="P180"><text:span text:style-name="CharStyle11">What father among you, if 11 asked by his son for a loaf, will hand him a stone?—</text:span></text:p>
        <text:p text:style-name="P177"><text:span text:style-name="CharStyle11">or, if asked for a fish, will hand him a serpent in­stead of a fish?— or, if asked for an egg, will </text:span><text:span text:style-name="CharStyle20">13 </text:span><text:span text:style-name="CharStyle11">he hand him a scorpion? Well, if for all your evil you 13 know to give your chil­dren what is good, how much more will your Father give the holy Spirit from heaven to those who ask him?”</text:span></text:p>
        <text:p text:style-name="P87"><text:span text:style-name="CharStyle11">He was casting out a dumb 14 daemon, and when the daemon had gone out the dumb man spoke. The crowds marvelled, but some of them said, “It is by 15 Beelzebul the prince of daemons that he casts out daemons.” Others, by way of tempting him, 16 demanded he should give them a Sign from heaven. He knew 17 what they were thinking about, so he said to them,</text:span></text:p>
        <text:p text:style-name="P63"><text:span text:style-name="CharStyle11">“Any realm divided against it­self comes to ruin, house after house falls down; if Satan is indeed divided 18 against himself, how can his realm stand?</text:span></text:p>
      </text:section>
      <text:section text:style-name="Sect4" text:name="Section11">
        <text:p text:style-name="P435"><text:span text:style-name="CharStyle11">You say I am casting out<text:line-break/>daemons by Beelzebul?</text:span></text:p>
        <text:list xml:id="list8833046370049558033" text:style-name="L31">
          <text:list-item>
            <text:p text:style-name="P256"><text:span text:style-name="CharStyle11"><text:tab/>If I cast out daemons by</text:span></text:p>
          </text:list-item>
        </text:list>
        <text:p text:style-name="P164"><text:span text:style-name="CharStyle11">Beelzebul,</text:span></text:p>
        <text:p text:style-name="P111"><text:span text:style-name="CharStyle11">by whom do your sons cast them out?</text:span></text:p>
        <text:p text:style-name="P111"><text:span text:style-name="CharStyle11">Thus they shall be your judges.</text:span></text:p>
        <text:list xml:id="list190838672627857" text:continue-numbering="true" text:style-name="L31">
          <text:list-item>
            <text:p text:style-name="P256"><text:span text:style-name="CharStyle11"><text:tab/>But if it is by the finger of</text:span></text:p>
          </text:list-item>
        </text:list>
        <text:p text:style-name="P164"><text:span text:style-name="CharStyle11">God that I cast daemons out,</text:span></text:p>
        <text:p text:style-name="P111"><text:span text:style-name="CharStyle11">then the Reign of God has reached you already.</text:span></text:p>
        <text:list xml:id="list190838928183471" text:continue-numbering="true" text:style-name="L31">
          <text:list-item>
            <text:p text:style-name="P243"><text:span text:style-name="CharStyle11"><text:tab/>When the strong man in armour guards his homestead, his prop-</text:span></text:p>
          </text:list-item>
          <text:list-item>
            <text:p text:style-name="P243"><text:span text:style-name="CharStyle11"><text:tab/>erty is undisturbed; but when a stronger man attacks and con­quers him, he seizes the panoply on which he relied and divides up the spoil.</text:span></text:p>
          </text:list-item>
          <text:list-item>
            <text:p text:style-name="P256"><text:span text:style-name="CharStyle11"><text:tab/>He who is not with me is</text:span></text:p>
          </text:list-item>
        </text:list>
        <text:p text:style-name="P164"><text:span text:style-name="CharStyle11">against me,</text:span></text:p>
        <text:p text:style-name="P111"><text:span text:style-name="CharStyle11">and he who does not gather with me scatters.*</text:span></text:p>
        <text:list xml:id="list190839721589977" text:continue-numbering="true" text:style-name="L31">
          <text:list-item>
            <text:p text:style-name="P256"><text:span text:style-name="CharStyle11"><text:tab/>When an unclean spirit leaves a man, it roams through dry places in search of ease. As it finds none, then it says, ‘I will</text:span></text:p>
          </text:list-item>
          <text:list-item>
            <text:p text:style-name="P243"><text:span text:style-name="CharStyle11"><text:tab/>go back to the house I left’; and when it comes it finds the house</text:span></text:p>
          </text:list-item>
          <text:list-item>
            <text:p text:style-name="P243"><text:span text:style-name="CharStyle11"><text:tab/>clean and all in order. Then off it goes to fetch seven other spirits worse than itself; they go in and dwell there, and the last state of that man is worse than the first.”</text:span></text:p>
          </text:list-item>
          <text:list-item>
            <text:p text:style-name="P256"><text:span text:style-name="CharStyle11"><text:tab/>While he was saying this, a woman shouted to him out of the crowd, “Blessed is the womb that bore you, and the breasts</text:span></text:p>
          </text:list-item>
          <text:list-item>
            <text:p text:style-name="P243"><text:span text:style-name="CharStyle11"><text:tab/>you sucked!” But he said, “Blessed rather are those who hear and who observe the word of God!”</text:span></text:p>
          </text:list-item>
          <text:list-item>
            <text:p text:style-name="P256"><text:span text:style-name="CharStyle11"><text:tab/>As the crowds were thronging to him, he proceeded to say,</text:span></text:p>
          </text:list-item>
        </text:list>
        <text:p text:style-name="P55"><text:span text:style-name="CharStyle11">“This is an evil generation: it demands a Sign, but no Sign will be given</text:span></text:p>
        <text:p text:style-name="P154"><text:span text:style-name="CharStyle46">* Omitting </text:span><text:span text:style-name="CharStyle48">he,</text:span><text:span text:style-name="CharStyle46"> which von Sodcn in­serts within brackets.</text:span></text:p>
        <text:p text:style-name="P192"><text:soft-page-break/><text:span text:style-name="CharStyle11">to it except the Sign of Jonah;</text:span></text:p>
        <text:p text:style-name="P200"><text:span text:style-name="CharStyle11">for as Jonah was a Sign to 30 the Ninivites, so shall the Son of man be to this generation.</text:span></text:p>
        <text:p text:style-name="P82"><text:span text:style-name="CharStyle11">The queen of the South will </text:span><text:span text:style-name="CharStyle20">3</text:span><text:span text:style-name="CharStyle11">* rise at the judgment with the men of this generation and condemn them;</text:span></text:p>
        <text:p text:style-name="P44"><text:span text:style-name="CharStyle11">for she came from the ends of the earth to listen to the wisdom of Solomon.</text:span></text:p>
        <text:p text:style-name="P59"><text:span text:style-name="CharStyle11">and here is One greater than Solomon.</text:span></text:p>
        <text:p text:style-name="P82"><text:span text:style-name="CharStyle11">The men of Ninive will rise 32 at the judgment with this generation and con­demn it;</text:span></text:p>
        <text:p text:style-name="P104"><text:span text:style-name="CharStyle11">for when Jonah preached they did repent, and here is One greater than Jonah.</text:span></text:p>
        <text:p text:style-name="P82"><text:span text:style-name="CharStyle11">No one lights a lamp to put 33 it in a cellar or under a bowl,</text:span></text:p>
        <text:p text:style-name="P44"><text:span text:style-name="CharStyle11">but on a stand, so that those who come in can see the light.</text:span></text:p>
        <text:p text:style-name="P59"><text:span text:style-name="CharStyle11">Your eye is the lamp of 34 the body:</text:span></text:p>
        <text:p text:style-name="P200"><text:span text:style-name="CharStyle11">when your eye is sound, then the whole of your body has light,</text:span></text:p>
        <text:p text:style-name="P200"><text:span text:style-name="CharStyle11">but if your eye is diseased, then your body is dark­ened.</text:span></text:p>
        <text:p text:style-name="P82"><text:span text:style-name="CharStyle11">(Look! perhaps your very 35 light is dark.)</text:span></text:p>
        <text:p text:style-name="P24"><text:span text:style-name="CharStyle11">So if your whole body has light, 36 without any corner of it in dark­ness, it will be lit up entirely, as when a lamp lights you with its rays.”</text:span></text:p>
        <text:p text:style-name="P87"><text:span text:style-name="CharStyle11">When he finished speaking, a 37 Pharisee asked him to take a meal in his house; so he went in and lay down at table. The 38 Pharisee was astonished to see</text:span></text:p>
        <text:p text:style-name="P436"><text:span text:style-name="CharStyle11">that he had not washed before</text:span></text:p>
        <text:list xml:id="list190817067653685" text:style-name="L8">
          <text:list-item>
            <text:p text:style-name="P361"><text:span text:style-name="CharStyle11"><text:tab/>the meal, but the Lord said to him,</text:span></text:p>
          </text:list-item>
        </text:list>
        <text:p text:style-name="P142"><text:span text:style-name="CharStyle11">“You Pharisees do clean the outside of the cup and the plate,</text:span></text:p>
        <text:p text:style-name="P122"><text:span text:style-name="CharStyle11">but your inner life is filled with rapacity and mal­ice.</text:span></text:p>
        <text:list xml:id="list190839878685586" text:continue-numbering="true" text:style-name="L8">
          <text:list-item>
            <text:p text:style-name="P362"><text:span text:style-name="CharStyle11"><text:tab/>Foolish men! did not He who</text:span></text:p>
          </text:list-item>
        </text:list>
        <text:p text:style-name="P79"><text:span text:style-name="CharStyle11">made the outside make the inside of things too?</text:span></text:p>
        <text:list xml:id="list190839303298606" text:continue-numbering="true" text:style-name="L8">
          <text:list-item>
            <text:p text:style-name="P362"><text:span text:style-name="CharStyle11"><text:tab/>Better cleanse * what is with­</text:span></text:p>
          </text:list-item>
        </text:list>
        <text:p text:style-name="P79"><text:span text:style-name="CharStyle11">in; then nothing will be unclean for you.</text:span></text:p>
        <text:list xml:id="list190839897580643" text:continue-numbering="true" text:style-name="L8">
          <text:list-item>
            <text:p text:style-name="P362"><text:span text:style-name="CharStyle11"><text:tab/>But woe to you Pharisees!</text:span></text:p>
          </text:list-item>
        </text:list>
        <text:p text:style-name="P76"><text:span text:style-name="CharStyle11">you tithe mint and rue and every vegetable, but justice and the love of God you disregard; these latter you ought to have practised—without omitting the former.</text:span></text:p>
        <text:list xml:id="list190839954582031" text:continue-numbering="true" text:style-name="L8">
          <text:list-item>
            <text:p text:style-name="P362"><text:span text:style-name="CharStyle11"><text:tab/>Woe to you Pharisees!</text:span></text:p>
          </text:list-item>
        </text:list>
        <text:p text:style-name="P76"><text:span text:style-name="CharStyle11">you love the front bench in the synagogues and salutations in the marketplaces.</text:span></text:p>
        <text:list xml:id="list190838498948511" text:continue-numbering="true" text:style-name="L8">
          <text:list-item>
            <text:p text:style-name="P362"><text:span text:style-name="CharStyle11"><text:tab/>Woe to you!</text:span></text:p>
          </text:list-item>
        </text:list>
        <text:p text:style-name="P122"><text:span text:style-name="CharStyle11">you are like unsuspected tombs;</text:span></text:p>
        <text:p text:style-name="P122"><text:span text:style-name="CharStyle11">men walk over them un­awares.”</text:span></text:p>
        <text:list xml:id="list190840013125035" text:continue-numbering="true" text:style-name="L8">
          <text:list-item>
            <text:p text:style-name="P362"><text:span text:style-name="CharStyle11"><text:tab/>One of the jurists said to him, “Teacher, when you say this you are insulting us as well.”</text:span></text:p>
          </text:list-item>
          <text:list-item>
            <text:p text:style-name="P363"><text:span text:style-name="CharStyle11"><text:tab/>He said,</text:span></text:p>
          </text:list-item>
        </text:list>
        <text:p text:style-name="P142"><text:span text:style-name="CharStyle11">“And woe to you jurists! you load men with irksome burdens,</text:span></text:p>
        <text:p text:style-name="P206"><text:span text:style-name="CharStyle11">and you will not put a single finger to their burdens.</text:span></text:p>
        <text:list xml:id="list190838945307238" text:continue-numbering="true" text:style-name="L8">
          <text:list-item>
            <text:p text:style-name="P364"><text:span text:style-name="CharStyle11"><text:tab/>Woe to you! you build tombs</text:span></text:p>
          </text:list-item>
        </text:list>
        <text:p text:style-name="P184"><text:span text:style-name="CharStyle46">* The ordinary text 64te ^?.e.TiUoauvr|v (“give alms”) represents the Aramaic </text:span><text:span text:style-name="CharStyle47">Zakki.</text:span><text:span text:style-name="CharStyle46"> But the Aramaic </text:span><text:span text:style-name="CharStyle47">dakki</text:span><text:span text:style-name="CharStyle46"> (“purify” or “cleanse”) suits the context better, and Weilhausen plausibly suggests that Luke has confused “these two verbs which diifer very little in sound and originally are identical.”</text:span></text:p>
        <text:p text:style-name="P172"><text:soft-page-break/><text:span text:style-name="CharStyle11">for the prophets whom your own fathers killed: thus you testify and con- 48 sent to what your fath­ers did, for they killed and you build.</text:span></text:p>
        <text:p text:style-name="P21"><text:span text:style-name="CharStyle11">This is why the Wisdom of God </text:span><text:span text:style-name="CharStyle20">49 </text:span><text:span text:style-name="CharStyle11">said, ‘I will send them prophets and apostles, some they will kill and some they will persecute’; it 50 was that the blood of all the. prophets shed from the founda­tion of the world might be- charged upon this generation,, from the blood of Abel down to 51 the blood of Zechariah who was slain between the altar and the House of God—yes, I tell you, it will all be charged upon this generation.</text:span></text:p>
        <text:p text:style-name="P180"><text:span text:style-name="CharStyle11">Woe to you jurists! you have 53 taken the key that un­locks the door of knowl­edge;</text:span></text:p>
        <text:p text:style-name="P197"><text:span text:style-name="CharStyle11">you have not entered your­selves,</text:span></text:p>
        <text:p text:style-name="P197"><text:span text:style-name="CharStyle11">and you have stopped those who were entering.”</text:span></text:p>
        <text:p text:style-name="P87"><text:span text:style-name="CharStyle11">After he had gone away, the 53 scribes and Pharisees com­menced to follow him up closely and cross-question him on many points, lying in ambush to catch 54 a word from his lips.</text:span></text:p>
        <text:p text:style-name="P201"><text:span text:style-name="CharStyle11">Meanwhile, as the crowd *| </text:span><text:span text:style-name="CharStyle12">ey </text:span><text:span text:style-name="CharStyle11">was gathered in its thou- sands till they trod on one an­other, he proceeded to say to his disciples first of all, “Be on your guard against the leaven of the Pharisees, which is hypocrisy.</text:span></text:p>
        <text:p text:style-name="P63"><text:span text:style-name="CharStyle11">Nothing is hidden that shall a not be revealed, or concealed that shall not be made known.</text:span></text:p>
        <text:p text:style-name="P64"><text:span text:style-name="CharStyle11">So<text:tab/>all you utter in the dark 3 will be heard in the light, and what you whisper in chambers will be pro­claimed on the house­tops.</text:span></text:p>
        <text:list xml:id="list2548436520235485890" text:style-name="L32">
          <text:list-item>
            <text:p text:style-name="P346"><text:span text:style-name="CharStyle11"><text:tab/>I tell you, my friends,</text:span></text:p>
          </text:list-item>
        </text:list>
        <text:p text:style-name="P205"><text:span text:style-name="CharStyle11">have no fear of those who kill the body but after that can do no more;</text:span></text:p>
        <text:list xml:id="list190839267940688" text:continue-numbering="true" text:style-name="L32">
          <text:list-item>
            <text:p text:style-name="P350"><text:span text:style-name="CharStyle11"><text:tab/>I will show you whom to</text:span></text:p>
          </text:list-item>
        </text:list>
        <text:p text:style-name="P121"><text:span text:style-name="CharStyle11">fear—</text:span></text:p>
        <text:p text:style-name="P205"><text:span text:style-name="CharStyle11">fear Him who after he has killed has power to cast you into Gehenna.</text:span></text:p>
        <text:p text:style-name="P118"><text:span text:style-name="CharStyle11">Yes, I tell you, fear Him.</text:span></text:p>
        <text:list xml:id="list190838411256486" text:continue-numbering="true" text:style-name="L32">
          <text:list-item>
            <text:p text:style-name="P351"><text:span text:style-name="CharStyle11"><text:tab/>Are not five sparrows sold for</text:span></text:p>
          </text:list-item>
        </text:list>
        <text:p text:style-name="P121"><text:span text:style-name="CharStyle11">two farthings?</text:span></text:p>
        <text:p text:style-name="P118"><text:span text:style-name="CharStyle11">Yet not one of them is for­gotten by God.</text:span></text:p>
        <text:list xml:id="list190840309089466" text:continue-numbering="true" text:style-name="L32">
          <text:list-item>
            <text:p text:style-name="P351"><text:span text:style-name="CharStyle11"><text:tab/>But the very hairs on your</text:span></text:p>
          </text:list-item>
        </text:list>
        <text:p text:style-name="P121"><text:span text:style-name="CharStyle11">head are all numbered; fear not, you are worth far more * than sparrows.</text:span></text:p>
        <text:list xml:id="list190838386335892" text:continue-numbering="true" text:style-name="L32">
          <text:list-item>
            <text:p text:style-name="P351"><text:span text:style-name="CharStyle11"><text:tab/>I tell you, whoever acknowl­</text:span></text:p>
          </text:list-item>
        </text:list>
        <text:p text:style-name="P121"><text:soft-page-break/><text:span text:style-name="CharStyle11">edges me before men, the Son of man will ac­knowledge him before the angels of God;</text:span></text:p>
        <text:list xml:id="list190839235211991" text:continue-numbering="true" text:style-name="L32">
          <text:list-item>
            <text:p text:style-name="P351"><text:span text:style-name="CharStyle11"><text:tab/>and he who disowns me be­</text:span></text:p>
          </text:list-item>
        </text:list>
        <text:p text:style-name="P121"><text:span text:style-name="CharStyle11">fore men,</text:span></text:p>
        <text:p text:style-name="P118"><text:span text:style-name="CharStyle11">will be disowned before the angels of God.</text:span></text:p>
        <text:list xml:id="list190838426843597" text:continue-numbering="true" text:style-name="L32">
          <text:list-item>
            <text:p text:style-name="P351"><text:span text:style-name="CharStyle11"><text:tab/>Everyone also who says a</text:span></text:p>
          </text:list-item>
        </text:list>
        <text:p text:style-name="P209"><text:span text:style-name="CharStyle11">word against the Son of man will be forgiven for it,</text:span></text:p>
        <text:p text:style-name="P118"><text:span text:style-name="CharStyle11">but he who blasphemes against the holy Spirit will never be forgiven.</text:span></text:p>
        <text:list xml:id="list190839571317574" text:continue-numbering="true" text:style-name="L32">
          <text:list-item>
            <text:p text:style-name="P351"><text:span text:style-name="CharStyle11"><text:tab/>When they bring you before synagogues and the magistrates and authorities, do not trouble yourselves about how to defend</text:span></text:p>
          </text:list-item>
          <text:list-item>
            <text:p text:style-name="P351"><text:span text:style-name="CharStyle11"><text:tab/>yourselves or what to say, for the holy Spirit will teach you at that hour what you should say.”</text:span></text:p>
          </text:list-item>
          <text:list-item>
            <text:p text:style-name="P351"><text:span text:style-name="CharStyle11"><text:tab/>A man out of the crowd said to him, “Teacher, tell my brother to give me my share of</text:span></text:p>
          </text:list-item>
          <text:list-item>
            <text:p text:style-name="P351"><text:span text:style-name="CharStyle11"><text:tab/>our inheritance”; but he said to him, “Man, who made me a judge or arbitrator over your</text:span></text:p>
          </text:list-item>
          <text:list-item>
            <text:p text:style-name="P351"><text:span text:style-name="CharStyle11"><text:tab/>affairs?” Then he said to them, “See and keep clear of covetous­ness in every shape and form, </text:span><text:span text:style-name="CharStyle49">* See above, on p. 13.</text:span></text:p>
          </text:list-item>
        </text:list>
        <text:p text:style-name="P28"><text:span text:style-name="CharStyle11">for a man’s life is not part of his possessions because he has ample wealth.” He told them 16 a parable. “A rich man’s estate bore heavy crops. So he de- 17 bated, ‘What am I to do? I have no room to store my crops.’ And 18 he said, ‘This is what I will do.</text:span></text:p>
        <text:list xml:id="list5497994640572746122" text:style-name="L33">
          <text:list-item>
            <text:p text:style-name="P227"><text:span text:style-name="CharStyle11"><text:tab/>will pull down my granaries and build larger ones, where I can store all my produce and my goods. And I will say to my soul, 19 “Soul, you have ample stores laid up for many a year; take your ease, eat, drink and be merry.” ’ But God said to him, 20 ‘Foolish man, this very night your soul is required from you; and who will get all you have prepared?’ So fares the man 21 who lays up treasure for him­self, instead of gaining the riches of God.”</text:span></text:p>
          </text:list-item>
        </text:list>
        <text:p text:style-name="P135"><text:span text:style-name="CharStyle11">To his disciples he said, 22 “Therefore I tell you, never trouble about what you are to eat in life, nor about what you are to put on your body; life is something more than 23 food,</text:span></text:p>
        <text:p text:style-name="P46"><text:span text:style-name="CharStyle11">and the body is something more than clothes.</text:span></text:p>
        <text:p text:style-name="P135"><text:span text:style-name="CharStyle11">Look at the crows! they 24 neither sow nor reap, no storehouse or granary have they,</text:span></text:p>
        <text:p text:style-name="P46"><text:span text:style-name="CharStyle11">and yet God feeds them.</text:span></text:p>
        <text:p text:style-name="P210"><text:span text:style-name="CharStyle11">How much more are you worth than birds!</text:span></text:p>
        <text:p text:style-name="P210"><text:span text:style-name="CharStyle11">Which of you can add an ell to 25 his height by troubling about it?</text:span></text:p>
        <text:p text:style-name="P46"><text:span text:style-name="CharStyle11">and if you cannot manage 26 even this, why trouble over other things?</text:span></text:p>
        <text:p text:style-name="P135"><text:soft-page-break/><text:span text:style-name="CharStyle11">Look how the lilies neither 27 spin nor weave; and yet, I tell you, even Solomon in all his gran-</text:span></text:p>
      </text:section>
      <text:section text:style-name="Sect4" text:name="Section12">
        <text:p text:style-name="P437"><text:span text:style-name="CharStyle11">deur was never robed like one of them.</text:span></text:p>
        <text:list xml:id="list190816627059281" text:style-name="L21">
          <text:list-item>
            <text:p text:style-name="P238"><text:span text:style-name="CharStyle11"><text:tab/>Now if God so clothes grass which blooms to-day in the field and is thrown to-morrow into the furnace, how much more will he clothe you! O men, how</text:span></text:p>
          </text:list-item>
          <text:list-item>
            <text:p text:style-name="P238"><text:span text:style-name="CharStyle11"><text:tab/>little </text:span><text:span text:style-name="CharStyle31">you </text:span><text:span text:style-name="CharStyle11">trust him! </text:span><text:span text:style-name="CharStyle31">So </text:span><text:span text:style-name="CharStyle11">do not seek food and drink and be</text:span></text:p>
          </text:list-item>
          <text:list-item>
            <text:p text:style-name="P257"><text:span text:style-name="CharStyle11"><text:tab/>worried; pagans make food and drink their aim in life, but your Father knows quite well you</text:span></text:p>
          </text:list-item>
          <text:list-item>
            <text:p text:style-name="P257"><text:span text:style-name="CharStyle11"><text:tab/>need that; only seek his Realm, and it will be yours over and</text:span></text:p>
          </text:list-item>
          <text:list-item>
            <text:p text:style-name="P257"><text:span text:style-name="CharStyle11"><text:tab/>above. Fear not, you little flock, for your Father’s delight is to give you the Realm.</text:span></text:p>
          </text:list-item>
          <text:list-item>
            <text:p text:style-name="P258"><text:span text:style-name="CharStyle11"><text:tab/>Sell what you possess and give</text:span></text:p>
          </text:list-item>
        </text:list>
        <text:p text:style-name="P176"><text:span text:style-name="CharStyle11">it away in alms, make purses for yourselves that never wear out: get treasure in heaven that never fails,</text:span></text:p>
        <text:p text:style-name="P103"><text:span text:style-name="CharStyle11">that no thief can get at, no moth destroy.</text:span></text:p>
        <text:list xml:id="list190839609185958" text:continue-numbering="true" text:style-name="L21">
          <text:list-item>
            <text:p text:style-name="P258"><text:span text:style-name="CharStyle11"><text:tab/>For where your treasure lies,</text:span></text:p>
          </text:list-item>
        </text:list>
        <text:p text:style-name="P103"><text:span text:style-name="CharStyle11">your heart will lie there too.</text:span></text:p>
        <text:list xml:id="list190838896157208" text:continue-numbering="true" text:style-name="L21">
          <text:list-item>
            <text:p text:style-name="P258"><text:span text:style-name="CharStyle11"><text:tab/>Keep your loins girt and your</text:span></text:p>
          </text:list-item>
          <text:list-item>
            <text:p text:style-name="P259"><text:span text:style-name="CharStyle11"><text:tab/>lamps fit, and be like men who are expecting their lord and master on his return from a marriage-banquet, so as to open the door for him at once, when</text:span></text:p>
          </text:list-item>
          <text:list-item>
            <text:p text:style-name="P238"><text:span text:style-name="CharStyle11"><text:tab/>he comes and knocks. Blessed are those servants whom the lord and master finds awake when he comes! I tell you truly, he will gird himself, make them recline at table, and come for-</text:span></text:p>
          </text:list-item>
          <text:list-item>
            <text:p text:style-name="P257"><text:span text:style-name="CharStyle11"><text:tab/>ward to wait on them. Whether he come in the second or the third watch of the night and finds them thus alert, blessed</text:span></text:p>
          </text:list-item>
          <text:list-item>
            <text:p text:style-name="P257"><text:span text:style-name="CharStyle11"><text:tab/>are they! Be sure of this, that if the householder had known at what hour the thief was com­ing,* he would not have allowed</text:span></text:p>
          </text:list-item>
          <text:list-item>
            <text:p text:style-name="P270"><text:span text:style-name="CharStyle11"><text:tab/>his house to be broken into. So be ready yourselves, for the Son</text:span></text:p>
          </text:list-item>
        </text:list>
        <text:p text:style-name="P107"><text:span text:style-name="CharStyle46">* Omitting<text:tab/>fiv, teal], a</text:span></text:p>
        <text:p text:style-name="P62"><text:span text:style-name="CharStyle46">harmonistic gloss from Matthew xxiv. 43.</text:span></text:p>
        <text:p text:style-name="P24"><text:span text:style-name="CharStyle11">of man is coming at an hour you do not expect.”</text:span></text:p>
        <text:p text:style-name="P89"><text:span text:style-name="CharStyle11">Peter said, “Lord, are you tell- 41 ing this parable for us, or is it for all and sundry?” The Lord 42 said, “Well, where is the trusty, thoughtful steward whom the lord and master will set over his establishment, to give out sup­plies at the proper time? Blessed 43 is that servant if his lord and master finds him so doing when he arrives! I tell you plainly, he 44 will set him over all his prop­erty. But if that servant says 45 to himself, ‘My lord and master is long of arriving,’ and if he starts to beat the manservants and maidservants, to eat and drink and to get drunk, that 46 servant’s lord and master will ar­rive on a day when he does not expect him, and at an hour which he does not know; sharply will he punish him, and as­sign him the fate of unbe­lievers.</text:span></text:p>
        <text:p text:style-name="P181"><text:soft-page-break/><text:span text:style-name="CharStyle29">The servant who knew his lord </text:span><text:span text:style-name="CharStyle32">47 </text:span><text:span text:style-name="CharStyle29">and master’s orders and did not prepare * for them,</text:span></text:p>
        <text:p text:style-name="P197"><text:span text:style-name="CharStyle11">will receive many lashes;</text:span></text:p>
        <text:p text:style-name="P180"><text:span text:style-name="CharStyle11">whereas he who was ignorant 48 and did what deserves a beating,</text:span></text:p>
        <text:p text:style-name="P197"><text:span text:style-name="CharStyle11">will receive few lashes.</text:span></text:p>
        <text:p text:style-name="P67"><text:span text:style-name="CharStyle29">He who has much given him will have much required from him,</text:span></text:p>
        <text:p text:style-name="P70"><text:span text:style-name="CharStyle29">and he who has much en­trusted to him will have all the more de­manded of him.</text:span></text:p>
        <text:list xml:id="list8293802009940376477" text:style-name="L34">
          <text:list-item>
            <text:p text:style-name="P438"><text:span text:style-name="CharStyle11"><text:tab/>have come to throw fire on 49 earth.</text:span></text:p>
          </text:list-item>
        </text:list>
        <text:p text:style-name="P198"><text:span text:style-name="CharStyle29">Would it were kindled al­ready!</text:span></text:p>
        <text:list xml:id="list2230923454067824278" text:style-name="L35">
          <text:list-item>
            <text:p text:style-name="P439"><text:span text:style-name="CharStyle11"><text:tab/>have a baptism to undergo— 50</text:span></text:p>
          </text:list-item>
        </text:list>
        <text:p text:style-name="P69"><text:span text:style-name="CharStyle46">* Omitting 51 aoifioa;.</text:span></text:p>
        <text:p text:style-name="P440"><draw:frame draw:style-name="fr2" draw:name="52" text:anchor-type="paragraph" svg:x="2.3264in" svg:y="6.0571in" svg:width="0.25in" svg:height="0.0161in" draw:z-index="56"><draw:image xlink:href="Pictures/10000000000000260000001B9D3427C5.jpg" xlink:type="simple" xlink:show="embed" xlink:actuate="onLoad"/><draw:contour-polygon svg:width="0.25in" svg:height="0.1764in" svg:viewBox="0 0 635 448" draw:points="0,0 635,0 635,448 0,448" draw:recreate-on-edit="true"/></draw:frame><text:span text:style-name="CharStyle11">what tension I suffer, till it is all over!</text:span></text:p>
        <text:list xml:id="list761322650133165696" text:style-name="L36">
          <text:list-item>
            <text:p text:style-name="P352"><text:span text:style-name="CharStyle11"><text:tab/>You think I am here to make</text:span></text:p>
          </text:list-item>
        </text:list>
        <text:p text:style-name="P161"><text:span text:style-name="CharStyle11">peace on earth?</text:span></text:p>
        <text:p text:style-name="P190"><text:span text:style-name="CharStyle11">No, I tell you, it is dissen­sion.</text:span></text:p>
        <text:list xml:id="list190838803711936" text:continue-numbering="true" text:style-name="L36">
          <text:list-item>
            <text:p text:style-name="P352"><text:span text:style-name="CharStyle11"><text:tab/>After this there will be five at</text:span></text:p>
          </text:list-item>
        </text:list>
        <text:p text:style-name="P161"><text:span text:style-name="CharStyle11">issue in one house, three divided against two and two against three,</text:span></text:p>
        <text:list xml:id="list190838856281349" text:continue-numbering="true" text:style-name="L36">
          <text:list-item>
            <text:p text:style-name="P352"><text:span text:style-name="CharStyle11"><text:tab/>father against son and </text:span><text:span text:style-name="CharStyle12">son</text:span></text:p>
          </text:list-item>
        </text:list>
        <text:p text:style-name="P162"><text:span text:style-name="CharStyle14">against father,</text:span></text:p>
        <text:p text:style-name="P153"><text:span text:style-name="CharStyle11">mother against daughter and </text:span><text:span text:style-name="CharStyle12">daughter against moth­er,</text:span></text:p>
        <text:p text:style-name="P153"><text:span text:style-name="CharStyle11">mother-in-law against daugh­ter-in-law and </text:span><text:span text:style-name="CharStyle12">daughter- in-law against mother- in-law.”</text:span></text:p>
        <text:list xml:id="list190839899276046" text:continue-numbering="true" text:style-name="L36">
          <text:list-item>
            <text:p text:style-name="P352"><text:span text:style-name="CharStyle11"><text:tab/>To the crowds he said,</text:span></text:p>
          </text:list-item>
        </text:list>
        <text:p text:style-name="P153"><text:span text:style-name="CharStyle11">“When you see a cloud rise in</text:span></text:p>
        <text:p text:style-name="P161"><text:span text:style-name="CharStyle11">the west,</text:span></text:p>
        <text:p text:style-name="P75"><text:span text:style-name="CharStyle11">you say, ‘There is a shower coming,’ and so it is:</text:span></text:p>
        <text:list xml:id="list190838578462782" text:continue-numbering="true" text:style-name="L36">
          <text:list-item>
            <text:p text:style-name="P352"><text:span text:style-name="CharStyle11"><text:tab/>when you feel the south wind</text:span></text:p>
          </text:list-item>
        </text:list>
        <text:p text:style-name="P161"><text:span text:style-name="CharStyle11">blow,</text:span></text:p>
        <text:p text:style-name="P120"><text:span text:style-name="CharStyle11">you say, ‘There will be heat,’ and so it is.</text:span></text:p>
        <text:list xml:id="list190839002006198" text:continue-numbering="true" text:style-name="L36">
          <text:list-item>
            <text:p text:style-name="P352"><text:span text:style-name="CharStyle11"><text:tab/>You hypocrites, you know how</text:span></text:p>
          </text:list-item>
        </text:list>
        <text:p text:style-name="P161"><text:span text:style-name="CharStyle11">to decipher the look of earth and sky; how is it you cannot de­cipher the meaning of this era?</text:span></text:p>
        <text:list xml:id="list190839824994241" text:continue-numbering="true" text:style-name="L36">
          <text:list-item>
            <text:p text:style-name="P352"><text:span text:style-name="CharStyle11"><text:tab/>And why do you not your-</text:span></text:p>
          </text:list-item>
          <text:list-item>
            <text:p text:style-name="P282"><text:span text:style-name="CharStyle11"><text:tab/>selves settle what is right? Thus, when you go before the mag­istrate with your opponent, do your utmost to get quit of him on the way there, in case he hales you before the judge; then the judge will hand you over to the jailer, and the jailer will</text:span></text:p>
          </text:list-item>
          <text:list-item>
            <text:p text:style-name="P282"><text:soft-page-break/><text:span text:style-name="CharStyle11"><text:tab/>throw you in prison. I tell you, you will never get out till you pay the last farthing of your debt.”</text:span></text:p>
          </text:list-item>
        </text:list>
        <text:p text:style-name="P32"><text:span text:style-name="CharStyle11">It w</text:span><text:span text:style-name="CharStyle11"><text:span text:style-name="T1">r</text:span></text:span><text:span text:style-name="CharStyle11">as at this time that some people came to tell him about the Galileans whose blood Pilate had mingled with</text:span></text:p>
        <text:p text:style-name="P24"><text:span text:style-name="CharStyle11">their sacrifices. But he replied 2 to them,</text:span></text:p>
        <text:p text:style-name="P175"><text:span text:style-name="CharStyle11">“Do you think, because they suffered this, that these Galileans were worse sinners than the rest of the Galileans?</text:span></text:p>
        <text:p text:style-name="P146"><text:span text:style-name="CharStyle11">I tell you, no;<text:tab/></text:span><text:span text:style-name="CharStyle20">3</text:span></text:p>
        <text:p text:style-name="P202"><text:span text:style-name="CharStyle11">unless you repent, you will<text:line-break/>all perish as they did.</text:span></text:p>
        <text:p text:style-name="P180"><text:span text:style-name="CharStyle11">Or those eighteen men killed 4 by the fall of the tower at Siloam?—</text:span></text:p>
        <text:p text:style-name="P175"><text:span text:style-name="CharStyle11">do you think they were worse offenders than the rest of the residents in Je­rusalem?</text:span></text:p>
        <text:p text:style-name="P146"><text:span text:style-name="CharStyle11">I tell you, no;<text:tab/></text:span><text:span text:style-name="CharStyle20">5</text:span></text:p>
        <text:p text:style-name="P124"><text:span text:style-name="CharStyle11">unless you repent, you will all perish as they did.” And he told this parable. “A 6 man had a fig tree planted in his vineyard; he came in search of fruit on it, but he found none.</text:span></text:p>
        <text:p text:style-name="P24"><text:span text:style-name="CharStyle11">So he said to the vinedresser, </text:span><text:span text:style-name="CharStyle12">7 </text:span><text:span text:style-name="CharStyle11">‘Here have I come for three years in search of fruit on this fig tree without finding any; cut it down, why should it take up space?’ But the man replied, </text:span><text:span text:style-name="CharStyle20">8 </text:span><text:span text:style-name="CharStyle11">‘Leave it for this year, sir, till I dig round about it and put in manure. Then it may bear fruit </text:span><text:span text:style-name="CharStyle20">9 </text:span><text:span text:style-name="CharStyle11">next year. If not, you can have it cut down.”</text:span></text:p>
        <text:p text:style-name="P92"><text:span text:style-name="CharStyle11">When he was teaching in one 10 of the synagogues on the sab­bath, there was a woman who n for eighteen years had suffered weakness from an evil spirit; in­deed she was bent double and could not raise herself at all. Jesus noticed her and called 12 to her, “Woman, you are re­leased from your weakness.” He 13 laid his hands on her, and in­stantly she became erect and glorified God. But the presi- 14 dent of the synagogue was an­noyed at Jesus healing on the sabbath, and he said to the</text:span></text:p>
        <text:p text:style-name="P106"><text:span text:style-name="CharStyle11">crowd, “There are six days for work to be done; come during them to get healed, instead of</text:span></text:p>
        <text:list xml:id="list1983225855895304703" text:style-name="L37">
          <text:list-item>
            <text:p text:style-name="P260"><text:span text:style-name="CharStyle11"><text:tab/>on the sabbath.” The Lord re­plied to him, “You hypocrite, does not each of you untether his ox or ass from the stall on the sabbath and lead it away</text:span></text:p>
          </text:list-item>
          <text:list-item>
            <text:p text:style-name="P261"><text:span text:style-name="CharStyle11"><text:tab/>to drink? And this woman, a daughter of Abraham, bound by Satan for all these eighteen years, was she not to be freed from her bondage on the sab-</text:span></text:p>
          </text:list-item>
          <text:list-item>
            <text:p text:style-name="P261"><text:span text:style-name="CharStyle11"><text:tab/>bath?” As he said this, all his opponents were put to shame; but as all the crowd re­joiced over all his splendid do-</text:span></text:p>
          </text:list-item>
          <text:list-item>
            <text:p text:style-name="P261"><text:span text:style-name="CharStyle11"><text:tab/>ings, he said,</text:span></text:p>
          </text:list-item>
        </text:list>
        <text:p text:style-name="P150"><text:span text:style-name="CharStyle29">“What is the Reign of God like?</text:span></text:p>
        <text:p text:style-name="P149"><text:span text:style-name="CharStyle11">to what shall I compare it?</text:span></text:p>
        <text:list xml:id="list190839930798011" text:continue-numbering="true" text:style-name="L37">
          <text:list-item>
            <text:p text:style-name="P261"><text:span text:style-name="CharStyle11"><text:tab/></text:span><text:span text:style-name="CharStyle31">It </text:span><text:span text:style-name="CharStyle11">is like a grain of mustard- seed, which a man took and put into his orchard, where it grew up and became a tree, and </text:span><text:span text:style-name="CharStyle12">wild birds roosted in the branches</text:span></text:p>
          </text:list-item>
          <text:list-item>
            <text:p text:style-name="P254"><text:span text:style-name="CharStyle11"><text:tab/></text:span><text:span text:style-name="CharStyle12">of it.”</text:span><text:span text:style-name="CharStyle11"> He added, </text:span><text:span text:style-name="CharStyle31">“To </text:span><text:span text:style-name="CharStyle11">what shall I compare the Reign </text:span><text:span text:style-name="CharStyle31">of</text:span></text:p>
          </text:list-item>
          <text:list-item>
            <text:p text:style-name="P254"><text:span text:style-name="CharStyle11"><text:tab/>God? It is like dough, which a woman took and buried in three pecks of flour, till all of it was leavened.”</text:span></text:p>
          </text:list-item>
          <text:list-item>
            <text:p text:style-name="P443"><text:span text:style-name="CharStyle32"><text:tab/></text:span><text:span text:style-name="CharStyle29">On he went, teaching from one town and village to another, as he made his way to Jerusalem.</text:span></text:p>
          </text:list-item>
          <text:list-item>
            <text:p text:style-name="P262"><text:span text:style-name="CharStyle11"><text:tab/>A man said to him, “Is it only a few, sir, who are saved?” So</text:span></text:p>
          </text:list-item>
          <text:list-item>
            <text:p text:style-name="P244"><text:span text:style-name="CharStyle11"><text:tab/>he said to them, “Strive to get in through the narrow door; for I tell you, many will try to get</text:span></text:p>
          </text:list-item>
          <text:list-item>
            <text:p text:style-name="P244"><text:span text:style-name="CharStyle11"><text:tab/>in and not be able, once the master of the House has risen and closed the door. You may stand outside and knock at the door, crying, ‘Lord, open for us,’ but he will answer you, ‘I do not know where you come from.’</text:span></text:p>
          </text:list-item>
          <text:list-item>
            <text:p text:style-name="P244"><text:span text:style-name="CharStyle11"><text:tab/>You will then proceed to say, ‘But we ate and drank in your presence, and you taught in our</text:span></text:p>
          </text:list-item>
          <text:list-item>
            <text:p text:style-name="P244"><text:span text:style-name="CharStyle11"><text:tab/>streets!’ ‘I tell you,’ he will say,</text:span></text:p>
          </text:list-item>
        </text:list>
        <text:p text:style-name="P24"><text:span text:style-name="CharStyle11">'I do not know where you come from; </text:span><text:span text:style-name="CharStyle12">begone, every one of you, you evildoers!’</text:span><text:span text:style-name="CharStyle11"> There you will 28 wail and gnash your teeth, to see Abraham, Isaac, Jacob and all the prophets inside the Realm of God, and yourselves shut out. Yes, and people will be coming 29 </text:span><text:span text:style-name="CharStyle12">from east and west</text:span><text:span text:style-name="CharStyle11"> and north and south to their places at the feast within the Realm of God.</text:span></text:p>
        <text:p text:style-name="P49"><text:span text:style-name="CharStyle11">Some are last who will be first, 30</text:span></text:p>
        <text:p text:style-name="P127"><text:span text:style-name="CharStyle11">and some are first who will be last.”</text:span></text:p>
        <text:p text:style-name="P49"><text:span text:style-name="CharStyle11">Just then some Pharisees came 31 up to tell him, “Get away from here, for Herod intends to kill you.” “Go and tell that fox,” 32 he replied, “I cast out daemons and perform cures to-day and to-morrow, and on the third day I complete my task! But I must 33 journey on, to-day, to-morrow, and the next day; it would never do for a prophet to perish except in Jerusalem! O Jerusalem, Je- 34 rusalem, slaying the prophets and stoning those who have been sent to you! How often I would fain have gathered your children as a fowl gathers her brood under her wings! But you would not have it! </text:span><text:span text:style-name="CharStyle12">See,</text:span><text:span text:style-name="CharStyle11"> 35 </text:span><text:span text:style-name="CharStyle12">your House is to be left to your­selves.</text:span><text:span text:style-name="CharStyle11"> I tell you, you will never see me till the day comes when you say, </text:span><text:span text:style-name="CharStyle12">Blessed be he who comes in the Lord’s name.”</text:span></text:p>
        <text:p text:style-name="P49"><text:span text:style-name="CharStyle11">Now when he entered "| </text:span><text:span text:style-name="CharStyle12">,t </text:span><text:span text:style-name="CharStyle11">the house of a ruler who * * belonged to the Pharisees to take a meal, they watched him closely. In front of him there 2 was a man who had dropsy; so 3 Jesus asked the jurists and Pharisees, “Is it right to heal on the sabbath or not?” They 4 held their peace. Then Jesus took hold of the man and cured him and sent him off. “Which of 5 you,” he said to them, “when</text:span></text:p>
      </text:section>
      <text:section text:style-name="Sect4" text:name="Section13">
        <text:p text:style-name="P425"><text:span text:style-name="CharStyle11">an ass or an ox has fallen into a well, will not pull him out at once upon the sabbath day?”</text:span></text:p>
        <text:list xml:id="list1385780663163936948" text:style-name="L38">
          <text:list-item>
            <text:p text:style-name="P321"><text:span text:style-name="CharStyle11"><text:tab/>This they could not dispute.</text:span></text:p>
          </text:list-item>
          <text:list-item>
            <text:p text:style-name="P353"><text:span text:style-name="CharStyle11"><text:tab/>He also told a parable to the guests, when he observed how they picked out the best places.</text:span></text:p>
          </text:list-item>
          <text:list-item>
            <text:p text:style-name="P347"><text:span text:style-name="CharStyle11"><text:tab/>“When anyone invites you to a marriage-banquet,” he said, “never lie down in the best place, in case a more distin­guished guest than yourself has</text:span></text:p>
          </text:list-item>
          <text:list-item>
            <text:p text:style-name="P347"><text:span text:style-name="CharStyle11"><text:tab/>been invited; then the host will tell you, ‘Make room for him,’ and you will proceed in shame</text:span></text:p>
          </text:list-item>
          <text:list-item>
            <text:p text:style-name="P325"><text:span text:style-name="CharStyle11"><text:tab/>to take the lowest place. No, when you are invited, go and recline in the lowest place, so that when your host enters he wall tell you, ‘Move higher up, my friend.’ Then you will be honoured before your fellow guests.</text:span></text:p>
          </text:list-item>
          <text:list-item>
            <text:p text:style-name="P353"><text:span text:style-name="CharStyle11"><text:tab/>For everyone who uplifts him­</text:span></text:p>
          </text:list-item>
        </text:list>
        <text:p text:style-name="P114"><text:span text:style-name="CharStyle11">self will be humbled, and lie who humbles himself will be uplifted.”</text:span></text:p>
        <text:list xml:id="list190838411656531" text:continue-numbering="true" text:style-name="L38">
          <text:list-item>
            <text:p text:style-name="P353"><text:span text:style-name="CharStyle11"><text:tab/>He also said to his host, “When you give a dinner or supper, do not ask your friends or your brothers or your rela­tives or your rich neighbours, in case they invite you back again</text:span></text:p>
          </text:list-item>
          <text:list-item>
            <text:p text:style-name="P325"><text:span text:style-name="CharStyle11"><text:tab/>and you get repaid. No, when you give a banquet, invite the poor, the maimed, the lame, and</text:span></text:p>
          </text:list-item>
          <text:list-item>
            <text:p text:style-name="P283"><text:span text:style-name="CharStyle11"><text:tab/>the blind. Then you will be blessed; for as they have no means of repaying you, you will be repaid at the resurrection of the just.”</text:span></text:p>
          </text:list-item>
          <text:list-item>
            <text:p text:style-name="P353"><text:span text:style-name="CharStyle11"><text:tab/>Hearing this, one of his fellow' guests said to him, “Blessed is he who feasts in the Realm of</text:span></text:p>
          </text:list-item>
          <text:list-item>
            <text:p text:style-name="P325"><text:span text:style-name="CharStyle11"><text:tab/>God!” Jesus said to him, “There was a man who was giving a large supper, to which he had invited a number of</text:span></text:p>
          </text:list-item>
          <text:list-item>
            <text:p text:style-name="P278"><text:span text:style-name="CharStyle11"><text:tab/>guests. At the hour for supper, he sent his servant to tell the guests, ‘Come, everything is</text:span></text:p>
          </text:list-item>
        </text:list>
        <text:p text:style-name="P24"><text:span text:style-name="CharStyle11">ready.’ But they all alike pro- 18 ceeded to decline. The first said to him, ‘I have bought a farm and I am obliged to go and look at it. Pray consider me ex­cused.’ The second said, ‘I 19 have bought five pair of oxen and I am going to try them. Pray consider me excused.’ An- 20 other said, ‘I have married a wife; that is why I cannot come.’ The servant w'ent and reported 21 this to his master. Then the master of the house was en­raged, and said to his servant, ‘Quick, go out to the streets and lanes of the town and bring in the poor, the maimed, the blind and the lame.’ When the serv- 22 ant announced, ‘Your order has been carried out, sir, but there is still room,’ the master said to 23 the servant, ‘Go out to the roads and hedges and press people to come in, to fill up my house.</text:span></text:p>
        <text:p text:style-name="P24"><text:span text:style-name="CharStyle11">For I tell you, not one of those 24 w'ho were invited shall taste my supper.’ ”</text:span></text:p>
        <text:p text:style-name="P137"><text:span text:style-name="CharStyle11">There were large crowds 25 travelling with him; so he turned and said to them,</text:span></text:p>
        <text:p text:style-name="P137"><text:span text:style-name="CharStyle11">“If anyone comes to me and 26 does not hate his father and mother and wife and children and brothers and sisters, aye and his own life,</text:span></text:p>
        <text:p text:style-name="P189"><text:span text:style-name="CharStyle11">he cannot be a disciple of</text:span></text:p>
        <text:p text:style-name="P125"><text:span text:style-name="CharStyle11">mine;</text:span></text:p>
        <text:p text:style-name="P193"><text:span text:style-name="CharStyle11">whoever does not carry his 27 ow'n cross and come after me, he cannot be a dis­ciple of mine.</text:span></text:p>
        <text:p text:style-name="P24"><text:soft-page-break/><text:span text:style-name="CharStyle11">For which of you, wanting to 28 build a tower, does not first sit down to calculate the expense, to see if he has enough money to complete it?—in case, after 29 he has laid the foundation and then is unable to finish the build­ing, all the spectators start to make fun of him, saying, ‘This 30</text:span></text:p>
      </text:section>
      <text:section text:style-name="Sect4" text:name="Section14">
        <text:p text:style-name="P233"><draw:frame draw:style-name="fr3" draw:name="53" text:anchor-type="paragraph" svg:x="2.3252in" svg:y="2.9165in" svg:width="0.2598in" svg:height="0.0161in" draw:z-index="57"><draw:image xlink:href="Pictures/10000000000000270000001B21B5EC26.jpg" xlink:type="simple" xlink:show="embed" xlink:actuate="onLoad"/><draw:contour-polygon svg:width="0.2598in" svg:height="0.1764in" svg:viewBox="0 0 660 448" draw:points="0,0 660,0 660,448 0,448" draw:recreate-on-edit="true"/></draw:frame><text:span text:style-name="CharStyle11">fellow started to build but he</text:span></text:p>
        <text:list xml:id="list3193468909466001202" text:style-name="L39">
          <text:list-item>
            <text:p text:style-name="P279"><text:span text:style-name="CharStyle11"><text:tab/>could not finish it!’ Or what king sets out to fight against another king without first sitting down to deliberate whether with ten thousand men he can en­counter the king who is attack­ing him with twenty thousand?</text:span></text:p>
          </text:list-item>
          <text:list-item>
            <text:p text:style-name="P311"><text:span text:style-name="CharStyle11"><text:tab/>If he cannot, when the other is still at a distance he will send an embassy to do homage to him.</text:span></text:p>
          </text:list-item>
          <text:list-item>
            <text:p text:style-name="P231"><text:span text:style-name="CharStyle11"><text:tab/>So with everyone of you who</text:span></text:p>
          </text:list-item>
        </text:list>
        <text:p text:style-name="P164"><text:span text:style-name="CharStyle11">will not part with all his goods—</text:span></text:p>
        <text:p text:style-name="P111"><text:span text:style-name="CharStyle11">he cannot be a disciple of mine.</text:span></text:p>
        <text:list xml:id="list190839314126956" text:continue-numbering="true" text:style-name="L39">
          <text:list-item>
            <text:p text:style-name="P334"><text:span text:style-name="CharStyle11"><text:tab/>Salt is excellent indeed: but if salt becomes insipid, what will</text:span></text:p>
          </text:list-item>
          <text:list-item>
            <text:p text:style-name="P311"><text:span text:style-name="CharStyle11"><text:tab/>restore its flavour? It is no use for either soil or dunghill, it is flung out. He who has an ear, let him listen to this.”</text:span></text:p>
          </text:list-item>
        </text:list>
        <text:p text:style-name="P21"><text:span text:style-name="CharStyle11">The taxgatherers and sin­ners were all approaching</text:span></text:p>
        <text:list xml:id="list2899633865307401634" text:style-name="L40">
          <text:list-item>
            <text:p text:style-name="P348"><text:span text:style-name="CharStyle11"><text:tab/>him to listen to him, but the Pharisees and the scribes com­plained, “He welcomes sinners and eats along with them!”</text:span></text:p>
          </text:list-item>
          <text:list-item>
            <text:p text:style-name="P348"><text:span text:style-name="CharStyle11"><text:tab/>So he told them this par-</text:span></text:p>
          </text:list-item>
          <text:list-item>
            <text:p text:style-name="P354"><text:span text:style-name="CharStyle11"><text:tab/>able, “Which of you with a hundred sheep, if he loses one, does not leave the ninety-nine in the open field and go after the</text:span></text:p>
          </text:list-item>
          <text:list-item>
            <text:p text:style-name="P354"><text:span text:style-name="CharStyle11"><text:tab/>lost one till he finds it? When he finds it, he lays it on his</text:span></text:p>
          </text:list-item>
          <text:list-item>
            <text:p text:style-name="P354"><text:span text:style-name="CharStyle11"><text:tab/>shoulders with joy, and when he gets home he gathers his friends and neighbours: ‘Rejoice with me,’ he says to them, ‘for I have</text:span></text:p>
          </text:list-item>
          <text:list-item>
            <text:p text:style-name="P354"><text:span text:style-name="CharStyle11"><text:tab/>found the sheep I lost.’ So, I tell you, there will be joy in heaven over a single sinner who repents, more than over ninety- nine good people who do not</text:span></text:p>
          </text:list-item>
          <text:list-item>
            <text:p text:style-name="P354"><text:span text:style-name="CharStyle11"><text:tab/>need to repent. Or again, suppose a woman has ten shill­ings. If she loses one, does she not light a lamp and scour the house, searching carefully till</text:span></text:p>
          </text:list-item>
          <text:list-item>
            <text:p text:style-name="P366"><text:span text:style-name="CharStyle11"><text:tab/>she finds it? And when she finds it, she gathers her women-</text:span></text:p>
          </text:list-item>
        </text:list>
        <text:p text:style-name="P24"><text:span text:style-name="CharStyle11">friends and neighbours, saying, ‘Rejoice with me, for I have found the shilling I lost.’ So, 10 I tell you, there is joy in the presence of the angels of God over a single sinner who re­pents.”</text:span></text:p>
        <text:p text:style-name="P51"><text:span text:style-name="CharStyle11">He also said: “There was an man who had two sons, and the 12 younger said to his father, ‘Fath­er, give me the share of the prop­erty that falls to me.’ So he di­vided his means among them. Not many days later, the 13 younger son sold off everything and went abroad to a distant land, where he squandered his means in loose living. After he had spent his all, a severe famine set in throughout that land, and he began to feel in want; so he 15 went and attached himself to a citizen of that land, who sent him to his fields to feed swine. And 16 he was fain to fill his belly with the pods the swine were eating; no one gave him anything. But 17 when he came to his senses, he said, ‘How many hired men of my father have more than enough to eat, and here am I, perishing of hunger! I will be up 18 and off to my father, and I will say to him, “Father, I have sinned against heaven and be­fore you; I don’t deserve to be 19 called your son any more; only make me like one of your hired men.” ’ So he got up and went 20 off to his father. But when he was still far away, his father saw him and felt pity for him and ran to fall upon his neck and kiss him. The son said to him, 21 ‘Father, I have sinned against heaven and before you; I don’t deserve to be called your son any more.’ But the father said 22 to his servants, ‘Quick, bring the best robe and put it on him, give him a ring for his hand and</text:span></text:p>
        <text:list xml:id="list7277940865237394556" text:style-name="L41">
          <text:list-item>
            <text:p text:style-name="P284"><draw:frame draw:style-name="fr4" draw:name="54" text:anchor-type="paragraph" svg:x="2.3118in" svg:y="4.6799in" svg:width="0.2634in" svg:height="0.0161in" draw:z-index="58"><draw:image xlink:href="Pictures/10000000000000280000001BC8116D09.jpg" xlink:type="simple" xlink:show="embed" xlink:actuate="onLoad"/><draw:contour-polygon svg:width="0.263in" svg:height="0.1764in" svg:viewBox="0 0 668 448" draw:points="0,0 668,0 668,448 0,448" draw:recreate-on-edit="true"/></draw:frame><text:span text:style-name="CharStyle11"><text:tab/>sandals for his feet, and bring the fatted calf, kill it, and let</text:span></text:p>
          </text:list-item>
          <text:list-item>
            <text:p text:style-name="P290"><text:span text:style-name="CharStyle11"><text:tab/>us eat and be merry; for my son here was dead and he has come to life, he was lost and he is found/ So they began to make</text:span></text:p>
          </text:list-item>
          <text:list-item>
            <text:p text:style-name="P290"><text:span text:style-name="CharStyle11"><text:tab/>merry. Now</text:span><text:span text:style-name="CharStyle11"><text:span text:style-name="T1">r</text:span></text:span><text:span text:style-name="CharStyle11"> his elder son was out in the field, and as he came near the house he heard</text:span></text:p>
          </text:list-item>
          <text:list-item>
            <text:p text:style-name="P290"><text:span text:style-name="CharStyle11"><text:tab/>music and dancing; so, summon­ing one of the servants, he asked</text:span></text:p>
          </text:list-item>
          <text:list-item>
            <text:p text:style-name="P290"><text:span text:style-name="CharStyle11"><text:tab/>w-hat this meant. The servant told him, ‘Your brother has ar­rived, and your father has killed the fatted calf, because he has got him back safe and sound/</text:span></text:p>
          </text:list-item>
          <text:list-item>
            <text:p text:style-name="P290"><text:span text:style-name="CharStyle11"><text:tab/>This angered him, and he would not go in. His father came out</text:span></text:p>
          </text:list-item>
          <text:list-item>
            <text:p text:style-name="P290"><text:span text:style-name="CharStyle11"><text:tab/>and tried to appease him; but he replied, ‘Look at all the years I have been serving you! I never neglected any of your orders, and yet you have never given me so much as a kid, to let me make merry with my</text:span></text:p>
          </text:list-item>
          <text:list-item>
            <text:p text:style-name="P290"><text:span text:style-name="CharStyle11"><text:tab/>friends. But as soon as this son of yours arrives, after wast­ing your means with harlots, you</text:span></text:p>
          </text:list-item>
          <text:list-item>
            <text:p text:style-name="P290"><text:span text:style-name="CharStyle11"><text:tab/>kill the fatted calf for him!’ The father said to him, ‘My son, you and I are always together; all</text:span></text:p>
          </text:list-item>
          <text:list-item>
            <text:p text:style-name="P290"><text:span text:style-name="CharStyle11"><text:tab/>I have is yours. We could not but make merry and rejoice, for your brother here was dead and he has come to life again, he was lost but he is found/ ”</text:span></text:p>
          </text:list-item>
        </text:list>
        <text:p text:style-name="P29"><text:span text:style-name="CharStyle11">He also said to the dis­ciples: “There was a rich man who had a factor, and this factor, he found, was accused of</text:span></text:p>
        <text:list xml:id="list794175776234213895" text:style-name="L42">
          <text:list-item>
            <text:p text:style-name="P349"><text:span text:style-name="CharStyle11"><text:tab/>mismanaging his property. So he summoned him and said, ‘What is this I hear about you? Hand in your accounts; you cannot be</text:span></text:p>
          </text:list-item>
          <text:list-item>
            <text:p text:style-name="P349"><text:span text:style-name="CharStyle11"><text:tab/>factor any longer.’ The factor said to himself, ‘What am I to do, now that my master is tak­ing the factorship away from me? I am too weak to dig, I</text:span></text:p>
          </text:list-item>
          <text:list-item>
            <text:p text:style-name="P367"><text:span text:style-name="CharStyle11"><text:tab/>am ashamed to beg. Ah, I know what I will do, so that</text:span></text:p>
          </text:list-item>
        </text:list>
        <text:p text:style-name="P24"><text:span text:style-name="CharStyle11">people will welcome me to then- houses when I am deposed from the factorship/ So he sum- 5 moned every single one of his master’s debtors. He asked the first, ‘How much are you owing to my master?’ ‘A hundred bar- 6 rels of oil/ he said. The factor told him, ‘Here is your bill; sit down at once and enter fifty bar­rels/ Then he asked another, ‘And how much do you owe?’ 7 ‘A hundred quarters of wheat/ he said. ‘Here is your bill/ said the factor, ‘just enter eighty/</text:span></text:p>
        <text:p text:style-name="P24"><text:span text:style-name="CharStyle11">Well, the master praised the dis- 8 honest factor for looking ahead; for the children of this world look further ahead, in dealing with their own generation, than the children of Light. And I 9 tell you, use mammon, dishonest as it is, to make friends for your­selves, so that when you die * they may welcome you to the eternal abodes.</text:span></text:p>
        <text:p text:style-name="P99"><text:span text:style-name="CharStyle11">He who is faithful -with a trifle 10 is also faithful with a large trust,</text:span></text:p>
        <text:p text:style-name="P99"><text:span text:style-name="CharStyle11">and he who is dishonest with a trifle is also dishonest with a large trust.</text:span></text:p>
        <text:p text:style-name="P85"><text:span text:style-name="CharStyle11">So if you are not faithful with 11 dishonest mammon, how can you ever be trusted with true Riches?</text:span></text:p>
        <text:p text:style-name="P99"><text:span text:style-name="CharStyle11">And if you are not faithful 12 with what belongs to an­other,</text:span></text:p>
        <text:p text:style-name="P194"><text:span text:style-name="CharStyle11">how can you ever be given what is your own?</text:span></text:p>
        <text:p text:style-name="P99"><text:soft-page-break/><text:span text:style-name="CharStyle11">No servant can serve two l;i masters:</text:span></text:p>
        <text:p text:style-name="P147"><text:span text:style-name="CharStyle11">either he will hate one and love the other, or else he will stand by the one and despise the other—</text:span></text:p>
        <text:p text:style-name="P99"><text:span text:style-name="CharStyle11">you cannot serve God and Mammon.”</text:span></text:p>
        <text:p text:style-name="P101"><text:span text:style-name="CharStyle46">* Reading </text:span><text:span text:style-name="CharStyle48">SscXLittite</text:span><text:span text:style-name="CharStyle46"> or </text:span><text:span text:style-name="CharStyle48">ejc^euthte.</text:span></text:p>
        <text:list xml:id="list3758060343634796599" text:style-name="L43">
          <text:list-item>
            <text:p text:style-name="P355"><text:span text:style-name="CharStyle11"><text:tab/>Now the Pharisees, who were fond of money, heard all this,</text:span></text:p>
          </text:list-item>
          <text:list-item>
            <text:p text:style-name="P373"><text:span text:style-name="CharStyle11"><text:tab/>and they sneered at him. So he told them, “You are the people who get men to think you are good, but God knows what your hearts are! What is lofty in the view of man is loathsome in the eyes of God.</text:span></text:p>
          </text:list-item>
          <text:list-item>
            <text:p text:style-name="P355"><text:span text:style-name="CharStyle11"><text:tab/>The Law and the prophets lasted till John; since then the good news of the Realm of God is preached, and anyone presses</text:span></text:p>
          </text:list-item>
          <text:list-item>
            <text:p text:style-name="P374"><text:span text:style-name="CharStyle11"><text:tab/>in. Yet it is easier for heaven and earth to pass away than for an iota of the Law to lapse.</text:span></text:p>
          </text:list-item>
          <text:list-item>
            <text:p text:style-name="P365"><text:span text:style-name="CharStyle11"><text:tab/>Anyone who divorces his wife</text:span></text:p>
          </text:list-item>
        </text:list>
        <text:p text:style-name="P188"><text:span text:style-name="CharStyle11">and marries another wom­an commits adultery, and he who marries a di­vorced woman commits adultery.</text:span></text:p>
        <text:list xml:id="list190838378616498" text:continue-numbering="true" text:style-name="L43">
          <text:list-item>
            <text:p text:style-name="P355"><text:span text:style-name="CharStyle11"><text:tab/>There was a rich man, clad in purple and fine linen, who lived</text:span></text:p>
          </text:list-item>
          <text:list-item>
            <text:p text:style-name="P312"><text:span text:style-name="CharStyle11"><text:tab/>sumptuously every day. Out­side his door lay a poor man called Lazarus; he was a mass</text:span></text:p>
          </text:list-item>
          <text:list-item>
            <text:p text:style-name="P312"><text:span text:style-name="CharStyle11"><text:tab/>of ulcers, and fain to feed on the crumbs that fell from the rich man’s table. (The very dogs used to come and lick his ulcers.)</text:span></text:p>
          </text:list-item>
          <text:list-item>
            <text:p text:style-name="P312"><text:span text:style-name="CharStyle11"><text:tab/>Now it happened that the poor man died, and he was carried by the angels to Abraham’s bosom. The rich man died too, and was</text:span></text:p>
          </text:list-item>
          <text:list-item>
            <text:p text:style-name="P312"><text:span text:style-name="CharStyle11"><text:tab/>buried. And as he was being tortured in Hades, he raised his eyes and saw Abraham far away</text:span></text:p>
          </text:list-item>
          <text:list-item>
            <text:p text:style-name="P312"><text:span text:style-name="CharStyle11"><text:tab/>with Lazarus in his bosom; so he called out, ‘Father Abraham, take pity on me, send Lazarus to dip his finger-tip in water and cool my tongue, for I am in</text:span></text:p>
          </text:list-item>
          <text:list-item>
            <text:p text:style-name="P312"><text:span text:style-name="CharStyle11"><text:tab/>anguish in these flames.’ But Abraham said, ‘Remember, my son, you got all the bliss when you were alive, just as Lazarus</text:span></text:p>
          </text:list-item>
        </text:list>
        <text:p text:style-name="P24"><text:span text:style-name="CharStyle11">got the ills of life; he is in com­fort now, and you in anguish. Besides all that, a great gulf 26 yawns between us and you, to keep back those who want to cross from us to you and also those who would pass from you to us.’ Then he said, ‘Well, 27 father, I beg you to send him to my father’s house, for I have 28 five brothers; let him bear testi­mony to them, that they may not come to this place of torture as well.’ ‘They have got Moses 29 and the prophets,’ said Abra­ham, ‘they can listen to them.’ ‘No, father Abraham,’ he said, 30 ‘but if someone only goes to them from the dead, they will repent.’ He said to him, ‘If they 31 will not listen to Moses and the prophets, they will not be con­vinced, not even if one rose from the dead.”</text:span></text:p>
        <text:p text:style-name="P87"><text:span text:style-name="CharStyle11">To his disciples he said, "I </text:span><text:span text:style-name="CharStyle50">i-j </text:span><text:span text:style-name="CharStyle11">“It is inevitable that hin- • drances should come, but woe to the man by whom they come; it would be well for him to have 2 a millstone hung round his neck and be tossed into the sea, rather than prove a hindrance to one of these little ones! Take </text:span><text:span text:style-name="CharStyle20">3 </text:span><text:span text:style-name="CharStyle11">heed to yourselves. If your brother sins, check him; and if he repents, forgive him. Even 4 if he sins against you seven times in one day and turns to you seven times saying, ‘I repent,’ you must forgive him.” The 5 apostles said to the Lord, “Give us more faith!” The Lord </text:span><text:span text:style-name="CharStyle20">6 </text:span><text:span text:style-name="CharStyle11">said, “If you had faith the size of a grain of mustard-seed, you would say to this mulberry tree, ‘Be uprooted and planted in the sea,’ and it would obey you.</text:span></text:p>
        <text:p text:style-name="P24"><text:span text:style-name="CharStyle11">Which of you, with a servant out 7 ploughing or shepherding, will say to him when he comes in from the field, ‘Come at once and</text:span></text:p>
      </text:section>
      <text:section text:style-name="Sect4" text:name="Section15">
        <text:list xml:id="list190817923198813" text:style-name="L24">
          <text:list-item>
            <text:p text:style-name="P416"><text:span text:style-name="CharStyle11"><text:tab/>take your place at table’? Will the man not rather say to him, ‘Get something ready for my supper; gird yourself and wait on me till I eat and drink; then you can eat and drink yourself’?</text:span></text:p>
          </text:list-item>
          <text:list-item>
            <text:p text:style-name="P228"><text:span text:style-name="CharStyle11"><text:tab/>Does he thank the servant for io doing his bidding? Well, it is</text:span></text:p>
          </text:list-item>
        </text:list>
        <text:p text:style-name="P136"><text:span text:style-name="CharStyle11">the same with you; when you have done ah you are bidden, say, ‘We are but servants; * we have only done our duty.’ ” n Now it happened, in the course of his journey to Jeru­salem, that he passed between</text:span></text:p>
        <text:list xml:id="list104174955531420718" text:style-name="L44">
          <text:list-item>
            <text:p text:style-name="P410"><text:span text:style-name="CharStyle11"><text:tab/>Samaria and Galilee. On enter­ing one village, he was met by ten lepers, who stood at a dis-</text:span></text:p>
          </text:list-item>
          <text:list-item>
            <text:p text:style-name="P410"><text:span text:style-name="CharStyle11"><text:tab/>tance and lifted up their voices, saying, “Jesus, master, have pity</text:span></text:p>
          </text:list-item>
          <text:list-item>
            <text:p text:style-name="P410"><text:span text:style-name="CharStyle11"><text:tab/>on us.” Noticing them he said, “Go and </text:span><text:span text:style-name="CharStyle12">show yourselves to the priests.”</text:span><text:span text:style-name="CharStyle11"> And as they went,</text:span></text:p>
          </text:list-item>
          <text:list-item>
            <text:p text:style-name="P410"><text:span text:style-name="CharStyle11"><text:tab/>they were cleansed. Now one of them turned back when he saw he had been cured, glorifying</text:span></text:p>
          </text:list-item>
          <text:list-item>
            <text:p text:style-name="P410"><text:span text:style-name="CharStyle11"><text:tab/>God with a loud voice; he fell on his face at the feet of Jesus and thanked him. The man was</text:span></text:p>
          </text:list-item>
          <text:list-item>
            <text:p text:style-name="P410"><text:span text:style-name="CharStyle11"><text:tab/>a Samaritan. So Jesus said, “W</text:span><text:span text:style-name="CharStyle11"><text:span text:style-name="T1">T</text:span></text:span><text:span text:style-name="CharStyle11">ere all the ten not cleansed?</text:span></text:p>
          </text:list-item>
          <text:list-item>
            <text:p text:style-name="P410"><text:span text:style-name="CharStyle11"><text:tab/>Where are the other nine? Was there no one to return and give glory to God except this</text:span></text:p>
          </text:list-item>
          <text:list-item>
            <text:p text:style-name="P410"><text:span text:style-name="CharStyle11"><text:tab/>foreigner?” And he said to him, “Get up and go, your faith has made you well.”</text:span></text:p>
          </text:list-item>
          <text:list-item>
            <text:p text:style-name="P411"><text:span text:style-name="CharStyle11"><text:tab/>On being asked by the Phari­sees when the Reign of God was coming, he answered them, “The Reign of God is not coming as you hope to catch sight of it;</text:span></text:p>
          </text:list-item>
          <text:list-item>
            <text:p text:style-name="P412"><text:span text:style-name="CharStyle11"><text:tab/>no one will say, ‘Here it is’ or ‘There it is,</text:span><text:span text:style-name="CharStyle11"><text:span text:style-name="T1">5</text:span></text:span><text:span text:style-name="CharStyle11"> for the Reign of God is now in your midst.”</text:span></text:p>
          </text:list-item>
          <text:list-item>
            <text:p text:style-name="P411"><text:span text:style-name="CharStyle11"><text:tab/>To his disciples he said,</text:span></text:p>
          </text:list-item>
        </text:list>
        <text:p text:style-name="P138"><text:span text:style-name="CharStyle46">* Omitting dxpetoi. with Syr. </text:span><text:span text:style-name="CharStyle46"><text:span text:style-name="T1">Sln</text:span></text:span><text:span text:style-name="CharStyle46">- fol­lowed by most recent editors. The em­phasis falls on the simple fact of being slaves, not on any distinction between good and bad slaves.</text:span></text:p>
        <text:p text:style-name="P24"><text:span text:style-name="CharStyle11">“There will come days when you will long and long in vain to have even one day of the Son of man. Men will say, ‘See, here 23 he is!’ ‘See, there he is!’ but never go to them, never run after them;</text:span></text:p>
        <text:p text:style-name="P95"><text:span text:style-name="CharStyle11">for like lightning that flashes 24 from one side of the sky to the other,</text:span></text:p>
        <text:p text:style-name="P133"><text:span text:style-name="CharStyle29">so will the Son of man be on his own day.</text:span></text:p>
        <text:p text:style-name="P24"><text:span text:style-name="CharStyle11">(Though he must first endure 25 great suffering and be rejected by the present generation.) Even 26 as it was in the days of Noah, so will it be in the days of the Son of man; they were eating, 27 drinking, marrying and being married, till the day </text:span><text:span text:style-name="CharStyle12">Noah en­tered the ark</text:span><text:span text:style-name="CharStyle11">—then came the del­uge and destroyed them all. Or 28 even as it was in the days of Lot; they were eating, drinking, buy­ing, selling, planting and build­ing, but on the day that Lot left 29 Sodom </text:span><text:span text:style-name="CharStyle12">it rained fire and brim­stone from heaven</text:span><text:span text:style-name="CharStyle11"> and de­stroyed them all. So will it be 30 on the day the Son of man is revealed. On that day, if a 31 man is on the housetop and his goods inside the house, he must not go down to fetch them out; nor must a man in the field </text:span><text:span text:style-name="CharStyle12">turn</text:span><text:span text:style-name="CharStyle11"> 32 </text:span><text:span text:style-name="CharStyle12">back</text:span><text:span text:style-name="CharStyle11"> (remember Lot’s wife).</text:span></text:p>
        <text:p text:style-name="P95"><text:span text:style-name="CharStyle11">Whoever tries to secure his life 33 will lose it,</text:span></text:p>
        <text:p text:style-name="P95"><text:span text:style-name="CharStyle11">and whoever loses it will pre­serve it.</text:span></text:p>
        <text:p text:style-name="P22"><text:soft-page-break/><text:span text:style-name="CharStyle11">On that night, I tell you,<text:tab/>34</text:span></text:p>
        <text:p text:style-name="P95"><text:span text:style-name="CharStyle11">there will be two men in a single bed,</text:span></text:p>
        <text:p text:style-name="P104"><text:span text:style-name="CharStyle11">one will be taken and the other left;</text:span></text:p>
        <text:p text:style-name="P95"><text:span text:style-name="CharStyle11">two women -will be grinding 35 together,</text:span></text:p>
        <text:p text:style-name="P130"><text:span text:style-name="CharStyle11">one will be taken and the other left.”</text:span></text:p>
        <text:p text:style-name="P35"><text:span text:style-name="CharStyle29">“Where, Lord?” </text:span><text:span text:style-name="CharStyle32">they </text:span><text:span text:style-name="CharStyle29">asked him. </text:span><text:span text:style-name="CharStyle30">37 </text:span><text:span text:style-name="CharStyle29">And he said </text:span><text:span text:style-name="CharStyle32">to them,</text:span></text:p>
        <text:p text:style-name="P171"><draw:frame draw:style-name="fr5" draw:name="55" text:anchor-type="paragraph" svg:x="2.3335in" svg:y="0.4634in" svg:width="0.2701in" svg:height="0.0161in" draw:z-index="59"><draw:image xlink:href="Pictures/10000000000000290000001BB1CD82DD.jpg" xlink:type="simple" xlink:show="embed" xlink:actuate="onLoad"/><draw:contour-polygon svg:width="0.2693in" svg:height="0.1764in" svg:viewBox="0 0 684 448" draw:points="0,0 684,0 684,448 0,448" draw:recreate-on-edit="true"/></draw:frame><text:span text:style-name="CharStyle11">‘‘Where the body lies,</text:span></text:p>
        <text:p text:style-name="P155"><text:span text:style-name="CharStyle11">there will the vultures gath­er.”</text:span></text:p>
        <text:p text:style-name="P29"><text:span text:style-name="CharStyle11">He also told them a par­able about the need of al­ways praying and never losing</text:span></text:p>
        <text:list xml:id="list1330417014356343138" text:style-name="L45">
          <text:list-item>
            <text:p text:style-name="P376"><text:span text:style-name="CharStyle11"><text:tab/>heart. “In a certain town,” he said, “there was a judge who had no reverence for God and no re-</text:span></text:p>
          </text:list-item>
          <text:list-item>
            <text:p text:style-name="P381"><text:span text:style-name="CharStyle11"><text:tab/>spect even for man. And in that town there was a widow who used to go and appeal to him for ‘Justice against my oppo-</text:span></text:p>
          </text:list-item>
          <text:list-item>
            <text:p text:style-name="P402"><text:span text:style-name="CharStyle11"><text:tab/>nent!’ For a while he would not, but afterwards he said to him­self, ‘Though I have no rever­ence for God and no respect</text:span></text:p>
          </text:list-item>
          <text:list-item>
            <text:p text:style-name="P402"><text:span text:style-name="CharStyle11"><text:tab/>even for man, still, as this widow is bothering me, I will see jus­tice done to her—not to have her for ever coming and pester-</text:span></text:p>
          </text:list-item>
          <text:list-item>
            <text:p text:style-name="P402"><text:span text:style-name="CharStyle11"><text:tab/>ing me/ Listen,” said the Lord, “to what this unjust judge says!</text:span></text:p>
          </text:list-item>
          <text:list-item>
            <text:p text:style-name="P402"><text:span text:style-name="CharStyle11"><text:tab/>And will not God see justice done to his elect who cry to him by day and night? Will he be</text:span></text:p>
          </text:list-item>
          <text:list-item>
            <text:p text:style-name="P402"><text:span text:style-name="CharStyle11"><text:tab/>tolerant to their opponents? I tell you, he will quickly see jus­tice done to his elect! And yet, when the Son of man does come, will he find faith on earth?”</text:span></text:p>
          </text:list-item>
          <text:list-item>
            <text:p text:style-name="P405"><text:span text:style-name="CharStyle11"><text:tab/>He also told the following parable to certain persons who were sure of their own goodness and looked down upon every-</text:span></text:p>
          </text:list-item>
        </text:list>
        <text:p text:style-name="P45"><text:span text:style-name="CharStyle52">to </text:span><text:span text:style-name="CharStyle11">body else. “Two men went up to pray in the temple; one was a Pharisee and the other was a</text:span></text:p>
        <text:list xml:id="list4563160800389976838" text:style-name="L46">
          <text:list-item>
            <text:p text:style-name="P407"><text:span text:style-name="CharStyle11"><text:tab/>taxgatherer. The Pharisee stood up and said his prayer as fol­lows; ‘I thank thee, O God, I am not like the rest of men, thieves, rogues, and immoral, or even like yon taxgatherer.</text:span></text:p>
          </text:list-item>
          <text:list-item>
            <text:p text:style-name="P394"><text:span text:style-name="CharStyle11"><text:tab/>Twice a week I fast; on all my</text:span></text:p>
          </text:list-item>
          <text:list-item>
            <text:p text:style-name="P413"><text:span text:style-name="CharStyle11"><text:tab/>income I pay tithes.’ But the taxgatherer stood far away and would not lift even his eyes to heaven, but beat his breast, say­ing, ‘O God. have mercy on me</text:span></text:p>
          </text:list-item>
        </text:list>
        <text:p text:style-name="P24"><text:span text:style-name="CharStyle11">for my sins!’ I tell you, he 14 went home accepted by God rather than the other man;</text:span></text:p>
        <text:p text:style-name="P63"><text:span text:style-name="CharStyle11">for everyone who uplifts him­self will be humbled, and he who humbles himself will be uplifted.”</text:span></text:p>
        <text:p text:style-name="P87"><text:span text:style-name="CharStyle11">Now people even brought their 15 infants for him to touch them; when the disciples noticed it they checked them, but Jesus 16 called for the infants. “Let the children come to me,” he said, “do not stop them; the Realm of God belongs to such as these.</text:span></text:p>
        <text:p text:style-name="P24"><text:span text:style-name="CharStyle11">I tell you truly, whoever will not 17 submit to the Reign of God like a child, will never get into it at all.”</text:span></text:p>
        <text:p text:style-name="P92"><text:span text:style-name="CharStyle11">Then a ruler asked him, “Good 18 teacher, what am I to do to in­herit life eternal?” Jesus said to 19 him, “Why call me ‘good’? No one is good, no one but God. You know the commands: </text:span><text:span text:style-name="CharStyle12">do</text:span><text:span text:style-name="CharStyle11"> 20 </text:span><text:span text:style-name="CharStyle12">not commit adultery, do not kill, do not steal, do not bear false witness, honour your father and mother.”</text:span><text:span text:style-name="CharStyle11"> He said, “I have ob- 21 served all these commands from my youth.” When Jesus heard 22 this, he said to him, “You lack one tiling more; sell all you have, distribute the money among the poor and you will have treasure in heaven; then come and fol­low me.” But when he heard 23 that, he was vexed, for he was extremely rich. So Jesus looked 24 at him and said, “How difficult it is for those who have money to enter the Realm of God! Why, it is easier for a camel to 25 get through a needle’s eye than for a rich man to get into the Realm of God.” His hearers 26 said, “Then who ever can be saved?” He said, “What is im- 27 possible for men is possible for God.” Peter said, “Well, we 28 have left our homes and followed</text:span></text:p>
        <text:list xml:id="list4365604355893774744" text:style-name="L47">
          <text:list-item>
            <text:p text:style-name="P313"><draw:frame draw:style-name="fr6" draw:name="56" text:anchor-type="paragraph" svg:x="2.3402in" svg:y="6.1866in" svg:width="0.2634in" svg:height="0.0161in" draw:z-index="60"><draw:image xlink:href="Pictures/10000000000000280000001BBFC47544.jpg" xlink:type="simple" xlink:show="embed" xlink:actuate="onLoad"/><draw:contour-polygon svg:width="0.263in" svg:height="0.1799in" svg:viewBox="0 0 668 457" draw:points="0,0 668,0 668,457 0,457" draw:recreate-on-edit="true"/></draw:frame><text:span text:style-name="CharStyle11"><text:tab/>you!” He said to them, “I tell you truly, no one has left home or wife or brothers or parents or children for the sake of the</text:span></text:p>
          </text:list-item>
          <text:list-item>
            <text:p text:style-name="P313"><text:span text:style-name="CharStyle11"><text:tab/>Realm of God, who does not re­ceive ever so much more in this present world, and in the world to come life eternal.”</text:span></text:p>
          </text:list-item>
          <text:list-item>
            <text:p text:style-name="P356"><text:span text:style-name="CharStyle11"><text:tab/>Then he took the twelve aside and told them, “We are going up to Jerusalem, and all the pre­dictions of the prophets regard­ing the Son of man will be ful-</text:span></text:p>
          </text:list-item>
          <text:list-item>
            <text:p text:style-name="P298"><text:span text:style-name="CharStyle11"><text:tab/>filled; he will be betrayed to the Gentiles, mocked, ill-treated and</text:span></text:p>
          </text:list-item>
          <text:list-item>
            <text:p text:style-name="P298"><text:span text:style-name="CharStyle11"><text:tab/>spat on; they will scourge him and kill him, but he will rise</text:span></text:p>
          </text:list-item>
          <text:list-item>
            <text:p text:style-name="P298"><text:span text:style-name="CharStyle11"><text:tab/>again on the third day.” How­ever, they did not understand a word of this; indeed the saying was hidden from them, and they did not know what he meant.</text:span></text:p>
          </text:list-item>
          <text:list-item>
            <text:p text:style-name="P356"><text:span text:style-name="CharStyle11"><text:tab/>As he approached Jericho, it chanced that a blind man was seated beside the road begging.</text:span></text:p>
          </text:list-item>
          <text:list-item>
            <text:p text:style-name="P298"><text:span text:style-name="CharStyle11"><text:tab/>When he heard the crowd pass­ing, he inquired what was the</text:span></text:p>
          </text:list-item>
          <text:list-item>
            <text:p text:style-name="P298"><text:span text:style-name="CharStyle11"><text:tab/>matter, and they told him that Jesus the Nazarene was going</text:span></text:p>
          </text:list-item>
          <text:list-item>
            <text:p text:style-name="P298"><text:span text:style-name="CharStyle11"><text:tab/>by. So he shouted, “Jesus, Son of David, have pity on me!”</text:span></text:p>
          </text:list-item>
          <text:list-item>
            <text:p text:style-name="P313"><text:span text:style-name="CharStyle11"><text:tab/>The people in front checked him and told him to be quiet, but he shouted all the more, “Son of</text:span></text:p>
          </text:list-item>
          <text:list-item>
            <text:p text:style-name="P313"><text:span text:style-name="CharStyle11"><text:tab/>David, have pity on me!” So Jesus stopped and ordered them to bring him, and asked him</text:span></text:p>
          </text:list-item>
          <text:list-item>
            <text:p text:style-name="P313"><text:span text:style-name="CharStyle11"><text:tab/>when he approached, “What do you want me to do for you?” “Lord,” he said, “I want to re-</text:span></text:p>
          </text:list-item>
          <text:list-item>
            <text:p text:style-name="P291"><text:span text:style-name="CharStyle11"><text:tab/>gain my sight.” And Jesus said to him, “Regain your sight, your faith has made you well.”</text:span></text:p>
          </text:list-item>
          <text:list-item>
            <text:p text:style-name="P291"><text:span text:style-name="CharStyle11"><text:tab/>Instantly he regained his sight and followed him, glorifying God. And all the people gave praise to God when they saw this.</text:span></text:p>
          </text:list-item>
        </text:list>
        <text:p text:style-name="P33"><text:span text:style-name="CharStyle11">Then he entered Jericho. And as he passed through 2 it, there was a man called Zac­</text:span></text:p>
        <text:p text:style-name="P24"><text:span text:style-name="CharStyle11">chseus, the head of the taxgath- erers, a wealthy man, who tried </text:span><text:span text:style-name="CharStyle20">3 </text:span><text:span text:style-name="CharStyle11">to see what Jesus was like; but he could not, on account of the crowd—for he was small of stat­ure. So he ran forward and 4 climbed into a sycomore tree to get a sight of him, as he was to pass that way. But when Jesus </text:span><text:span text:style-name="CharStyle20">5 </text:span><text:span text:style-name="CharStyle11">reached the spot, he looked up and said to him, “Zacchseus, come down at once, for I must stay at your house to-day.” He </text:span><text:span text:style-name="CharStyle20">6 </text:span><text:span text:style-name="CharStyle11">came down at once and wel­comed him gladly. But when 7 they saw this, everyone began to mutter that he had gone to be ‘the guest of a sinner.’ So Zac- </text:span><text:span text:style-name="CharStyle20">8 </text:span><text:span text:style-name="CharStyle11">chums stopped and said to the Lord, “I will give the half of all I have, Lord, to the poor; if I have cheated anybody, I will give him back four times as much.” And Jesus said of him, </text:span><text:span text:style-name="CharStyle20">9 </text:span><text:span text:style-name="CharStyle11">‘To-day salvation has come to this house, since Zacchseus here is a son of Abraham. For the 10 Son of man has come to seek and save the lost.”</text:span></text:p>
        <text:p text:style-name="P87"><text:span text:style-name="CharStyle11">He went on to tell a parable 11 in their hearing, as he was ap­proaching Jerusalem and as they imagined God’s Reign would instantly come into view. “A 12 nobleman,” he said, “went abroad to obtain royal power for himself and then return.</text:span></text:p>
        <text:p text:style-name="P24"><text:span text:style-name="CharStyle11">He first called his ten servants, 13 giving them each a five-pound note, and telling them, ‘Trade with this till I come back.’ Now 14 his people hated him and sent envoys after him to say, ‘We object to him having royal power over us.’ However, he se- 15 cured the royal power and came home. Then he ordered the servants to be called, who had been given the money, that he might find out what business they had done. The first came 16</text:span></text:p>
      </text:section>
      <text:section text:style-name="Sect4" text:name="Section16">
        <text:p text:style-name="P234"><text:span text:style-name="CharStyle11">up saying, ‘Your five pounds has</text:span></text:p>
        <text:list xml:id="list2760449031913213211" text:style-name="L48">
          <text:list-item>
            <text:p text:style-name="P326"><text:span text:style-name="CharStyle11"><text:tab/>made other fifty, sir.’ ‘Capital,’ he said, ‘you excellent servant! because you have proved trust­worthy in a trifle, you are</text:span></text:p>
          </text:list-item>
          <text:list-item>
            <text:p text:style-name="P326"><text:span text:style-name="CharStyle11"><text:tab/>placed over ten towns.’ Then the second came and said, ‘Your five pounds has made twenty-</text:span></text:p>
          </text:list-item>
          <text:list-item>
            <text:p text:style-name="P326"><text:span text:style-name="CharStyle11"><text:tab/>five, sir.’ To him he said, ‘And you are set over five towns.’</text:span></text:p>
          </text:list-item>
          <text:list-item>
            <text:p text:style-name="P299"><text:span text:style-name="CharStyle11"><text:tab/>Then the next came and said, ‘Here is your five pounds, sir;</text:span></text:p>
          </text:list-item>
          <text:list-item>
            <text:p text:style-name="P299"><text:span text:style-name="CharStyle11"><text:tab/>I kept it safe in a napkin, for I was afraid of you, you are such a hard man—picking up what you never put down, and reap-</text:span></text:p>
          </text:list-item>
          <text:list-item>
            <text:p text:style-name="P299"><text:span text:style-name="CharStyle11"><text:tab/>ing what you never sowed.* He replied, ‘You rascal of a serv­ant, I will convict you by what you have said yourself. You knew, did you, that I was a hard man, picking up what I never put down, and reaping</text:span></text:p>
          </text:list-item>
          <text:list-item>
            <text:p text:style-name="P299"><text:span text:style-name="CharStyle11"><text:tab/>what I never sowed! Why then did you not put my money into the bank, so that I could have got it with interest when I came</text:span></text:p>
          </text:list-item>
          <text:list-item>
            <text:p text:style-name="P314"><text:span text:style-name="CharStyle11"><text:tab/>back?’ Then he said to the by­standers, ‘Take the five pounds from him and give it to the</text:span></text:p>
          </text:list-item>
          <text:list-item>
            <text:p text:style-name="P314"><text:span text:style-name="CharStyle11"><text:tab/>man with fifty.’ ‘Sir,’ they said,</text:span></text:p>
          </text:list-item>
          <text:list-item>
            <text:p text:style-name="P314"><text:span text:style-name="CharStyle11"><text:tab/>‘he has fifty already!* I tell you,</text:span></text:p>
          </text:list-item>
        </text:list>
        <text:p text:style-name="P55"><text:span text:style-name="CharStyle11">to everyone who has, shall more be given, but from him who has noth­ing, even what he has shall be taken.</text:span></text:p>
        <text:list xml:id="list190840238137413" text:continue-numbering="true" text:style-name="L48">
          <text:list-item>
            <text:p text:style-name="P314"><text:span text:style-name="CharStyle11"><text:tab/>And now for these enemies of mine who objected to me reign­ing over them—bring them here and slay them in my presence.’ ”</text:span></text:p>
          </text:list-item>
          <text:list-item>
            <text:p text:style-name="P357"><text:span text:style-name="CharStyle11"><text:tab/>With these words he went for­ward on his way up to Jerusa-</text:span></text:p>
          </text:list-item>
          <text:list-item>
            <text:p text:style-name="P292"><text:span text:style-name="CharStyle11"><text:tab/>lem. When he was near Bethphage and Bethany, at the hill called the Olive-Orchard, he despatched two of his disciples,</text:span></text:p>
          </text:list-item>
          <text:list-item>
            <text:p text:style-name="P292"><text:span text:style-name="CharStyle11"><text:tab/>saying, “Go to the village in front, and on entering it you will find a colt tethered, on which no one ever has sat; untether it</text:span></text:p>
          </text:list-item>
        </text:list>
        <text:p text:style-name="P25"><text:span text:style-name="CharStyle11">and bring it. If anyone asks 31 you, ‘Why are you untethering it?’ this is what you will say, ‘The Lord needs it.’ ” The 32 messengers went off and found the colt, exactly as he had told them. As they were untether- 33 ing it, the owners said to them, “Why are you untethering the colt?” And they said, “Because 34 the Lord needs it.” So they </text:span><text:span text:style-name="CharStyle20">35 </text:span><text:span text:style-name="CharStyle11">brought it to Jesus, and throw­ing their clothes on the colt they mounted Jesus upon it. As he 36 went forward they spread their clothes under him on the road; and as he was now close to the </text:span><text:span text:style-name="CharStyle20">37 </text:span><text:span text:style-name="CharStyle11">descent from the Hill of Olives, all the multitude of the disciples started joyfully to praise God with a loud voice for all * they had seen, saying,<text:tab/>38</text:span></text:p>
        <text:p text:style-name="P148"><text:span text:style-name="CharStyle11">“Blessed be the king who comes in the Lord’s name!</text:span></text:p>
        <text:p text:style-name="P148"><text:span text:style-name="CharStyle11">Peace in heaven and glory in the High places!”</text:span></text:p>
        <text:p text:style-name="P24"><text:span text:style-name="CharStyle11">Some Pharisees in the crowd </text:span><text:span text:style-name="CharStyle20">39 </text:span><text:span text:style-name="CharStyle11">said to him, “Check your dis­ciples, teacher.” But he replied, 40 “I tell you, if they were to keep quiet, the very stones would shout.”</text:span></text:p>
        <text:p text:style-name="P49"><text:span text:style-name="CharStyle11">And when he saw the city, as 41 he approached, he wept over it, saying, “Would that you too </text:span><text:span text:style-name="CharStyle54">42 </text:span><text:span text:style-name="CharStyle11">knew, even to-day, on what your peace depends! But no, it is hid­den from you! A time is coming </text:span><text:span text:style-name="CharStyle20">43 </text:span><text:span text:style-name="CharStyle11">for you, when your enemies will throw up ramparts round you and encircle you and besiege you on every side and raze you 44 and your children within you to the ground, leaving you not one stone upon another—and al because you would not under­stand when God was visiting you.”</text:span></text:p>
        <text:p text:style-name="P52"><text:soft-page-break/><text:span text:style-name="CharStyle46">* Omitting </text:span><text:span text:style-name="CharStyle55">fiwvdpctov </text:span><text:span text:style-name="CharStyle46">with the old Syriac version, which preserves the original text </text:span><text:span text:style-name="CharStyle47">irepi iravTwv</text:span><text:span text:style-name="CharStyle56"> </text:span><text:span text:style-name="CharStyle46">wv </text:span><text:span text:style-name="CharStyle47">tidop</text:span><text:span text:style-name="CharStyle56"> </text:span><text:span text:style-name="CharStyle46">Aey</text:span><text:span text:style-name="CharStyle47">owes*</text:span></text:p>
        <text:list xml:id="list3334566702302513642" text:style-name="L49">
          <text:list-item>
            <text:p text:style-name="P263"><draw:frame draw:style-name="fr7" draw:name="57" text:anchor-type="paragraph" svg:x="2.3283in" svg:y="2in" svg:width="0.2736in" svg:height="0.0161in" draw:z-index="61"><draw:image xlink:href="Pictures/10000000000000290000001A1ECEF1D9.jpg" xlink:type="simple" xlink:show="embed" xlink:actuate="onLoad"/><draw:contour-polygon svg:width="0.2728in" svg:height="0.1693in" svg:viewBox="0 0 693 430" draw:points="0,0 693,0 693,430 0,430" draw:recreate-on-edit="true"/></draw:frame><text:span text:style-name="CharStyle11"><text:tab/>Then he went into the temple and proceeded to drive out</text:span></text:p>
          </text:list-item>
          <text:list-item>
            <text:p text:style-name="P245"><text:span text:style-name="CharStyle11"><text:tab/>those who were selling. “It is written,” he told them, </text:span><text:span text:style-name="CharStyle12">“my house shall he a house 0} -prayer</text:span><text:span text:style-name="CharStyle11">, but you have made it </text:span><text:span text:style-name="CharStyle12">a den of robbers.”</text:span></text:p>
          </text:list-item>
          <text:list-item>
            <text:p text:style-name="P263"><text:span text:style-name="CharStyle11"><text:tab/>Day after day he taught within the temple. The high priests and scribes tried to have him put to death, and so did the</text:span></text:p>
          </text:list-item>
          <text:list-item>
            <text:p text:style-name="P239"><text:span text:style-name="CharStyle11"><text:tab/>leaders of the people, but they could not discover what was to be done, for the people all hung upon his lips.</text:span></text:p>
          </text:list-item>
        </text:list>
        <text:p text:style-name="P29"><text:span text:style-name="CharStyle11">One day, when he was teaching the people in the temple and preaching the gospel, up came the priests and scribes</text:span></text:p>
        <text:list xml:id="list1147490111679068261" text:style-name="L50">
          <text:list-item>
            <text:p text:style-name="P264"><text:span text:style-name="CharStyle11"><text:tab/>along with the elders. “Tell us,” they said, “what authority you have for acting in this way? Who was it that gave you this</text:span></text:p>
          </text:list-item>
          <text:list-item>
            <text:p text:style-name="P264"><text:span text:style-name="CharStyle11"><text:tab/>authority?” He answered them, “Well, I will ask you a question.</text:span></text:p>
          </text:list-item>
          <text:list-item>
            <text:p text:style-name="P265"><text:span text:style-name="CharStyle11"><text:tab/>Tell me, did the baptism of John come from heaven or from</text:span></text:p>
          </text:list-item>
          <text:list-item>
            <text:p text:style-name="P265"><text:span text:style-name="CharStyle11"><text:tab/>men?” Now they reasoned to themselves, “If we say, ‘From heaven,’ he will ask, ‘Why did</text:span></text:p>
          </text:list-item>
          <text:list-item>
            <text:p text:style-name="P265"><text:span text:style-name="CharStyle11"><text:tab/>you not believe him?’ And if we say, ‘From men,’ the people will all stone us, for they are con-</text:span></text:p>
          </text:list-item>
          <text:list-item>
            <text:p text:style-name="P265"><text:span text:style-name="CharStyle11"><text:tab/>vinced John was a prophet.” So they answered that they did not</text:span></text:p>
          </text:list-item>
          <text:list-item>
            <text:p text:style-name="P265"><text:span text:style-name="CharStyle11"><text:tab/>know where it came from. Jesus said to them, “No more will I tell you what authority I have for acting as I do.”</text:span></text:p>
          </text:list-item>
          <text:list-item>
            <text:p text:style-name="P265"><text:span text:style-name="CharStyle11"><text:tab/>Then he proceeded to tell the people the following parable. “A man </text:span><text:span text:style-name="CharStyle12">planted a vineyard, </text:span><text:span text:style-name="CharStyle11">leased it to vinedressers, and went abroad for some time.</text:span></text:p>
          </text:list-item>
          <text:list-item>
            <text:p text:style-name="P250"><text:span text:style-name="CharStyle11"><text:tab/></text:span><text:span text:style-name="CharStyle12">When</text:span><text:span text:style-name="CharStyle11"> the season came round, he sent a servant to the vine­dressers to receive part of the produce of the vineyard, but the vinedressers flogged him and</text:span></text:p>
          </text:list-item>
          <text:list-item>
            <text:p text:style-name="P268"><text:span text:style-name="CharStyle11"><text:tab/>sent him off with nothing. He proceeded to send another serv­</text:span></text:p>
          </text:list-item>
        </text:list>
        <text:p text:style-name="P24"><text:span text:style-name="CharStyle11">ant, and they flogged him too, insulted him and sent him off with nothing. Then he sent still 12 a third, but this one they wounded and threw outside. Said the owner of the vineyard, </text:span><text:span text:style-name="CharStyle57">13 </text:span><text:span text:style-name="CharStyle11">‘What shall I do? I will send my beloved son; surely they will respect him.’ But when the vine- </text:span><text:span text:style-name="CharStyle57">14 </text:span><text:span text:style-name="CharStyle11">dressers saw him, they argued to themselves, ‘Here is the heir, let us kill him, so that the in­heritance may be ours.’ And </text:span><text:span text:style-name="CharStyle57">15 </text:span><text:span text:style-name="CharStyle11">they threw him outside the vine­yard and killed him. Now what will the owner of the vineyard do to them? He will come and 16 kill these vinedressers and give the vineyard to others.” When they heard that, they said, “God forbid!” But he looked at them </text:span><text:span text:style-name="CharStyle57">17 </text:span><text:span text:style-name="CharStyle11">and said, “Then what does this scripture mean?—</text:span></text:p>
        <text:p text:style-name="P100"><text:span text:style-name="CharStyle14">The stone that the builders rejected</text:span></text:p>
        <text:p text:style-name="P123"><text:span text:style-name="CharStyle14">is the chief stone now of the corner.</text:span></text:p>
        <text:p text:style-name="P85"><text:span text:style-name="CharStyle11">Everyone who falls on that 18 stone -will be shattered, and whoever it falls upon will be crushed.”</text:span></text:p>
        <text:p text:style-name="P48"><text:span text:style-name="CharStyle11">At that hour the scribes and </text:span><text:span text:style-name="CharStyle57">19 </text:span><text:span text:style-name="CharStyle11">high priests tried to lay hands on him, but they were afraid of the people. They knew he had meant this parable for them.</text:span></text:p>
        <text:p text:style-name="P34"><text:span text:style-name="CharStyle11">So watching their chance they 20 sent spies who pretended to be honest persons, in order to seize on what he said and get him handed over to the authority and jurisdiction of the governor. They put this question to him, 21 “Teacher, we know you are straight in what you say and teach; you never look to human favour but teach the Way of God honestly. Is it right for 22 us to pay tribute to Caesar or not?” But he noted their 23 knavery and said to them,</text:span></text:p>
        <text:list xml:id="list8754599996247298682" text:style-name="L51">
          <text:list-item>
            <text:p text:style-name="P315"><text:span text:style-name="CharStyle11"><text:tab/>“Show me a shilling. Whose likeness and inscription does it bear?” “Caesar’s,” they replied.</text:span></text:p>
          </text:list-item>
          <text:list-item>
            <text:p text:style-name="P315"><text:span text:style-name="CharStyle11"><text:tab/>“Well then,” he said to them, “give Caesar what belongs to Caesar, give God what belongs</text:span></text:p>
          </text:list-item>
          <text:list-item>
            <text:p text:style-name="P315"><text:span text:style-name="CharStyle11"><text:tab/>to God.” So they could not seize on what he said before the people, and marvelling at his reply they said noth­ing.</text:span></text:p>
          </text:list-item>
          <text:list-item>
            <text:p text:style-name="P358"><text:span text:style-name="CharStyle11"><text:tab/>Some of the Sadducees came up, who deny any resurrection, and put a question to him.</text:span></text:p>
          </text:list-item>
          <text:list-item>
            <text:p text:style-name="P219"><text:span text:style-name="CharStyle19"><text:tab/>“Teacher,” they said, “Moses has written this law for us, that </text:span><text:span text:style-name="CharStyle14">if a man’s married brother dies and is childless, his brother is to take the woman and raise </text:span><text:span text:style-name="CharStyle58">off-</text:span></text:p>
          </text:list-item>
          <text:list-item>
            <text:p text:style-name="P300"><text:span text:style-name="CharStyle12"><text:tab/>spring for his brother.</text:span><text:span text:style-name="CharStyle11"> Well, there were seven brothers. The first married a wife and died</text:span></text:p>
          </text:list-item>
          <text:list-item>
            <text:p text:style-name="P315"><text:span text:style-name="CharStyle11"><text:tab/>childless. The second and the</text:span></text:p>
          </text:list-item>
          <text:list-item>
            <text:p text:style-name="P315"><text:span text:style-name="CharStyle11"><text:tab/>third took her, as indeed all the seven did, dying and leaving no</text:span></text:p>
          </text:list-item>
          <text:list-item>
            <text:p text:style-name="P315"><text:span text:style-name="CharStyle11"><text:tab/>children. Afterwards the worn-</text:span></text:p>
          </text:list-item>
          <text:list-item>
            <text:p text:style-name="P315"><text:span text:style-name="CharStyle11"><text:tab/>an died too. Now at the resur­rection whose wife will she be? She was wife to the seven of</text:span></text:p>
          </text:list-item>
          <text:list-item>
            <text:p text:style-name="P315"><text:span text:style-name="CharStyle11"><text:tab/>them.” Jesus said to them, “People in this world marry and</text:span></text:p>
          </text:list-item>
          <text:list-item>
            <text:p text:style-name="P315"><text:span text:style-name="CharStyle11"><text:tab/>are married, but those who are considered worthy to attain yonder world and the resurrec­tion from the dead neither</text:span></text:p>
          </text:list-item>
          <text:list-item>
            <text:p text:style-name="P315"><text:span text:style-name="CharStyle11"><text:tab/>marry nor are married, for they cannot die any more; they are equal to angels, and by sharing in the resurrection they are sons</text:span></text:p>
          </text:list-item>
          <text:list-item>
            <text:p text:style-name="P315"><text:span text:style-name="CharStyle11"><text:tab/>of God. And that the dead are raised, has been indicated by Moses in the passage on the Bush, when he calls </text:span><text:span text:style-name="CharStyle12">the Lord ‘God of Abraham and God of</text:span></text:p>
          </text:list-item>
          <text:list-item>
            <text:p text:style-name="P315"><text:span text:style-name="CharStyle11"><text:tab/></text:span><text:span text:style-name="CharStyle12">Isaac and God of Jacob.’</text:span><text:span text:style-name="CharStyle11"> God is not a God of dead people, but of living, for all live to him.”</text:span></text:p>
          </text:list-item>
          <text:list-item>
            <text:p text:style-name="P358"><text:span text:style-name="CharStyle11"><text:tab/>Some of the scribes declared, “Teacher, that was a fine an-</text:span></text:p>
          </text:list-item>
          <text:list-item>
            <text:p text:style-name="P315"><text:span text:style-name="CharStyle11"><text:tab/>swer!” They no longer dared</text:span></text:p>
          </text:list-item>
        </text:list>
        <text:p text:style-name="P24"><text:span text:style-name="CharStyle11">to put any question to him; but 41 he said to them, “How can people say that the Christ is David’s son? Why, David 42 himself says in the book of psalms,</text:span></text:p>
        <text:p text:style-name="P49"><text:span text:style-name="CharStyle12">The Lord said to my Lord, ‘Sit at my right hand, till I make your enemies a</text:span><text:span text:style-name="CharStyle11"> 43 </text:span><text:span text:style-name="CharStyle12">footstool for your feet.’ </text:span><text:span text:style-name="CharStyle11">David then calls him </text:span><text:span text:style-name="CharStyle12">Lord.</text:span><text:span text:style-name="CharStyle11"> So 44 how can he be his son?” And in 45 the hearing of all the people he said to his disciples, “Beware of 46 the scribes! They like to walk about in long robes, they are fond of being saluted in the marketplaces, of securing the front seats in synagogues and the best places at banquets; they prey upon the property of 47 widows and offer long, unreal prayers. All the heavier will their sentence be!”</text:span></text:p>
        <text:p text:style-name="P49"><text:span text:style-name="CharStyle11">Looking up he saw the </text:span><text:span text:style-name="CharStyle12">ey</text:span><text:span text:style-name="CharStyle11"> "J rich putting their gifts into « the treasury, and noticed a poor 2 widow putting two little coins in. He said, “I tell you plainly, 3 this poor widow has put in more than them all; for these people 4 all contributed out of their sur­plus, but she has given out of her neediness all her living.”</text:span></text:p>
        <text:p text:style-name="P49"><text:span text:style-name="CharStyle11">Some were speaking of the </text:span><text:span text:style-name="CharStyle20">5 </text:span><text:span text:style-name="CharStyle11">temple with its adornment of splendid stones and votive gifts, but he said, “As for what you </text:span><text:span text:style-name="CharStyle20">6 </text:span><text:span text:style-name="CharStyle11">see, there are days coming when not a stone will be left upon an­other, without being torn down.” So they asked him, 7 “Teacher, and when will this happen? What will be the sign for this to take place?” He said, </text:span><text:span text:style-name="CharStyle20">8 </text:span><text:span text:style-name="CharStyle11">“Take care that you are not mis­led; for many will come in my name saying, ‘I am he’ and ‘the time is near’—never go after them. And when you hear of 9 wars and disturbances, do not</text:span></text:p>
        <text:p text:style-name="P106"><text:soft-page-break/><text:span text:style-name="CharStyle11">be scared; </text:span><text:span text:style-name="CharStyle12">these have to come </text:span><text:span text:style-name="CharStyle11">first, but the end is not at</text:span></text:p>
        <text:list xml:id="list190816974371537" text:style-name="L45">
          <text:list-item>
            <text:p text:style-name="P216"><text:span text:style-name="CharStyle19"><text:tab/>once.” Then he said to them, </text:span><text:span text:style-name="CharStyle14">“Nation will rise against nation,</text:span></text:p>
          </text:list-item>
          <text:list-item>
            <text:p text:style-name="P266"><text:span text:style-name="CharStyle11"><text:tab/></text:span><text:span text:style-name="CharStyle12">and realm against realm,</text:span><text:span text:style-name="CharStyle11"> there will be great earthquakes with famine and pestilence here and there, there will be awful por­tents and great signs from</text:span></text:p>
          </text:list-item>
          <text:list-item>
            <text:p text:style-name="P251"><text:span text:style-name="CharStyle11"><text:tab/>heaven. But before all that, men will lay hands on you and persecute you, handing you over to synagogues and prisons; you will be dragged before kings and governors for the sake of my</text:span></text:p>
          </text:list-item>
          <text:list-item>
            <text:p text:style-name="P251"><text:span text:style-name="CharStyle11"><text:tab/>name. That will turn out an op­portunity for you to bear wit-</text:span></text:p>
          </text:list-item>
          <text:list-item>
            <text:p text:style-name="P251"><text:span text:style-name="CharStyle11"><text:tab/>ness. So resolve to yourselves that you will not rehearse your</text:span></text:p>
          </text:list-item>
          <text:list-item>
            <text:p text:style-name="P251"><text:span text:style-name="CharStyle11"><text:tab/>defence beforehand, for I will give you words and wisdom that not one of your opponents will</text:span></text:p>
          </text:list-item>
          <text:list-item>
            <text:p text:style-name="P251"><text:span text:style-name="CharStyle11"><text:tab/>be able to meet or refute. You will be betrayed by your very parents and brothers and kins­men and friends, and some of</text:span></text:p>
          </text:list-item>
          <text:list-item>
            <text:p text:style-name="P251"><text:span text:style-name="CharStyle11"><text:tab/>you will be put to death. You will be hated by all on account</text:span></text:p>
          </text:list-item>
          <text:list-item>
            <text:p text:style-name="P251"><text:span text:style-name="CharStyle11"><text:tab/>of my name; but not a hair of</text:span></text:p>
          </text:list-item>
          <text:list-item>
            <text:p text:style-name="P251"><text:span text:style-name="CharStyle11"><text:tab/>your head will perish. Hold out stedfast and you win your souls.</text:span></text:p>
          </text:list-item>
          <text:list-item>
            <text:p text:style-name="P267"><text:span text:style-name="CharStyle11"><text:tab/>But when you see Jerusalem surrounded by armies, then be sure her desolation is not far</text:span></text:p>
          </text:list-item>
          <text:list-item>
            <text:p text:style-name="P255"><text:span text:style-name="CharStyle11"><text:tab/>away. Then let those who are in Judaea fly to the hills, let those who are in the city escape, and let not those who are in the country come in to the city;</text:span></text:p>
          </text:list-item>
          <text:list-item>
            <text:p text:style-name="P246"><text:span text:style-name="CharStyle11"><text:tab/>for these are </text:span><text:span text:style-name="CharStyle12">the days of the di­vine vengeance,</text:span><text:span text:style-name="CharStyle11"> in fulfilment of all that is written in scrip-</text:span></text:p>
          </text:list-item>
          <text:list-item>
            <text:p text:style-name="P246"><text:span text:style-name="CharStyle11"><text:tab/>ture. Woe to women with child and to women who give suck in those days, for sore anguish will come upon the land and Wrath on this people;</text:span></text:p>
          </text:list-item>
          <text:list-item>
            <text:p text:style-name="P240"><text:span text:style-name="CharStyle11"><text:tab/>they will fall by the edge of the sword, they will Ee carried prisoners to all nations, and </text:span><text:span text:style-name="CharStyle12">Jerusalem</text:span><text:span text:style-name="CharStyle11"> will be </text:span><text:span text:style-name="CharStyle12">under the</text:span></text:p>
          </text:list-item>
        </text:list>
        <text:p text:style-name="P24"><text:span text:style-name="CharStyle12">heel of the Gentiles</text:span><text:span text:style-name="CharStyle11"> till the period of the Gentiles expires. And there will be signs in sun 25 and moon and stars, while on earth the nations will be in dis­may, bewildered </text:span><text:span text:style-name="CharStyle12">at the roar of sea and waves,</text:span><text:span text:style-name="CharStyle11"> men swooning 26 with panic and foreboding of what is to befall the universe, for </text:span><text:span text:style-name="CharStyle12">the orbs of heaven will be shaken;</text:span><text:span text:style-name="CharStyle11"> and then shall be seen 27 </text:span><text:span text:style-name="CharStyle12">the Son of man coming in a cloud</text:span><text:span text:style-name="CharStyle11"> with power and glory. But when these things begin to 28 happen, look up and raise your heads, for your deliverance is not far off.”</text:span></text:p>
        <text:p text:style-name="P71"><text:span text:style-name="CharStyle11">And he told them a parable. 29 “Look at the fig tree and indeed at all the trees; as soon as they 30 put out their leaves, you can see for yourselves that summer is at hand. So, whenever you see all 31 this happen, be sure the Beign of God is at hand.</text:span></text:p>
        <text:p text:style-name="P71"><text:span text:style-name="CharStyle11">I tell you truly, the present 32 generation will not pass away, till all this happens. Heaven 33 and earth will pass away, but my words never!</text:span></text:p>
        <text:p text:style-name="P71"><text:span text:style-name="CharStyle11">Take heed to yourselves lest 34 your hearts are overpowered by dissipation and drunkenness and worldly anxieties, and so that Day catches you suddenly like </text:span><text:span text:style-name="CharStyle12">a trap.</text:span><text:span text:style-name="CharStyle11"> For it will come </text:span><text:span text:style-name="CharStyle12">upon</text:span><text:span text:style-name="CharStyle11"> all 33 </text:span><text:span text:style-name="CharStyle12">dwellers on</text:span><text:span text:style-name="CharStyle11"> the face of all </text:span><text:span text:style-name="CharStyle12">the earth.</text:span><text:span text:style-name="CharStyle11"> From hour to hour keep 36 awake, praying that you may succeed in escaping all these dangers to come and in standing before the Son of man.”</text:span></text:p>
        <text:p text:style-name="P71"><text:span text:style-name="CharStyle11">By day he taught in the tern- 37 pie, but at night he went outside the city and passed the night on the hill called the Olive-Orchard. And all the people used to come 38 early in the morning to listen to him in the temple.</text:span></text:p>
        <text:p text:style-name="P71"><text:soft-page-break/><text:span text:style-name="CharStyle11">Now the feast of un- nn leavened bread (which is</text:span></text:p>
      </text:section>
      <text:section text:style-name="Sect4" text:name="Section17">
        <text:p text:style-name="P441"><text:span text:style-name="CharStyle11">called the passover) was near.</text:span></text:p>
        <text:list xml:id="list7648534748718368648" text:style-name="L52">
          <text:list-item>
            <text:p text:style-name="P377"><text:span text:style-name="CharStyle11"><text:tab/>The high priests and scribes were trying how to get him put to death (for they were afraid</text:span></text:p>
          </text:list-item>
          <text:list-item>
            <text:p text:style-name="P377"><text:span text:style-name="CharStyle11"><text:tab/>of the people), and Satan en­tered Judas called Iscariot, a</text:span></text:p>
          </text:list-item>
          <text:list-item>
            <text:p text:style-name="P403"><text:span text:style-name="CharStyle11"><text:tab/>member of the twelve, who went off to discuss with the high priests and commanders how he could betray him to them.</text:span></text:p>
          </text:list-item>
          <text:list-item>
            <text:p text:style-name="P403"><text:span text:style-name="CharStyle11"><text:tab/>They were delighted, and ar-</text:span></text:p>
          </text:list-item>
          <text:list-item>
            <text:p text:style-name="P403"><text:span text:style-name="CharStyle11"><text:tab/>ranged to pay him for it. He agreed, and sought a good op­portunity for betraying him to them in the absence of the crowd.</text:span></text:p>
          </text:list-item>
          <text:list-item>
            <text:p text:style-name="P406"><text:span text:style-name="CharStyle11"><text:tab/>Then came the day of un­leavened bread, when the pas­chal lamb had to be sacrificed.</text:span></text:p>
          </text:list-item>
          <text:list-item>
            <text:p text:style-name="P382"><text:span text:style-name="CharStyle11"><text:tab/>So Jesus despatched Peter and John, saying, “Go and prepare the passover for us to eat.”</text:span></text:p>
          </text:list-item>
          <text:list-item>
            <text:p text:style-name="P382"><text:span text:style-name="CharStyle11"><text:tab/>They asked him, “Where do</text:span></text:p>
          </text:list-item>
          <text:list-item>
            <text:p text:style-name="P395"><text:span text:style-name="CharStyle11"><text:tab/>you want us to prepare it?” He</text:span></text:p>
          </text:list-item>
        </text:list>
        <text:p text:style-name="P170"><text:span text:style-name="CharStyle11">said to them, “When you enter the city, you wall meet a man carrying a water-jar:<text:tab/>follow</text:span></text:p>
        <text:list xml:id="list190840086455853" text:continue-numbering="true" text:style-name="L52">
          <text:list-item>
            <text:p text:style-name="P395"><text:span text:style-name="CharStyle11"><text:tab/>him to the house he enters, and tell the owner of the house, ‘The Teacher asks you, Where is the room in which I can eat the pass-</text:span></text:p>
          </text:list-item>
          <text:list-item>
            <text:p text:style-name="P386"><text:span text:style-name="CharStyle11"><text:tab/>over with my disciples?’ Then he will show you a large room upstairs, with couches spread; make your preparations there.”</text:span></text:p>
          </text:list-item>
          <text:list-item>
            <text:p text:style-name="P386"><text:span text:style-name="CharStyle11"><text:tab/>They went off and found it was as he had told them. So they</text:span></text:p>
          </text:list-item>
          <text:list-item>
            <text:p text:style-name="P386"><text:span text:style-name="CharStyle11"><text:tab/>prepared the passover, and when the hour came he took his place, with the apostles beside him.</text:span></text:p>
          </text:list-item>
          <text:list-item>
            <text:p text:style-name="P386"><text:span text:style-name="CharStyle11"><text:tab/>He said to them, “I have longed eagerly to eat this passover with</text:span></text:p>
          </text:list-item>
          <text:list-item>
            <text:p text:style-name="P386"><text:span text:style-name="CharStyle11"><text:tab/>you before I suffer, for I tell you I will never eat the passover again till the fulfilment of it</text:span></text:p>
          </text:list-item>
          <text:list-item>
            <text:p text:style-name="P386"><text:span text:style-name="CharStyle11"><text:tab/>in the Reign of God.” And he took a cup which was handed to him, gave thanks to God and said, “Take this and distribute</text:span></text:p>
          </text:list-item>
          <text:list-item>
            <text:p text:style-name="P386"><text:span text:style-name="CharStyle11"><text:tab/>it among yourselves, for I tell you I will never drink the prod­</text:span></text:p>
          </text:list-item>
        </text:list>
        <text:p text:style-name="P24"><text:span text:style-name="CharStyle11">uce of the vine again till such time as God’s Reign comes.” Then he took a loaf, and after 19 thanking God he broke it and gave it to them, saying, “This means my body given up for your sake; do this in memory of me.” So too he gave them the 20 cup after supper, saying, “This cup means the new </text:span><text:span text:style-name="CharStyle12">covenant </text:span><text:span text:style-name="CharStyle11">ratified </text:span><text:span text:style-name="CharStyle12">by</text:span><text:span text:style-name="CharStyle11"> my </text:span><text:span text:style-name="CharStyle12">blood</text:span><text:span text:style-name="CharStyle11"> shed for your sake. But the hand of my 21 betrayer is on the table beside me! The Son of man moves to 22 his end indeed, as it has been de­creed, but woe to the man by whom he is betrayed!” They 23 began to discuss among them­selves which of them could pos­sibly be going to do such a thing. A quarrel also rose among 24 them as to which of them could be considered the greatest. But 25 Jesus said to them,</text:span></text:p>
        <text:p text:style-name="P95"><text:span text:style-name="CharStyle11">“The kings of the Gentiles rule over them,</text:span></text:p>
        <text:p text:style-name="P65"><text:soft-page-break/><text:span text:style-name="CharStyle11">and their authorities take the name of ‘Benefactor’: not so with you.<text:tab/>26</text:span></text:p>
        <text:p text:style-name="P95"><text:span text:style-name="CharStyle11">He who is greatest among you must be like the youngest,</text:span></text:p>
        <text:p text:style-name="P95"><text:span text:style-name="CharStyle11">and he who is chief like a serv­ant.</text:span></text:p>
        <text:p text:style-name="P95"><text:span text:style-name="CharStyle11">Which is the greater, guest or 27 servant? Is it not the guest?</text:span></text:p>
        <text:p text:style-name="P130"><text:span text:style-name="CharStyle11">But I am among you as a servant.</text:span></text:p>
        <text:p text:style-name="P87"><text:span text:style-name="CharStyle11">It is you who have stood by 28 me through my trials; so, as my 29 Father has assigned me royal power, I assign you the right of 30 eating and drinking at my table in my Realm and of sitting on thrones to rule the twelve tribes of Israel.</text:span></text:p>
        <text:p text:style-name="P87"><text:span text:style-name="CharStyle11">Simon, Simon, Satan has 31 claimed the right to sift you all like wheat, but I have prayed 32 that your own faith may not</text:span></text:p>
        <text:p text:style-name="P426"><text:span text:style-name="CharStyle11">fail. And you in turn must prove a strength to your broth-</text:span></text:p>
        <text:list xml:id="list9029410810793450633" text:style-name="L53">
          <text:list-item>
            <text:p text:style-name="P301"><text:span text:style-name="CharStyle11"><text:tab/>ers.” “Lord,” he said, “I am ready to go with you to prison</text:span></text:p>
          </text:list-item>
          <text:list-item>
            <text:p text:style-name="P316"><text:span text:style-name="CharStyle11"><text:tab/>and to death.” Jesus said, “I tell you, Peter, the cock will not crow to-day before you have three times denied that you know me.”</text:span></text:p>
          </text:list-item>
          <text:list-item>
            <text:p text:style-name="P359"><text:span text:style-name="CharStyle11"><text:tab/>He said to them, “When I sent you out with neither purse nor wallet nor sandals, were you in want of anything?” “No,” they said, “nothing.”</text:span></text:p>
          </text:list-item>
          <text:list-item>
            <text:p text:style-name="P301"><text:span text:style-name="CharStyle11"><text:tab/>Then he said to them, “But he who has a purse must take it now, and the same with a wal­let; and he who has no sword must sell his coat and buy one.</text:span></text:p>
          </text:list-item>
          <text:list-item>
            <text:p text:style-name="P293"><text:span text:style-name="CharStyle11"><text:tab/>For I tell you, this word of scripture must be fulfilled in me: </text:span><text:span text:style-name="CharStyle12">he was classed among criminals. </text:span><text:span text:style-name="CharStyle11">Yes, there is an end to all that</text:span></text:p>
          </text:list-item>
          <text:list-item>
            <text:p text:style-name="P293"><text:span text:style-name="CharStyle11"><text:tab/>refers to me.” “Lord,” they said, “here are two swords!” “Enough! Enough!” he an­swered.</text:span></text:p>
          </text:list-item>
          <text:list-item>
            <text:p text:style-name="P359"><text:span text:style-name="CharStyle11"><text:tab/>Then he went outside and made his way to the Hill of Olives, as he was accustomed.</text:span></text:p>
          </text:list-item>
          <text:list-item>
            <text:p text:style-name="P293"><text:span text:style-name="CharStyle11"><text:tab/>The disciples followed him, and when he reached the spot he said to them, “Pray that you may</text:span></text:p>
          </text:list-item>
          <text:list-item>
            <text:p text:style-name="P293"><text:span text:style-name="CharStyle11"><text:tab/>not slip into temptation.” He withdrew about a stone’s throw and knelt in prayer, saying,</text:span></text:p>
          </text:list-item>
          <text:list-item>
            <text:p text:style-name="P293"><text:span text:style-name="CharStyle11"><text:tab/>“Father, if it please thee, take this cup away from me. But thy wifi, not mine, be done.”</text:span></text:p>
          </text:list-item>
          <text:list-item>
            <text:p text:style-name="P293"><text:span text:style-name="CharStyle11"><text:tab/>And an angel from heaven ap-</text:span></text:p>
          </text:list-item>
          <text:list-item>
            <text:p text:style-name="P293"><text:span text:style-name="CharStyle11"><text:tab/>peared to strengthen him; he fell into an agony and prayed with greater intensity, his sweat dropping to the ground like</text:span></text:p>
          </text:list-item>
          <text:list-item>
            <text:p text:style-name="P293"><text:span text:style-name="CharStyle11"><text:tab/>clots of blood. Then rising from prayer he went to the disciples, only to find them asleep from</text:span></text:p>
          </text:list-item>
          <text:list-item>
            <text:p text:style-name="P293"><text:span text:style-name="CharStyle11"><text:tab/>sheer sorrow. He said to them, “Why are you sleeping? Get up and pray that you may not</text:span></text:p>
          </text:list-item>
          <text:list-item>
            <text:p text:style-name="P293"><text:span text:style-name="CharStyle11"><text:tab/>slip into temptation.” While</text:span></text:p>
          </text:list-item>
        </text:list>
        <text:p text:style-name="P24"><text:span text:style-name="CharStyle11">he was still speaking, there came a mob headed by the man called Judas, one of the twelve, who approached in order to kiss Jesus. “Judas!” said Jesus— 48 “betraying the Son of man with a kiss?” Now when the sup- </text:span><text:span text:style-name="CharStyle20">49 </text:span><text:span text:style-name="CharStyle11">porters of Jesus saw what was going to happen, they said, “Lord, shall we strike with our swords?” One of them did strike 50 the servant of the high priest, cutting off his right ear; but 51 Jesus said, “No more of that!” and cured him by touching his ear. Then he said to the high 52 priests and commanders of the temple and elders who had ar­rived to arrest him, “Have you sallied out to seize me like a robber, with swords and cud­gels? Day after day I was 53 beside you in the temple, and you never stretched a hand against me. But this is your hour, and the dark Power has its way.”</text:span></text:p>
        <text:p text:style-name="P49"><text:span text:style-name="CharStyle11">Then they arrested him and </text:span><text:span text:style-name="CharStyle20">54 </text:span><text:span text:style-name="CharStyle11">led him away inside the house of the high priest. Peter fol­lowed at a distance and sat down </text:span><text:span text:style-name="CharStyle20">55 </text:span><text:span text:style-name="CharStyle11">among some people who had lit a fire in the courtyard and were sitting round it. A maidservant 56 who noticed him sitting by the fire took a long look at him and said, “That fellow was with him too.” But he disowned him, say- </text:span><text:span text:style-name="CharStyle20">57 </text:span><text:span text:style-name="CharStyle11">ing, “Woman, I know nothing about him.” Shortly after- 58 wards another man noticed him and said, “Why, you are one of them!” “Man,” said Peter, “I am not.” About an hour had 59 passed when another man in­sisted, “That fellow really was with him. Why, he is a Gali­lean!” “Man,” said Peter, “I 60 don’t know what you mean.” Instantly, just as he was speak­ing, the cock crowed; the Lord 61</text:span></text:p>
      </text:section>
      <text:section text:style-name="Sect5" text:name="Section18">
        <text:p text:style-name="P221"><draw:frame draw:style-name="fr8" draw:name="58" text:anchor-type="paragraph" svg:x="1.5811in" svg:y="4.4098in" svg:width="0.2701in" svg:height="0.0161in" draw:z-index="62"><draw:image xlink:href="Pictures/10000000000000290000001BC0C8F988.jpg" xlink:type="simple" xlink:show="embed" xlink:actuate="onLoad"/><draw:contour-polygon svg:width="0.2693in" svg:height="0.1799in" svg:viewBox="0 0 684 457" draw:points="0,0 684,0 684,457 0,457" draw:recreate-on-edit="true"/></draw:frame></text:p>
        <text:p text:style-name="P169"><text:span text:style-name="CharStyle11">turned round and looked at Peter, and then Peter remem­bered what the Lord had told him, that ‘Before cock-crow to­day, you will disown me three</text:span></text:p>
        <text:list xml:id="list6568980539221438575" text:style-name="L54">
          <text:list-item>
            <text:p text:style-name="P399"><text:span text:style-name="CharStyle11"><text:tab/>times.’ And he went outside and wept bitterly.</text:span></text:p>
          </text:list-item>
          <text:list-item>
            <text:p text:style-name="P408"><text:span text:style-name="CharStyle11"><text:tab/>Meantime the men who had Jesus in custody flogged him</text:span></text:p>
          </text:list-item>
          <text:list-item>
            <text:p text:style-name="P409"><text:span text:style-name="CharStyle11"><text:tab/>and made fun of him; blind­folding him, they would ask him, “Prophesy, tell us who</text:span></text:p>
          </text:list-item>
          <text:list-item>
            <text:p text:style-name="P409"><text:span text:style-name="CharStyle11"><text:tab/>struck you?” And many an­other insult they uttered against him.</text:span></text:p>
          </text:list-item>
          <text:list-item>
            <text:p text:style-name="P408"><text:span text:style-name="CharStyle11"><text:tab/>When day broke, the elders of the people all met, along with the high priests and scribes, and had him brought before their Sanhedrin. They said to</text:span></text:p>
          </text:list-item>
          <text:list-item>
            <text:p text:style-name="P397"><text:span text:style-name="CharStyle11"><text:tab/>him, “Tell us if you are the Christ.” He said to them, “You will not believe me if I tell</text:span></text:p>
          </text:list-item>
          <text:list-item>
            <text:p text:style-name="P391"><text:span text:style-name="CharStyle11"><text:tab/>you, and you will not answer me when I put a question to</text:span></text:p>
          </text:list-item>
          <text:list-item>
            <text:p text:style-name="P220"><text:span text:style-name="CharStyle19"><text:tab/>you. But after this </text:span><text:span text:style-name="CharStyle14">the Son of man will be seated at God’s</text:span></text:p>
          </text:list-item>
          <text:list-item>
            <text:p text:style-name="P391"><text:span text:style-name="CharStyle12"><text:tab/>right hand</text:span><text:span text:style-name="CharStyle11"> of power.” “Are you the Son of God then?” they all said. “Certainly,” he replied,</text:span></text:p>
          </text:list-item>
          <text:list-item>
            <text:p text:style-name="P391"><text:span text:style-name="CharStyle11"><text:tab/>“I am.” So they said, “What more evidence do we need? We have heard it from his own lips.”</text:span></text:p>
          </text:list-item>
        </text:list>
        <text:p text:style-name="P21"><text:span text:style-name="CharStyle11">Then the whole body of them rose and led him to</text:span></text:p>
        <text:list xml:id="list3090022928132388233" text:style-name="L55">
          <text:list-item>
            <text:p text:style-name="P404"><text:span text:style-name="CharStyle11"><text:tab/>Pilate. They proceeded to accuse him, saying, “We have discovered this fellow perverting our nation, forbidding tribute to be paid to Caesar, and alleging he is king</text:span></text:p>
          </text:list-item>
          <text:list-item>
            <text:p text:style-name="P404"><text:span text:style-name="CharStyle11"><text:tab/>messiah.” Pilate asked him, “Are you the king of the Jews?”</text:span></text:p>
          </text:list-item>
          <text:list-item>
            <text:p text:style-name="P404"><text:span text:style-name="CharStyle11"><text:tab/>He replied, “Certainly.” And Pilate said to the high priests and the crowds, “I cannot find anything criminal about</text:span></text:p>
          </text:list-item>
          <text:list-item>
            <text:p text:style-name="P414"><text:span text:style-name="CharStyle11"><text:tab/>him.” But they insisted, “He stirs up the people by teaching all over Judaea. He started from Galilee and now he is here.”</text:span></text:p>
          </text:list-item>
        </text:list>
        <text:p text:style-name="P24"><text:span text:style-name="CharStyle11">When Pilate heard that, he 6 asked if the man was a Galilean, and ascertaining that he came </text:span><text:span text:style-name="CharStyle20">7 </text:span><text:span text:style-name="CharStyle11">under the jurisdiction of Herod he remitted him to Herod, who himself was in Jerusalem during those days.</text:span></text:p>
        <text:p text:style-name="P49"><text:span text:style-name="CharStyle11">Herod was greatly delighted to 8 see Jesus; he had long wanted to see him, because he had heard about him, and also because he hoped to see him perform some miracle. But though he put 9 many questions to him, Jesus gave him no answer. Meanwhile </text:span><text:span text:style-name="CharStyle53">10 </text:span><text:span text:style-name="CharStyle11">the high priests and scribes stood and accused him with might and main. Then Herod and his 11 troops scoffed at him and made fun of him, and after arraying him in a bright robe he remitted him to Pilate. Herod and Pilate </text:span><text:span text:style-name="CharStyle53">12 </text:span><text:span text:style-name="CharStyle11">became friends that day—pre­viously they had been at enmity.</text:span></text:p>
        <text:p text:style-name="P49"><text:span text:style-name="CharStyle11">Then summoning the high 13 priests and rulers and the peo­ple, Pilate said to them, “You 14 brought me this man as being an inciter to rebellion among the people. I have examined him be­fore you and found nothing criminal about him, for all your accusations against him. No, 15 nor has Herod, for he has re­mitted him to us. He has done nothing, you see, that calls for death; so I shall release him 16 with a whipping.”* But they 18 shouted one and all, “Away with him! Release Bar-Abbas for us!” (This was a man who had 19 been put into prison on account of a riot which had taken place in the city, and also on a charge of murder.) </text:span><text:span text:style-name="CharStyle53">Again </text:span><text:span text:style-name="CharStyle11">Pilate ad- </text:span><text:span text:style-name="CharStyle53">20 </text:span><text:span text:style-name="CharStyle11">dressed them, for he wanted to release Jesus; but they roared, </text:span><text:span text:style-name="CharStyle53">21 </text:span><text:span text:style-name="CharStyle11">“To the cross, to the cross with</text:span></text:p>
        <text:p text:style-name="P53"><text:span text:style-name="CharStyle46">* Omitting [dvdymiv elxev daoMeiv </text:span><text:span text:style-name="CharStyle61">aitots </text:span><text:span text:style-name="CharStyle46">xaxd </text:span><text:span text:style-name="CharStyle61">ioetriv Eva) </text:span><text:span text:style-name="CharStyle46">as an explana­tory and harmonistic gloss.</text:span></text:p>
      </text:section>
      <text:section text:style-name="Sect5" text:name="Section19">
        <text:list xml:id="list723302735437345341" text:style-name="L56">
          <text:list-item>
            <text:p text:style-name="P371"><text:span text:style-name="CharStyle11"><text:tab/>him!” He asked them a third time, “But what crime has he committed? I have found noth­ing about him that deserves death; so I shall release him</text:span></text:p>
          </text:list-item>
          <text:list-item>
            <text:p text:style-name="P317"><text:span text:style-name="CharStyle11"><text:tab/>with a whipping.” But they loudly urged their demand that he should be crucified, and their</text:span></text:p>
          </text:list-item>
          <text:list-item>
            <text:p text:style-name="P317"><text:span text:style-name="CharStyle11"><text:tab/>shouts carried the day. Pilate gave sentence that their demand was to be carried out; he re­leased the man they wanted,</text:span></text:p>
          </text:list-item>
          <text:list-item>
            <text:p text:style-name="P317"><text:span text:style-name="CharStyle11"><text:tab/>the man who had been im­prisoned for riot and murder, and Jesus he handed over to their will.</text:span></text:p>
          </text:list-item>
          <text:list-item>
            <text:p text:style-name="P344"><text:span text:style-name="CharStyle11"><text:tab/>As they led him off, they caught hold of Simon a Cyrenian on his way from the country, laying the cross on him to carry</text:span></text:p>
          </text:list-item>
          <text:list-item>
            <text:p text:style-name="P302"><text:span text:style-name="CharStyle11"><text:tab/>after Jesus. He was followed by a large multitude of the peo­ple and also of women who beat their breasts and lamented</text:span></text:p>
          </text:list-item>
          <text:list-item>
            <text:p text:style-name="P302"><text:span text:style-name="CharStyle11"><text:tab/>him; but Jesus turned to them and said, “Daughters of Jeru­salem, weep not for me but weep for yourselves and for your chil-</text:span></text:p>
          </text:list-item>
          <text:list-item>
            <text:p text:style-name="P302"><text:span text:style-name="CharStyle11"><text:tab/>dren! For there are days com­ing when the cry will be,</text:span></text:p>
          </text:list-item>
        </text:list>
        <text:p text:style-name="P55"><text:span text:style-name="CharStyle11">‘Blessed are the barren, the wombs that have never borne</text:span></text:p>
        <text:p text:style-name="P111"><text:span text:style-name="CharStyle11">and the breasts that never have suckled!’</text:span></text:p>
        <text:list xml:id="list190839290085605" text:continue-numbering="true" text:style-name="L56">
          <text:list-item>
            <text:p text:style-name="P344"><text:span text:style-name="CharStyle11"><text:tab/>Then will people say </text:span><text:span text:style-name="CharStyle12">to the</text:span></text:p>
          </text:list-item>
        </text:list>
        <text:p text:style-name="P165"><text:span text:style-name="CharStyle14">mountains, ‘Fall on -us!’ and to the hills, ‘Cover us.’</text:span></text:p>
        <text:list xml:id="list190838983454034" text:continue-numbering="true" text:style-name="L56">
          <text:list-item>
            <text:p text:style-name="P344"><text:span text:style-name="CharStyle11"><text:tab/>For if this is what they do</text:span></text:p>
          </text:list-item>
        </text:list>
        <text:p text:style-name="P114"><text:span text:style-name="CharStyle11">when the wood is green, •what will they do when the wood is dry?”</text:span></text:p>
        <text:list xml:id="list190839251837895" text:continue-numbering="true" text:style-name="L56">
          <text:list-item>
            <text:p text:style-name="P344"><text:span text:style-name="CharStyle11"><text:tab/>Two criminals were also led out with him to be executed,</text:span></text:p>
          </text:list-item>
          <text:list-item>
            <text:p text:style-name="P302"><text:span text:style-name="CharStyle11"><text:tab/>and when they came to the place called The Skull, they crucified him there along with the crimi­nals, one at his right and one at</text:span></text:p>
          </text:list-item>
          <text:list-item>
            <text:p text:style-name="P317"><text:span text:style-name="CharStyle11"><text:tab/>his left. Jesus said, “Father, for­give them, they do not know what they are doing.” Then</text:span></text:p>
          </text:list-item>
        </text:list>
        <text:p text:style-name="P43"><text:span text:style-name="CharStyle19">they </text:span><text:span text:style-name="CharStyle14">distributed his clothes among themselves by drawing lots.</text:span></text:p>
        <text:p text:style-name="P93"><text:span text:style-name="CharStyle11">The people stood and stared, </text:span><text:span text:style-name="CharStyle20">3</text:span><text:span text:style-name="CharStyle11">S while the rulers sneered at him, saying, “He saved others, let him save himself, if he is the Christ of God, the Chosen One!” The soldiers made fun of him too 36 by coming up and handing him vinegar, saying, “If you are the </text:span><text:span text:style-name="CharStyle20">37 </text:span><text:span text:style-name="CharStyle11">king of the Jews, save yourself.” (For there was an inscription 38 over him in Greek and Latin and Hebrew characters,</text:span></text:p>
        <text:p text:style-name="P38"><text:span text:style-name="CharStyle64">THIS IS THE KING OF THE JEWS.)</text:span></text:p>
        <text:p text:style-name="P24"><text:span text:style-name="CharStyle11">One of the criminals who had 39 been hanged also abused him, saying, “Are you not the Christ? Save yourself and us as well.” But the other checked 40 him, saying, “Have you no fear even of God? You are suffering the same punish­ment as he. And we suffer 41 justly; we are getting what we deserve for our deeds. But he has done no harm.” And 42 he added, “Jesus, do not forget me when you come to reign.”</text:span></text:p>
        <text:p text:style-name="P24"><text:soft-page-break/><text:span text:style-name="CharStyle11">“I tell you truly,” said Jesus, 43 “you will be in paradise with me this very day.”</text:span></text:p>
        <text:p text:style-name="P92"><text:span text:style-name="CharStyle11">By this time it was about </text:span><text:span text:style-name="CharStyle20">44 </text:span><text:span text:style-name="CharStyle11">twelve o’clock, and darkness covered the whole land till three o’clock, owing to an eclipse of </text:span><text:span text:style-name="CharStyle20">43 </text:span><text:span text:style-name="CharStyle11">the sun; the curtain in the mid­dle of the temple was torn in two. Then with a loud cry Jesus 46 said, “Father, </text:span><text:span text:style-name="CharStyle43">1</text:span><text:span text:style-name="CharStyle12"> trust my spirit to thy hands,”</text:span><text:span text:style-name="CharStyle11"> and with these words he expired. When the 47 army-captain saw what had hap­pened, he glorified God, saying, “This man was really innocent.” And when all the crowds who 48 had collected for the sight saw what had happened, they turned away beating their breasts. As </text:span><text:span text:style-name="CharStyle12">-Y)</text:span></text:p>
        <text:p text:style-name="P427"><draw:frame draw:style-name="fr7" draw:name="59" text:anchor-type="paragraph" svg:x="1.598in" svg:y="3.4571in" svg:width="0.2736in" svg:height="0.0161in" draw:z-index="63"><draw:image xlink:href="Pictures/10000000000000290000001A4FE866CD.jpg" xlink:type="simple" xlink:show="embed" xlink:actuate="onLoad"/><draw:contour-polygon svg:width="0.2728in" svg:height="0.1728in" svg:viewBox="0 0 693 439" draw:points="0,0 693,0 693,439 0,439" draw:recreate-on-edit="true"/></draw:frame><text:span text:style-name="CharStyle11">for </text:span><text:span text:style-name="CharStyle12">his acquaintances,</text:span><text:span text:style-name="CharStyle11"> they </text:span><text:span text:style-name="CharStyle12">were all standing at a distance</text:span><text:span text:style-name="CharStyle11"> to look on, with the women who had accompanied him from Galilee.</text:span></text:p>
        <text:list xml:id="list5962947414958989852" text:style-name="L57">
          <text:list-item>
            <text:p text:style-name="P330"><text:span text:style-name="CharStyle11"><text:tab/>Now there was a man called Joseph, a member of council but</text:span></text:p>
          </text:list-item>
          <text:list-item>
            <text:p text:style-name="P318"><text:span text:style-name="CharStyle11"><text:tab/>a good and just man who had not voted for their plan of action; he belonged to Arima- thsea, a Jewish town, and he was on the outlook for the Reign</text:span></text:p>
          </text:list-item>
          <text:list-item>
            <text:p text:style-name="P303"><text:span text:style-name="CharStyle11"><text:tab/>of God. This Joseph went to Pilate and asked him for the</text:span></text:p>
          </text:list-item>
          <text:list-item>
            <text:p text:style-name="P303"><text:span text:style-name="CharStyle11"><text:tab/>body of Jesus. He then took it down, wrapped it in linen, and put it in a tomb cut out of the rock, where no one had yet been buried.</text:span></text:p>
          </text:list-item>
          <text:list-item>
            <text:p text:style-name="P330"><text:span text:style-name="CharStyle11"><text:tab/>It was the day of the Prepara­tion and the sabbath was just</text:span></text:p>
          </text:list-item>
          <text:list-item>
            <text:p text:style-name="P285"><text:span text:style-name="CharStyle11"><text:tab/>dawning; so the women who had accompanied him from Galilee and who had followed Joseph, noted the tomb and the</text:span></text:p>
          </text:list-item>
          <text:list-item>
            <text:p text:style-name="P327"><text:span text:style-name="CharStyle11"><text:tab/>position of the body, and then they went home, to prepare</text:span></text:p>
          </text:list-item>
        </text:list>
        <text:p text:style-name="P21"><text:span text:style-name="CharStyle11">spices and perfumes. On the sabbath they rested, in obedience to God’s command, but on the first day of the week at early dawn they took the spices they had prepared and</text:span></text:p>
        <text:list xml:id="list8598246191097094879" text:style-name="L58">
          <text:list-item>
            <text:p text:style-name="P360"><text:span text:style-name="CharStyle11"><text:tab/>went to the tomb. The boulder they found rolled away from</text:span></text:p>
          </text:list-item>
          <text:list-item>
            <text:p text:style-name="P360"><text:span text:style-name="CharStyle11"><text:tab/>the tomb; but when they went inside, they could not fmd the</text:span></text:p>
          </text:list-item>
          <text:list-item>
            <text:p text:style-name="P322"><text:span text:style-name="CharStyle11"><text:tab/>body of the Lord Jesus. They were puzzling over this, when two men flashed on them in</text:span></text:p>
          </text:list-item>
          <text:list-item>
            <text:p text:style-name="P322"><text:span text:style-name="CharStyle11"><text:tab/>dazzling raiment. They were terrified and bent their faces to the ground, but the men said to them, “Why search among the dead for him who is alive?</text:span></text:p>
          </text:list-item>
          <text:list-item>
            <text:p text:style-name="P322"><text:span text:style-name="CharStyle11"><text:tab/>He is not here, he has risen. Remember how he told you, when he was still in Galilee,</text:span></text:p>
          </text:list-item>
          <text:list-item>
            <text:p text:style-name="P322"><text:span text:style-name="CharStyle11"><text:tab/>that the Son of man had to be betrayed into the hands of sin­ful men and be crucified and rise</text:span></text:p>
          </text:list-item>
          <text:list-item>
            <text:p text:style-name="P368"><text:span text:style-name="CharStyle11"><text:tab/>on the third day.” Then they</text:span></text:p>
          </text:list-item>
        </text:list>
        <text:p text:style-name="P24"><text:span text:style-name="CharStyle11">remembered what he had said, and turning from the tomb they 9 reported all this to the eleven and all the others. (It was Mary 10 of Magdala, Joanna, and Mary the mother of James, who with the rest of the women told this to the apostles.) But this story 11 of the women sounded to them like nonsense; they would not believe it. Peter did get up and </text:span><text:span text:style-name="CharStyle12">12 </text:span><text:span text:style-name="CharStyle11">run to the tomb, but when he looked in he saw nothing except the linen bandages; so he went home wondering what had hap­pened.</text:span></text:p>
        <text:p text:style-name="P87"><text:span text:style-name="CharStyle11">That very day two of them 13 were on their way to a village called Emmaus about seven miles from Jerusalem. They 14 were conversing about all these events, and during their conver- 15 sation and discussion Jesus him­self overtook them and walked beside them, though they were 16 prevented from recognizing him.</text:span></text:p>
        <text:p text:style-name="P34"><text:span text:style-name="CharStyle11">He said to them, “What is all 17 this you are debating on your walk?” They stopped, looking downcast, and one of them, 18 called Cleopas, answered him, “Are you a lone stranger in Je­rusalem, not to know what has been happening there?” “What 19 is that?” he said to them. They replied, “All about Jesus of Nazaret! To God and all the people he was a prophet strong in action and in utterance, but 20 the high priests and our rulers delivered him up to be </text:span><text:span text:style-name="CharStyle39">sentenced </text:span><text:span text:style-name="CharStyle11">to death and had him crucified. Our own hope was that he would 21 be the redeemer of Israel; but he is dead, and that is three days ago! Though some women 22 of our number gave us a sur­prise; they were at the tomb early in the morning and could 23 not find his body, but they came to tell us they had actually</text:span></text:p>
        <text:p text:style-name="P81"><text:span text:style-name="CharStyle11">seen a vision of angels who de-</text:span></text:p>
        <text:list xml:id="list3325206101632166263" text:style-name="L59">
          <text:list-item>
            <text:p text:style-name="P319"><text:span text:style-name="CharStyle11"><text:tab/>dared he was alive. Some of our company did go to the tomb and found things exactly as the women had said, but they</text:span></text:p>
          </text:list-item>
          <text:list-item>
            <text:p text:style-name="P319"><text:span text:style-name="CharStyle11"><text:tab/>did not see him.” He said to them, “O foolish men, with hearts so slow to believe, after all the prophets have declared!</text:span></text:p>
          </text:list-item>
          <text:list-item>
            <text:p text:style-name="P319"><text:span text:style-name="CharStyle11"><text:tab/>Had not the Christ to suffer thus and so enter his glory?”</text:span></text:p>
          </text:list-item>
          <text:list-item>
            <text:p text:style-name="P319"><text:span text:style-name="CharStyle11"><text:tab/>Then he began with Moses and all the prophets and interpreted to them the passages referring to himself throughout the</text:span></text:p>
          </text:list-item>
          <text:list-item>
            <text:p text:style-name="P319"><text:span text:style-name="CharStyle11"><text:tab/>scriptures. Now they ap­proached the village to which they were going. He made as</text:span></text:p>
          </text:list-item>
          <text:list-item>
            <text:p text:style-name="P319"><text:span text:style-name="CharStyle11"><text:tab/>if he were going further on, but they pressed him, saying, “Stay with us, for it is towards eve­ning and the day has now de­clined.” So he went in to stay</text:span></text:p>
          </text:list-item>
          <text:list-item>
            <text:p text:style-name="P319"><text:span text:style-name="CharStyle11"><text:tab/>with them. And as he lay at table with them, he took the loaf, blessed it, broke it and</text:span></text:p>
          </text:list-item>
          <text:list-item>
            <text:p text:style-name="P319"><text:span text:style-name="CharStyle11"><text:tab/>handed it to them. Then their eyes were opened and they recognized him; but he vanished</text:span></text:p>
          </text:list-item>
          <text:list-item>
            <text:p text:style-name="P319"><text:span text:style-name="CharStyle11"><text:tab/>from their sight. They said to one another, “Did not our hearts glow within us when he was talking to us on the road, opening up the scriptures for</text:span></text:p>
          </text:list-item>
          <text:list-item>
            <text:p text:style-name="P319"><text:span text:style-name="CharStyle11"><text:tab/>us?” So they got up and re­turned that very hour to Je­rusalem, where they found the eleven and their friends all</text:span></text:p>
          </text:list-item>
          <text:list-item>
            <text:p text:style-name="P319"><text:span text:style-name="CharStyle11"><text:tab/>gathered, who told them that the Lord had really risen and that he had appeared to Simon.</text:span></text:p>
          </text:list-item>
          <text:list-item>
            <text:p text:style-name="P319"><text:span text:style-name="CharStyle11"><text:tab/>Then they related their own ex­perience on the road and how they had recognized him when</text:span></text:p>
          </text:list-item>
          <text:list-item>
            <text:p text:style-name="P319"><text:span text:style-name="CharStyle11"><text:tab/>he broke the loaf. Just as they were speaking he stood among them and said to them, “Peace</text:span></text:p>
          </text:list-item>
        </text:list>
        <text:p text:style-name="P24"><text:span text:style-name="CharStyle11">to you!” They were scared and 37 terrified, imagining it was a ghost they saw; but he said to 38</text:span></text:p>
        <text:p text:style-name="P26"><text:span text:style-name="CharStyle11">them,<text:tab/>“Why are you upset? Why do doubts invade your mind? Look at my hands and 39 feet. It is I! Feel me and see;</text:span></text:p>
        <text:p text:style-name="P24"><text:span text:style-name="CharStyle11">a ghost has not flesh and bones as you see I have.” With these 40 words he showed them his hands and feet. Even yet they could 41 not believe it, for sheer joy; they were lost in wonder. He said to them, “Have you any food here?” And when they 42 handed him a piece of broiled fish, he took and ate it in their 43 presence. Then he said to them, </text:span><text:span text:style-name="CharStyle20">44 </text:span><text:span text:style-name="CharStyle11">“When I was still with you, this is what I told you, that what­ever is written about me in the law of Moses and the prophets and the psalms must be ful­filled.” Then he opened their 45 minds to understand the scrip­tures. “Thus,” he said, “it is 46 written that the Christ has to suffer and rise from the dead on the third day, and that repent- 47 ance and the remission of sins must be preached in his name to all nations, beginning from Jerusalem. To this you must 48 bear testimony. And I will 49 send down on you what my Father has promised; wait in the city till you are endued with power from on high.” He 50 led them out as far as Bethany;</text:span></text:p>
        <text:p text:style-name="P26"><text:span text:style-name="CharStyle11">then,<text:tab/>lifting his hands, he blessed them, and as he blessed 51 them he parted from them and was carried up to heaven. They 52 worshipped him and returned with great joy to Jerusalem, 53 where they spent all their time within the temple, blessing God.</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Calibri" svg:font-family="Calibri"/>
    <style:font-face style:name="Consolas" svg:font-family="Consolas"/>
    <style:font-face style:name="Georgia" svg:font-family="Georgia"/>
    <style:font-face style:name="Sylfaen" svg:font-family="Sylfaen"/>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8pt" fo:font-style="normal" style:text-underline-style="none" fo:font-weight="bold" style:font-name-asian="Georgia" style:font-family-asian="Georgia" style:font-size-asian="8pt" style:font-style-asian="normal" style:font-weight-asian="bold" style:font-name-complex="Georgia" style:font-family-complex="Georgia" style:font-size-complex="8pt" style:font-style-complex="normal" style:font-weight-complex="bold"/>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margin-left="0in" fo:margin-right="0in" fo:margin-top="0in" fo:margin-bottom="0.0835in" loext:contextual-spacing="false" fo:line-height="0.1272in"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margin-top="0.0835in" fo:margin-bottom="0in" loext:contextual-spacing="false" fo:line-height="0.1272in" fo:text-indent="-0.6528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299in" fo:text-indent="-0.2362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UPC" fo:font-family="AngsanaUPC" fo:font-size="15pt" fo:font-style="normal" style:text-underline-style="none" fo:font-weight="bold" style:font-name-asian="AngsanaUPC" style:font-family-asian="AngsanaUPC" style:font-size-asian="15pt" style:font-style-asian="normal" style:font-weight-asian="bold" style:font-name-complex="AngsanaUPC" style:font-family-complex="AngsanaUPC" style:font-size-complex="15pt" style:font-style-complex="normal" style:font-weight-complex="bold"/>
    </style:style>
    <style:style style:name="Body_20_text_20__28_6_29_" style:display-name="Body text (6)" style:family="paragraph" style:master-page-name="">
      <style:graphic-properties draw:fill="solid" draw:fill-color="#ffffff" draw:opacity="100%"/>
      <style:paragraph-properties fo:line-height="0in" fo:text-align="justify" style:justify-single-word="false" style:page-number="auto" fo:background-color="#ffffff"/>
      <style:text-properties style:text-line-through-style="none" style:text-line-through-type="none" style:font-name="AngsanaUPC" fo:font-family="AngsanaUPC" fo:font-size="11pt" fo:font-style="italic" style:text-underline-style="none" fo:font-weight="normal" style:font-name-asian="AngsanaUPC" style:font-family-asian="AngsanaUPC" style:font-size-asian="11pt" style:font-style-asian="italic" style:font-weight-asian="normal" style:font-name-complex="AngsanaUPC" style:font-family-complex="AngsanaUPC" style:font-size-complex="11pt" style:font-style-complex="italic" style:font-weight-complex="normal"/>
    </style:style>
    <style:style style:name="Body_20_text_20__28_7_29_" style:display-name="Body text (7)" style:family="paragraph" style:master-page-name="">
      <style:graphic-properties draw:fill="solid" draw:fill-color="#ffffff" draw:opacity="100%"/>
      <style:paragraph-properties fo:margin-left="0in" fo:margin-right="0in" fo:line-height="0.1272in" fo:text-indent="-0.361in" style:auto-text-indent="false" style:page-number="auto" fo:background-color="#ffffff"/>
      <style:text-properties style:text-line-through-style="none" style:text-line-through-type="none" style:font-name="AngsanaUPC" fo:font-family="AngsanaUPC" fo:font-size="13pt" fo:font-style="normal" style:text-underline-style="none" fo:font-weight="normal" style:font-name-asian="AngsanaUPC" style:font-family-asian="AngsanaUPC" style:font-size-asian="13pt" style:font-style-asian="normal" style:font-weight-asian="normal" style:font-name-complex="AngsanaUPC" style:font-family-complex="AngsanaUPC" style:font-size-complex="13pt" style:font-style-complex="normal" style:font-weight-complex="normal"/>
    </style:style>
    <style:style style:name="Body_20_text_20__28_8_29_" style:display-name="Body text (8)" style:family="paragraph" style:master-page-name="">
      <style:graphic-properties draw:fill="solid" draw:fill-color="#ffffff" draw:opacity="100%"/>
      <style:paragraph-properties fo:margin-left="0in" fo:margin-right="0in" fo:margin-top="0.0417in" fo:margin-bottom="0in" loext:contextual-spacing="false" fo:line-height="0.0799in" fo:text-indent="0.1528in" style:auto-text-indent="false" style:page-number="auto" fo:background-color="#ffffff"/>
      <style:text-properties style:text-line-through-style="none" style:text-line-through-type="none" style:font-name="Georgia" fo:font-family="Georgia" fo:font-size="6.5pt" fo:font-style="normal" style:text-underline-style="none" fo:font-weight="normal" style:font-name-asian="Georgia" style:font-family-asian="Georgia" style:font-size-asian="6.5pt" style:font-style-asian="normal" style:font-weight-asian="normal" style:font-name-complex="Georgia" style:font-family-complex="Georgia" style:font-size-complex="6.5pt" style:font-style-complex="normal" style:font-weight-complex="normal"/>
    </style:style>
    <style:style style:name="Body_20_text_20__28_9_29_" style:display-name="Body text (9)" style:family="paragraph" style:master-page-name="">
      <style:graphic-properties draw:fill="solid" draw:fill-color="#ffffff" draw:opacity="100%"/>
      <style:paragraph-properties fo:margin-left="0in" fo:margin-right="0in" fo:line-height="0.0866in" fo:text-align="justify" style:justify-single-word="false" fo:text-indent="-0.222in" style:auto-text-indent="false" style:page-number="auto" fo:background-color="#ffffff"/>
      <style:text-properties style:text-line-through-style="none" style:text-line-through-type="none" style:font-name="AngsanaUPC" fo:font-family="AngsanaUPC" fo:font-size="12pt" fo:font-style="normal" style:text-underline-style="none" fo:font-weight="normal" style:font-name-asian="AngsanaUPC" style:font-family-asian="AngsanaUPC" style:font-size-asian="12pt" style:font-style-asian="normal" style:font-weight-asian="normal" style:font-name-complex="AngsanaUPC" style:font-family-complex="AngsanaUPC" style:font-size-complex="12pt" style:font-style-complex="normal" style:font-weight-complex="normal"/>
    </style:style>
    <style:style style:name="Body_20_text_20__28_10_29_" style:display-name="Body text (10)" style:family="paragraph" style:master-page-name="">
      <style:graphic-properties draw:fill="solid" draw:fill-color="#ffffff" draw:opacity="100%"/>
      <style:paragraph-properties fo:margin-top="0.0417in" fo:margin-bottom="0.0417in" loext:contextual-spacing="false" fo:line-height="0in" fo:text-align="justify" style:justify-single-word="false" style:page-number="auto" fo:background-color="#ffffff"/>
      <style:text-properties style:text-line-through-style="none" style:text-line-through-type="none" style:font-name="Georgia" fo:font-family="Georgia" fo:font-size="6pt" fo:font-style="normal" style:text-underline-style="none" fo:font-weight="normal" style:font-name-asian="Georgia" style:font-family-asian="Georgia" style:font-size-asian="6pt" style:font-style-asian="normal" style:font-weight-asian="normal" style:font-name-complex="Georgia" style:font-family-complex="Georgia" style:font-size-complex="6pt" style:font-style-complex="normal" style:font-weight-complex="normal"/>
    </style:style>
    <style:style style:name="Body_20_text_20__28_4_29__20__2b__20_DropCap1" style:display-name="Body text (4) + DropCap1" style:family="paragraph" style:parent-style-name="Body_20_text_20__28_4_29_" style:master-page-name="">
      <style:paragraph-properties fo:margin-left="0in" fo:margin-right="0in" fo:margin-top="0in" fo:margin-bottom="0in" loext:contextual-spacing="false" fo:text-align="start" style:justify-single-word="false" fo:text-indent="0.1807in" style:auto-text-indent="false" style:page-number="auto">
        <style:drop-cap style:lines="2" style:distance="0.0035in" style:style-name="DropCap2"/>
      </style:paragraph-properties>
    </style:style>
    <style:style style:name="Body_20_text_20__28_2_29__20__2b__20_DropCap2" style:display-name="Body text (2) + DropCap2" style:family="paragraph" style:parent-style-name="Body_20_text_20__28_2_29_" style:master-page-name="">
      <style:paragraph-properties fo:margin-left="0in" fo:margin-right="0in" fo:margin-top="0in" fo:margin-bottom="0in" loext:contextual-spacing="false" fo:text-align="start" style:justify-single-word="false" fo:text-indent="0.1945in" style:auto-text-indent="false" style:page-number="auto">
        <style:tab-stops>
          <style:tab-stop style:position="0.3543in"/>
        </style:tab-stops>
        <style:drop-cap style:lines="2" style:distance="0.0035in" style:style-name="DropCap3"/>
      </style:paragraph-properties>
    </style:style>
    <style:style style:name="Body_20_text_20__28_4_29__20__2b__20_DropCap3" style:display-name="Body text (4) + DropCap3" style:family="paragraph" style:parent-style-name="Body_20_text_20__28_4_29_" style:master-page-name="">
      <style:paragraph-properties fo:margin-left="0in" fo:margin-right="0in" fo:margin-top="0in" fo:margin-bottom="0in" loext:contextual-spacing="false" fo:text-align="justify" style:justify-single-word="false" fo:text-indent="0.1945in" style:auto-text-indent="false" style:page-number="auto">
        <style:drop-cap style:lines="2" style:distance="0.0571in" style:style-name="DropCap4"/>
      </style:paragraph-properties>
    </style:style>
    <style:style style:name="Body_20_text_20__28_4_29__20__2b__20_DropCap4" style:display-name="Body text (4) + DropCap4" style:family="paragraph" style:parent-style-name="Body_20_text_20__28_4_29_" style:master-page-name="">
      <style:paragraph-properties fo:margin-left="0in" fo:margin-right="0in" fo:margin-top="0in" fo:margin-bottom="0.0835in" loext:contextual-spacing="false" fo:text-align="start" style:justify-single-word="false" fo:text-indent="0.1807in" style:auto-text-indent="false" style:page-number="auto">
        <style:tab-stops>
          <style:tab-stop style:position="0.3374in"/>
        </style:tab-stops>
        <style:drop-cap style:lines="2" style:distance="0.0035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pt" fo:font-style="normal" style:text-underline-style="none" fo:font-weight="bold" style:font-name-asian="Georgia" style:font-family-asian="Georgia" style:font-size-asian="8pt" style:font-style-asian="normal" style:font-weight-asian="bold" style:font-name-complex="Georgia" style:font-family-complex="Georgia" style:font-size-complex="8pt" style:font-style-complex="normal" style:font-weight-complex="bold"/>
    </style:style>
    <style:style style:name="CharStyle6" style:family="text" style:parent-style-name="DefaultFontStyle">
      <style:text-properties style:text-line-through-style="none" style:text-line-through-type="none" style:font-name="Georgia" fo:font-family="Georgia" fo:font-style="normal" style:text-underline-style="none" fo:font-weight="bold" style:font-name-asian="Georgia" style:font-family-asian="Georgia" style:font-style-asian="normal" style:font-weight-asian="bold" style:font-name-complex="Georgia" style:font-family-complex="Georgia" style:font-style-complex="normal" style:font-weight-complex="bold"/>
    </style:style>
    <style:style style:name="CharStyle8"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0% 58%" style:font-name="Calibri" fo:font-family="Calibri" fo:font-size="20pt" fo:letter-spacing="normal" fo:font-style="normal" style:text-underline-style="none" fo:font-weight="normal" style:font-name-asian="Calibri" style:font-family-asian="Calibri" style:font-size-asian="20pt" style:font-style-asian="normal" style:font-weight-asian="normal" style:font-name-complex="Calibri" style:font-family-complex="Calibri" style:font-size-complex="20pt" style:font-style-complex="normal" style:font-weight-complex="normal" style:text-scale="100%"/>
    </style:style>
    <style:style style:name="CharStyle1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2" style:family="text" style:parent-style-name="CharStyle11">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4"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16" style:family="text" style:parent-style-name="DefaultFontStyle">
      <style:text-properties style:text-line-through-style="none" style:text-line-through-type="none" style:font-name="AngsanaUPC" fo:font-family="AngsanaUPC" fo:font-size="15pt" fo:font-style="normal" style:text-underline-style="none" fo:font-weight="bold" style:font-name-asian="AngsanaUPC" style:font-family-asian="AngsanaUPC" style:font-size-asian="15pt" style:font-style-asian="normal" style:font-weight-asian="bold" style:font-name-complex="AngsanaUPC" style:font-family-complex="AngsanaUPC" style:font-size-complex="15pt" style:font-style-complex="normal" style:font-weight-complex="bold"/>
    </style:style>
    <style:style style:name="CharStyle17" style:family="text" style:parent-style-name="CharStyle16">
      <style:text-properties fo:color="#000000" style:text-position="0% 100%" fo:letter-spacing="normal" fo:language="en" fo:country="US" style:language-asian="en" style:country-asian="US" style:language-complex="en" style:country-complex="US" style:text-scale="100%"/>
    </style:style>
    <style:style style:name="CharStyle18" style:family="text" style:parent-style-name="CharStyle14">
      <style:text-properties fo:color="#000000" style:text-position="0% 100%" style:font-name="AngsanaUPC" fo:font-family="AngsanaUPC" fo:font-size="13pt" fo:letter-spacing="normal" fo:language="en" fo:country="US" fo:font-style="normal" style:font-name-asian="AngsanaUPC" style:font-family-asian="AngsanaUPC" style:font-size-asian="13pt" style:language-asian="en" style:country-asian="US" style:font-style-asian="normal" style:font-name-complex="AngsanaUPC" style:font-family-complex="AngsanaUPC" style:font-size-complex="13pt" style:language-complex="en" style:country-complex="US" style:font-style-complex="normal" style:text-scale="100%"/>
    </style:style>
    <style:style style:name="CharStyle19" style:family="text" style:parent-style-name="CharStyle14">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20" style:family="text" style:parent-style-name="CharStyle11">
      <style:text-properties fo:color="#000000" style:text-position="0% 100%" style:font-name="AngsanaUPC" fo:font-family="AngsanaUPC" fo:font-size="13pt" fo:letter-spacing="normal"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21" style:family="text" style:parent-style-name="CharStyle11">
      <style:text-properties fo:color="#000000" style:text-position="0% 100%" fo:font-size="7.5pt" fo:letter-spacing="normal" fo:language="en" fo:country="US" style:font-size-asian="7.5pt" style:language-asian="en" style:country-asian="US" style:font-size-complex="7.5pt" style:language-complex="en" style:country-complex="US" style:text-scale="100%"/>
    </style:style>
    <style:style style:name="CharStyle22" style:family="text" style:parent-style-name="CharStyle14">
      <style:text-properties fo:color="#000000" style:text-position="0% 100%" style:font-name="AngsanaUPC" fo:font-family="AngsanaUPC" fo:font-size="13pt" fo:letter-spacing="normal" fo:language="en" fo:country="US" fo:font-style="normal" style:font-name-asian="AngsanaUPC" style:font-family-asian="AngsanaUPC" style:font-size-asian="13pt" style:language-asian="en" style:country-asian="US" style:font-style-asian="normal" style:font-name-complex="AngsanaUPC" style:font-family-complex="AngsanaUPC" style:font-size-complex="13pt" style:language-complex="en" style:country-complex="US" style:font-style-complex="normal" style:text-scale="100%"/>
    </style:style>
    <style:style style:name="CharStyle24" style:family="text" style:parent-style-name="DefaultFontStyle">
      <style:text-properties style:text-line-through-style="none" style:text-line-through-type="none" style:font-name="AngsanaUPC" fo:font-family="AngsanaUPC" fo:font-size="11pt" fo:font-style="italic" style:text-underline-style="none" fo:font-weight="normal" style:font-name-asian="AngsanaUPC" style:font-family-asian="AngsanaUPC" style:font-size-asian="11pt" style:font-style-asian="italic" style:font-weight-asian="normal" style:font-name-complex="AngsanaUPC" style:font-family-complex="AngsanaUPC" style:font-size-complex="11pt" style:font-style-complex="italic" style:font-weight-complex="normal"/>
    </style:style>
    <style:style style:name="CharStyle25" style:family="text" style:parent-style-name="CharStyle24">
      <style:text-properties fo:color="#000000" style:text-position="0% 100%" style:font-name="Georgia" fo:font-family="Georgia" fo:font-size="6pt" fo:letter-spacing="normal" fo:language="en" fo:country="US" fo:font-style="normal" style:font-name-asian="Georgia" style:font-family-asian="Georgia" style:font-size-asian="6pt" style:language-asian="en" style:country-asian="US" style:font-style-asian="normal" style:font-name-complex="Georgia" style:font-family-complex="Georgia" style:font-size-complex="6pt" style:language-complex="en" style:country-complex="US" style:font-style-complex="normal" style:text-scale="100%"/>
    </style:style>
    <style:style style:name="DropCap2" style:family="text">
      <style:text-properties fo:color="#000000" style:text-line-through-style="none" style:text-line-through-type="none" style:text-position="38% 58%" style:font-name="Consolas" fo:font-family="Consolas" fo:font-size="19pt" fo:letter-spacing="normal" fo:font-style="normal" style:text-underline-style="none" fo:font-weight="normal" style:font-name-asian="Consolas" style:font-family-asian="Consolas" style:font-size-asian="19pt" style:font-style-asian="normal" style:font-weight-asian="normal" style:font-name-complex="Consolas" style:font-family-complex="Consolas" style:font-size-complex="19pt" style:font-style-complex="normal" style:font-weight-complex="normal" style:text-scale="100%"/>
    </style:style>
    <style:style style:name="CharStyle27" style:family="text" style:parent-style-name="CharStyle8">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29" style:family="text" style:parent-style-name="DefaultFontStyle">
      <style:text-properties style:text-line-through-style="none" style:text-line-through-type="none" style:font-name="AngsanaUPC" fo:font-family="AngsanaUPC" fo:font-size="13pt" fo:font-style="normal" style:text-underline-style="none" fo:font-weight="normal" style:font-name-asian="AngsanaUPC" style:font-family-asian="AngsanaUPC" style:font-size-asian="13pt" style:font-style-asian="normal" style:font-weight-asian="normal" style:font-name-complex="AngsanaUPC" style:font-family-complex="AngsanaUPC" style:font-size-complex="13pt" style:font-style-complex="normal" style:font-weight-complex="normal"/>
    </style:style>
    <style:style style:name="CharStyle30" style:family="text" style:parent-style-name="CharStyle29">
      <style:text-properties fo:color="#000000" style:text-position="0% 100%" fo:font-size="13pt" fo:letter-spacing="normal" fo:language="en" fo:country="US" style:font-size-asian="13pt" style:language-asian="en" style:country-asian="US" style:font-size-complex="13pt" style:language-complex="en" style:country-complex="US" style:text-scale="100%"/>
    </style:style>
    <style:style style:name="CharStyle31" style:family="text" style:parent-style-name="CharStyle11">
      <style:text-properties fo:color="#000000" style:text-position="0% 100%" style:font-name="AngsanaUPC" fo:font-family="AngsanaUPC" fo:font-size="13pt" fo:letter-spacing="normal" fo:language="en" fo:country="US" style:font-name-asian="AngsanaUPC" style:font-family-asian="AngsanaUPC" style:font-size-asian="13pt" style:language-asian="en" style:country-asian="US" style:font-name-complex="AngsanaUPC" style:font-family-complex="AngsanaUPC" style:font-size-complex="13pt" style:language-complex="en" style:country-complex="US" style:text-scale="100%"/>
    </style:style>
    <style:style style:name="CharStyle32" style:family="text" style:parent-style-name="CharStyle29">
      <style:text-properties fo:color="#000000" style:text-position="0% 100%" style:font-name="Georgia" fo:font-family="Georgia" fo:font-size="8.5pt" fo:letter-spacing="normal" fo:language="en" fo:country="US" style:font-name-asian="Georgia" style:font-family-asian="Georgia" style:font-size-asian="8.5pt" style:language-asian="en" style:country-asian="US" style:font-name-complex="Georgia" style:font-family-complex="Georgia" style:font-size-complex="8.5pt" style:language-complex="en" style:country-complex="US" style:text-scale="100%"/>
    </style:style>
    <style:style style:name="CharStyle33" style:family="text" style:parent-style-name="CharStyle16">
      <style:text-properties fo:color="#000000" style:text-position="0% 100%" fo:font-size="14pt" fo:letter-spacing="-0.0071in" fo:language="en" fo:country="US" style:font-size-asian="14pt" style:language-asian="en" style:country-asian="US" style:font-size-complex="14pt" style:language-complex="en" style:country-complex="US" style:text-scale="100%"/>
    </style:style>
    <style:style style:name="CharStyle34" style:family="text" style:parent-style-name="CharStyle29">
      <style:text-properties fo:color="#000000" style:text-position="0% 100%" style:font-name="Georgia" fo:font-family="Georgia" fo:font-size="8.5pt" fo:letter-spacing="normal" fo:language="en" fo:country="US" fo:font-style="italic" style:font-name-asian="Georgia" style:font-family-asian="Georgia" style:font-size-asian="8.5pt" style:language-asian="en" style:country-asian="US" style:font-style-asian="italic" style:font-name-complex="Georgia" style:font-family-complex="Georgia" style:font-size-complex="8.5pt" style:language-complex="en" style:country-complex="US" style:font-style-complex="italic" style:text-scale="100%"/>
    </style:style>
    <style:style style:name="CharStyle35" style:family="text" style:parent-style-name="CharStyle16">
      <style:text-properties fo:color="#000000" style:text-position="0% 100%" fo:font-size="13pt" fo:letter-spacing="normal" fo:language="en" fo:country="US" style:font-size-asian="13pt" style:language-asian="en" style:country-asian="US" style:font-size-complex="13pt" style:language-complex="en" style:country-complex="US" style:text-scale="100%"/>
    </style:style>
    <style:style style:name="CharStyle37" style:family="text" style:parent-style-name="DefaultFontStyle">
      <style:text-properties style:text-line-through-style="none" style:text-line-through-type="none" style:font-name="Georgia" fo:font-family="Georgia" fo:font-size="6.5pt" fo:font-style="normal" style:text-underline-style="none" fo:font-weight="normal" style:font-name-asian="Georgia" style:font-family-asian="Georgia" style:font-size-asian="6.5pt" style:font-style-asian="normal" style:font-weight-asian="normal" style:font-name-complex="Georgia" style:font-family-complex="Georgia" style:font-size-complex="6.5pt" style:font-style-complex="normal" style:font-weight-complex="normal"/>
    </style:style>
    <style:style style:name="DropCap3" style:family="text">
      <style:text-properties fo:color="#000000" style:text-line-through-style="none" style:text-line-through-type="none" style:text-position="24% 58%" style:font-name="Consolas" fo:font-family="Consolas" fo:font-size="20pt" fo:letter-spacing="normal" fo:font-style="normal" style:text-underline-style="none" fo:font-weight="normal" style:font-name-asian="Consolas" style:font-family-asian="Consolas" style:font-size-asian="20pt" style:font-style-asian="normal" style:font-weight-asian="normal" style:font-name-complex="Consolas" style:font-family-complex="Consolas" style:font-size-complex="20pt" style:font-style-complex="normal" style:font-weight-complex="normal" style:text-scale="100%"/>
    </style:style>
    <style:style style:name="CharStyle39" style:family="text" style:parent-style-name="CharStyle11">
      <style:text-properties fo:color="#000000" style:text-position="0% 100%" fo:font-size="7pt" fo:letter-spacing="normal" fo:language="en" fo:country="US" style:font-size-asian="7pt" style:language-asian="en" style:country-asian="US" style:font-size-complex="7pt" style:language-complex="en" style:country-complex="US" style:text-scale="100%"/>
    </style:style>
    <style:style style:name="CharStyle40" style:family="text" style:parent-style-name="CharStyle11">
      <style:text-properties fo:font-variant="small-caps" fo:color="#000000" style:text-position="0% 100%" fo:font-size="6pt" fo:letter-spacing="normal" fo:language="en" fo:country="US" fo:font-style="italic" style:font-size-asian="6pt" style:language-asian="en" style:country-asian="US" style:font-style-asian="italic" style:font-size-complex="6pt" style:language-complex="en" style:country-complex="US" style:font-style-complex="italic" style:text-scale="100%"/>
    </style:style>
    <style:style style:name="CharStyle41" style:family="text" style:parent-style-name="CharStyle11">
      <style:text-properties fo:color="#000000" style:text-position="0% 100%" fo:font-size="9pt" fo:letter-spacing="normal" fo:language="en" fo:country="US" fo:font-weight="bold" style:font-size-asian="9pt" style:language-asian="en" style:country-asian="US" style:font-weight-asian="bold" style:font-size-complex="9pt" style:language-complex="en" style:country-complex="US" style:font-weight-complex="bold" style:text-scale="100%"/>
    </style:style>
    <style:style style:name="CharStyle42" style:family="text" style:parent-style-name="CharStyle11">
      <style:text-properties fo:font-variant="small-caps" fo:color="#000000" style:text-position="0% 100%" fo:font-size="8pt" fo:letter-spacing="normal" fo:language="en" fo:country="US" style:font-size-asian="8pt" style:language-asian="en" style:country-asian="US" style:font-size-complex="8pt" style:language-complex="en" style:country-complex="US" style:text-scale="200%"/>
    </style:style>
    <style:style style:name="CharStyle43" style:family="text" style:parent-style-name="CharStyle11">
      <style:text-properties fo:color="#000000" style:text-position="0% 100%" style:font-name="AngsanaUPC" fo:font-family="AngsanaUPC" fo:font-size="13pt" fo:letter-spacing="normal" fo:language="en" fo:country="US" fo:font-style="italic" style:font-name-asian="AngsanaUPC" style:font-family-asian="AngsanaUPC" style:font-size-asian="13pt" style:language-asian="en" style:country-asian="US" style:font-style-asian="italic" style:font-name-complex="AngsanaUPC" style:font-family-complex="AngsanaUPC" style:font-size-complex="13pt" style:language-complex="en" style:country-complex="US" style:font-style-complex="italic" style:text-scale="100%"/>
    </style:style>
    <style:style style:name="DropCap4" style:family="text">
      <style:text-properties fo:color="#000000" style:text-line-through-style="none" style:text-line-through-type="none" style:text-position="34% 58%" style:font-name="Georgia" fo:font-family="Georgia" fo:font-size="25pt" fo:letter-spacing="normal" fo:font-style="normal" style:text-underline-style="none" fo:font-weight="normal" style:font-name-asian="Georgia" style:font-family-asian="Georgia" style:font-size-asian="25pt" style:font-style-asian="normal" style:font-weight-asian="normal" style:font-name-complex="Georgia" style:font-family-complex="Georgia" style:font-size-complex="25pt" style:font-style-complex="normal" style:font-weight-complex="normal" style:text-scale="100%"/>
    </style:style>
    <style:style style:name="CharStyle46" style:family="text" style:parent-style-name="DefaultFontStyle">
      <style:text-properties style:text-line-through-style="none" style:text-line-through-type="none" style:font-name="AngsanaUPC" fo:font-family="AngsanaUPC" fo:font-size="12pt" fo:font-style="normal" style:text-underline-style="none" fo:font-weight="normal" style:font-name-asian="AngsanaUPC" style:font-family-asian="AngsanaUPC" style:font-size-asian="12pt" style:font-style-asian="normal" style:font-weight-asian="normal" style:font-name-complex="AngsanaUPC" style:font-family-complex="AngsanaUPC" style:font-size-complex="12pt" style:font-style-complex="normal" style:font-weight-complex="normal"/>
    </style:style>
    <style:style style:name="CharStyle47" style:family="text" style:parent-style-name="CharStyle46">
      <style:text-properties fo:color="#000000" style:text-position="0% 100%" style:font-name="Georgia" fo:font-family="Georgia" fo:font-size="7pt" fo:letter-spacing="normal" fo:language="en" fo:country="US" fo:font-style="italic" style:font-name-asian="Georgia" style:font-family-asian="Georgia" style:font-size-asian="7pt" style:language-asian="en" style:country-asian="US" style:font-style-asian="italic" style:font-name-complex="Georgia" style:font-family-complex="Georgia" style:font-size-complex="7pt" style:language-complex="en" style:country-complex="US" style:font-style-complex="italic" style:text-scale="100%"/>
    </style:style>
    <style:style style:name="CharStyle48" style:family="text" style:parent-style-name="CharStyle46">
      <style:text-properties fo:font-variant="small-caps" fo:color="#000000" style:text-position="0% 100%" fo:letter-spacing="normal" fo:language="en" fo:country="US" style:language-asian="en" style:country-asian="US" style:language-complex="en" style:country-complex="US" style:text-scale="100%"/>
    </style:style>
    <style:style style:name="CharStyle49" style:family="text" style:parent-style-name="CharStyle11">
      <style:text-properties fo:color="#000000" style:text-position="0% 100%" style:font-name="AngsanaUPC" fo:font-family="AngsanaUPC" fo:font-size="12pt" fo:letter-spacing="normal" fo:language="en" fo:country="US" style:font-name-asian="AngsanaUPC" style:font-family-asian="AngsanaUPC" style:font-size-asian="12pt" style:language-asian="en" style:country-asian="US" style:font-name-complex="AngsanaUPC" style:font-family-complex="AngsanaUPC" style:font-size-complex="12pt" style:language-complex="en" style:country-complex="US" style:text-scale="100%"/>
    </style:style>
    <style:style style:name="CharStyle50" style:family="text" style:parent-style-name="CharStyle11">
      <style:text-properties fo:font-variant="small-cap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51" style:family="text" style:parent-style-name="CharStyle16">
      <style:text-properties fo:color="#000000" style:text-position="0% 100%" fo:font-size="13pt" fo:letter-spacing="normal" fo:language="en" fo:country="US" style:font-size-asian="13pt" style:language-asian="en" style:country-asian="US" style:font-size-complex="13pt" style:language-complex="en" style:country-complex="US" style:text-scale="100%"/>
    </style:style>
    <style:style style:name="CharStyle52" style:family="text" style:parent-style-name="CharStyle11">
      <style:text-properties fo:font-variant="small-caps" fo:color="#000000" style:text-position="0% 100%" fo:font-size="6pt" fo:letter-spacing="normal" fo:language="en" fo:country="US" style:font-size-asian="6pt" style:language-asian="en" style:country-asian="US" style:font-size-complex="6pt" style:language-complex="en" style:country-complex="US" style:text-scale="100%"/>
    </style:style>
    <style:style style:name="CharStyle53" style:family="text" style:parent-style-name="CharStyle11">
      <style:text-properties fo:color="#000000" style:text-position="0% 100%" fo:font-size="7.5pt" fo:letter-spacing="normal" fo:language="en" fo:country="US" style:font-size-asian="7.5pt" style:language-asian="en" style:country-asian="US" style:font-size-complex="7.5pt" style:language-complex="en" style:country-complex="US" style:text-scale="100%"/>
    </style:style>
    <style:style style:name="CharStyle54" style:family="text" style:parent-style-name="CharStyle11">
      <style:text-properties fo:color="#000000" style:text-position="0% 100%" fo:font-size="7.5pt" fo:letter-spacing="-0.0071in" fo:language="en" fo:country="US" style:font-size-asian="7.5pt" style:language-asian="en" style:country-asian="US" style:font-size-complex="7.5pt" style:language-complex="en" style:country-complex="US" style:text-scale="100%"/>
    </style:style>
    <style:style style:name="CharStyle55" style:family="text" style:parent-style-name="CharStyle46">
      <style:text-properties fo:color="#000000" style:text-position="0% 100%" style:font-name="Georgia" fo:font-family="Georgia" fo:font-size="7pt" fo:letter-spacing="normal" fo:language="en" fo:country="US" style:font-name-asian="Georgia" style:font-family-asian="Georgia" style:font-size-asian="7pt" style:language-asian="en" style:country-asian="US" style:font-name-complex="Georgia" style:font-family-complex="Georgia" style:font-size-complex="7pt" style:language-complex="en" style:country-complex="US" style:text-scale="100%"/>
    </style:style>
    <style:style style:name="CharStyle56" style:family="text" style:parent-style-name="CharStyle46">
      <style:text-properties fo:color="#000000" style:text-position="0% 100%" style:font-name="Georgia" fo:font-family="Georgia" fo:font-size="7pt" fo:letter-spacing="normal" fo:language="en" fo:country="US" style:font-name-asian="Georgia" style:font-family-asian="Georgia" style:font-size-asian="7pt" style:language-asian="en" style:country-asian="US" style:font-name-complex="Georgia" style:font-family-complex="Georgia" style:font-size-complex="7pt" style:language-complex="en" style:country-complex="US" style:text-scale="100%"/>
    </style:style>
    <style:style style:name="CharStyle57" style:family="text" style:parent-style-name="CharStyle11">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58" style:family="text" style:parent-style-name="CharStyle14">
      <style:text-properties fo:color="#000000" style:text-position="0% 100%" fo:letter-spacing="0.0138in" fo:language="en" fo:country="US" style:language-asian="en" style:country-asian="US" style:language-complex="en" style:country-complex="US" style:text-scale="100%"/>
    </style:style>
    <style:style style:name="CharStyle59" style:family="text" style:parent-style-name="CharStyle16">
      <style:text-properties fo:color="#000000" style:text-position="0% 100%" fo:font-size="14pt" fo:letter-spacing="normal" fo:language="en" fo:country="US" fo:font-style="italic" style:font-size-asian="14pt" style:language-asian="en" style:country-asian="US" style:font-style-asian="italic" style:font-size-complex="14pt" style:language-complex="en" style:country-complex="US" style:font-style-complex="italic" style:text-scale="100%"/>
    </style:style>
    <style:style style:name="CharStyle60" style:family="text" style:parent-style-name="CharStyle16">
      <style:text-properties fo:color="#000000" style:text-position="0% 100%" fo:font-size="14pt" fo:letter-spacing="normal" fo:language="en" fo:country="US" style:font-size-asian="14pt" style:language-asian="en" style:country-asian="US" style:font-size-complex="14pt" style:language-complex="en" style:country-complex="US" style:text-scale="100%"/>
    </style:style>
    <style:style style:name="CharStyle61" style:family="text" style:parent-style-name="CharStyle46">
      <style:text-properties fo:color="#000000" style:text-position="0% 100%" style:font-name="Georgia" fo:font-family="Georgia" fo:font-size="6pt" fo:letter-spacing="normal" fo:language="en" fo:country="US" style:font-name-asian="Georgia" style:font-family-asian="Georgia" style:font-size-asian="6pt" style:language-asian="en" style:country-asian="US" style:font-name-complex="Georgia" style:font-family-complex="Georgia" style:font-size-complex="6pt" style:language-complex="en" style:country-complex="US" style:text-scale="100%"/>
    </style:style>
    <style:style style:name="CharStyle62" style:family="text" style:parent-style-name="CharStyle16">
      <style:text-properties fo:color="#000000" style:text-position="0% 100%" style:font-name="Sylfaen" fo:font-family="Sylfaen" fo:font-size="8pt" fo:letter-spacing="normal" fo:language="en" fo:country="US" fo:font-weight="normal" style:font-name-asian="Sylfaen" style:font-family-asian="Sylfaen" style:font-size-asian="8pt" style:language-asian="en" style:country-asian="US" style:font-weight-asian="normal" style:font-name-complex="Sylfaen" style:font-family-complex="Sylfaen" style:font-size-complex="8pt" style:language-complex="en" style:country-complex="US" style:font-weight-complex="normal" style:text-scale="100%"/>
    </style:style>
    <style:style style:name="CharStyle64" style:family="text" style:parent-style-name="DefaultFontStyle">
      <style:text-properties style:text-line-through-style="none" style:text-line-through-type="none" style:font-name="Georgia" fo:font-family="Georgia" fo:font-size="6pt" fo:font-style="normal" style:text-underline-style="none" fo:font-weight="normal" style:font-name-asian="Georgia" style:font-family-asian="Georgia" style:font-size-asian="6pt" style:font-style-asian="normal" style:font-weight-asian="normal" style:font-name-complex="Georgia" style:font-family-complex="Georgia" style:font-size-complex="6pt" style:font-style-complex="normal" style:font-weight-complex="normal"/>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01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71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28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465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65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99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98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02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65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866in" style:type="right"/>
        </style:tab-stops>
      </style:paragraph-properties>
    </style:style>
    <style:style style:name="M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835in" style:type="right"/>
        </style:tab-stops>
      </style:paragraph-properties>
    </style:style>
    <style:style style:name="M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65in" style:type="right"/>
        </style:tab-stops>
      </style:paragraph-properties>
    </style:style>
    <style:style style:name="M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98in" style:type="right"/>
        </style:tab-stops>
      </style:paragraph-properties>
    </style:style>
    <style:style style:name="M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M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34in" style:type="right"/>
        </style:tab-stops>
      </style:paragraph-properties>
    </style:style>
    <style:style style:name="MP1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MP2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35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201in" fo:margin-left="0in" fo:margin-right="0in" fo:margin-bottom="0in"/>
      </style:header-style>
      <style:footer-style>
        <style:header-footer-properties fo:min-height="3.5925in" fo:margin-left="0in" fo:margin-right="0in" fo:margin-top="3.5925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902in" fo:margin-left="0in" fo:margin-right="0in" fo:margin-bottom="0in"/>
      </style:header-style>
      <style:footer-style>
        <style:header-footer-properties fo:min-height="3.589in" fo:margin-left="0in" fo:margin-right="0in" fo:margin-top="3.589in"/>
      </style:footer-style>
    </style:page-layout>
    <style:page-layout style:name="Mpm4">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043in" fo:margin-left="0in" fo:margin-right="0in" fo:margin-bottom="0in"/>
      </style:header-style>
      <style:footer-style>
        <style:header-footer-properties fo:min-height="3.528in" fo:margin-left="0in" fo:margin-right="0in" fo:margin-top="3.528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2.1535in" svg:y="0.5472in" draw:z-index="0"><draw:text-box fo:min-height="0.1165in" fo:min-width="2.3701in"><text:p text:style-name="MP3"><text:page-number text:select-page="current">71</text:page-number><text:span text:style-name="CharStyle17"><text:tab/>S. LUKE 1</text:span></text:p></draw:text-box></draw:frame></text:p>
      </style:header>
      <style:header-left>
        <text:p text:style-name="MP1"><draw:frame draw:style-name="Mfr1" draw:name="1" text:anchor-type="paragraph" svg:x="2.1535in" svg:y="0.5472in" draw:z-index="64"><draw:text-box fo:min-height="0.1165in" fo:min-width="2.3701in"><text:p text:style-name="MP3"><text:page-number text:select-page="current">70</text:page-number><text:span text:style-name="CharStyle17"><text:tab/>S. LUKE 1</text:span></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2" text:anchor-type="paragraph" svg:x="3.872in" svg:y="0.561in" draw:z-index="65"><draw:text-box fo:min-height="0.1035in" fo:min-width="2.3571in"><text:p text:style-name="MP4"><text:span text:style-name="CharStyle17">S. LUKE 2<text:tab/></text:span><text:page-number text:select-page="current">75</text:page-number></text:p></draw:text-box></draw:frame></text:p>
      </style:header>
      <style:header-left>
        <text:p text:style-name="MP1"><draw:frame draw:style-name="Mfr1" draw:name="3" text:anchor-type="paragraph" svg:x="2.1555in" svg:y="0.5575in" draw:z-index="66"><draw:text-box fo:min-height="0.1071in" fo:min-width="2.3736in"><text:p text:style-name="MP5"><text:page-number text:select-page="current">72</text:page-number><text:span text:style-name="CharStyle17"><text:tab/>S. LUKE 2</text:span></text:p></draw:text-box></draw:frame></text:p>
      </style:header-left>
      <style:footer>
        <text:p text:style-name="MP2"/>
      </style:footer>
      <style:footer-left>
        <text:p text:style-name="MP2"/>
      </style:footer-left>
    </style:master-page>
    <style:master-page style:name="PageStyle3" style:page-layout-name="Mpm3">
      <style:header>
        <text:p text:style-name="MP1"><draw:frame draw:style-name="Mfr1" draw:name="4" text:anchor-type="paragraph" svg:x="3.889in" svg:y="0.5839in" draw:z-index="67"><draw:text-box fo:min-height="0.1in" fo:min-width="2.3701in"><text:p text:style-name="MP3"><text:span text:style-name="CharStyle17">S. LUKE 3<text:tab/></text:span><text:page-number text:select-page="current">73</text:page-number></text:p></draw:text-box></draw:frame></text:p>
      </style:header>
      <style:header-left>
        <text:p text:style-name="MP1"><draw:frame draw:style-name="Mfr1" draw:name="5" text:anchor-type="paragraph" svg:x="3.889in" svg:y="0.5839in" draw:z-index="0"><draw:text-box fo:min-height="0.1in" fo:min-width="2.3701in"><text:p text:style-name="MP3"><text:span text:style-name="CharStyle17">S. LUKE 3<text:tab/></text:span><text:page-number text:select-page="current">76</text:page-number></text:p></draw:text-box></draw:frame></text:p>
      </style:header-left>
      <style:footer>
        <text:p text:style-name="MP2"/>
      </style:footer>
      <style:footer-left>
        <text:p text:style-name="MP2"/>
      </style:footer-left>
    </style:master-page>
    <style:master-page style:name="PageStyle4" style:page-layout-name="Mpm3">
      <style:header>
        <text:p text:style-name="MP1"><draw:frame draw:style-name="Mfr1" draw:name="6" text:anchor-type="paragraph" svg:x="3.8866in" svg:y="0.5709in" draw:z-index="70"><draw:text-box fo:min-height="0.1071in" fo:min-width="2.3465in"><text:p text:style-name="MP6"><text:span text:style-name="CharStyle17">S. LUKE 4<text:tab/></text:span><text:page-number text:select-page="current">79</text:page-number></text:p></draw:text-box></draw:frame></text:p>
      </style:header>
      <style:header-left>
        <text:p text:style-name="MP1"><draw:frame draw:style-name="Mfr1" draw:name="7" text:anchor-type="paragraph" svg:x="2.1535in" svg:y="0.5472in" draw:z-index="69"><draw:text-box fo:min-height="0.1098in" fo:min-width="2.3701in"><text:p text:style-name="MP3"><text:page-number text:select-page="current">76</text:page-number><text:span text:style-name="CharStyle17"><text:tab/>S. LUKE 5</text:span></text:p></draw:text-box></draw:frame></text:p>
      </style:header-left>
      <style:footer>
        <text:p text:style-name="MP2"/>
      </style:footer>
      <style:footer-left>
        <text:p text:style-name="MP2"/>
      </style:footer-left>
    </style:master-page>
    <style:master-page style:name="PageStyle5" style:page-layout-name="Mpm3">
      <style:header>
        <text:p text:style-name="MP1"><draw:frame draw:style-name="Mfr1" draw:name="8" text:anchor-type="paragraph" svg:x="3.8854in" svg:y="0.5744in" draw:z-index="73"><draw:text-box fo:min-height="0.1035in" fo:min-width="2.3665in"><text:p text:style-name="MP7"><text:span text:style-name="CharStyle17">S. LUKE 5<text:tab/></text:span><text:page-number text:select-page="current">81</text:page-number></text:p></draw:text-box></draw:frame></text:p>
      </style:header>
      <style:header-left>
        <text:p text:style-name="MP1"><draw:frame draw:style-name="Mfr1" draw:name="9" text:anchor-type="paragraph" svg:x="3.8854in" svg:y="0.5744in" draw:z-index="12"><draw:text-box fo:min-height="0.1035in" fo:min-width="2.3665in"><text:p text:style-name="MP7"><text:span text:style-name="CharStyle17">S. LUKE 5<text:tab/></text:span><text:page-number text:select-page="current">80</text:page-number></text:p></draw:text-box></draw:frame></text:p>
      </style:header-left>
      <style:footer>
        <text:p text:style-name="MP2"/>
      </style:footer>
      <style:footer-left>
        <text:p text:style-name="MP2"/>
      </style:footer-left>
    </style:master-page>
    <style:master-page style:name="PageStyle6" style:page-layout-name="Mpm3">
      <style:header>
        <text:p text:style-name="MP1"><draw:frame draw:style-name="Mfr1" draw:name="10" text:anchor-type="paragraph" svg:x="2.1555in" svg:y="0.5508in" draw:z-index="0"><draw:text-box fo:min-height="0.1134in" fo:min-width="2.3736in"><text:p text:style-name="MP5"><text:page-number text:select-page="current">0</text:page-number><text:span text:style-name="CharStyle17"><text:tab/>S. LUKE 6</text:span></text:p></draw:text-box></draw:frame></text:p>
      </style:header>
      <style:footer>
        <text:p text:style-name="MP2"/>
      </style:footer>
    </style:master-page>
    <style:master-page style:name="PageStyle7" style:page-layout-name="Mpm3">
      <style:header>
        <text:p text:style-name="MP1"><draw:frame draw:style-name="Mfr1" draw:name="11" text:anchor-type="paragraph" svg:x="3.8807in" svg:y="0.5807in" draw:z-index="2"><draw:text-box fo:min-height="0.1in" fo:min-width="2.3465in"><text:p text:style-name="MP6"><text:span text:style-name="CharStyle17">S. LUKE 6<text:tab/></text:span><text:span text:style-name="CharStyle33">71</text:span></text:p></draw:text-box></draw:frame></text:p>
      </style:header>
      <style:footer>
        <text:p text:style-name="MP2"/>
      </style:footer>
    </style:master-page>
    <style:master-page style:name="PageStyle8" style:page-layout-name="Mpm3">
      <style:header>
        <text:p text:style-name="MP1"><draw:frame draw:style-name="Mfr1" draw:name="12" text:anchor-type="paragraph" svg:x="2.1484in" svg:y="0.5543in" draw:z-index="5"><draw:text-box fo:min-height="0.1098in" fo:min-width="2.3799in"><text:p text:style-name="MP8"><text:page-number text:select-page="current">0</text:page-number><text:span text:style-name="CharStyle17"><text:tab/>S. LUKE 7</text:span></text:p></draw:text-box></draw:frame></text:p>
      </style:header>
      <style:footer>
        <text:p text:style-name="MP2"/>
      </style:footer>
    </style:master-page>
    <style:master-page style:name="PageStyle9" style:page-layout-name="Mpm3">
      <style:header>
        <text:p text:style-name="MP1"><draw:frame draw:style-name="Mfr1" draw:name="13" text:anchor-type="paragraph" svg:x="3.8937in" svg:y="0.5744in" draw:z-index="7"><draw:text-box fo:min-height="0.1in" fo:min-width="2.3598in"><text:p text:style-name="MP9"><text:span text:style-name="CharStyle17">S. LUKE 7<text:tab/></text:span><text:page-number text:select-page="current">0</text:page-number></text:p></draw:text-box></draw:frame></text:p>
      </style:header>
      <style:header-left>
        <text:p text:style-name="MP1"><draw:frame draw:style-name="Mfr1" draw:name="14" text:anchor-type="paragraph" svg:x="3.8937in" svg:y="0.5744in" draw:z-index="8"><draw:text-box fo:min-height="0.1in" fo:min-width="2.3598in"><text:p text:style-name="MP9"><text:span text:style-name="CharStyle17">S. LUKE 7<text:tab/></text:span><text:page-number text:select-page="current">0</text:page-number></text:p></draw:text-box></draw:frame></text:p>
      </style:header-left>
      <style:footer>
        <text:p text:style-name="MP2"/>
      </style:footer>
      <style:footer-left>
        <text:p text:style-name="MP2"/>
      </style:footer-left>
    </style:master-page>
    <style:master-page style:name="PageStyle10" style:page-layout-name="Mpm3">
      <style:header>
        <text:p text:style-name="MP1"><draw:frame draw:style-name="Mfr1" draw:name="15" text:anchor-type="paragraph" svg:x="3.8866in" svg:y="0.578in" draw:z-index="9"><draw:text-box fo:min-height="0.1035in" fo:min-width="2.3571in"><text:p text:style-name="MP4"><text:span text:style-name="CharStyle17">S. LUKE 8<text:tab/></text:span><text:page-number text:select-page="current">0</text:page-number></text:p></draw:text-box></draw:frame></text:p>
      </style:header>
      <style:header-left>
        <text:p text:style-name="MP1"><draw:frame draw:style-name="Mfr1" draw:name="16" text:anchor-type="paragraph" svg:x="2.15in" svg:y="0.5472in" draw:z-index="10"><draw:text-box fo:min-height="0.1165in" fo:min-width="2.3902in"><text:p text:style-name="MP10"><text:page-number text:select-page="current">0</text:page-number><text:span text:style-name="CharStyle17"><text:tab/>S. LUKE 8</text:span></text:p></draw:text-box></draw:frame></text:p>
      </style:header-left>
      <style:footer>
        <text:p text:style-name="MP2"/>
      </style:footer>
      <style:footer-left>
        <text:p text:style-name="MP2"/>
      </style:footer-left>
    </style:master-page>
    <style:master-page style:name="PageStyle11" style:page-layout-name="Mpm3">
      <style:header>
        <text:p text:style-name="MP1"><draw:frame draw:style-name="Mfr1" draw:name="17" text:anchor-type="paragraph" svg:x="2.1484in" svg:y="0.5472in" draw:z-index="0"><draw:text-box fo:min-height="0.1165in" fo:min-width="2.3965in"><text:p text:style-name="MP11"><text:page-number text:select-page="current">0</text:page-number><text:span text:style-name="CharStyle35"><text:tab/>S. LUKE 8</text:span></text:p></draw:text-box></draw:frame></text:p>
      </style:header>
      <style:header-left>
        <text:p text:style-name="MP1"><draw:frame draw:style-name="Mfr1" draw:name="18" text:anchor-type="paragraph" svg:x="2.1484in" svg:y="0.5472in" draw:z-index="14"><draw:text-box fo:min-height="0.1165in" fo:min-width="2.3965in"><text:p text:style-name="MP11"><text:page-number text:select-page="current">0</text:page-number><text:span text:style-name="CharStyle35"><text:tab/>S. LUKE 8</text:span></text:p></draw:text-box></draw:frame></text:p>
      </style:header-left>
      <style:footer>
        <text:p text:style-name="MP2"/>
      </style:footer>
      <style:footer-left>
        <text:p text:style-name="MP2"/>
      </style:footer-left>
    </style:master-page>
    <style:master-page style:name="PageStyle12" style:page-layout-name="Mpm3">
      <style:header>
        <text:p text:style-name="MP1"><draw:frame draw:style-name="Mfr1" draw:name="19" text:anchor-type="paragraph" svg:x="3.8902in" svg:y="0.5744in" draw:z-index="15"><draw:text-box fo:min-height="0.1071in" fo:min-width="2.3598in"><text:p text:style-name="MP9"><text:span text:style-name="CharStyle17">S. LUKE 9<text:tab/></text:span><text:page-number text:select-page="current">0</text:page-number></text:p></draw:text-box></draw:frame></text:p>
      </style:header>
      <style:header-left>
        <text:p text:style-name="MP1"><draw:frame draw:style-name="Mfr1" draw:name="20" text:anchor-type="paragraph" svg:x="2.1453in" svg:y="0.5508in" draw:z-index="16"><draw:text-box fo:min-height="0.1134in" fo:min-width="2.3866in"><text:p text:style-name="MP12"><text:page-number text:select-page="current">0</text:page-number><text:span text:style-name="CharStyle17"><text:tab/>&amp; LUKE 9</text:span></text:p></draw:text-box></draw:frame></text:p>
      </style:header-left>
      <style:footer>
        <text:p text:style-name="MP2"/>
      </style:footer>
      <style:footer-left>
        <text:p text:style-name="MP2"/>
      </style:footer-left>
    </style:master-page>
    <style:master-page style:name="PageStyle13" style:page-layout-name="Mpm3">
      <style:header>
        <text:p text:style-name="MP1"><draw:frame draw:style-name="Mfr1" draw:name="21" text:anchor-type="paragraph" svg:x="3.8484in" svg:y="0.5909in" draw:z-index="17"><draw:text-box fo:min-height="0.1in" fo:min-width="2.3835in"><text:p text:style-name="MP13"><text:span text:style-name="CharStyle17">S. LUKE 10<text:tab/></text:span><text:page-number text:select-page="current">0</text:page-number></text:p></draw:text-box></draw:frame></text:p>
      </style:header>
      <style:header-left>
        <text:p text:style-name="MP1"><draw:frame draw:style-name="Mfr1" draw:name="22" text:anchor-type="paragraph" svg:x="3.8484in" svg:y="0.5909in" draw:z-index="0"><draw:text-box fo:min-height="0.1in" fo:min-width="2.3835in"><text:p text:style-name="MP13"><text:span text:style-name="CharStyle17">S. LUKE 10<text:tab/></text:span><text:page-number text:select-page="current">0</text:page-number></text:p></draw:text-box></draw:frame></text:p>
      </style:header-left>
      <style:footer>
        <text:p text:style-name="MP2"/>
      </style:footer>
      <style:footer-left>
        <text:p text:style-name="MP2"/>
      </style:footer-left>
    </style:master-page>
    <style:master-page style:name="PageStyle14" style:page-layout-name="Mpm3">
      <style:header>
        <text:p text:style-name="MP1"><draw:frame draw:style-name="Mfr1" draw:name="23" text:anchor-type="paragraph" svg:x="3.852in" svg:y="0.5744in" draw:z-index="18"><draw:text-box fo:min-height="0.1071in" fo:min-width="2.3965in"><text:p text:style-name="MP11"><text:span text:style-name="CharStyle17">S. LUKE 11<text:tab/></text:span><text:page-number text:select-page="current">0</text:page-number></text:p></draw:text-box></draw:frame></text:p>
      </style:header>
      <style:header-left>
        <text:p text:style-name="MP1"><draw:frame draw:style-name="Mfr1" draw:name="24" text:anchor-type="paragraph" svg:x="2.1535in" svg:y="0.5575in" draw:z-index="19"><draw:text-box fo:min-height="0.1071in" fo:min-width="2.4165in"><text:p text:style-name="MP14"><text:page-number text:select-page="current">0</text:page-number><text:span text:style-name="CharStyle17"><text:tab/>S. LUKE 10</text:span></text:p></draw:text-box></draw:frame></text:p>
      </style:header-left>
      <style:footer>
        <text:p text:style-name="MP2"/>
      </style:footer>
      <style:footer-left>
        <text:p text:style-name="MP2"/>
      </style:footer-left>
    </style:master-page>
    <style:master-page style:name="PageStyle15" style:page-layout-name="Mpm3">
      <style:header>
        <text:p text:style-name="MP1"><draw:frame draw:style-name="Mfr1" draw:name="25" text:anchor-type="paragraph" svg:x="2.1252in" svg:y="0.5409in" draw:z-index="20"><draw:text-box fo:min-height="0.1236in" fo:min-width="2.4098in"><text:p text:style-name="MP15"><text:page-number text:select-page="current">0</text:page-number><text:span text:style-name="CharStyle17"><text:tab/>S. LUKE 11</text:span></text:p></draw:text-box></draw:frame></text:p>
      </style:header>
      <style:header-left>
        <text:p text:style-name="MP1"><draw:frame draw:style-name="Mfr1" draw:name="26" text:anchor-type="paragraph" svg:x="2.1252in" svg:y="0.5409in" draw:z-index="21"><draw:text-box fo:min-height="0.1236in" fo:min-width="2.4098in"><text:p text:style-name="MP15"><text:page-number text:select-page="current">0</text:page-number><text:span text:style-name="CharStyle17"><text:tab/>S. LUKE 11</text:span></text:p></draw:text-box></draw:frame></text:p>
      </style:header-left>
      <style:footer>
        <text:p text:style-name="MP2"/>
      </style:footer>
      <style:footer-left>
        <text:p text:style-name="MP2"/>
      </style:footer-left>
    </style:master-page>
    <style:master-page style:name="PageStyle16" style:page-layout-name="Mpm3">
      <style:header>
        <text:p text:style-name="MP1"><draw:frame draw:style-name="Mfr1" draw:name="27" text:anchor-type="paragraph" svg:x="3.8307in" svg:y="0.5807in" draw:z-index="22"><draw:text-box fo:min-height="0.1071in" fo:min-width="2.3866in"><text:p text:style-name="MP12"><text:span text:style-name="CharStyle17">S. LUKE 12<text:tab/></text:span><text:page-number text:select-page="current">0</text:page-number></text:p></draw:text-box></draw:frame></text:p>
      </style:header>
      <style:header-left>
        <text:p text:style-name="MP1"><draw:frame draw:style-name="Mfr1" draw:name="28" text:anchor-type="paragraph" svg:x="2.1189in" svg:y="0.5508in" draw:z-index="24"><draw:text-box fo:min-height="0.1134in" fo:min-width="2.4165in"><text:p text:style-name="MP14"><text:page-number text:select-page="current">0</text:page-number><text:span text:style-name="CharStyle17"><text:tab/>S. LUKE 12</text:span></text:p></draw:text-box></draw:frame></text:p>
      </style:header-left>
      <style:footer>
        <text:p text:style-name="MP2"/>
      </style:footer>
      <style:footer-left>
        <text:p text:style-name="MP2"/>
      </style:footer-left>
    </style:master-page>
    <style:master-page style:name="PageStyle17" style:page-layout-name="Mpm3">
      <style:header>
        <text:p text:style-name="MP1"><draw:frame draw:style-name="Mfr1" draw:name="29" text:anchor-type="paragraph" svg:x="3.8917in" svg:y="0.5744in" draw:z-index="26"><draw:text-box fo:min-height="0.1201in" fo:min-width="2.3598in"><text:p text:style-name="MP9"><text:span text:style-name="CharStyle17">S. LUKE 12<text:tab/></text:span><text:page-number text:select-page="current">0</text:page-number></text:p></draw:text-box></draw:frame></text:p>
      </style:header>
      <style:header-left>
        <text:p text:style-name="MP1"><draw:frame draw:style-name="Mfr1" draw:name="30" text:anchor-type="paragraph" svg:x="3.8917in" svg:y="0.5744in" draw:z-index="27"><draw:text-box fo:min-height="0.1201in" fo:min-width="2.3598in"><text:p text:style-name="MP9"><text:span text:style-name="CharStyle17">S. LUKE 12<text:tab/></text:span><text:page-number text:select-page="current">0</text:page-number></text:p></draw:text-box></draw:frame></text:p>
      </style:header-left>
      <style:footer>
        <text:p text:style-name="MP2"/>
      </style:footer>
      <style:footer-left>
        <text:p text:style-name="MP2"/>
      </style:footer-left>
    </style:master-page>
    <style:master-page style:name="PageStyle18" style:page-layout-name="Mpm3">
      <style:header>
        <text:p text:style-name="MP1"><draw:frame draw:style-name="Mfr1" draw:name="31" text:anchor-type="paragraph" svg:x="3.8783in" svg:y="0.5874in" draw:z-index="28"><draw:text-box fo:min-height="0.1071in" fo:min-width="2.3835in"><text:p text:style-name="MP13"><text:span text:style-name="CharStyle17">S. LUKE 14<text:tab/></text:span><text:page-number text:select-page="current">0</text:page-number></text:p></draw:text-box></draw:frame></text:p>
      </style:header>
      <style:header-left>
        <text:p text:style-name="MP1"><draw:frame draw:style-name="Mfr1" draw:name="32" text:anchor-type="paragraph" svg:x="2.1437in" svg:y="0.5409in" draw:z-index="29"><draw:text-box fo:min-height="0.1236in" fo:min-width="2.4071in"><text:p text:style-name="MP16"><text:page-number text:select-page="current">0</text:page-number><text:span text:style-name="CharStyle17"><text:tab/>S. LUKE 13</text:span></text:p></draw:text-box></draw:frame></text:p>
      </style:header-left>
      <style:footer>
        <text:p text:style-name="MP2"/>
      </style:footer>
      <style:footer-left>
        <text:p text:style-name="MP2"/>
      </style:footer-left>
    </style:master-page>
    <style:master-page style:name="PageStyle19" style:page-layout-name="Mpm3">
      <style:header>
        <text:p text:style-name="MP1"><draw:frame draw:style-name="Mfr1" draw:name="33" text:anchor-type="paragraph" svg:x="3.7984in" svg:y="0.5543in" draw:z-index="31"><draw:text-box fo:min-height="0.1098in" fo:min-width="0.7366in"><text:p text:style-name="MP17"><text:span text:style-name="CharStyle17">S. LUKE 14</text:span></text:p></draw:text-box></draw:frame></text:p>
      </style:header>
      <style:footer>
        <text:p text:style-name="MP2"/>
      </style:footer>
    </style:master-page>
    <style:master-page style:name="PageStyle20" style:page-layout-name="Mpm3">
      <style:header>
        <text:p text:style-name="MP1"><draw:frame draw:style-name="Mfr1" draw:name="34" text:anchor-type="paragraph" svg:x="3.852in" svg:y="0.5807in" draw:z-index="33"><draw:text-box fo:min-height="0.1035in" fo:min-width="2.3902in"><text:p text:style-name="MP10"><text:span text:style-name="CharStyle17">S. LUKE 17<text:tab/></text:span><text:page-number text:select-page="current">0</text:page-number></text:p></draw:text-box></draw:frame></text:p>
      </style:header>
      <style:header-left>
        <text:p text:style-name="MP1"><draw:frame draw:style-name="Mfr1" draw:name="35" text:anchor-type="paragraph" svg:x="2.1319in" svg:y="0.5508in" draw:z-index="35"><draw:text-box fo:min-height="0.1134in" fo:min-width="2.4134in"><text:p text:style-name="MP18"><text:page-number text:select-page="current">0</text:page-number><text:span text:style-name="CharStyle17"><text:tab/>S. LUKE 16</text:span></text:p></draw:text-box></draw:frame></text:p>
      </style:header-left>
      <style:footer>
        <text:p text:style-name="MP2"/>
      </style:footer>
      <style:footer-left>
        <text:p text:style-name="MP2"/>
      </style:footer-left>
    </style:master-page>
    <style:master-page style:name="PageStyle21" style:page-layout-name="Mpm3">
      <style:header>
        <text:p text:style-name="MP1"><draw:frame draw:style-name="Mfr1" draw:name="36" text:anchor-type="paragraph" svg:x="3.8472in" svg:y="0.5575in" draw:z-index="37"><draw:text-box fo:min-height="0.1071in" fo:min-width="2.3799in"><text:p text:style-name="MP8"><text:span text:style-name="CharStyle16">S. LUKE 18<text:tab/></text:span><text:page-number text:select-page="current">0</text:page-number></text:p></draw:text-box></draw:frame></text:p>
      </style:header>
      <style:header-left>
        <text:p text:style-name="MP1"><draw:frame draw:style-name="Mfr1" draw:name="37" text:anchor-type="paragraph" svg:x="2.1571in" svg:y="0.5472in" draw:z-index="39"><draw:text-box fo:min-height="0.1134in" fo:min-width="2.4in"><text:p text:style-name="MP19"><text:page-number text:select-page="current">0</text:page-number><text:span text:style-name="CharStyle35"><text:tab/></text:span><text:span text:style-name="CharStyle17">S. LUKE 17</text:span></text:p></draw:text-box></draw:frame></text:p>
      </style:header-left>
      <style:footer>
        <text:p text:style-name="MP2"/>
      </style:footer>
      <style:footer-left>
        <text:p text:style-name="MP2"/>
      </style:footer-left>
    </style:master-page>
    <style:master-page style:name="PageStyle22" style:page-layout-name="Mpm3">
      <style:header>
        <text:p text:style-name="MP1"><draw:frame draw:style-name="Mfr1" draw:name="38" text:anchor-type="paragraph" svg:x="3.8583in" svg:y="0.5909in" draw:z-index="41"><draw:text-box fo:min-height="0.1035in" fo:min-width="2.3902in"><text:p text:style-name="MP10"><text:span text:style-name="CharStyle16">S. LUKE 21<text:tab/></text:span><text:page-number text:select-page="current">0</text:page-number></text:p></draw:text-box></draw:frame></text:p>
      </style:header>
      <style:header-left>
        <text:p text:style-name="MP1"><draw:frame draw:style-name="Mfr1" draw:name="39" text:anchor-type="paragraph" svg:x="2.139in" svg:y="0.5472in" draw:z-index="44"><draw:text-box fo:min-height="0.1165in" fo:min-width="2.4098in"><text:p text:style-name="MP15"><text:page-number text:select-page="current">0</text:page-number><text:span text:style-name="CharStyle16"><text:tab/>S. LUKE 22</text:span></text:p></draw:text-box></draw:frame></text:p>
      </style:header-left>
      <style:footer>
        <text:p text:style-name="MP2"/>
      </style:footer>
      <style:footer-left>
        <text:p text:style-name="MP2"/>
      </style:footer-left>
    </style:master-page>
    <style:master-page style:name="PageStyle23" style:page-layout-name="Mpm3">
      <style:header>
        <text:p text:style-name="MP1"><draw:frame draw:style-name="Mfr1" draw:name="40" text:anchor-type="paragraph" svg:x="3.8402in" svg:y="0.5709in" draw:z-index="47"><draw:text-box fo:min-height="0.1264in" fo:min-width="2.4in"><text:p text:style-name="MP19"><text:span text:style-name="CharStyle59">S. LUKE 22<text:tab/></text:span><text:page-number text:select-page="current">0</text:page-number></text:p></draw:text-box></draw:frame></text:p>
      </style:header>
      <style:header-left>
        <text:p text:style-name="MP1"><draw:frame draw:style-name="Mfr1" draw:name="41" text:anchor-type="paragraph" svg:x="3.8402in" svg:y="0.5709in" draw:z-index="48"><draw:text-box fo:min-height="0.1264in" fo:min-width="2.4in"><text:p text:style-name="MP19"><text:span text:style-name="CharStyle59">S. LUKE 22<text:tab/></text:span><text:page-number text:select-page="current">0</text:page-number></text:p></draw:text-box></draw:frame></text:p>
      </style:header-left>
      <style:footer>
        <text:p text:style-name="MP2"/>
      </style:footer>
      <style:footer-left>
        <text:p text:style-name="MP2"/>
      </style:footer-left>
    </style:master-page>
    <style:master-page style:name="PageStyle24" style:page-layout-name="Mpm3">
      <style:header>
        <text:p text:style-name="MP1"><draw:frame draw:style-name="Mfr1" draw:name="42" text:anchor-type="paragraph" svg:x="5.3075in" svg:y="0.5819in" draw:z-index="0"><draw:text-box fo:min-height="0.1in" fo:min-width="0.1835in"><text:p text:style-name="MP17"><text:page-number text:select-page="current">0</text:page-number></text:p></draw:text-box></draw:frame><draw:frame draw:style-name="Mfr1" draw:name="43" text:anchor-type="paragraph" svg:x="3.098in" svg:y="0.6457in" draw:z-index="0"><draw:text-box fo:min-height="0.1071in" fo:min-width="0.7299in"><text:p text:style-name="MP17"><text:span text:style-name="CharStyle16">S. </text:span><text:span text:style-name="CharStyle60">LUKE 83</text:span></text:p></draw:text-box></draw:frame></text:p>
      </style:header>
      <style:header-left>
        <text:p text:style-name="MP1"><draw:frame draw:style-name="Mfr1" draw:name="44" text:anchor-type="paragraph" svg:x="2.1583in" svg:y="0.561in" draw:z-index="49"><draw:text-box fo:min-height="0.1035in" fo:min-width="2.4071in"><text:p text:style-name="MP16"><text:page-number text:select-page="current">0</text:page-number><text:span text:style-name="CharStyle16"><text:tab/>S. LUKE 22</text:span></text:p></draw:text-box></draw:frame></text:p>
      </style:header-left>
      <style:footer>
        <text:p text:style-name="MP2"/>
      </style:footer>
      <style:footer-left>
        <text:p text:style-name="MP2"/>
      </style:footer-left>
    </style:master-page>
    <style:master-page style:name="PageStyle25" style:page-layout-name="Mpm4">
      <style:header>
        <text:p text:style-name="MP1"><draw:frame draw:style-name="Mfr1" draw:name="45" text:anchor-type="paragraph" svg:x="5.3075in" svg:y="0.5819in" draw:z-index="50"><draw:text-box fo:min-height="0.1in" fo:min-width="0.1835in"><text:p text:style-name="MP17"><text:page-number text:select-page="current">0</text:page-number></text:p></draw:text-box></draw:frame><draw:frame draw:style-name="Mfr1" draw:name="46" text:anchor-type="paragraph" svg:x="3.098in" svg:y="0.6457in" draw:z-index="51"><draw:text-box fo:min-height="0.1071in" fo:min-width="0.7299in"><text:p text:style-name="MP17"><text:span text:style-name="CharStyle16">S. </text:span><text:span text:style-name="CharStyle60">LUKE 83</text:span></text:p></draw:text-box></draw:frame></text:p>
      </style:header>
      <style:header-left>
        <text:p text:style-name="MP1"><draw:frame draw:style-name="Mfr1" draw:name="47" text:anchor-type="paragraph" svg:x="2.1583in" svg:y="0.561in" draw:z-index="0"><draw:text-box fo:min-height="0.1035in" fo:min-width="2.4071in"><text:p text:style-name="MP16"><text:page-number text:select-page="current">0</text:page-number><text:span text:style-name="CharStyle16"><text:tab/>S. LUKE 22</text:span></text:p></draw:text-box></draw:frame></text:p>
      </style:header-left>
      <style:footer>
        <text:p text:style-name="MP2"/>
      </style:footer>
      <style:footer-left>
        <text:p text:style-name="MP2"/>
      </style:footer-left>
    </style:master-page>
    <style:master-page style:name="PageStyle26" style:page-layout-name="Mpm4">
      <style:header>
        <text:p text:style-name="MP1"><draw:frame draw:style-name="Mfr1" draw:name="48" text:anchor-type="paragraph" svg:x="1.428in" svg:y="0.6283in" draw:z-index="52"><draw:text-box fo:min-height="0.1035in" fo:min-width="2.4071in"><text:p text:style-name="MP16"><text:page-number text:select-page="current">0</text:page-number><text:span text:style-name="CharStyle62"><text:tab/></text:span><text:span text:style-name="CharStyle16">S. LUKE 23</text:span></text:p></draw:text-box></draw:frame></text:p>
      </style:header>
      <style:header-left>
        <text:p text:style-name="MP1"><draw:frame draw:style-name="Mfr1" draw:name="49" text:anchor-type="paragraph" svg:x="1.428in" svg:y="0.6283in" draw:z-index="53"><draw:text-box fo:min-height="0.1035in" fo:min-width="2.4071in"><text:p text:style-name="MP16"><text:page-number text:select-page="current">0</text:page-number><text:span text:style-name="CharStyle62"><text:tab/></text:span><text:span text:style-name="CharStyle16">S. LUKE 23</text:span></text:p></draw:text-box></draw:frame></text:p>
      </style:header-left>
      <style:footer>
        <text:p text:style-name="MP2"/>
      </style:footer>
      <style:footer-left>
        <text:p text:style-name="MP2"/>
      </style:footer-left>
    </style:master-page>
    <style:master-page style:name="PageStyle27" style:page-layout-name="Mpm4">
      <style:header>
        <text:p text:style-name="MP1"><draw:frame draw:style-name="Mfr1" draw:name="50" text:anchor-type="paragraph" svg:x="3.098in" svg:y="0.6252in" draw:z-index="54"><draw:text-box fo:min-height="0.1071in" fo:min-width="2.3835in"><text:p text:style-name="MP13"><text:span text:style-name="CharStyle16">S. LUKE 24<text:tab/></text:span><text:page-number text:select-page="current">0</text:page-number></text:p></draw:text-box></draw:frame></text:p>
      </style:header>
      <style:header-left>
        <text:p text:style-name="MP1"><draw:frame draw:style-name="Mfr1" draw:name="51" text:anchor-type="paragraph" svg:x="1.4327in" svg:y="0.6252in" draw:z-index="55"><draw:text-box fo:min-height="0.1071in" fo:min-width="2.4035in"><text:p text:style-name="MP20"><text:page-number text:select-page="current">0</text:page-number><text:span text:style-name="CharStyle51"><text:tab/></text:span><text:span text:style-name="CharStyle16">S. LUKE 24</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8" meta:object-count="0" meta:page-count="78" meta:paragraph-count="1089" meta:word-count="25703" meta:character-count="128486" meta:non-whitespace-character-count="103902"/>
    <meta:generator>LibreOffice/4.4.5.2$Windows_x86 LibreOffice_project/a22f674fd25a3b6f45bdebf25400ed2adff0ff99</meta:generator>
  </office:meta>
</office:document-meta>
</file>